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/>
    <style:font-face style:name="FreeSerif" svg:font-family="FreeSerif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9090"/>
    </style:style>
    <style:style style:name="gr2" style:family="graphic" style:parent-style-name="standard">
      <style:graphic-properties draw:stroke="none" draw:fill="solid" draw:fill-color="#90ff9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579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5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89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64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81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25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68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20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79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14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03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672cm" fo:padding-top="0cm" fo:padding-bottom="0cm" fo:padding-left="0cm" fo:padding-right="0cm"/>
    </style:style>
    <style:style style:name="gr15" style:family="graphic" style:parent-style-name="standard">
      <style:graphic-properties draw:stroke="solid" svg:stroke-color="#000000" draw:fill="solid" draw:fill-color="#ff9090"/>
    </style:style>
    <style:style style:name="gr16" style:family="graphic" style:parent-style-name="standard">
      <style:graphic-properties draw:stroke="solid" svg:stroke-color="#000000" draw:fill="solid" draw:fill-color="#90ff90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99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32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0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376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10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846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19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2.187cm" fo:min-width="10.95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674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269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034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736cm" fo:padding-top="0cm" fo:padding-bottom="0cm" fo:padding-left="0cm" fo:padding-right="0cm"/>
    </style:style>
    <style:style style:name="gr29" style:family="graphic" style:parent-style-name="standard">
      <style:graphic-properties draw:stroke="solid" svg:stroke-color="#000000" draw:fill="none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94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246cm" fo:padding-top="0cm" fo:padding-bottom="0cm" fo:padding-left="0cm" fo:padding-right="0cm"/>
    </style:style>
    <style:style style:name="gr32" style:family="graphic" style:parent-style-name="standard">
      <style:graphic-properties draw:stroke="solid" svg:stroke-width="0.008cm" svg:stroke-color="#000000" draw:fill="none" fo:padding-top="0.004cm" fo:padding-bottom="0.004cm" fo:padding-left="0.004cm" fo:padding-right="0.004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1.16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829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406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44cm" fo:min-width="0.46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551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1.062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1.511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742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1.29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467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405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521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895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655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1.361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838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343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44cm" fo:min-width="0.929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1.536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3.071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468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3.071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929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946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1.128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342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1.39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768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1.763cm" fo:min-width="2.993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34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564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993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877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438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909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924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0.349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517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248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159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308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595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454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097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183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313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129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05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065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021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003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031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066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505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925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23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83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086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511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928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175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948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441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766cm" fo:padding-top="0cm" fo:padding-bottom="0cm" fo:padding-left="0cm" fo:padding-right="0cm"/>
    </style:style>
    <style:style style:name="gr97" style:family="graphic" style:parent-style-name="standard">
      <style:graphic-properties draw:stroke="none" draw:fill="solid" draw:fill-color="#ddffdd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817cm" fo:padding-top="0cm" fo:padding-bottom="0cm" fo:padding-left="0cm" fo:padding-right="0cm"/>
    </style:style>
    <style:style style:name="gr99" style:family="graphic" style:parent-style-name="standard">
      <style:graphic-properties draw:stroke="solid" svg:stroke-color="#000000" draw:fill="solid" draw:fill-color="#ddffdd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1.975cm" fo:min-width="2.993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66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791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146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254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915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45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683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802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501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12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128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783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font-name="FreeSerif" fo:font-size="8pt" fo:font-weight="bold" style:font-size-asian="8pt" style:font-name-complex="FreeSerif" style:font-size-complex="8pt" style:font-weight-complex="bold"/>
    </style:style>
    <style:style style:name="T2" style:family="text">
      <style:text-properties fo:color="#000000" style:font-name="FreeSerif" fo:font-size="8pt" style:font-size-asian="8pt" style:font-name-complex="FreeSerif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layer="layout" svg:width="1.573cm" svg:height="0.775cm" svg:x="3.32cm" svg:y="2.058cm" svg:viewBox="0 0 1574 776" draw:points="0,0 1574,0 1574,776 0,776">
          <text:p/>
        </draw:polygon>
        <draw:polygon draw:style-name="gr2" draw:layer="layout" svg:width="1.495cm" svg:height="0.775cm" svg:x="4.894cm" svg:y="2.058cm" svg:viewBox="0 0 1496 776" draw:points="0,0 1496,0 1496,776 0,776">
          <text:p/>
        </draw:polygon>
        <draw:polygon draw:style-name="gr2" draw:layer="layout" svg:width="1.492cm" svg:height="0.775cm" svg:x="6.39cm" svg:y="2.058cm" svg:viewBox="0 0 1493 776" draw:points="0,0 1493,0 1493,776 0,776">
          <text:p/>
        </draw:polygon>
        <draw:polygon draw:style-name="gr1" draw:layer="layout" svg:width="1.575cm" svg:height="0.775cm" svg:x="7.883cm" svg:y="2.058cm" svg:viewBox="0 0 1576 776" draw:points="0,0 1576,0 1576,776 0,776">
          <text:p/>
        </draw:polygon>
        <draw:polygon draw:style-name="gr1" draw:layer="layout" svg:width="1.755cm" svg:height="0.775cm" svg:x="9.459cm" svg:y="2.058cm" svg:viewBox="0 0 1756 776" draw:points="0,0 1756,0 1756,776 0,776">
          <text:p/>
        </draw:polygon>
        <draw:polygon draw:style-name="gr2" draw:layer="layout" svg:width="1.543cm" svg:height="0.775cm" svg:x="11.215cm" svg:y="2.058cm" svg:viewBox="0 0 1544 776" draw:points="0,0 1544,0 1544,776 0,776">
          <text:p/>
        </draw:polygon>
        <draw:polygon draw:style-name="gr2" draw:layer="layout" svg:width="1.149cm" svg:height="0.775cm" svg:x="12.759cm" svg:y="2.058cm" svg:viewBox="0 0 1150 776" draw:points="0,0 1150,0 1150,776 0,776">
          <text:p/>
        </draw:polygon>
        <draw:polygon draw:style-name="gr2" draw:layer="layout" svg:width="1.464cm" svg:height="0.775cm" svg:x="13.909cm" svg:y="2.058cm" svg:viewBox="0 0 1465 776" draw:points="0,0 1465,0 1465,776 0,776">
          <text:p/>
        </draw:polygon>
        <draw:polygon draw:style-name="gr2" draw:layer="layout" svg:width="1.744cm" svg:height="0.775cm" svg:x="15.374cm" svg:y="2.058cm" svg:viewBox="0 0 1745 776" draw:points="0,0 1745,0 1745,776 0,776">
          <text:p/>
        </draw:polygon>
        <draw:polygon draw:style-name="gr2" draw:layer="layout" svg:width="1.573cm" svg:height="0.959cm" svg:x="3.32cm" svg:y="2.834cm" svg:viewBox="0 0 1574 960" draw:points="0,0 1574,0 1574,960 0,960">
          <text:p/>
        </draw:polygon>
        <draw:polygon draw:style-name="gr2" draw:layer="layout" svg:width="1.495cm" svg:height="0.959cm" svg:x="4.894cm" svg:y="2.834cm" svg:viewBox="0 0 1496 960" draw:points="0,0 1496,0 1496,960 0,960">
          <text:p/>
        </draw:polygon>
        <draw:polygon draw:style-name="gr2" draw:layer="layout" svg:width="1.492cm" svg:height="0.959cm" svg:x="6.39cm" svg:y="2.834cm" svg:viewBox="0 0 1493 960" draw:points="0,0 1493,0 1493,960 0,960">
          <text:p/>
        </draw:polygon>
        <draw:polygon draw:style-name="gr2" draw:layer="layout" svg:width="1.575cm" svg:height="0.959cm" svg:x="7.883cm" svg:y="2.834cm" svg:viewBox="0 0 1576 960" draw:points="0,0 1576,0 1576,960 0,960">
          <text:p/>
        </draw:polygon>
        <draw:polygon draw:style-name="gr2" draw:layer="layout" svg:width="1.543cm" svg:height="0.769cm" svg:x="11.215cm" svg:y="3.786cm" svg:viewBox="0 0 1544 770" draw:points="0,0 1544,0 1544,770 0,770">
          <text:p/>
        </draw:polygon>
        <draw:polygon draw:style-name="gr2" draw:layer="layout" svg:width="1.149cm" svg:height="0.769cm" svg:x="12.759cm" svg:y="3.786cm" svg:viewBox="0 0 1150 770" draw:points="0,0 1150,0 1150,770 0,770">
          <text:p/>
        </draw:polygon>
        <draw:polygon draw:style-name="gr2" draw:layer="layout" svg:width="1.464cm" svg:height="0.769cm" svg:x="13.909cm" svg:y="3.786cm" svg:viewBox="0 0 1465 770" draw:points="0,0 1465,0 1465,770 0,770">
          <text:p/>
        </draw:polygon>
        <draw:polygon draw:style-name="gr2" draw:layer="layout" svg:width="1.744cm" svg:height="0.769cm" svg:x="15.374cm" svg:y="3.786cm" svg:viewBox="0 0 1745 770" draw:points="0,0 1745,0 1745,770 0,770">
          <text:p/>
        </draw:polygon>
        <draw:polygon draw:style-name="gr1" draw:layer="layout" svg:width="1.573cm" svg:height="1.167cm" svg:x="3.32cm" svg:y="4.531cm" svg:viewBox="0 0 1574 1168" draw:points="0,0 1574,0 1574,1168 0,1168">
          <text:p/>
        </draw:polygon>
        <draw:polygon draw:style-name="gr2" draw:layer="layout" svg:width="1.495cm" svg:height="1.167cm" svg:x="4.894cm" svg:y="4.531cm" svg:viewBox="0 0 1496 1168" draw:points="0,0 1496,0 1496,1168 0,1168">
          <text:p/>
        </draw:polygon>
        <draw:polygon draw:style-name="gr2" draw:layer="layout" svg:width="1.492cm" svg:height="1.167cm" svg:x="6.39cm" svg:y="4.531cm" svg:viewBox="0 0 1493 1168" draw:points="0,0 1493,0 1493,1168 0,1168">
          <text:p/>
        </draw:polygon>
        <draw:polygon draw:style-name="gr1" draw:layer="layout" svg:width="1.575cm" svg:height="1.167cm" svg:x="7.883cm" svg:y="4.531cm" svg:viewBox="0 0 1576 1168" draw:points="0,0 1576,0 1576,1168 0,1168">
          <text:p/>
        </draw:polygon>
        <draw:polygon draw:style-name="gr1" draw:layer="layout" svg:width="1.755cm" svg:height="1.167cm" svg:x="9.459cm" svg:y="4.531cm" svg:viewBox="0 0 1756 1168" draw:points="0,0 1756,0 1756,1168 0,1168">
          <text:p/>
        </draw:polygon>
        <draw:polygon draw:style-name="gr2" draw:layer="layout" svg:width="1.543cm" svg:height="1.167cm" svg:x="11.215cm" svg:y="4.531cm" svg:viewBox="0 0 1544 1168" draw:points="0,0 1544,0 1544,1168 0,1168">
          <text:p/>
        </draw:polygon>
        <draw:polygon draw:style-name="gr2" draw:layer="layout" svg:width="1.149cm" svg:height="1.167cm" svg:x="12.759cm" svg:y="4.531cm" svg:viewBox="0 0 1150 1168" draw:points="0,0 1150,0 1150,1168 0,1168">
          <text:p/>
        </draw:polygon>
        <draw:polygon draw:style-name="gr1" draw:layer="layout" svg:width="1.464cm" svg:height="1.167cm" svg:x="13.909cm" svg:y="4.531cm" svg:viewBox="0 0 1465 1168" draw:points="0,0 1465,0 1465,1168 0,1168">
          <text:p/>
        </draw:polygon>
        <draw:polygon draw:style-name="gr2" draw:layer="layout" svg:width="1.744cm" svg:height="1.167cm" svg:x="15.374cm" svg:y="4.531cm" svg:viewBox="0 0 1745 1168" draw:points="0,0 1745,0 1745,1168 0,1168">
          <text:p/>
        </draw:polygon>
        <draw:frame draw:style-name="gr3" draw:layer="layout" svg:width="0.713cm" svg:height="0.319cm" svg:x="1.827cm" svg:y="1.106cm">
          <draw:text-box>
            <text:p text:style-name="P1"><text:span text:style-name="T1">Name</text:span></text:p>
          </draw:text-box>
        </draw:frame>
        <draw:frame draw:style-name="gr4" draw:layer="layout" svg:width="0.675cm" svg:height="0.319cm" svg:x="3.77cm" svg:y="1.106cm">
          <draw:text-box>
            <text:p text:style-name="P1"><text:span text:style-name="T1">xUnit</text:span></text:p>
          </draw:text-box>
        </draw:frame>
        <draw:frame draw:style-name="gr5" draw:layer="layout" svg:width="1.005cm" svg:height="0.319cm" svg:x="5.14cm" svg:y="1.106cm">
          <draw:text-box>
            <text:p text:style-name="P1"><text:span text:style-name="T1">Fixtures</text:span></text:p>
          </draw:text-box>
        </draw:frame>
        <draw:frame draw:style-name="gr6" draw:layer="layout" svg:width="0.794cm" svg:height="0.319cm" svg:x="6.737cm" svg:y="1.106cm">
          <draw:text-box>
            <text:p text:style-name="P1"><text:span text:style-name="T1">Group</text:span></text:p>
          </draw:text-box>
        </draw:frame>
        <draw:frame draw:style-name="gr7" draw:layer="layout" svg:width="0.904cm" svg:height="0.319cm" svg:x="6.674cm" svg:y="1.529cm">
          <draw:text-box>
            <text:p text:style-name="P1"><text:span text:style-name="T1">fixtures</text:span></text:p>
          </draw:text-box>
        </draw:frame>
        <draw:frame draw:style-name="gr8" draw:layer="layout" svg:width="1.352cm" svg:height="0.319cm" svg:x="7.989cm" svg:y="1.106cm">
          <draw:text-box>
            <text:p text:style-name="P1"><text:span text:style-name="T1">Generators</text:span></text:p>
          </draw:text-box>
        </draw:frame>
        <draw:frame draw:style-name="gr9" draw:layer="layout" svg:width="0.794cm" svg:height="0.319cm" svg:x="9.937cm" svg:y="1.106cm">
          <draw:text-box>
            <text:p text:style-name="P1"><text:span text:style-name="T1">Mocks</text:span></text:p>
          </draw:text-box>
        </draw:frame>
        <draw:frame draw:style-name="gr10" draw:layer="layout" svg:width="1.302cm" svg:height="0.319cm" svg:x="11.328cm" svg:y="1.106cm">
          <draw:text-box>
            <text:p text:style-name="P1"><text:span text:style-name="T1">Exceptions</text:span></text:p>
          </draw:text-box>
        </draw:frame>
        <draw:frame draw:style-name="gr11" draw:layer="layout" svg:width="0.904cm" svg:height="0.319cm" svg:x="12.879cm" svg:y="1.106cm">
          <draw:text-box>
            <text:p text:style-name="P1"><text:span text:style-name="T1">Macros</text:span></text:p>
          </draw:text-box>
        </draw:frame>
        <draw:frame draw:style-name="gr12" draw:layer="layout" svg:width="1.238cm" svg:height="0.319cm" svg:x="14.014cm" svg:y="1.106cm">
          <draw:text-box>
            <text:p text:style-name="P1"><text:span text:style-name="T1">Templates</text:span></text:p>
          </draw:text-box>
        </draw:frame>
        <draw:frame draw:style-name="gr13" draw:layer="layout" svg:width="1.17cm" svg:height="0.319cm" svg:x="15.659cm" svg:y="1.106cm">
          <draw:text-box>
            <text:p text:style-name="P1"><text:span text:style-name="T1">Grouping</text:span></text:p>
          </draw:text-box>
        </draw:frame>
        <draw:frame draw:style-name="gr14" draw:layer="layout" svg:width="2.672cm" svg:height="0.319cm" svg:x="17.225cm" svg:y="1.106cm">
          <draw:text-box>
            <text:p text:style-name="P1"><text:span text:style-name="T1">Source</text:span></text:p>
          </draw:text-box>
        </draw:frame>
        <draw:polygon draw:style-name="gr15" draw:layer="layout" svg:width="1.361cm" svg:height="0.422cm" svg:x="3.426cm" svg:y="2.235cm" svg:viewBox="0 0 1362 423" draw:points="0,423 1362,423 1362,0 0,0">
          <text:p/>
        </draw:polygon>
        <draw:polygon draw:style-name="gr16" draw:layer="layout" svg:width="1.283cm" svg:height="0.422cm" svg:x="5cm" svg:y="2.235cm" svg:viewBox="0 0 1284 423" draw:points="0,423 1284,423 1284,0 0,0">
          <text:p/>
        </draw:polygon>
        <draw:frame draw:style-name="gr17" draw:layer="layout" svg:width="2.993cm" svg:height="0.352cm" svg:x="1.145cm" svg:y="2.164cm">
          <draw:text-box>
            <text:p text:style-name="P1"><text:span text:style-name="T2">AerynNo</text:span></text:p>
          </draw:text-box>
        </draw:frame>
        <draw:polygon draw:style-name="gr16" draw:layer="layout" svg:width="1.281cm" svg:height="0.422cm" svg:x="6.496cm" svg:y="2.235cm" svg:viewBox="0 0 1282 423" draw:points="0,423 1282,423 1282,0 0,0">
          <text:p/>
        </draw:polygon>
        <draw:frame draw:style-name="gr18" draw:layer="layout" svg:width="0.413cm" svg:height="0.319cm" svg:x="5.423cm" svg:y="2.235cm">
          <draw:text-box>
            <text:p text:style-name="P1"><text:span text:style-name="T2">Yes</text:span></text:p>
          </draw:text-box>
        </draw:frame>
        <draw:polygon draw:style-name="gr15" draw:layer="layout" svg:width="1.363cm" svg:height="0.422cm" svg:x="7.989cm" svg:y="2.235cm" svg:viewBox="0 0 1364 423" draw:points="0,423 1364,423 1364,0 0,0">
          <text:p/>
        </draw:polygon>
        <draw:frame draw:style-name="gr18" draw:layer="layout" svg:width="0.413cm" svg:height="0.319cm" svg:x="6.917cm" svg:y="2.235cm">
          <draw:text-box>
            <text:p text:style-name="P1"><text:span text:style-name="T2">Yes</text:span></text:p>
          </draw:text-box>
        </draw:frame>
        <draw:polygon draw:style-name="gr15" draw:layer="layout" svg:width="1.543cm" svg:height="0.422cm" svg:x="9.565cm" svg:y="2.235cm" svg:viewBox="0 0 1544 423" draw:points="0,423 1544,423 1544,0 0,0">
          <text:p/>
        </draw:polygon>
        <draw:frame draw:style-name="gr19" draw:layer="layout" svg:width="0.349cm" svg:height="0.319cm" svg:x="8.499cm" svg:y="2.235cm">
          <draw:text-box>
            <text:p text:style-name="P1"><text:span text:style-name="T2">No</text:span></text:p>
          </draw:text-box>
        </draw:frame>
        <draw:polygon draw:style-name="gr16" draw:layer="layout" svg:width="1.331cm" svg:height="0.422cm" svg:x="11.321cm" svg:y="2.235cm" svg:viewBox="0 0 1332 423" draw:points="0,423 1332,423 1332,0 0,0">
          <text:p/>
        </draw:polygon>
        <draw:frame draw:style-name="gr19" draw:layer="layout" svg:width="0.349cm" svg:height="0.319cm" svg:x="10.164cm" svg:y="2.235cm">
          <draw:text-box>
            <text:p text:style-name="P1"><text:span text:style-name="T2">No</text:span></text:p>
          </draw:text-box>
        </draw:frame>
        <draw:polygon draw:style-name="gr16" draw:layer="layout" svg:width="0.937cm" svg:height="0.422cm" svg:x="12.865cm" svg:y="2.235cm" svg:viewBox="0 0 938 423" draw:points="0,423 938,423 938,0 0,0">
          <text:p/>
        </draw:polygon>
        <draw:frame draw:style-name="gr18" draw:layer="layout" svg:width="0.413cm" svg:height="0.319cm" svg:x="11.767cm" svg:y="2.235cm">
          <draw:text-box>
            <text:p text:style-name="P1"><text:span text:style-name="T2">Yes</text:span></text:p>
          </draw:text-box>
        </draw:frame>
        <draw:polygon draw:style-name="gr16" draw:layer="layout" svg:width="1.254cm" svg:height="0.422cm" svg:x="14.014cm" svg:y="2.235cm" svg:viewBox="0 0 1255 423" draw:points="0,423 1255,423 1255,0 0,0">
          <text:p/>
        </draw:polygon>
        <draw:frame draw:style-name="gr18" draw:layer="layout" svg:width="0.413cm" svg:height="0.319cm" svg:x="13.114cm" svg:y="2.235cm">
          <draw:text-box>
            <text:p text:style-name="P1"><text:span text:style-name="T2">Yes</text:span></text:p>
          </draw:text-box>
        </draw:frame>
        <draw:polygon draw:style-name="gr16" draw:layer="layout" svg:width="1.532cm" svg:height="0.422cm" svg:x="15.48cm" svg:y="2.235cm" svg:viewBox="0 0 1533 423" draw:points="0,423 1533,423 1533,0 0,0">
          <text:p/>
        </draw:polygon>
        <draw:frame draw:style-name="gr18" draw:layer="layout" svg:width="0.413cm" svg:height="0.319cm" svg:x="14.422cm" svg:y="2.235cm">
          <draw:text-box>
            <text:p text:style-name="P1"><text:span text:style-name="T2">Yes</text:span></text:p>
          </draw:text-box>
        </draw:frame>
        <draw:frame draw:style-name="gr18" draw:layer="layout" svg:width="0.413cm" svg:height="0.319cm" svg:x="16.027cm" svg:y="2.235cm">
          <draw:text-box>
            <text:p text:style-name="P1"><text:span text:style-name="T2">Yes</text:span></text:p>
          </draw:text-box>
        </draw:frame>
        <draw:frame draw:style-name="gr20" draw:layer="layout" svg:width="0.476cm" svg:height="0.319cm" svg:x="17.225cm" svg:y="2.305cm">
          <draw:text-box>
            <text:p text:style-name="P1"><text:span text:style-name="T2">[39]</text:span></text:p>
          </draw:text-box>
        </draw:frame>
        <draw:frame draw:style-name="gr21" draw:layer="layout" svg:width="1.234cm" svg:height="0.319cm" svg:x="1.145cm" svg:y="2.94cm">
          <draw:text-box>
            <text:p text:style-name="P1"><text:span text:style-name="T2">API Sanity</text:span></text:p>
          </draw:text-box>
        </draw:frame>
        <draw:polygon draw:style-name="gr16" draw:layer="layout" svg:width="1.361cm" svg:height="0.423cm" svg:x="3.426cm" svg:y="3.098cm" svg:viewBox="0 0 1362 424" draw:points="0,424 1362,424 1362,0 0,0">
          <text:p/>
        </draw:polygon>
        <draw:frame draw:style-name="gr22" draw:layer="layout" svg:width="0.925cm" svg:height="0.319cm" svg:x="1.145cm" svg:y="3.363cm">
          <draw:text-box>
            <text:p text:style-name="P1"><text:span text:style-name="T2">Checker</text:span></text:p>
          </draw:text-box>
        </draw:frame>
        <draw:polygon draw:style-name="gr2" draw:layer="layout" svg:width="1.284cm" svg:height="0.845cm" svg:x="5cm" svg:y="2.887cm" svg:viewBox="0 0 1285 846" draw:points="0,846 1285,846 1285,0 0,0">
          <text:p/>
        </draw:polygon>
        <draw:frame draw:style-name="gr18" draw:layer="layout" svg:width="0.413cm" svg:height="0.319cm" svg:x="3.888cm" svg:y="3.098cm">
          <draw:text-box>
            <text:p text:style-name="P1"><text:span text:style-name="T2">Yes</text:span></text:p>
          </draw:text-box>
        </draw:frame>
        <draw:frame draw:style-name="gr18" draw:layer="layout" svg:width="0.413cm" svg:height="0.319cm" svg:x="5.423cm" svg:y="2.887cm">
          <draw:text-box>
            <text:p text:style-name="P1"><text:span text:style-name="T2">Yes</text:span></text:p>
          </draw:text-box>
        </draw:frame>
        <draw:polygon draw:style-name="gr2" draw:layer="layout" svg:width="1.284cm" svg:height="0.845cm" svg:x="6.496cm" svg:y="2.887cm" svg:viewBox="0 0 1285 846" draw:points="0,846 1285,846 1285,0 0,0">
          <text:p/>
        </draw:polygon>
        <draw:frame draw:style-name="gr23" draw:layer="layout" svg:width="1.264cm" svg:height="0.319cm" svg:x="4.999cm" svg:y="3.31cm">
          <draw:text-box>
            <text:p text:style-name="P1"><text:span text:style-name="T2">(spectypes)</text:span></text:p>
          </draw:text-box>
        </draw:frame>
        <draw:frame draw:style-name="gr18" draw:layer="layout" svg:width="0.413cm" svg:height="0.319cm" svg:x="6.917cm" svg:y="2.887cm">
          <draw:text-box>
            <text:p text:style-name="P1"><text:span text:style-name="T2">Yes</text:span></text:p>
          </draw:text-box>
        </draw:frame>
        <draw:polygon draw:style-name="gr16" draw:layer="layout" svg:width="1.363cm" svg:height="0.423cm" svg:x="7.989cm" svg:y="3.098cm" svg:viewBox="0 0 1364 424" draw:points="0,424 1364,424 1364,0 0,0">
          <text:p/>
        </draw:polygon>
        <draw:frame draw:style-name="gr23" draw:layer="layout" svg:width="1.264cm" svg:height="0.319cm" svg:x="6.494cm" svg:y="3.31cm">
          <draw:text-box>
            <text:p text:style-name="P1"><text:span text:style-name="T2">(spectypes)</text:span></text:p>
          </draw:text-box>
        </draw:frame>
        <draw:frame draw:style-name="gr18" draw:layer="layout" svg:width="0.413cm" svg:height="0.319cm" svg:x="8.452cm" svg:y="3.098cm">
          <draw:text-box>
            <text:p text:style-name="P1"><text:span text:style-name="T2">Yes</text:span></text:p>
          </draw:text-box>
        </draw:frame>
        <draw:polygon draw:style-name="gr16" draw:layer="layout" svg:width="1.331cm" svg:height="0.422cm" svg:x="11.321cm" svg:y="3.897cm" svg:viewBox="0 0 1332 423" draw:points="0,423 1332,423 1332,0 0,0">
          <text:p/>
        </draw:polygon>
        <draw:polygon draw:style-name="gr16" draw:layer="layout" svg:width="0.937cm" svg:height="0.422cm" svg:x="12.865cm" svg:y="3.897cm" svg:viewBox="0 0 938 423" draw:points="0,423 938,423 938,0 0,0">
          <text:p/>
        </draw:polygon>
        <draw:frame draw:style-name="gr24" draw:layer="layout" svg:width="10.951cm" svg:height="2.187cm" svg:x="1.145cm" svg:y="3.892cm">
          <draw:text-box>
            <text:p text:style-name="P1"><text:span text:style-name="T2">ATFYes</text:span></text:p>
          </draw:text-box>
        </draw:frame>
        <draw:polygon draw:style-name="gr16" draw:layer="layout" svg:width="1.254cm" svg:height="0.422cm" svg:x="14.014cm" svg:y="3.897cm" svg:viewBox="0 0 1255 423" draw:points="0,423 1255,423 1255,0 0,0">
          <text:p/>
        </draw:polygon>
        <draw:frame draw:style-name="gr18" draw:layer="layout" svg:width="0.413cm" svg:height="0.319cm" svg:x="13.114cm" svg:y="3.897cm">
          <draw:text-box>
            <text:p text:style-name="P1"><text:span text:style-name="T2">Yes</text:span></text:p>
          </draw:text-box>
        </draw:frame>
        <draw:polygon draw:style-name="gr16" draw:layer="layout" svg:width="1.532cm" svg:height="0.422cm" svg:x="15.48cm" svg:y="3.897cm" svg:viewBox="0 0 1533 423" draw:points="0,423 1533,423 1533,0 0,0">
          <text:p/>
        </draw:polygon>
        <draw:frame draw:style-name="gr18" draw:layer="layout" svg:width="0.413cm" svg:height="0.319cm" svg:x="14.422cm" svg:y="3.897cm">
          <draw:text-box>
            <text:p text:style-name="P1"><text:span text:style-name="T2">Yes</text:span></text:p>
          </draw:text-box>
        </draw:frame>
        <draw:frame draw:style-name="gr18" draw:layer="layout" svg:width="0.413cm" svg:height="0.319cm" svg:x="16.027cm" svg:y="3.897cm">
          <draw:text-box>
            <text:p text:style-name="P1"><text:span text:style-name="T2">Yes</text:span></text:p>
          </draw:text-box>
        </draw:frame>
        <draw:polygon draw:style-name="gr1" draw:layer="layout" svg:width="1.363cm" svg:height="0.846cm" svg:x="3.426cm" svg:y="4.583cm" svg:viewBox="0 0 1364 847" draw:points="0,847 1364,847 1364,0 0,0">
          <text:p/>
        </draw:polygon>
        <draw:frame draw:style-name="gr25" draw:layer="layout" svg:width="0.73cm" svg:height="0.319cm" svg:x="1.145cm" svg:y="4.637cm">
          <draw:text-box>
            <text:p text:style-name="P1"><text:span text:style-name="T2">Bandit</text:span></text:p>
          </draw:text-box>
        </draw:frame>
        <draw:frame draw:style-name="gr19" draw:layer="layout" svg:width="0.349cm" svg:height="0.319cm" svg:x="3.935cm" svg:y="4.583cm">
          <draw:text-box>
            <text:p text:style-name="P1"><text:span text:style-name="T2">No</text:span></text:p>
          </draw:text-box>
        </draw:frame>
        <draw:polygon draw:style-name="gr2" draw:layer="layout" svg:width="1.283cm" svg:height="0.846cm" svg:x="5cm" svg:y="4.583cm" svg:viewBox="0 0 1284 847" draw:points="0,847 1284,847 1284,0 0,0">
          <text:p/>
        </draw:polygon>
        <draw:frame draw:style-name="gr26" draw:layer="layout" svg:width="1.357cm" svg:height="0.319cm" svg:x="3.425cm" svg:y="5.007cm">
          <draw:text-box>
            <text:p text:style-name="P1"><text:span text:style-name="T2">(describe/it)</text:span></text:p>
          </draw:text-box>
        </draw:frame>
        <draw:frame draw:style-name="gr18" draw:layer="layout" svg:width="0.413cm" svg:height="0.319cm" svg:x="5.423cm" svg:y="4.583cm">
          <draw:text-box>
            <text:p text:style-name="P1"><text:span text:style-name="T2">Yes</text:span></text:p>
          </draw:text-box>
        </draw:frame>
        <draw:frame draw:style-name="gr27" draw:layer="layout" svg:width="1.12cm" svg:height="0.319cm" svg:x="5.078cm" svg:y="5.007cm">
          <draw:text-box>
            <text:p text:style-name="P1"><text:span text:style-name="T2">(describe)</text:span></text:p>
          </draw:text-box>
        </draw:frame>
        <draw:frame draw:style-name="gr18" draw:layer="layout" svg:width="0.413cm" svg:height="0.319cm" svg:x="6.917cm" svg:y="4.572cm">
          <draw:text-box>
            <text:p text:style-name="P1"><text:span text:style-name="T2">Yes</text:span></text:p>
          </draw:text-box>
        </draw:frame>
        <draw:frame draw:style-name="gr28" draw:layer="layout" svg:width="0.874cm" svg:height="0.319cm" svg:x="6.698cm" svg:y="4.795cm">
          <draw:text-box>
            <text:p text:style-name="P1"><text:span text:style-name="T2">(Nested</text:span></text:p>
          </draw:text-box>
        </draw:frame>
        <draw:polygon draw:style-name="gr1" draw:layer="layout" svg:width="1.363cm" svg:height="0.422cm" svg:x="7.989cm" svg:y="4.795cm" svg:viewBox="0 0 1364 423" draw:points="0,423 1364,423 1364,0 0,0">
          <text:p/>
        </draw:polygon>
        <draw:polygon draw:style-name="gr29" draw:layer="layout" svg:width="1.363cm" svg:height="0.422cm" svg:x="7.989cm" svg:y="4.795cm" svg:viewBox="0 0 1364 423" draw:points="0,423 1364,423 1364,0 0,0">
          <text:p/>
        </draw:polygon>
        <draw:frame draw:style-name="gr30" draw:layer="layout" svg:width="1.026cm" svg:height="0.319cm" svg:x="6.619cm" svg:y="5.018cm">
          <draw:text-box>
            <text:p text:style-name="P1"><text:span text:style-name="T2">describe)</text:span></text:p>
          </draw:text-box>
        </draw:frame>
        <draw:polygon draw:style-name="gr15" draw:layer="layout" svg:width="1.543cm" svg:height="0.422cm" svg:x="9.565cm" svg:y="4.795cm" svg:viewBox="0 0 1544 423" draw:points="0,423 1544,423 1544,0 0,0">
          <text:p/>
        </draw:polygon>
        <draw:frame draw:style-name="gr19" draw:layer="layout" svg:width="0.349cm" svg:height="0.319cm" svg:x="8.499cm" svg:y="4.795cm">
          <draw:text-box>
            <text:p text:style-name="P1"><text:span text:style-name="T2">No</text:span></text:p>
          </draw:text-box>
        </draw:frame>
        <draw:polygon draw:style-name="gr16" draw:layer="layout" svg:width="1.331cm" svg:height="0.422cm" svg:x="11.321cm" svg:y="4.795cm" svg:viewBox="0 0 1332 423" draw:points="0,423 1332,423 1332,0 0,0">
          <text:p/>
        </draw:polygon>
        <draw:frame draw:style-name="gr19" draw:layer="layout" svg:width="0.349cm" svg:height="0.319cm" svg:x="10.164cm" svg:y="4.795cm">
          <draw:text-box>
            <text:p text:style-name="P1"><text:span text:style-name="T2">No</text:span></text:p>
          </draw:text-box>
        </draw:frame>
        <draw:polygon draw:style-name="gr16" draw:layer="layout" svg:width="0.937cm" svg:height="0.422cm" svg:x="12.865cm" svg:y="4.795cm" svg:viewBox="0 0 938 423" draw:points="0,423 938,423 938,0 0,0">
          <text:p/>
        </draw:polygon>
        <draw:frame draw:style-name="gr18" draw:layer="layout" svg:width="0.413cm" svg:height="0.319cm" svg:x="11.767cm" svg:y="4.795cm">
          <draw:text-box>
            <text:p text:style-name="P1"><text:span text:style-name="T2">Yes</text:span></text:p>
          </draw:text-box>
        </draw:frame>
        <draw:polygon draw:style-name="gr15" draw:layer="layout" svg:width="1.254cm" svg:height="0.422cm" svg:x="14.014cm" svg:y="4.795cm" svg:viewBox="0 0 1255 423" draw:points="0,423 1255,423 1255,0 0,0">
          <text:p/>
        </draw:polygon>
        <draw:frame draw:style-name="gr18" draw:layer="layout" svg:width="0.413cm" svg:height="0.319cm" svg:x="13.114cm" svg:y="4.795cm">
          <draw:text-box>
            <text:p text:style-name="P1"><text:span text:style-name="T2">Yes</text:span></text:p>
          </draw:text-box>
        </draw:frame>
        <draw:polygon draw:style-name="gr2" draw:layer="layout" svg:width="1.532cm" svg:height="0.846cm" svg:x="15.48cm" svg:y="4.583cm" svg:viewBox="0 0 1533 847" draw:points="0,847 1533,847 1533,0 0,0">
          <text:p/>
        </draw:polygon>
        <draw:frame draw:style-name="gr19" draw:layer="layout" svg:width="0.349cm" svg:height="0.319cm" svg:x="14.469cm" svg:y="4.795cm">
          <draw:text-box>
            <text:p text:style-name="P1"><text:span text:style-name="T2">No</text:span></text:p>
          </draw:text-box>
        </draw:frame>
        <draw:frame draw:style-name="gr31" draw:layer="layout" svg:width="1.357cm" svg:height="0.319cm" svg:x="15.553cm" svg:y="4.583cm">
          <draw:text-box>
            <text:p text:style-name="P1"><text:span text:style-name="T2">Yes (Nested</text:span></text:p>
          </draw:text-box>
        </draw:frame>
        <draw:frame draw:style-name="gr30" draw:layer="layout" svg:width="1.026cm" svg:height="0.319cm" svg:x="15.73cm" svg:y="5.007cm">
          <draw:text-box>
            <text:p text:style-name="P1"><text:span text:style-name="T2">describe)</text:span></text:p>
          </draw:text-box>
        </draw:frame>
        <draw:frame draw:style-name="gr20" draw:layer="layout" svg:width="0.476cm" svg:height="0.319cm" svg:x="17.225cm" svg:y="4.778cm">
          <draw:text-box>
            <text:p text:style-name="P1"><text:span text:style-name="T2">[40]</text:span></text:p>
          </draw:text-box>
        </draw:frame>
        <draw:line draw:style-name="gr32" draw:layer="layout" svg:x1="1.039cm" svg:y1="1cm" svg:x2="18.161cm" svg:y2="1cm">
          <text:p/>
        </draw:line>
        <draw:line draw:style-name="gr32" draw:layer="layout" svg:x1="1.039cm" svg:y1="2.058cm" svg:x2="18.161cm" svg:y2="2.058cm">
          <text:p/>
        </draw:line>
        <draw:line draw:style-name="gr32" draw:layer="layout" svg:x1="1.039cm" svg:y1="2.834cm" svg:x2="18.161cm" svg:y2="2.834cm">
          <text:p/>
        </draw:line>
        <draw:line draw:style-name="gr32" draw:layer="layout" svg:x1="1.039cm" svg:y1="3.786cm" svg:x2="18.161cm" svg:y2="3.786cm">
          <text:p/>
        </draw:line>
        <draw:line draw:style-name="gr32" draw:layer="layout" svg:x1="1.039cm" svg:y1="4.531cm" svg:x2="18.161cm" svg:y2="4.531cm">
          <text:p/>
        </draw:line>
        <draw:line draw:style-name="gr32" draw:layer="layout" svg:x1="1.039cm" svg:y1="5.683cm" svg:x2="18.161cm" svg:y2="5.683cm">
          <text:p/>
        </draw:line>
        <draw:polygon draw:style-name="gr2" draw:layer="layout" svg:width="1.573cm" svg:height="2.892cm" svg:x="3.323cm" svg:y="5.713cm" svg:viewBox="0 0 1574 2893" draw:points="0,0 1574,0 1574,2893 0,2893">
          <text:p/>
        </draw:polygon>
        <draw:polygon draw:style-name="gr2" draw:layer="layout" svg:width="1.495cm" svg:height="2.892cm" svg:x="4.897cm" svg:y="5.713cm" svg:viewBox="0 0 1496 2893" draw:points="0,0 1496,0 1496,2893 0,2893">
          <text:p/>
        </draw:polygon>
        <draw:polygon draw:style-name="gr2" draw:layer="layout" svg:width="1.492cm" svg:height="2.892cm" svg:x="6.393cm" svg:y="5.713cm" svg:viewBox="0 0 1493 2893" draw:points="0,0 1493,0 1493,2893 0,2893">
          <text:p/>
        </draw:polygon>
        <draw:polygon draw:style-name="gr2" draw:layer="layout" svg:width="1.575cm" svg:height="2.892cm" svg:x="7.886cm" svg:y="5.713cm" svg:viewBox="0 0 1576 2893" draw:points="0,0 1576,0 1576,2893 0,2893">
          <text:p/>
        </draw:polygon>
        <draw:polygon draw:style-name="gr2" draw:layer="layout" svg:width="1.543cm" svg:height="2.892cm" svg:x="11.218cm" svg:y="5.713cm" svg:viewBox="0 0 1544 2893" draw:points="0,0 1544,0 1544,2893 0,2893">
          <text:p/>
        </draw:polygon>
        <draw:polygon draw:style-name="gr2" draw:layer="layout" svg:width="1.464cm" svg:height="2.892cm" svg:x="13.912cm" svg:y="5.713cm" svg:viewBox="0 0 1465 2893" draw:points="0,0 1465,0 1465,2893 0,2893">
          <text:p/>
        </draw:polygon>
        <draw:polygon draw:style-name="gr1" draw:layer="layout" svg:width="1.573cm" svg:height="0.899cm" svg:x="3.309cm" svg:y="8.609cm" svg:viewBox="0 0 1574 900" draw:points="0,0 1574,0 1574,900 0,900">
          <text:p/>
        </draw:polygon>
        <draw:polygon draw:style-name="gr2" draw:layer="layout" svg:width="1.495cm" svg:height="0.899cm" svg:x="4.897cm" svg:y="8.606cm" svg:viewBox="0 0 1496 900" draw:points="0,0 1496,0 1496,900 0,900">
          <text:p/>
        </draw:polygon>
        <draw:polygon draw:style-name="gr2" draw:layer="layout" svg:width="1.492cm" svg:height="0.899cm" svg:x="6.393cm" svg:y="8.606cm" svg:viewBox="0 0 1493 900" draw:points="0,0 1493,0 1493,900 0,900">
          <text:p/>
        </draw:polygon>
        <draw:polygon draw:style-name="gr2" draw:layer="layout" svg:width="1.575cm" svg:height="0.899cm" svg:x="7.886cm" svg:y="8.606cm" svg:viewBox="0 0 1576 900" draw:points="0,0 1576,0 1576,900 0,900">
          <text:p/>
        </draw:polygon>
        <draw:polygon draw:style-name="gr2" draw:layer="layout" svg:width="1.755cm" svg:height="0.899cm" svg:x="9.462cm" svg:y="8.606cm" svg:viewBox="0 0 1756 900" draw:points="0,0 1756,0 1756,900 0,900">
          <text:p/>
        </draw:polygon>
        <draw:polygon draw:style-name="gr2" draw:layer="layout" svg:width="1.543cm" svg:height="0.899cm" svg:x="11.218cm" svg:y="8.606cm" svg:viewBox="0 0 1544 900" draw:points="0,0 1544,0 1544,900 0,900">
          <text:p/>
        </draw:polygon>
        <draw:polygon draw:style-name="gr2" draw:layer="layout" svg:width="1.149cm" svg:height="0.899cm" svg:x="12.762cm" svg:y="8.606cm" svg:viewBox="0 0 1150 900" draw:points="0,0 1150,0 1150,900 0,900">
          <text:p/>
        </draw:polygon>
        <draw:polygon draw:style-name="gr2" draw:layer="layout" svg:width="1.464cm" svg:height="0.899cm" svg:x="13.912cm" svg:y="8.606cm" svg:viewBox="0 0 1465 900" draw:points="0,0 1465,0 1465,900 0,900">
          <text:p/>
        </draw:polygon>
        <draw:polygon draw:style-name="gr2" draw:layer="layout" svg:width="1.744cm" svg:height="0.899cm" svg:x="15.377cm" svg:y="8.606cm" svg:viewBox="0 0 1745 900" draw:points="0,0 1745,0 1745,900 0,900">
          <text:p/>
        </draw:polygon>
        <draw:polygon draw:style-name="gr1" draw:layer="layout" svg:width="1.573cm" svg:height="1.327cm" svg:x="3.323cm" svg:y="9.451cm" svg:viewBox="0 0 1574 1328" draw:points="0,0 1574,0 1574,1328 0,1328">
          <text:p/>
        </draw:polygon>
        <draw:polygon draw:style-name="gr2" draw:layer="layout" svg:width="1.495cm" svg:height="1.327cm" svg:x="4.897cm" svg:y="9.451cm" svg:viewBox="0 0 1496 1328" draw:points="0,0 1496,0 1496,1328 0,1328">
          <text:p/>
        </draw:polygon>
        <draw:polygon draw:style-name="gr2" draw:layer="layout" svg:width="1.492cm" svg:height="1.327cm" svg:x="6.393cm" svg:y="9.451cm" svg:viewBox="0 0 1493 1328" draw:points="0,0 1493,0 1493,1328 0,1328">
          <text:p/>
        </draw:polygon>
        <draw:polygon draw:style-name="gr2" draw:layer="layout" svg:width="1.575cm" svg:height="1.327cm" svg:x="7.886cm" svg:y="9.451cm" svg:viewBox="0 0 1576 1328" draw:points="0,0 1576,0 1576,1328 0,1328">
          <text:p/>
        </draw:polygon>
        <draw:polygon draw:style-name="gr1" draw:layer="layout" svg:width="1.755cm" svg:height="1.327cm" svg:x="9.462cm" svg:y="9.451cm" svg:viewBox="0 0 1756 1328" draw:points="0,0 1756,0 1756,1328 0,1328">
          <text:p/>
        </draw:polygon>
        <draw:polygon draw:style-name="gr2" draw:layer="layout" svg:width="1.543cm" svg:height="1.327cm" svg:x="11.218cm" svg:y="9.451cm" svg:viewBox="0 0 1544 1328" draw:points="0,0 1544,0 1544,1328 0,1328">
          <text:p/>
        </draw:polygon>
        <draw:polygon draw:style-name="gr2" draw:layer="layout" svg:width="1.149cm" svg:height="1.327cm" svg:x="12.762cm" svg:y="9.451cm" svg:viewBox="0 0 1150 1328" draw:points="0,0 1150,0 1150,1328 0,1328">
          <text:p/>
        </draw:polygon>
        <draw:polygon draw:style-name="gr2" draw:layer="layout" svg:width="1.464cm" svg:height="1.327cm" svg:x="13.912cm" svg:y="9.451cm" svg:viewBox="0 0 1465 1328" draw:points="0,0 1465,0 1465,1328 0,1328">
          <text:p/>
        </draw:polygon>
        <draw:polygon draw:style-name="gr2" draw:layer="layout" svg:width="1.744cm" svg:height="1.327cm" svg:x="15.377cm" svg:y="9.451cm" svg:viewBox="0 0 1745 1328" draw:points="0,0 1745,0 1745,1328 0,1328">
          <text:p/>
        </draw:polygon>
        <draw:polygon draw:style-name="gr1" draw:layer="layout" svg:width="1.755cm" svg:height="0.603cm" svg:x="9.462cm" svg:y="9.809cm" svg:viewBox="0 0 1756 604" draw:points="0,0 1756,0 1756,604 0,604">
          <text:p/>
        </draw:polygon>
        <draw:polygon draw:style-name="gr2" draw:layer="layout" svg:width="1.543cm" svg:height="0.603cm" svg:x="11.218cm" svg:y="9.809cm" svg:viewBox="0 0 1544 604" draw:points="0,0 1544,0 1544,604 0,604">
          <text:p/>
        </draw:polygon>
        <draw:frame draw:style-name="gr33" draw:text-style-name="P1" draw:layer="layout" svg:width="1.183cm" svg:height="0.319cm" svg:x="1.148cm" svg:y="5.819cm">
          <draw:text-box>
            <text:p text:style-name="P1"><text:span text:style-name="T2">Boost Test</text:span></text:p>
          </draw:text-box>
        </draw:frame>
        <draw:polygon draw:style-name="gr16" draw:layer="layout" svg:width="1.361cm" svg:height="0.423cm" svg:x="3.429cm" svg:y="7.018cm" svg:viewBox="0 0 1362 424" draw:points="0,424 1362,424 1362,0 0,0">
          <text:p/>
        </draw:polygon>
        <draw:frame draw:style-name="gr34" draw:text-style-name="P1" draw:layer="layout" svg:width="0.844cm" svg:height="0.319cm" svg:x="1.148cm" svg:y="6.242cm">
          <draw:text-box>
            <text:p text:style-name="P1"><text:span text:style-name="T2">Library</text:span></text:p>
          </draw:text-box>
        </draw:frame>
        <draw:frame draw:style-name="gr35" draw:text-style-name="P1" draw:layer="layout" svg:width="0.413cm" svg:height="0.319cm" svg:x="3.656cm" svg:y="7.018cm">
          <draw:text-box>
            <text:p text:style-name="P1"><text:span text:style-name="T2">Yes</text:span></text:p>
          </draw:text-box>
        </draw:frame>
        <draw:polygon draw:style-name="gr16" draw:layer="layout" svg:width="1.283cm" svg:height="0.423cm" svg:x="5.003cm" svg:y="7.018cm" svg:viewBox="0 0 1284 424" draw:points="0,424 1284,424 1284,0 0,0">
          <text:p/>
        </draw:polygon>
        <draw:frame draw:style-name="gr36" draw:text-style-name="P1" draw:layer="layout" svg:width="0.476cm" svg:height="0.319cm" svg:x="4.095cm" svg:y="6.842cm">
          <draw:text-box>
            <text:p text:style-name="P1"><text:span text:style-name="T2">[41]</text:span></text:p>
          </draw:text-box>
        </draw:frame>
        <draw:frame draw:style-name="gr35" draw:text-style-name="P1" draw:layer="layout" svg:width="0.413cm" svg:height="0.319cm" svg:x="5.191cm" svg:y="7.018cm">
          <draw:text-box>
            <text:p text:style-name="P1"><text:span text:style-name="T2">Yes</text:span></text:p>
          </draw:text-box>
        </draw:frame>
        <draw:polygon draw:style-name="gr16" draw:layer="layout" svg:width="1.281cm" svg:height="0.423cm" svg:x="6.499cm" svg:y="7.018cm" svg:viewBox="0 0 1282 424" draw:points="0,424 1282,424 1282,0 0,0">
          <text:p/>
        </draw:polygon>
        <draw:frame draw:style-name="gr36" draw:text-style-name="P1" draw:layer="layout" svg:width="0.476cm" svg:height="0.319cm" svg:x="5.629cm" svg:y="6.842cm">
          <draw:text-box>
            <text:p text:style-name="P1"><text:span text:style-name="T2">[42]</text:span></text:p>
          </draw:text-box>
        </draw:frame>
        <draw:frame draw:style-name="gr35" draw:text-style-name="P1" draw:layer="layout" svg:width="0.413cm" svg:height="0.319cm" svg:x="6.685cm" svg:y="7.018cm">
          <draw:text-box>
            <text:p text:style-name="P1"><text:span text:style-name="T2">Yes</text:span></text:p>
          </draw:text-box>
        </draw:frame>
        <draw:polygon draw:style-name="gr16" draw:layer="layout" svg:width="1.363cm" svg:height="0.422cm" svg:x="7.992cm" svg:y="6.948cm" svg:viewBox="0 0 1364 423" draw:points="0,423 1364,423 1364,0 0,0">
          <text:p/>
        </draw:polygon>
        <draw:frame draw:style-name="gr36" draw:text-style-name="P1" draw:layer="layout" svg:width="0.476cm" svg:height="0.319cm" svg:x="7.124cm" svg:y="6.842cm">
          <draw:text-box>
            <text:p text:style-name="P1"><text:span text:style-name="T2">[43]</text:span></text:p>
          </draw:text-box>
        </draw:frame>
        <draw:frame draw:style-name="gr35" draw:text-style-name="P1" draw:layer="layout" svg:width="0.413cm" svg:height="0.319cm" svg:x="8.455cm" svg:y="6.948cm">
          <draw:text-box>
            <text:p text:style-name="P1"><text:span text:style-name="T2">Yes</text:span></text:p>
          </draw:text-box>
        </draw:frame>
        <draw:frame draw:style-name="gr37" draw:text-style-name="P1" draw:layer="layout" svg:width="0.561cm" svg:height="0.319cm" svg:x="9.568cm" svg:y="5.96cm">
          <draw:text-box>
            <text:p text:style-name="P1"><text:span text:style-name="T2">With</text:span></text:p>
          </draw:text-box>
        </draw:frame>
        <draw:frame draw:style-name="gr38" draw:text-style-name="P1" draw:layer="layout" svg:width="1.082cm" svg:height="0.319cm" svg:x="9.568cm" svg:y="6.383cm">
          <draw:text-box>
            <text:p text:style-name="P1"><text:span text:style-name="T2">additional</text:span></text:p>
          </draw:text-box>
        </draw:frame>
        <draw:frame draw:style-name="gr39" draw:text-style-name="P1" draw:layer="layout" svg:width="1.539cm" svg:height="0.319cm" svg:x="9.568cm" svg:y="6.807cm">
          <draw:text-box>
            <text:p text:style-name="P1"><text:span text:style-name="T2">library"Turtle</text:span></text:p>
          </draw:text-box>
        </draw:frame>
        <draw:frame draw:style-name="gr40" draw:text-style-name="P1" draw:layer="layout" svg:width="0.756cm" svg:height="0.319cm" svg:x="9.568cm" svg:y="7.23cm">
          <draw:text-box>
            <text:p text:style-name="P1"><text:span text:style-name="T2">Mocks</text:span></text:p>
          </draw:text-box>
        </draw:frame>
        <draw:frame draw:style-name="gr41" draw:text-style-name="P1" draw:layer="layout" svg:width="1.314cm" svg:height="0.319cm" svg:x="9.568cm" svg:y="7.653cm">
          <draw:text-box>
            <text:p text:style-name="P1"><text:span text:style-name="T2">framework"</text:span></text:p>
          </draw:text-box>
        </draw:frame>
        <draw:polygon draw:style-name="gr16" draw:layer="layout" svg:width="1.331cm" svg:height="0.422cm" svg:x="11.324cm" svg:y="6.948cm" svg:viewBox="0 0 1332 423" draw:points="0,423 1332,423 1332,0 0,0">
          <text:p/>
        </draw:polygon>
        <draw:frame draw:style-name="gr42" draw:text-style-name="P1" draw:layer="layout" svg:width="0.476cm" svg:height="0.319cm" svg:x="9.568cm" svg:y="7.9cm">
          <draw:text-box>
            <text:p text:style-name="P1"><text:span text:style-name="T2">[44]</text:span></text:p>
          </draw:text-box>
        </draw:frame>
        <draw:frame draw:style-name="gr43" draw:text-style-name="P1" draw:layer="layout" svg:width="0.413cm" svg:height="0.319cm" svg:x="11.77cm" svg:y="6.948cm">
          <draw:text-box>
            <text:p text:style-name="P1"><text:span text:style-name="T2">Yes</text:span></text:p>
          </draw:text-box>
        </draw:frame>
        <draw:frame draw:style-name="gr44" draw:text-style-name="P1" draw:layer="layout" svg:width="0.531cm" svg:height="0.319cm" svg:x="12.868cm" svg:y="5.819cm">
          <draw:text-box>
            <text:p text:style-name="P1"><text:span text:style-name="T2">User</text:span></text:p>
          </draw:text-box>
        </draw:frame>
        <draw:polygon draw:style-name="gr16" draw:layer="layout" svg:width="1.254cm" svg:height="0.422cm" svg:x="14.017cm" svg:y="6.948cm" svg:viewBox="0 0 1255 423" draw:points="0,423 1255,423 1255,0 0,0">
          <text:p/>
        </draw:polygon>
        <draw:frame draw:style-name="gr45" draw:text-style-name="P1" draw:layer="layout" svg:width="0.912cm" svg:height="0.319cm" svg:x="12.868cm" svg:y="6.242cm">
          <draw:text-box>
            <text:p text:style-name="P1"><text:span text:style-name="T2">decision</text:span></text:p>
          </draw:text-box>
        </draw:frame>
        <draw:frame draw:style-name="gr35" draw:text-style-name="P1" draw:layer="layout" svg:width="0.413cm" svg:height="0.319cm" svg:x="14.425cm" svg:y="6.948cm">
          <draw:text-box>
            <text:p text:style-name="P1"><text:span text:style-name="T2">Yes</text:span></text:p>
          </draw:text-box>
        </draw:frame>
        <draw:frame draw:style-name="gr46" draw:text-style-name="P1" draw:layer="layout" svg:width="0.667cm" svg:height="0.319cm" svg:x="15.483cm" svg:y="5.819cm">
          <draw:text-box>
            <text:p text:style-name="P1"><text:span text:style-name="T2">Suites</text:span></text:p>
          </draw:text-box>
        </draw:frame>
        <draw:frame draw:style-name="gr47" draw:text-style-name="P1" draw:layer="layout" svg:width="1.386cm" svg:height="0.319cm" svg:x="1.148cm" svg:y="8.712cm">
          <draw:text-box>
            <text:p text:style-name="P1"><text:span text:style-name="T2">QA Systems</text:span></text:p>
          </draw:text-box>
        </draw:frame>
        <draw:polygon draw:style-name="gr15" draw:layer="layout" svg:width="1.361cm" svg:height="0.422cm" svg:x="3.429cm" svg:y="8.817cm" svg:viewBox="0 0 1362 423" draw:points="0,423 1362,423 1362,0 0,0">
          <text:p/>
        </draw:polygon>
        <draw:frame draw:style-name="gr48" draw:text-style-name="P1" draw:layer="layout" svg:width="0.853cm" svg:height="0.319cm" svg:x="1.148cm" svg:y="9.135cm">
          <draw:text-box>
            <text:p text:style-name="P1"><text:span text:style-name="T2">Cantata</text:span></text:p>
          </draw:text-box>
        </draw:frame>
        <draw:polygon draw:style-name="gr16" draw:layer="layout" svg:width="1.283cm" svg:height="0.422cm" svg:x="5.003cm" svg:y="8.817cm" svg:viewBox="0 0 1284 423" draw:points="0,423 1284,423 1284,0 0,0">
          <text:p/>
        </draw:polygon>
        <draw:frame draw:style-name="gr49" draw:text-style-name="P1" draw:layer="layout" svg:width="0.349cm" svg:height="0.319cm" svg:x="3.938cm" svg:y="8.817cm">
          <draw:text-box>
            <text:p text:style-name="P1"><text:span text:style-name="T2">No</text:span></text:p>
          </draw:text-box>
        </draw:frame>
        <draw:polygon draw:style-name="gr16" draw:layer="layout" svg:width="1.281cm" svg:height="0.422cm" svg:x="6.499cm" svg:y="8.817cm" svg:viewBox="0 0 1282 423" draw:points="0,423 1282,423 1282,0 0,0">
          <text:p/>
        </draw:polygon>
        <draw:frame draw:style-name="gr35" draw:text-style-name="P1" draw:layer="layout" svg:width="0.413cm" svg:height="0.319cm" svg:x="5.426cm" svg:y="8.817cm">
          <draw:text-box>
            <text:p text:style-name="P1"><text:span text:style-name="T2">Yes</text:span></text:p>
          </draw:text-box>
        </draw:frame>
        <draw:polygon draw:style-name="gr16" draw:layer="layout" svg:width="1.363cm" svg:height="0.422cm" svg:x="7.992cm" svg:y="8.817cm" svg:viewBox="0 0 1364 423" draw:points="0,423 1364,423 1364,0 0,0">
          <text:p/>
        </draw:polygon>
        <draw:frame draw:style-name="gr43" draw:text-style-name="P1" draw:layer="layout" svg:width="0.413cm" svg:height="0.319cm" svg:x="6.92cm" svg:y="8.817cm">
          <draw:text-box>
            <text:p text:style-name="P1"><text:span text:style-name="T2">Yes</text:span></text:p>
          </draw:text-box>
        </draw:frame>
        <draw:polygon draw:style-name="gr16" draw:layer="layout" svg:width="1.543cm" svg:height="0.422cm" svg:x="9.568cm" svg:y="8.817cm" svg:viewBox="0 0 1544 423" draw:points="0,423 1544,423 1544,0 0,0">
          <text:p/>
        </draw:polygon>
        <draw:frame draw:style-name="gr35" draw:text-style-name="P1" draw:layer="layout" svg:width="0.413cm" svg:height="0.319cm" svg:x="8.455cm" svg:y="8.817cm">
          <draw:text-box>
            <text:p text:style-name="P1"><text:span text:style-name="T2">Yes</text:span></text:p>
          </draw:text-box>
        </draw:frame>
        <draw:polygon draw:style-name="gr16" draw:layer="layout" svg:width="1.331cm" svg:height="0.422cm" svg:x="11.324cm" svg:y="8.817cm" svg:viewBox="0 0 1332 423" draw:points="0,423 1332,423 1332,0 0,0">
          <text:p/>
        </draw:polygon>
        <draw:frame draw:style-name="gr43" draw:text-style-name="P1" draw:layer="layout" svg:width="0.413cm" svg:height="0.319cm" svg:x="10.12cm" svg:y="8.817cm">
          <draw:text-box>
            <text:p text:style-name="P1"><text:span text:style-name="T2">Yes</text:span></text:p>
          </draw:text-box>
        </draw:frame>
        <draw:polygon draw:style-name="gr16" draw:layer="layout" svg:width="0.937cm" svg:height="0.422cm" svg:x="12.868cm" svg:y="8.817cm" svg:viewBox="0 0 938 423" draw:points="0,423 938,423 938,0 0,0">
          <text:p/>
        </draw:polygon>
        <draw:frame draw:style-name="gr43" draw:text-style-name="P1" draw:layer="layout" svg:width="0.413cm" svg:height="0.319cm" svg:x="11.77cm" svg:y="8.817cm">
          <draw:text-box>
            <text:p text:style-name="P1"><text:span text:style-name="T2">Yes</text:span></text:p>
          </draw:text-box>
        </draw:frame>
        <draw:polygon draw:style-name="gr16" draw:layer="layout" svg:width="1.254cm" svg:height="0.422cm" svg:x="14.017cm" svg:y="8.817cm" svg:viewBox="0 0 1255 423" draw:points="0,423 1255,423 1255,0 0,0">
          <text:p/>
        </draw:polygon>
        <draw:frame draw:style-name="gr35" draw:text-style-name="P1" draw:layer="layout" svg:width="0.413cm" svg:height="0.319cm" svg:x="13.117cm" svg:y="8.817cm">
          <draw:text-box>
            <text:p text:style-name="P1"><text:span text:style-name="T2">Yes</text:span></text:p>
          </draw:text-box>
        </draw:frame>
        <draw:polygon draw:style-name="gr16" draw:layer="layout" svg:width="1.532cm" svg:height="0.422cm" svg:x="15.483cm" svg:y="8.817cm" svg:viewBox="0 0 1533 423" draw:points="0,423 1533,423 1533,0 0,0">
          <text:p/>
        </draw:polygon>
        <draw:frame draw:style-name="gr35" draw:text-style-name="P1" draw:layer="layout" svg:width="0.413cm" svg:height="0.319cm" svg:x="14.425cm" svg:y="8.817cm">
          <draw:text-box>
            <text:p text:style-name="P1"><text:span text:style-name="T2">Yes</text:span></text:p>
          </draw:text-box>
        </draw:frame>
        <draw:frame draw:style-name="gr35" draw:text-style-name="P1" draw:layer="layout" svg:width="0.413cm" svg:height="0.319cm" svg:x="16.03cm" svg:y="8.817cm">
          <draw:text-box>
            <text:p text:style-name="P1"><text:span text:style-name="T2">Yes</text:span></text:p>
          </draw:text-box>
        </draw:frame>
        <draw:polygon draw:style-name="gr15" draw:layer="layout" svg:width="1.361cm" svg:height="0.423cm" svg:x="3.429cm" svg:y="9.603cm" svg:viewBox="0 0 1362 424" draw:points="0,424 1362,424 1362,0 0,0">
          <text:p/>
        </draw:polygon>
        <draw:frame draw:style-name="gr50" draw:text-style-name="P1" draw:layer="layout" svg:width="0.946cm" svg:height="0.319cm" svg:x="1.148cm" svg:y="9.557cm">
          <draw:text-box>
            <text:p text:style-name="P1"><text:span text:style-name="T2">CATCH</text:span></text:p>
          </draw:text-box>
        </draw:frame>
        <draw:polygon draw:style-name="gr16" draw:layer="layout" svg:width="1.283cm" svg:height="0.423cm" svg:x="5.003cm" svg:y="9.603cm" svg:viewBox="0 0 1284 424" draw:points="0,424 1284,424 1284,0 0,0">
          <text:p/>
        </draw:polygon>
        <draw:frame draw:style-name="gr49" draw:text-style-name="P1" draw:layer="layout" svg:width="0.349cm" svg:height="0.319cm" svg:x="3.938cm" svg:y="9.603cm">
          <draw:text-box>
            <text:p text:style-name="P1"><text:span text:style-name="T2">No</text:span></text:p>
          </draw:text-box>
        </draw:frame>
        <draw:polygon draw:style-name="gr16" draw:layer="layout" svg:width="1.281cm" svg:height="0.423cm" svg:x="6.499cm" svg:y="9.603cm" svg:viewBox="0 0 1282 424" draw:points="0,424 1282,424 1282,0 0,0">
          <text:p/>
        </draw:polygon>
        <draw:frame draw:style-name="gr35" draw:text-style-name="P1" draw:layer="layout" svg:width="0.413cm" svg:height="0.319cm" svg:x="5.426cm" svg:y="9.603cm">
          <draw:text-box>
            <text:p text:style-name="P1"><text:span text:style-name="T2">Yes</text:span></text:p>
          </draw:text-box>
        </draw:frame>
        <draw:polygon draw:style-name="gr16" draw:layer="layout" svg:width="1.363cm" svg:height="0.423cm" svg:x="7.992cm" svg:y="9.603cm" svg:viewBox="0 0 1364 424" draw:points="0,424 1364,424 1364,0 0,0">
          <text:p/>
        </draw:polygon>
        <draw:frame draw:style-name="gr43" draw:text-style-name="P1" draw:layer="layout" svg:width="0.413cm" svg:height="0.319cm" svg:x="6.92cm" svg:y="9.603cm">
          <draw:text-box>
            <text:p text:style-name="P1"><text:span text:style-name="T2">Yes</text:span></text:p>
          </draw:text-box>
        </draw:frame>
        <draw:polygon draw:style-name="gr15" draw:layer="layout" svg:width="1.543cm" svg:height="0.423cm" svg:x="9.568cm" svg:y="9.603cm" svg:viewBox="0 0 1544 424" draw:points="0,424 1544,424 1544,0 0,0">
          <text:p/>
        </draw:polygon>
        <draw:frame draw:style-name="gr35" draw:text-style-name="P1" draw:layer="layout" svg:width="0.413cm" svg:height="0.319cm" svg:x="8.455cm" svg:y="9.603cm">
          <draw:text-box>
            <text:p text:style-name="P1"><text:span text:style-name="T2">Yes</text:span></text:p>
          </draw:text-box>
        </draw:frame>
        <draw:polygon draw:style-name="gr16" draw:layer="layout" svg:width="1.331cm" svg:height="0.423cm" svg:x="11.324cm" svg:y="9.603cm" svg:viewBox="0 0 1332 424" draw:points="0,424 1332,424 1332,0 0,0">
          <text:p/>
        </draw:polygon>
        <draw:frame draw:style-name="gr49" draw:text-style-name="P1" draw:layer="layout" svg:width="0.349cm" svg:height="0.319cm" svg:x="10.167cm" svg:y="9.603cm">
          <draw:text-box>
            <text:p text:style-name="P1"><text:span text:style-name="T2">No</text:span></text:p>
          </draw:text-box>
        </draw:frame>
        <draw:polygon draw:style-name="gr16" draw:layer="layout" svg:width="0.937cm" svg:height="0.423cm" svg:x="12.868cm" svg:y="9.603cm" svg:viewBox="0 0 938 424" draw:points="0,424 938,424 938,0 0,0">
          <text:p/>
        </draw:polygon>
        <draw:frame draw:style-name="gr43" draw:text-style-name="P1" draw:layer="layout" svg:width="0.413cm" svg:height="0.319cm" svg:x="11.77cm" svg:y="9.603cm">
          <draw:text-box>
            <text:p text:style-name="P1"><text:span text:style-name="T2">Yes</text:span></text:p>
          </draw:text-box>
        </draw:frame>
        <draw:polygon draw:style-name="gr16" draw:layer="layout" svg:width="1.254cm" svg:height="0.423cm" svg:x="14.017cm" svg:y="9.603cm" svg:viewBox="0 0 1255 424" draw:points="0,424 1255,424 1255,0 0,0">
          <text:p/>
        </draw:polygon>
        <draw:frame draw:style-name="gr35" draw:text-style-name="P1" draw:layer="layout" svg:width="0.413cm" svg:height="0.319cm" svg:x="13.117cm" svg:y="9.603cm">
          <draw:text-box>
            <text:p text:style-name="P1"><text:span text:style-name="T2">Yes</text:span></text:p>
          </draw:text-box>
        </draw:frame>
        <draw:polygon draw:style-name="gr16" draw:layer="layout" svg:width="1.532cm" svg:height="0.423cm" svg:x="15.483cm" svg:y="9.603cm" svg:viewBox="0 0 1533 424" draw:points="0,424 1533,424 1533,0 0,0">
          <text:p/>
        </draw:polygon>
        <draw:frame draw:style-name="gr35" draw:text-style-name="P1" draw:layer="layout" svg:width="0.413cm" svg:height="0.319cm" svg:x="14.425cm" svg:y="9.603cm">
          <draw:text-box>
            <text:p text:style-name="P1"><text:span text:style-name="T2">Yes</text:span></text:p>
          </draw:text-box>
        </draw:frame>
        <draw:frame draw:style-name="gr35" draw:text-style-name="P1" draw:layer="layout" svg:width="0.413cm" svg:height="0.319cm" svg:x="16.03cm" svg:y="9.603cm">
          <draw:text-box>
            <text:p text:style-name="P1"><text:span text:style-name="T2">Yes</text:span></text:p>
          </draw:text-box>
        </draw:frame>
        <draw:polygon draw:style-name="gr15" draw:layer="layout" svg:width="1.361cm" svg:height="0.422cm" svg:x="3.429cm" svg:y="10.197cm" svg:viewBox="0 0 1362 423" draw:points="0,423 1362,423 1362,0 0,0">
          <text:p/>
        </draw:polygon>
        <draw:frame draw:style-name="gr51" draw:text-style-name="P1" draw:layer="layout" svg:width="1.564cm" svg:height="0.319cm" svg:x="1.148cm" svg:y="10.185cm">
          <draw:text-box>
            <text:p text:style-name="P1"><text:span text:style-name="T2">CATCH-VC6</text:span></text:p>
          </draw:text-box>
        </draw:frame>
        <draw:polygon draw:style-name="gr16" draw:layer="layout" svg:width="1.283cm" svg:height="0.422cm" svg:x="5.003cm" svg:y="10.197cm" svg:viewBox="0 0 1284 423" draw:points="0,423 1284,423 1284,0 0,0">
          <text:p/>
        </draw:polygon>
        <draw:frame draw:style-name="gr49" draw:text-style-name="P1" draw:layer="layout" svg:width="0.349cm" svg:height="0.319cm" svg:x="3.938cm" svg:y="10.197cm">
          <draw:text-box>
            <text:p text:style-name="P1"><text:span text:style-name="T2">No</text:span></text:p>
          </draw:text-box>
        </draw:frame>
        <draw:polygon draw:style-name="gr16" draw:layer="layout" svg:width="1.281cm" svg:height="0.422cm" svg:x="6.499cm" svg:y="10.197cm" svg:viewBox="0 0 1282 423" draw:points="0,423 1282,423 1282,0 0,0">
          <text:p/>
        </draw:polygon>
        <draw:frame draw:style-name="gr35" draw:text-style-name="P1" draw:layer="layout" svg:width="0.413cm" svg:height="0.319cm" svg:x="5.426cm" svg:y="10.197cm">
          <draw:text-box>
            <text:p text:style-name="P1"><text:span text:style-name="T2">Yes</text:span></text:p>
          </draw:text-box>
        </draw:frame>
        <draw:polygon draw:style-name="gr16" draw:layer="layout" svg:width="1.363cm" svg:height="0.422cm" svg:x="7.992cm" svg:y="10.197cm" svg:viewBox="0 0 1364 423" draw:points="0,423 1364,423 1364,0 0,0">
          <text:p/>
        </draw:polygon>
        <draw:frame draw:style-name="gr43" draw:text-style-name="P1" draw:layer="layout" svg:width="0.413cm" svg:height="0.319cm" svg:x="6.92cm" svg:y="10.197cm">
          <draw:text-box>
            <text:p text:style-name="P1"><text:span text:style-name="T2">Yes</text:span></text:p>
          </draw:text-box>
        </draw:frame>
        <draw:polygon draw:style-name="gr15" draw:layer="layout" svg:width="1.543cm" svg:height="0.422cm" svg:x="9.568cm" svg:y="10.197cm" svg:viewBox="0 0 1544 423" draw:points="0,423 1544,423 1544,0 0,0">
          <text:p/>
        </draw:polygon>
        <draw:frame draw:style-name="gr35" draw:text-style-name="P1" draw:layer="layout" svg:width="0.413cm" svg:height="0.319cm" svg:x="8.455cm" svg:y="10.197cm">
          <draw:text-box>
            <text:p text:style-name="P1"><text:span text:style-name="T2">Yes</text:span></text:p>
          </draw:text-box>
        </draw:frame>
        <draw:polygon draw:style-name="gr16" draw:layer="layout" svg:width="1.331cm" svg:height="0.422cm" svg:x="11.324cm" svg:y="10.197cm" svg:viewBox="0 0 1332 423" draw:points="0,423 1332,423 1332,0 0,0">
          <text:p/>
        </draw:polygon>
        <draw:frame draw:style-name="gr49" draw:text-style-name="P1" draw:layer="layout" svg:width="0.349cm" svg:height="0.319cm" svg:x="10.167cm" svg:y="10.197cm">
          <draw:text-box>
            <text:p text:style-name="P1"><text:span text:style-name="T2">No</text:span></text:p>
          </draw:text-box>
        </draw:frame>
        <draw:polygon draw:style-name="gr16" draw:layer="layout" svg:width="0.937cm" svg:height="0.422cm" svg:x="12.868cm" svg:y="10.197cm" svg:viewBox="0 0 938 423" draw:points="0,423 938,423 938,0 0,0">
          <text:p/>
        </draw:polygon>
        <draw:frame draw:style-name="gr43" draw:text-style-name="P1" draw:layer="layout" svg:width="0.413cm" svg:height="0.319cm" svg:x="11.77cm" svg:y="10.197cm">
          <draw:text-box>
            <text:p text:style-name="P1"><text:span text:style-name="T2">Yes</text:span></text:p>
          </draw:text-box>
        </draw:frame>
        <draw:polygon draw:style-name="gr16" draw:layer="layout" svg:width="1.254cm" svg:height="0.422cm" svg:x="14.017cm" svg:y="10.197cm" svg:viewBox="0 0 1255 423" draw:points="0,423 1255,423 1255,0 0,0">
          <text:p/>
        </draw:polygon>
        <draw:frame draw:style-name="gr35" draw:text-style-name="P1" draw:layer="layout" svg:width="0.413cm" svg:height="0.319cm" svg:x="13.117cm" svg:y="10.197cm">
          <draw:text-box>
            <text:p text:style-name="P1"><text:span text:style-name="T2">Yes</text:span></text:p>
          </draw:text-box>
        </draw:frame>
        <draw:polygon draw:style-name="gr16" draw:layer="layout" svg:width="1.532cm" svg:height="0.422cm" svg:x="15.483cm" svg:y="10.197cm" svg:viewBox="0 0 1533 423" draw:points="0,423 1533,423 1533,0 0,0">
          <text:p/>
        </draw:polygon>
        <draw:frame draw:style-name="gr35" draw:text-style-name="P1" draw:layer="layout" svg:width="0.413cm" svg:height="0.319cm" svg:x="14.425cm" svg:y="10.197cm">
          <draw:text-box>
            <text:p text:style-name="P1"><text:span text:style-name="T2">Yes</text:span></text:p>
          </draw:text-box>
        </draw:frame>
        <draw:frame draw:style-name="gr35" draw:text-style-name="P1" draw:layer="layout" svg:width="0.413cm" svg:height="0.319cm" svg:x="16.03cm" svg:y="10.197cm">
          <draw:text-box>
            <text:p text:style-name="P1"><text:span text:style-name="T2">Yes</text:span></text:p>
          </draw:text-box>
        </draw:frame>
        <draw:line draw:style-name="gr32" draw:layer="layout" svg:x1="1.042cm" svg:y1="8.606cm" svg:x2="18.164cm" svg:y2="8.606cm">
          <text:p/>
        </draw:line>
        <draw:line draw:style-name="gr32" draw:layer="layout" svg:x1="1.042cm" svg:y1="9.451cm" svg:x2="18.164cm" svg:y2="9.451cm">
          <text:p/>
        </draw:line>
        <draw:line draw:style-name="gr32" draw:layer="layout" svg:x1="1.042cm" svg:y1="10.079cm" svg:x2="18.164cm" svg:y2="10.079cm">
          <text:p/>
        </draw:line>
        <draw:line draw:style-name="gr32" draw:layer="layout" svg:x1="1.042cm" svg:y1="10.738cm" svg:x2="18.164cm" svg:y2="10.738cm">
          <text:p/>
        </draw:line>
        <draw:polygon draw:style-name="gr2" draw:layer="layout" svg:width="1.573cm" svg:height="1.819cm" svg:x="3.322cm" svg:y="10.737cm" svg:viewBox="0 0 1574 1820" draw:points="0,0 1574,0 1574,1820 0,1820">
          <text:p/>
        </draw:polygon>
        <draw:polygon draw:style-name="gr2" draw:layer="layout" svg:width="1.495cm" svg:height="1.819cm" svg:x="4.896cm" svg:y="10.737cm" svg:viewBox="0 0 1496 1820" draw:points="0,0 1496,0 1496,1820 0,1820">
          <text:p/>
        </draw:polygon>
        <draw:polygon draw:style-name="gr1" draw:layer="layout" svg:width="1.492cm" svg:height="0.549cm" svg:x="6.392cm" svg:y="10.737cm" svg:viewBox="0 0 1493 550" draw:points="0,0 1493,0 1493,550 0,550">
          <text:p/>
        </draw:polygon>
        <draw:polygon draw:style-name="gr1" draw:layer="layout" svg:width="1.575cm" svg:height="0.549cm" svg:x="7.885cm" svg:y="10.737cm" svg:viewBox="0 0 1576 550" draw:points="0,0 1576,0 1576,550 0,550">
          <text:p/>
        </draw:polygon>
        <draw:polygon draw:style-name="gr1" draw:layer="layout" svg:width="1.755cm" svg:height="0.549cm" svg:x="9.461cm" svg:y="10.737cm" svg:viewBox="0 0 1756 550" draw:points="0,0 1756,0 1756,550 0,550">
          <text:p/>
        </draw:polygon>
        <draw:polygon draw:style-name="gr2" draw:layer="layout" svg:width="1.543cm" svg:height="0.549cm" svg:x="11.217cm" svg:y="10.737cm" svg:viewBox="0 0 1544 550" draw:points="0,0 1544,0 1544,550 0,550">
          <text:p/>
        </draw:polygon>
        <draw:polygon draw:style-name="gr1" draw:layer="layout" svg:width="1.464cm" svg:height="0.676cm" svg:x="13.911cm" svg:y="10.737cm" svg:viewBox="0 0 1465 677" draw:points="0,0 1465,0 1465,677 0,677">
          <text:p/>
        </draw:polygon>
        <draw:polygon draw:style-name="gr2" draw:layer="layout" svg:width="1.492cm" svg:height="0.634cm" svg:x="6.392cm" svg:y="11.287cm" svg:viewBox="0 0 1493 635" draw:points="0,0 1493,0 1493,635 0,635">
          <text:p/>
        </draw:polygon>
        <draw:polygon draw:style-name="gr2" draw:layer="layout" svg:width="1.575cm" svg:height="0.634cm" svg:x="7.885cm" svg:y="11.287cm" svg:viewBox="0 0 1576 635" draw:points="0,0 1576,0 1576,635 0,635">
          <text:p/>
        </draw:polygon>
        <draw:polygon draw:style-name="gr2" draw:layer="layout" svg:width="1.543cm" svg:height="0.888cm" svg:x="11.217cm" svg:y="11.16cm" svg:viewBox="0 0 1544 889" draw:points="0,0 1544,0 1544,889 0,889">
          <text:p/>
        </draw:polygon>
        <draw:polygon draw:style-name="gr2" draw:layer="layout" svg:width="1.149cm" svg:height="1.396cm" svg:x="12.761cm" svg:y="10.779cm" svg:viewBox="0 0 1150 1397" draw:points="0,0 1150,0 1150,1397 0,1397">
          <text:p/>
        </draw:polygon>
        <draw:polygon draw:style-name="gr1" draw:layer="layout" svg:width="1.464cm" svg:height="0.609cm" svg:x="13.911cm" svg:y="11.312cm" svg:viewBox="0 0 1465 610" draw:points="0,0 1465,0 1465,610 0,610">
          <text:p/>
        </draw:polygon>
        <draw:polygon draw:style-name="gr2" draw:layer="layout" svg:width="1.495cm" svg:height="1.057cm" svg:x="4.896cm" svg:y="11.74cm" svg:viewBox="0 0 1496 1058" draw:points="0,0 1496,0 1496,1058 0,1058">
          <text:p/>
        </draw:polygon>
        <draw:polygon draw:style-name="gr2" draw:layer="layout" svg:width="1.149cm" svg:height="1.057cm" svg:x="12.761cm" svg:y="11.74cm" svg:viewBox="0 0 1150 1058" draw:points="0,0 1150,0 1150,1058 0,1058">
          <text:p/>
        </draw:polygon>
        <draw:polygon draw:style-name="gr2" draw:layer="layout" svg:width="1.573cm" svg:height="1.058cm" svg:x="3.322cm" svg:y="12.498cm" svg:viewBox="0 0 1574 1059" draw:points="0,0 1574,0 1574,1059 0,1059">
          <text:p/>
        </draw:polygon>
        <draw:polygon draw:style-name="gr2" draw:layer="layout" svg:width="1.495cm" svg:height="1.058cm" svg:x="4.896cm" svg:y="12.498cm" svg:viewBox="0 0 1496 1059" draw:points="0,0 1496,0 1496,1059 0,1059">
          <text:p/>
        </draw:polygon>
        <draw:polygon draw:style-name="gr2" draw:layer="layout" svg:width="1.492cm" svg:height="0.999cm" svg:x="6.392cm" svg:y="12.557cm" svg:viewBox="0 0 1493 1000" draw:points="0,0 1493,0 1493,1000 0,1000">
          <text:p/>
        </draw:polygon>
        <draw:polygon draw:style-name="gr1" draw:layer="layout" svg:width="1.575cm" svg:height="0.899cm" svg:x="7.885cm" svg:y="12.657cm" svg:viewBox="0 0 1576 900" draw:points="0,0 1576,0 1576,900 0,900">
          <text:p/>
        </draw:polygon>
        <draw:polygon draw:style-name="gr1" draw:layer="layout" svg:width="1.755cm" svg:height="0.872cm" svg:x="9.461cm" svg:y="12.684cm" svg:viewBox="0 0 1756 873" draw:points="0,0 1756,0 1756,873 0,873">
          <text:p/>
        </draw:polygon>
        <draw:polygon draw:style-name="gr2" draw:layer="layout" svg:width="1.543cm" svg:height="0.872cm" svg:x="11.217cm" svg:y="12.684cm" svg:viewBox="0 0 1544 873" draw:points="0,0 1544,0 1544,873 0,873">
          <text:p/>
        </draw:polygon>
        <draw:polygon draw:style-name="gr2" draw:layer="layout" svg:width="1.149cm" svg:height="1.058cm" svg:x="12.761cm" svg:y="12.498cm" svg:viewBox="0 0 1150 1059" draw:points="0,0 1150,0 1150,1059 0,1059">
          <text:p/>
        </draw:polygon>
        <draw:polygon draw:style-name="gr1" draw:layer="layout" svg:width="1.464cm" svg:height="0.872cm" svg:x="13.911cm" svg:y="12.684cm" svg:viewBox="0 0 1465 873" draw:points="0,0 1465,0 1465,873 0,873">
          <text:p/>
        </draw:polygon>
        <draw:polygon draw:style-name="gr2" draw:layer="layout" svg:width="1.573cm" svg:height="1.269cm" svg:x="3.322cm" svg:y="13.546cm" svg:viewBox="0 0 1574 1270" draw:points="0,0 1574,0 1574,1270 0,1270">
          <text:p/>
        </draw:polygon>
        <draw:polygon draw:style-name="gr2" draw:layer="layout" svg:width="1.495cm" svg:height="1.269cm" svg:x="4.896cm" svg:y="13.546cm" svg:viewBox="0 0 1496 1270" draw:points="0,0 1496,0 1496,1270 0,1270">
          <text:p/>
        </draw:polygon>
        <draw:polygon draw:style-name="gr2" draw:layer="layout" svg:width="1.492cm" svg:height="1.269cm" svg:x="6.392cm" svg:y="13.546cm" svg:viewBox="0 0 1493 1270" draw:points="0,0 1493,0 1493,1270 0,1270">
          <text:p/>
        </draw:polygon>
        <draw:polygon draw:style-name="gr1" draw:layer="layout" svg:width="1.575cm" svg:height="1.269cm" svg:x="7.885cm" svg:y="13.546cm" svg:viewBox="0 0 1576 1270" draw:points="0,0 1576,0 1576,1270 0,1270">
          <text:p/>
        </draw:polygon>
        <draw:polygon draw:style-name="gr2" draw:layer="layout" svg:width="1.755cm" svg:height="0.734cm" svg:x="9.461cm" svg:y="13.446cm" svg:viewBox="0 0 1756 735" draw:points="0,0 1756,0 1756,735 0,735">
          <text:p/>
        </draw:polygon>
        <draw:polygon draw:style-name="gr1" draw:layer="layout" svg:width="1.543cm" svg:height="1.369cm" svg:x="11.217cm" svg:y="13.446cm" svg:viewBox="0 0 1544 1370" draw:points="0,0 1544,0 1544,1370 0,1370">
          <text:p/>
        </draw:polygon>
        <draw:polygon draw:style-name="gr2" draw:layer="layout" svg:width="1.149cm" svg:height="1.269cm" svg:x="12.761cm" svg:y="13.546cm" svg:viewBox="0 0 1150 1270" draw:points="0,0 1150,0 1150,1270 0,1270">
          <text:p/>
        </draw:polygon>
        <draw:polygon draw:style-name="gr1" draw:layer="layout" svg:width="1.464cm" svg:height="1.269cm" svg:x="13.911cm" svg:y="13.546cm" svg:viewBox="0 0 1465 1270" draw:points="0,0 1465,0 1465,1270 0,1270">
          <text:p/>
        </draw:polygon>
        <draw:polygon draw:style-name="gr2" draw:layer="layout" svg:width="1.573cm" svg:height="0.634cm" svg:x="3.322cm" svg:y="14.148cm" svg:viewBox="0 0 1574 635" draw:points="0,0 1574,0 1574,635 0,635">
          <text:p/>
        </draw:polygon>
        <draw:polygon draw:style-name="gr1" draw:layer="layout" svg:width="1.575cm" svg:height="0.634cm" svg:x="7.885cm" svg:y="14.148cm" svg:viewBox="0 0 1576 635" draw:points="0,0 1576,0 1576,635 0,635">
          <text:p/>
        </draw:polygon>
        <draw:polygon draw:style-name="gr1" draw:layer="layout" svg:width="1.755cm" svg:height="0.634cm" svg:x="9.461cm" svg:y="14.148cm" svg:viewBox="0 0 1756 635" draw:points="0,0 1756,0 1756,635 0,635">
          <text:p/>
        </draw:polygon>
        <draw:polygon draw:style-name="gr1" draw:layer="layout" svg:width="1.543cm" svg:height="0.634cm" svg:x="11.217cm" svg:y="14.148cm" svg:viewBox="0 0 1544 635" draw:points="0,0 1544,0 1544,635 0,635">
          <text:p/>
        </draw:polygon>
        <draw:polygon draw:style-name="gr2" draw:layer="layout" svg:width="1.149cm" svg:height="0.634cm" svg:x="12.761cm" svg:y="14.148cm" svg:viewBox="0 0 1150 635" draw:points="0,0 1150,0 1150,635 0,635">
          <text:p/>
        </draw:polygon>
        <draw:polygon draw:style-name="gr1" draw:layer="layout" svg:width="1.464cm" svg:height="0.761cm" svg:x="13.911cm" svg:y="14.015cm" svg:viewBox="0 0 1465 762" draw:points="0,0 1465,0 1465,762 0,762">
          <text:p/>
        </draw:polygon>
        <draw:polygon draw:style-name="gr16" draw:layer="layout" svg:width="1.361cm" svg:height="0.423cm" svg:x="3.428cm" svg:y="10.812cm" svg:viewBox="0 0 1362 424" draw:points="0,424 1362,424 1362,0 0,0">
          <text:p/>
        </draw:polygon>
        <draw:polygon draw:style-name="gr16" draw:layer="layout" svg:width="1.283cm" svg:height="0.423cm" svg:x="5.002cm" svg:y="10.812cm" svg:viewBox="0 0 1284 424" draw:points="0,424 1284,424 1284,0 0,0">
          <text:p/>
        </draw:polygon>
        <draw:frame draw:style-name="gr52" draw:text-style-name="P1" draw:layer="layout" svg:width="3.071cm" svg:height="1.552cm" svg:x="1.147cm" svg:y="10.842cm">
          <draw:text-box>
            <text:p text:style-name="P1"><text:span text:style-name="T2">cfixYes</text:span></text:p>
          </draw:text-box>
        </draw:frame>
        <draw:polygon draw:style-name="gr15" draw:layer="layout" svg:width="1.281cm" svg:height="0.423cm" svg:x="6.498cm" svg:y="10.812cm" svg:viewBox="0 0 1282 424" draw:points="0,424 1282,424 1282,0 0,0">
          <text:p/>
        </draw:polygon>
        <draw:frame draw:style-name="gr35" draw:text-style-name="P1" draw:layer="layout" svg:width="0.413cm" svg:height="0.319cm" svg:x="5.425cm" svg:y="10.812cm">
          <draw:text-box>
            <text:p text:style-name="P1"><text:span text:style-name="T2">Yes</text:span></text:p>
          </draw:text-box>
        </draw:frame>
        <draw:polygon draw:style-name="gr15" draw:layer="layout" svg:width="1.363cm" svg:height="0.423cm" svg:x="7.991cm" svg:y="10.812cm" svg:viewBox="0 0 1364 424" draw:points="0,424 1364,424 1364,0 0,0">
          <text:p/>
        </draw:polygon>
        <draw:frame draw:style-name="gr49" draw:text-style-name="P1" draw:layer="layout" svg:width="0.349cm" svg:height="0.319cm" svg:x="6.966cm" svg:y="10.812cm">
          <draw:text-box>
            <text:p text:style-name="P1"><text:span text:style-name="T2">No</text:span></text:p>
          </draw:text-box>
        </draw:frame>
        <draw:polygon draw:style-name="gr15" draw:layer="layout" svg:width="1.543cm" svg:height="0.423cm" svg:x="9.567cm" svg:y="10.812cm" svg:viewBox="0 0 1544 424" draw:points="0,424 1544,424 1544,0 0,0">
          <text:p/>
        </draw:polygon>
        <draw:frame draw:style-name="gr49" draw:text-style-name="P1" draw:layer="layout" svg:width="0.349cm" svg:height="0.319cm" svg:x="8.501cm" svg:y="10.812cm">
          <draw:text-box>
            <text:p text:style-name="P1"><text:span text:style-name="T2">No</text:span></text:p>
          </draw:text-box>
        </draw:frame>
        <draw:polygon draw:style-name="gr16" draw:layer="layout" svg:width="1.331cm" svg:height="0.423cm" svg:x="11.323cm" svg:y="10.812cm" svg:viewBox="0 0 1332 424" draw:points="0,424 1332,424 1332,0 0,0">
          <text:p/>
        </draw:polygon>
        <draw:frame draw:style-name="gr49" draw:text-style-name="P1" draw:layer="layout" svg:width="0.349cm" svg:height="0.319cm" svg:x="10.166cm" svg:y="10.812cm">
          <draw:text-box>
            <text:p text:style-name="P1"><text:span text:style-name="T2">No</text:span></text:p>
          </draw:text-box>
        </draw:frame>
        <draw:polygon draw:style-name="gr16" draw:layer="layout" svg:width="0.937cm" svg:height="0.423cm" svg:x="12.867cm" svg:y="10.812cm" svg:viewBox="0 0 938 424" draw:points="0,424 938,424 938,0 0,0">
          <text:p/>
        </draw:polygon>
        <draw:frame draw:style-name="gr43" draw:text-style-name="P1" draw:layer="layout" svg:width="0.413cm" svg:height="0.319cm" svg:x="11.769cm" svg:y="10.812cm">
          <draw:text-box>
            <text:p text:style-name="P1"><text:span text:style-name="T2">Yes</text:span></text:p>
          </draw:text-box>
        </draw:frame>
        <draw:polygon draw:style-name="gr15" draw:layer="layout" svg:width="1.254cm" svg:height="0.423cm" svg:x="14.016cm" svg:y="10.812cm" svg:viewBox="0 0 1255 424" draw:points="0,424 1255,424 1255,0 0,0">
          <text:p/>
        </draw:polygon>
        <draw:frame draw:style-name="gr35" draw:text-style-name="P1" draw:layer="layout" svg:width="0.413cm" svg:height="0.319cm" svg:x="13.116cm" svg:y="10.812cm">
          <draw:text-box>
            <text:p text:style-name="P1"><text:span text:style-name="T2">Yes</text:span></text:p>
          </draw:text-box>
        </draw:frame>
        <draw:frame draw:style-name="gr49" draw:text-style-name="P1" draw:layer="layout" svg:width="0.349cm" svg:height="0.319cm" svg:x="14.471cm" svg:y="10.812cm">
          <draw:text-box>
            <text:p text:style-name="P1"><text:span text:style-name="T2">No</text:span></text:p>
          </draw:text-box>
        </draw:frame>
        <draw:frame draw:style-name="gr53" draw:text-style-name="P1" draw:layer="layout" svg:width="0.476cm" svg:height="0.319cm" svg:x="17.227cm" svg:y="10.984cm">
          <draw:text-box>
            <text:p text:style-name="P1"><text:span text:style-name="T2">[13]</text:span></text:p>
          </draw:text-box>
        </draw:frame>
        <draw:polygon draw:style-name="gr16" draw:layer="layout" svg:width="1.361cm" svg:height="0.422cm" svg:x="3.428cm" svg:y="11.464cm" svg:viewBox="0 0 1362 423" draw:points="0,423 1362,423 1362,0 0,0">
          <text:p/>
        </draw:polygon>
        <draw:polygon draw:style-name="gr16" draw:layer="layout" svg:width="1.283cm" svg:height="0.422cm" svg:x="5.002cm" svg:y="11.464cm" svg:viewBox="0 0 1284 423" draw:points="0,423 1284,423 1284,0 0,0">
          <text:p/>
        </draw:polygon>
        <draw:frame draw:style-name="gr54" draw:text-style-name="P1" draw:layer="layout" svg:width="3.071cm" svg:height="1.128cm" svg:x="1.147cm" svg:y="11.417cm">
          <draw:text-box>
            <text:p text:style-name="P1"><text:span text:style-name="T2">CputYes</text:span></text:p>
          </draw:text-box>
        </draw:frame>
        <draw:polygon draw:style-name="gr16" draw:layer="layout" svg:width="1.281cm" svg:height="0.422cm" svg:x="6.498cm" svg:y="11.464cm" svg:viewBox="0 0 1282 423" draw:points="0,423 1282,423 1282,0 0,0">
          <text:p/>
        </draw:polygon>
        <draw:frame draw:style-name="gr35" draw:text-style-name="P1" draw:layer="layout" svg:width="0.413cm" svg:height="0.319cm" svg:x="5.425cm" svg:y="11.464cm">
          <draw:text-box>
            <text:p text:style-name="P1"><text:span text:style-name="T2">Yes</text:span></text:p>
          </draw:text-box>
        </draw:frame>
        <draw:polygon draw:style-name="gr16" draw:layer="layout" svg:width="1.363cm" svg:height="0.422cm" svg:x="7.991cm" svg:y="11.464cm" svg:viewBox="0 0 1364 423" draw:points="0,423 1364,423 1364,0 0,0">
          <text:p/>
        </draw:polygon>
        <draw:frame draw:style-name="gr43" draw:text-style-name="P1" draw:layer="layout" svg:width="0.413cm" svg:height="0.319cm" svg:x="6.919cm" svg:y="11.464cm">
          <draw:text-box>
            <text:p text:style-name="P1"><text:span text:style-name="T2">Yes</text:span></text:p>
          </draw:text-box>
        </draw:frame>
        <draw:polygon draw:style-name="gr16" draw:layer="layout" svg:width="1.331cm" svg:height="0.422cm" svg:x="11.323cm" svg:y="11.464cm" svg:viewBox="0 0 1332 423" draw:points="0,423 1332,423 1332,0 0,0">
          <text:p/>
        </draw:polygon>
        <draw:frame draw:style-name="gr35" draw:text-style-name="P1" draw:layer="layout" svg:width="0.413cm" svg:height="0.319cm" svg:x="8.454cm" svg:y="11.464cm">
          <draw:text-box>
            <text:p text:style-name="P1"><text:span text:style-name="T2">Yes</text:span></text:p>
          </draw:text-box>
        </draw:frame>
        <draw:polygon draw:style-name="gr16" draw:layer="layout" svg:width="0.937cm" svg:height="0.422cm" svg:x="12.867cm" svg:y="11.464cm" svg:viewBox="0 0 938 423" draw:points="0,423 938,423 938,0 0,0">
          <text:p/>
        </draw:polygon>
        <draw:frame draw:style-name="gr43" draw:text-style-name="P1" draw:layer="layout" svg:width="0.413cm" svg:height="0.319cm" svg:x="11.769cm" svg:y="11.464cm">
          <draw:text-box>
            <text:p text:style-name="P1"><text:span text:style-name="T2">Yes</text:span></text:p>
          </draw:text-box>
        </draw:frame>
        <draw:polygon draw:style-name="gr15" draw:layer="layout" svg:width="1.254cm" svg:height="0.422cm" svg:x="14.016cm" svg:y="11.464cm" svg:viewBox="0 0 1255 423" draw:points="0,423 1255,423 1255,0 0,0">
          <text:p/>
        </draw:polygon>
        <draw:frame draw:style-name="gr35" draw:text-style-name="P1" draw:layer="layout" svg:width="0.413cm" svg:height="0.319cm" svg:x="13.116cm" svg:y="11.464cm">
          <draw:text-box>
            <text:p text:style-name="P1"><text:span text:style-name="T2">Yes</text:span></text:p>
          </draw:text-box>
        </draw:frame>
        <draw:frame draw:style-name="gr49" draw:text-style-name="P1" draw:layer="layout" svg:width="0.349cm" svg:height="0.319cm" svg:x="14.471cm" svg:y="11.464cm">
          <draw:text-box>
            <text:p text:style-name="P1"><text:span text:style-name="T2">No</text:span></text:p>
          </draw:text-box>
        </draw:frame>
        <draw:frame draw:style-name="gr46" draw:text-style-name="P1" draw:layer="layout" svg:width="0.667cm" svg:height="0.319cm" svg:x="15.482cm" svg:y="11.417cm">
          <draw:text-box>
            <text:p text:style-name="P1"><text:span text:style-name="T2">Suites</text:span></text:p>
          </draw:text-box>
        </draw:frame>
        <draw:frame draw:style-name="gr53" draw:text-style-name="P1" draw:layer="layout" svg:width="0.476cm" svg:height="0.319cm" svg:x="17.227cm" svg:y="11.559cm">
          <draw:text-box>
            <text:p text:style-name="P1"><text:span text:style-name="T2">[45]</text:span></text:p>
          </draw:text-box>
        </draw:frame>
        <draw:polygon draw:style-name="gr16" draw:layer="layout" svg:width="1.283cm" svg:height="0.423cm" svg:x="5.002cm" svg:y="12.157cm" svg:viewBox="0 0 1284 424" draw:points="0,424 1284,424 1284,0 0,0">
          <text:p/>
        </draw:polygon>
        <draw:frame draw:style-name="gr55" draw:text-style-name="P1" draw:layer="layout" svg:width="0.946cm" svg:height="0.319cm" svg:x="1.147cm" svg:y="12.046cm">
          <draw:text-box>
            <text:p text:style-name="P1"><text:span text:style-name="T2">CppTest</text:span></text:p>
          </draw:text-box>
        </draw:frame>
        <draw:polygon draw:style-name="gr16" draw:layer="layout" svg:width="0.937cm" svg:height="0.423cm" svg:x="12.867cm" svg:y="12.157cm" svg:viewBox="0 0 938 424" draw:points="0,424 938,424 938,0 0,0">
          <text:p/>
        </draw:polygon>
        <draw:frame draw:style-name="gr35" draw:text-style-name="P1" draw:layer="layout" svg:width="0.413cm" svg:height="0.319cm" svg:x="5.425cm" svg:y="12.157cm">
          <draw:text-box>
            <text:p text:style-name="P1"><text:span text:style-name="T2">Yes</text:span></text:p>
          </draw:text-box>
        </draw:frame>
        <draw:frame draw:style-name="gr35" draw:text-style-name="P1" draw:layer="layout" svg:width="0.413cm" svg:height="0.319cm" svg:x="13.116cm" svg:y="12.157cm">
          <draw:text-box>
            <text:p text:style-name="P1"><text:span text:style-name="T2">Yes</text:span></text:p>
          </draw:text-box>
        </draw:frame>
        <draw:frame draw:style-name="gr46" draw:text-style-name="P1" draw:layer="layout" svg:width="0.667cm" svg:height="0.319cm" svg:x="15.482cm" svg:y="11.846cm">
          <draw:text-box>
            <text:p text:style-name="P1"><text:span text:style-name="T2">Suites</text:span></text:p>
          </draw:text-box>
        </draw:frame>
        <draw:frame draw:style-name="gr53" draw:text-style-name="P1" draw:layer="layout" svg:width="0.476cm" svg:height="0.319cm" svg:x="17.227cm" svg:y="12.087cm">
          <draw:text-box>
            <text:p text:style-name="P1"><text:span text:style-name="T2">[46]</text:span></text:p>
          </draw:text-box>
        </draw:frame>
        <draw:polygon draw:style-name="gr16" draw:layer="layout" svg:width="1.361cm" svg:height="0.422cm" svg:x="3.428cm" svg:y="12.816cm" svg:viewBox="0 0 1362 423" draw:points="0,423 1362,423 1362,0 0,0">
          <text:p/>
        </draw:polygon>
        <draw:frame draw:style-name="gr56" draw:text-style-name="P1" draw:layer="layout" svg:width="0.963cm" svg:height="0.319cm" svg:x="1.147cm" svg:y="12.604cm">
          <draw:text-box>
            <text:p text:style-name="P1"><text:span text:style-name="T2">CppUnit</text:span></text:p>
          </draw:text-box>
        </draw:frame>
        <draw:polygon draw:style-name="gr16" draw:layer="layout" svg:width="1.283cm" svg:height="0.422cm" svg:x="5.002cm" svg:y="12.816cm" svg:viewBox="0 0 1284 423" draw:points="0,423 1284,423 1284,0 0,0">
          <text:p/>
        </draw:polygon>
        <draw:frame draw:style-name="gr35" draw:text-style-name="P1" draw:layer="layout" svg:width="0.413cm" svg:height="0.319cm" svg:x="3.89cm" svg:y="12.816cm">
          <draw:text-box>
            <text:p text:style-name="P1"><text:span text:style-name="T2">Yes</text:span></text:p>
          </draw:text-box>
        </draw:frame>
        <draw:polygon draw:style-name="gr16" draw:layer="layout" svg:width="1.281cm" svg:height="0.422cm" svg:x="6.498cm" svg:y="12.816cm" svg:viewBox="0 0 1282 423" draw:points="0,423 1282,423 1282,0 0,0">
          <text:p/>
        </draw:polygon>
        <draw:frame draw:style-name="gr35" draw:text-style-name="P1" draw:layer="layout" svg:width="0.413cm" svg:height="0.319cm" svg:x="5.425cm" svg:y="12.816cm">
          <draw:text-box>
            <text:p text:style-name="P1"><text:span text:style-name="T2">Yes</text:span></text:p>
          </draw:text-box>
        </draw:frame>
        <draw:polygon draw:style-name="gr15" draw:layer="layout" svg:width="1.363cm" svg:height="0.422cm" svg:x="7.991cm" svg:y="12.816cm" svg:viewBox="0 0 1364 423" draw:points="0,423 1364,423 1364,0 0,0">
          <text:p/>
        </draw:polygon>
        <draw:frame draw:style-name="gr43" draw:text-style-name="P1" draw:layer="layout" svg:width="0.413cm" svg:height="0.319cm" svg:x="6.919cm" svg:y="12.816cm">
          <draw:text-box>
            <text:p text:style-name="P1"><text:span text:style-name="T2">Yes</text:span></text:p>
          </draw:text-box>
        </draw:frame>
        <draw:polygon draw:style-name="gr15" draw:layer="layout" svg:width="1.543cm" svg:height="0.422cm" svg:x="9.567cm" svg:y="12.816cm" svg:viewBox="0 0 1544 423" draw:points="0,423 1544,423 1544,0 0,0">
          <text:p/>
        </draw:polygon>
        <draw:frame draw:style-name="gr49" draw:text-style-name="P1" draw:layer="layout" svg:width="0.349cm" svg:height="0.319cm" svg:x="8.501cm" svg:y="12.816cm">
          <draw:text-box>
            <text:p text:style-name="P1"><text:span text:style-name="T2">No</text:span></text:p>
          </draw:text-box>
        </draw:frame>
        <draw:polygon draw:style-name="gr16" draw:layer="layout" svg:width="1.331cm" svg:height="0.422cm" svg:x="11.323cm" svg:y="12.816cm" svg:viewBox="0 0 1332 423" draw:points="0,423 1332,423 1332,0 0,0">
          <text:p/>
        </draw:polygon>
        <draw:frame draw:style-name="gr49" draw:text-style-name="P1" draw:layer="layout" svg:width="0.349cm" svg:height="0.319cm" svg:x="10.166cm" svg:y="12.816cm">
          <draw:text-box>
            <text:p text:style-name="P1"><text:span text:style-name="T2">No</text:span></text:p>
          </draw:text-box>
        </draw:frame>
        <draw:polygon draw:style-name="gr16" draw:layer="layout" svg:width="0.937cm" svg:height="0.422cm" svg:x="12.867cm" svg:y="12.816cm" svg:viewBox="0 0 938 423" draw:points="0,423 938,423 938,0 0,0">
          <text:p/>
        </draw:polygon>
        <draw:frame draw:style-name="gr43" draw:text-style-name="P1" draw:layer="layout" svg:width="0.413cm" svg:height="0.319cm" svg:x="11.769cm" svg:y="12.816cm">
          <draw:text-box>
            <text:p text:style-name="P1"><text:span text:style-name="T2">Yes</text:span></text:p>
          </draw:text-box>
        </draw:frame>
        <draw:polygon draw:style-name="gr15" draw:layer="layout" svg:width="1.254cm" svg:height="0.422cm" svg:x="14.016cm" svg:y="12.816cm" svg:viewBox="0 0 1255 423" draw:points="0,423 1255,423 1255,0 0,0">
          <text:p/>
        </draw:polygon>
        <draw:frame draw:style-name="gr35" draw:text-style-name="P1" draw:layer="layout" svg:width="0.413cm" svg:height="0.319cm" svg:x="13.116cm" svg:y="12.816cm">
          <draw:text-box>
            <text:p text:style-name="P1"><text:span text:style-name="T2">Yes</text:span></text:p>
          </draw:text-box>
        </draw:frame>
        <draw:frame draw:style-name="gr49" draw:text-style-name="P1" draw:layer="layout" svg:width="0.349cm" svg:height="0.319cm" svg:x="14.471cm" svg:y="12.816cm">
          <draw:text-box>
            <text:p text:style-name="P1"><text:span text:style-name="T2">No</text:span></text:p>
          </draw:text-box>
        </draw:frame>
        <draw:frame draw:style-name="gr46" draw:text-style-name="P1" draw:layer="layout" svg:width="0.667cm" svg:height="0.319cm" svg:x="15.482cm" svg:y="12.604cm">
          <draw:text-box>
            <text:p text:style-name="P1"><text:span text:style-name="T2">Suites</text:span></text:p>
          </draw:text-box>
        </draw:frame>
        <draw:polygon draw:style-name="gr16" draw:layer="layout" svg:width="1.361cm" svg:height="0.422cm" svg:x="3.428cm" svg:y="13.591cm" svg:viewBox="0 0 1362 423" draw:points="0,423 1362,423 1362,0 0,0">
          <text:p/>
        </draw:polygon>
        <draw:frame draw:style-name="gr57" draw:text-style-name="P1" draw:layer="layout" svg:width="1.149cm" svg:height="0.319cm" svg:x="1.147cm" svg:y="13.662cm">
          <draw:text-box>
            <text:p text:style-name="P1"><text:span text:style-name="T2">CppUTest</text:span></text:p>
          </draw:text-box>
        </draw:frame>
        <draw:polygon draw:style-name="gr16" draw:layer="layout" svg:width="1.283cm" svg:height="0.422cm" svg:x="5.002cm" svg:y="13.591cm" svg:viewBox="0 0 1284 423" draw:points="0,423 1284,423 1284,0 0,0">
          <text:p/>
        </draw:polygon>
        <draw:frame draw:style-name="gr35" draw:text-style-name="P1" draw:layer="layout" svg:width="0.413cm" svg:height="0.319cm" svg:x="3.89cm" svg:y="13.591cm">
          <draw:text-box>
            <text:p text:style-name="P1"><text:span text:style-name="T2">Yes</text:span></text:p>
          </draw:text-box>
        </draw:frame>
        <draw:polygon draw:style-name="gr16" draw:layer="layout" svg:width="1.281cm" svg:height="0.422cm" svg:x="6.498cm" svg:y="13.591cm" svg:viewBox="0 0 1282 423" draw:points="0,423 1282,423 1282,0 0,0">
          <text:p/>
        </draw:polygon>
        <draw:frame draw:style-name="gr35" draw:text-style-name="P1" draw:layer="layout" svg:width="0.413cm" svg:height="0.319cm" svg:x="5.425cm" svg:y="13.591cm">
          <draw:text-box>
            <text:p text:style-name="P1"><text:span text:style-name="T2">Yes</text:span></text:p>
          </draw:text-box>
        </draw:frame>
        <draw:polygon draw:style-name="gr15" draw:layer="layout" svg:width="1.363cm" svg:height="0.422cm" svg:x="7.991cm" svg:y="13.591cm" svg:viewBox="0 0 1364 423" draw:points="0,423 1364,423 1364,0 0,0">
          <text:p/>
        </draw:polygon>
        <draw:frame draw:style-name="gr43" draw:text-style-name="P1" draw:layer="layout" svg:width="0.413cm" svg:height="0.319cm" svg:x="6.919cm" svg:y="13.591cm">
          <draw:text-box>
            <text:p text:style-name="P1"><text:span text:style-name="T2">Yes</text:span></text:p>
          </draw:text-box>
        </draw:frame>
        <draw:polygon draw:style-name="gr16" draw:layer="layout" svg:width="1.543cm" svg:height="0.422cm" svg:x="9.567cm" svg:y="13.591cm" svg:viewBox="0 0 1544 423" draw:points="0,423 1544,423 1544,0 0,0">
          <text:p/>
        </draw:polygon>
        <draw:frame draw:style-name="gr49" draw:text-style-name="P1" draw:layer="layout" svg:width="0.349cm" svg:height="0.319cm" svg:x="8.501cm" svg:y="13.591cm">
          <draw:text-box>
            <text:p text:style-name="P1"><text:span text:style-name="T2">No</text:span></text:p>
          </draw:text-box>
        </draw:frame>
        <draw:polygon draw:style-name="gr15" draw:layer="layout" svg:width="1.331cm" svg:height="0.422cm" svg:x="11.323cm" svg:y="13.591cm" svg:viewBox="0 0 1332 423" draw:points="0,423 1332,423 1332,0 0,0">
          <text:p/>
        </draw:polygon>
        <draw:frame draw:style-name="gr43" draw:text-style-name="P1" draw:layer="layout" svg:width="0.413cm" svg:height="0.319cm" svg:x="10.119cm" svg:y="13.591cm">
          <draw:text-box>
            <text:p text:style-name="P1"><text:span text:style-name="T2">Yes</text:span></text:p>
          </draw:text-box>
        </draw:frame>
        <draw:polygon draw:style-name="gr16" draw:layer="layout" svg:width="0.937cm" svg:height="0.422cm" svg:x="12.867cm" svg:y="13.591cm" svg:viewBox="0 0 938 423" draw:points="0,423 938,423 938,0 0,0">
          <text:p/>
        </draw:polygon>
        <draw:frame draw:style-name="gr58" draw:text-style-name="P1" draw:layer="layout" svg:width="0.349cm" svg:height="0.319cm" svg:x="11.816cm" svg:y="13.591cm">
          <draw:text-box>
            <text:p text:style-name="P1"><text:span text:style-name="T2">No</text:span></text:p>
          </draw:text-box>
        </draw:frame>
        <draw:polygon draw:style-name="gr15" draw:layer="layout" svg:width="1.254cm" svg:height="0.422cm" svg:x="14.016cm" svg:y="13.591cm" svg:viewBox="0 0 1255 423" draw:points="0,423 1255,423 1255,0 0,0">
          <text:p/>
        </draw:polygon>
        <draw:frame draw:style-name="gr35" draw:text-style-name="P1" draw:layer="layout" svg:width="0.413cm" svg:height="0.319cm" svg:x="13.116cm" svg:y="13.591cm">
          <draw:text-box>
            <text:p text:style-name="P1"><text:span text:style-name="T2">Yes</text:span></text:p>
          </draw:text-box>
        </draw:frame>
        <draw:frame draw:style-name="gr49" draw:text-style-name="P1" draw:layer="layout" svg:width="0.349cm" svg:height="0.319cm" svg:x="14.471cm" svg:y="13.591cm">
          <draw:text-box>
            <text:p text:style-name="P1"><text:span text:style-name="T2">No</text:span></text:p>
          </draw:text-box>
        </draw:frame>
        <draw:frame draw:style-name="gr46" draw:text-style-name="P1" draw:layer="layout" svg:width="0.667cm" svg:height="0.319cm" svg:x="15.482cm" svg:y="13.662cm">
          <draw:text-box>
            <text:p text:style-name="P1"><text:span text:style-name="T2">Suites</text:span></text:p>
          </draw:text-box>
        </draw:frame>
        <draw:polygon draw:style-name="gr16" draw:layer="layout" svg:width="1.361cm" svg:height="0.422cm" svg:x="3.428cm" svg:y="14.254cm" svg:viewBox="0 0 1362 423" draw:points="0,423 1362,423 1362,0 0,0">
          <text:p/>
        </draw:polygon>
        <draw:frame draw:style-name="gr59" draw:text-style-name="P1" draw:layer="layout" svg:width="1.416cm" svg:height="0.319cm" svg:x="1.147cm" svg:y="14.254cm">
          <draw:text-box>
            <text:p text:style-name="P1"><text:span text:style-name="T2">CppUnitLite</text:span></text:p>
          </draw:text-box>
        </draw:frame>
        <draw:polygon draw:style-name="gr15" draw:layer="layout" svg:width="1.363cm" svg:height="0.422cm" svg:x="7.991cm" svg:y="14.254cm" svg:viewBox="0 0 1364 423" draw:points="0,423 1364,423 1364,0 0,0">
          <text:p/>
        </draw:polygon>
        <draw:frame draw:style-name="gr35" draw:text-style-name="P1" draw:layer="layout" svg:width="0.413cm" svg:height="0.319cm" svg:x="3.89cm" svg:y="14.254cm">
          <draw:text-box>
            <text:p text:style-name="P1"><text:span text:style-name="T2">Yes</text:span></text:p>
          </draw:text-box>
        </draw:frame>
        <draw:polygon draw:style-name="gr15" draw:layer="layout" svg:width="1.543cm" svg:height="0.422cm" svg:x="9.567cm" svg:y="14.254cm" svg:viewBox="0 0 1544 423" draw:points="0,423 1544,423 1544,0 0,0">
          <text:p/>
        </draw:polygon>
        <draw:frame draw:style-name="gr49" draw:text-style-name="P1" draw:layer="layout" svg:width="0.349cm" svg:height="0.319cm" svg:x="8.501cm" svg:y="14.254cm">
          <draw:text-box>
            <text:p text:style-name="P1"><text:span text:style-name="T2">No</text:span></text:p>
          </draw:text-box>
        </draw:frame>
        <draw:polygon draw:style-name="gr15" draw:layer="layout" svg:width="1.331cm" svg:height="0.422cm" svg:x="11.323cm" svg:y="14.254cm" svg:viewBox="0 0 1332 423" draw:points="0,423 1332,423 1332,0 0,0">
          <text:p/>
        </draw:polygon>
        <draw:frame draw:style-name="gr49" draw:text-style-name="P1" draw:layer="layout" svg:width="0.349cm" svg:height="0.319cm" svg:x="10.166cm" svg:y="14.254cm">
          <draw:text-box>
            <text:p text:style-name="P1"><text:span text:style-name="T2">No</text:span></text:p>
          </draw:text-box>
        </draw:frame>
        <draw:polygon draw:style-name="gr16" draw:layer="layout" svg:width="0.937cm" svg:height="0.422cm" svg:x="12.867cm" svg:y="14.254cm" svg:viewBox="0 0 938 423" draw:points="0,423 938,423 938,0 0,0">
          <text:p/>
        </draw:polygon>
        <draw:frame draw:style-name="gr58" draw:text-style-name="P1" draw:layer="layout" svg:width="0.349cm" svg:height="0.319cm" svg:x="11.816cm" svg:y="14.254cm">
          <draw:text-box>
            <text:p text:style-name="P1"><text:span text:style-name="T2">No</text:span></text:p>
          </draw:text-box>
        </draw:frame>
        <draw:polygon draw:style-name="gr15" draw:layer="layout" svg:width="1.254cm" svg:height="0.422cm" svg:x="14.016cm" svg:y="14.254cm" svg:viewBox="0 0 1255 423" draw:points="0,423 1255,423 1255,0 0,0">
          <text:p/>
        </draw:polygon>
        <draw:frame draw:style-name="gr35" draw:text-style-name="P1" draw:layer="layout" svg:width="0.413cm" svg:height="0.319cm" svg:x="13.116cm" svg:y="14.254cm">
          <draw:text-box>
            <text:p text:style-name="P1"><text:span text:style-name="T2">Yes</text:span></text:p>
          </draw:text-box>
        </draw:frame>
        <draw:frame draw:style-name="gr49" draw:text-style-name="P1" draw:layer="layout" svg:width="0.349cm" svg:height="0.319cm" svg:x="14.471cm" svg:y="14.254cm">
          <draw:text-box>
            <text:p text:style-name="P1"><text:span text:style-name="T2">No</text:span></text:p>
          </draw:text-box>
        </draw:frame>
        <draw:frame draw:style-name="gr46" draw:text-style-name="P1" draw:layer="layout" svg:width="0.667cm" svg:height="0.319cm" svg:x="15.482cm" svg:y="14.254cm">
          <draw:text-box>
            <text:p text:style-name="P1"><text:span text:style-name="T2">Suites</text:span></text:p>
          </draw:text-box>
        </draw:frame>
        <draw:line draw:style-name="gr32" draw:layer="layout" svg:x1="1.042cm" svg:y1="11.313cm" svg:x2="18.164cm" svg:y2="11.313cm">
          <text:p/>
        </draw:line>
        <draw:line draw:style-name="gr32" draw:layer="layout" svg:x1="1.042cm" svg:y1="11.941cm" svg:x2="18.158cm" svg:y2="11.941cm">
          <text:p/>
        </draw:line>
        <draw:line draw:style-name="gr32" draw:layer="layout" svg:x1="1.042cm" svg:y1="12.599cm" svg:x2="18.158cm" svg:y2="12.599cm">
          <text:p/>
        </draw:line>
        <draw:line draw:style-name="gr32" draw:layer="layout" svg:x1="1.042cm" svg:y1="13.458cm" svg:x2="18.158cm" svg:y2="13.458cm">
          <text:p/>
        </draw:line>
        <draw:line draw:style-name="gr32" draw:layer="layout" svg:x1="1.042cm" svg:y1="14.149cm" svg:x2="18.158cm" svg:y2="14.149cm">
          <text:p/>
        </draw:line>
        <draw:line draw:style-name="gr32" draw:layer="layout" svg:x1="1.042cm" svg:y1="14.784cm" svg:x2="18.158cm" svg:y2="14.784cm">
          <text:p/>
        </draw:line>
        <draw:polygon draw:style-name="gr2" draw:layer="layout" svg:width="1.573cm" svg:height="1.058cm" svg:x="3.322cm" svg:y="14.811cm" svg:viewBox="0 0 1574 1059" draw:points="0,0 1574,0 1574,1059 0,1059">
          <text:p/>
        </draw:polygon>
        <draw:polygon draw:style-name="gr2" draw:layer="layout" svg:width="1.495cm" svg:height="1.058cm" svg:x="4.896cm" svg:y="14.811cm" svg:viewBox="0 0 1496 1059" draw:points="0,0 1496,0 1496,1059 0,1059">
          <text:p/>
        </draw:polygon>
        <draw:polygon draw:style-name="gr2" draw:layer="layout" svg:width="1.492cm" svg:height="1.058cm" svg:x="6.392cm" svg:y="14.811cm" svg:viewBox="0 0 1493 1059" draw:points="0,0 1493,0 1493,1059 0,1059">
          <text:p/>
        </draw:polygon>
        <draw:polygon draw:style-name="gr1" draw:layer="layout" svg:width="1.575cm" svg:height="1.058cm" svg:x="7.885cm" svg:y="14.811cm" svg:viewBox="0 0 1576 1059" draw:points="0,0 1576,0 1576,1059 0,1059">
          <text:p/>
        </draw:polygon>
        <draw:polygon draw:style-name="gr1" draw:layer="layout" svg:width="1.755cm" svg:height="1.058cm" svg:x="9.461cm" svg:y="14.811cm" svg:viewBox="0 0 1756 1059" draw:points="0,0 1756,0 1756,1059 0,1059">
          <text:p/>
        </draw:polygon>
        <draw:polygon draw:style-name="gr2" draw:layer="layout" svg:width="1.543cm" svg:height="1.058cm" svg:x="11.217cm" svg:y="14.811cm" svg:viewBox="0 0 1544 1059" draw:points="0,0 1544,0 1544,1059 0,1059">
          <text:p/>
        </draw:polygon>
        <draw:polygon draw:style-name="gr2" draw:layer="layout" svg:width="1.149cm" svg:height="1.058cm" svg:x="12.761cm" svg:y="14.811cm" svg:viewBox="0 0 1150 1059" draw:points="0,0 1150,0 1150,1059 0,1059">
          <text:p/>
        </draw:polygon>
        <draw:polygon draw:style-name="gr2" draw:layer="layout" svg:width="1.464cm" svg:height="1.058cm" svg:x="13.911cm" svg:y="14.811cm" svg:viewBox="0 0 1465 1059" draw:points="0,0 1465,0 1465,1059 0,1059">
          <text:p/>
        </draw:polygon>
        <draw:polygon draw:style-name="gr2" draw:layer="layout" svg:width="1.744cm" svg:height="1.058cm" svg:x="15.376cm" svg:y="14.811cm" svg:viewBox="0 0 1745 1059" draw:points="0,0 1745,0 1745,1059 0,1059">
          <text:p/>
        </draw:polygon>
        <draw:polygon draw:style-name="gr1" draw:layer="layout" svg:width="1.573cm" svg:height="0.75cm" svg:x="3.322cm" svg:y="15.87cm" svg:viewBox="0 0 1574 751" draw:points="0,0 1574,0 1574,751 0,751">
          <text:p/>
        </draw:polygon>
        <draw:polygon draw:style-name="gr2" draw:layer="layout" svg:width="1.495cm" svg:height="0.623cm" svg:x="4.896cm" svg:y="15.87cm" svg:viewBox="0 0 1496 624" draw:points="0,0 1496,0 1496,624 0,624">
          <text:p/>
        </draw:polygon>
        <draw:polygon draw:style-name="gr1" draw:layer="layout" svg:width="1.575cm" svg:height="0.75cm" svg:x="7.885cm" svg:y="15.87cm" svg:viewBox="0 0 1576 751" draw:points="0,0 1576,0 1576,751 0,751">
          <text:p/>
        </draw:polygon>
        <draw:polygon draw:style-name="gr1" draw:layer="layout" svg:width="1.755cm" svg:height="0.75cm" svg:x="9.461cm" svg:y="15.87cm" svg:viewBox="0 0 1756 751" draw:points="0,0 1756,0 1756,751 0,751">
          <text:p/>
        </draw:polygon>
        <draw:polygon draw:style-name="gr2" draw:layer="layout" svg:width="1.149cm" svg:height="0.75cm" svg:x="12.761cm" svg:y="15.87cm" svg:viewBox="0 0 1150 751" draw:points="0,0 1150,0 1150,751 0,751">
          <text:p/>
        </draw:polygon>
        <draw:polygon draw:style-name="gr2" draw:layer="layout" svg:width="1.464cm" svg:height="0.75cm" svg:x="13.911cm" svg:y="15.87cm" svg:viewBox="0 0 1465 751" draw:points="0,0 1465,0 1465,751 0,751">
          <text:p/>
        </draw:polygon>
        <draw:polygon draw:style-name="gr2" draw:layer="layout" svg:width="1.573cm" svg:height="0.755cm" svg:x="3.322cm" svg:y="16.621cm" svg:viewBox="0 0 1574 756" draw:points="0,0 1574,0 1574,756 0,756">
          <text:p/>
        </draw:polygon>
        <draw:polygon draw:style-name="gr2" draw:layer="layout" svg:width="1.495cm" svg:height="1.009cm" svg:x="4.896cm" svg:y="16.367cm" svg:viewBox="0 0 1496 1010" draw:points="0,0 1496,0 1496,1010 0,1010">
          <text:p/>
        </draw:polygon>
        <draw:polygon draw:style-name="gr1" draw:layer="layout" svg:width="1.492cm" svg:height="0.708cm" svg:x="6.392cm" svg:y="16.668cm" svg:viewBox="0 0 1493 709" draw:points="0,0 1493,0 1493,709 0,709">
          <text:p/>
        </draw:polygon>
        <draw:polygon draw:style-name="gr1" draw:layer="layout" svg:width="1.575cm" svg:height="0.755cm" svg:x="7.885cm" svg:y="16.621cm" svg:viewBox="0 0 1576 756" draw:points="0,0 1576,0 1576,756 0,756">
          <text:p/>
        </draw:polygon>
        <draw:polygon draw:style-name="gr2" draw:layer="layout" svg:width="1.755cm" svg:height="0.634cm" svg:x="9.461cm" svg:y="16.621cm" svg:viewBox="0 0 1756 635" draw:points="0,0 1756,0 1756,635 0,635">
          <text:p/>
        </draw:polygon>
        <draw:polygon draw:style-name="gr2" draw:layer="layout" svg:width="1.543cm" svg:height="0.634cm" svg:x="11.217cm" svg:y="16.621cm" svg:viewBox="0 0 1544 635" draw:points="0,0 1544,0 1544,635 0,635">
          <text:p/>
        </draw:polygon>
        <draw:polygon draw:style-name="gr1" draw:layer="layout" svg:width="1.573cm" svg:height="0.634cm" svg:x="3.322cm" svg:y="17.307cm" svg:viewBox="0 0 1574 635" draw:points="0,0 1574,0 1574,635 0,635">
          <text:p/>
        </draw:polygon>
        <draw:polygon draw:style-name="gr1" draw:layer="layout" svg:width="1.495cm" svg:height="0.634cm" svg:x="4.896cm" svg:y="17.307cm" svg:viewBox="0 0 1496 635" draw:points="0,0 1496,0 1496,635 0,635">
          <text:p/>
        </draw:polygon>
        <draw:polygon draw:style-name="gr1" draw:layer="layout" svg:width="1.492cm" svg:height="0.634cm" svg:x="6.392cm" svg:y="17.307cm" svg:viewBox="0 0 1493 635" draw:points="0,0 1493,0 1493,635 0,635">
          <text:p/>
        </draw:polygon>
        <draw:polygon draw:style-name="gr2" draw:layer="layout" svg:width="1.575cm" svg:height="0.634cm" svg:x="7.885cm" svg:y="17.307cm" svg:viewBox="0 0 1576 635" draw:points="0,0 1576,0 1576,635 0,635">
          <text:p/>
        </draw:polygon>
        <draw:polygon draw:style-name="gr2" draw:layer="layout" svg:width="1.573cm" svg:height="0.761cm" svg:x="3.322cm" svg:y="17.891cm" svg:viewBox="0 0 1574 762" draw:points="0,0 1574,0 1574,762 0,762">
          <text:p/>
        </draw:polygon>
        <draw:polygon draw:style-name="gr2" draw:layer="layout" svg:width="1.495cm" svg:height="0.761cm" svg:x="4.896cm" svg:y="17.891cm" svg:viewBox="0 0 1496 762" draw:points="0,0 1496,0 1496,762 0,762">
          <text:p/>
        </draw:polygon>
        <draw:polygon draw:style-name="gr2" draw:layer="layout" svg:width="1.492cm" svg:height="0.761cm" svg:x="6.392cm" svg:y="17.891cm" svg:viewBox="0 0 1493 762" draw:points="0,0 1493,0 1493,762 0,762">
          <text:p/>
        </draw:polygon>
        <draw:polygon draw:style-name="gr1" draw:layer="layout" svg:width="1.575cm" svg:height="0.71cm" svg:x="7.885cm" svg:y="17.942cm" svg:viewBox="0 0 1576 711" draw:points="0,0 1576,0 1576,711 0,711">
          <text:p/>
        </draw:polygon>
        <draw:polygon draw:style-name="gr2" draw:layer="layout" svg:width="1.755cm" svg:height="0.761cm" svg:x="9.461cm" svg:y="17.891cm" svg:viewBox="0 0 1756 762" draw:points="0,0 1756,0 1756,762 0,762">
          <text:p/>
        </draw:polygon>
        <draw:polygon draw:style-name="gr2" draw:layer="layout" svg:width="1.149cm" svg:height="0.71cm" svg:x="12.761cm" svg:y="17.942cm" svg:viewBox="0 0 1150 711" draw:points="0,0 1150,0 1150,711 0,711">
          <text:p/>
        </draw:polygon>
        <draw:polygon draw:style-name="gr1" draw:layer="layout" svg:width="1.464cm" svg:height="0.761cm" svg:x="13.911cm" svg:y="17.891cm" svg:viewBox="0 0 1465 762" draw:points="0,0 1465,0 1465,762 0,762">
          <text:p/>
        </draw:polygon>
        <draw:polygon draw:style-name="gr1" draw:layer="layout" svg:width="7.873cm" svg:height="1.335cm" svg:x="3.359cm" svg:y="18.587cm" svg:viewBox="0 0 7874 1336" draw:points="0,0 7874,0 7874,1336 0,1336">
          <text:p/>
        </draw:polygon>
        <draw:polygon draw:style-name="gr1" draw:layer="layout" svg:width="1.755cm" svg:height="0.7cm" svg:x="9.461cm" svg:y="18.587cm" svg:viewBox="0 0 1756 701" draw:points="0,0 1756,0 1756,701 0,701">
          <text:p/>
        </draw:polygon>
        <draw:polygon draw:style-name="gr2" draw:layer="layout" svg:width="1.543cm" svg:height="1.335cm" svg:x="11.217cm" svg:y="18.587cm" svg:viewBox="0 0 1544 1336" draw:points="0,0 1544,0 1544,1336 0,1336">
          <text:p/>
        </draw:polygon>
        <draw:polygon draw:style-name="gr2" draw:layer="layout" svg:width="1.573cm" svg:height="0.858cm" svg:x="3.322cm" svg:y="19.826cm" svg:viewBox="0 0 1574 859" draw:points="0,0 1574,0 1574,859 0,859">
          <text:p/>
        </draw:polygon>
        <draw:polygon draw:style-name="gr2" draw:layer="layout" svg:width="1.495cm" svg:height="0.858cm" svg:x="4.896cm" svg:y="19.826cm" svg:viewBox="0 0 1496 859" draw:points="0,0 1496,0 1496,859 0,859">
          <text:p/>
        </draw:polygon>
        <draw:polygon draw:style-name="gr2" draw:layer="layout" svg:width="1.492cm" svg:height="0.858cm" svg:x="6.392cm" svg:y="19.826cm" svg:viewBox="0 0 1493 859" draw:points="0,0 1493,0 1493,859 0,859">
          <text:p/>
        </draw:polygon>
        <draw:polygon draw:style-name="gr1" draw:layer="layout" svg:width="1.575cm" svg:height="0.858cm" svg:x="7.885cm" svg:y="19.826cm" svg:viewBox="0 0 1576 859" draw:points="0,0 1576,0 1576,859 0,859">
          <text:p/>
        </draw:polygon>
        <draw:polygon draw:style-name="gr1" draw:layer="layout" svg:width="1.755cm" svg:height="0.888cm" svg:x="9.461cm" svg:y="19.796cm" svg:viewBox="0 0 1756 889" draw:points="0,0 1756,0 1756,889 0,889">
          <text:p/>
        </draw:polygon>
        <draw:polygon draw:style-name="gr1" draw:layer="layout" svg:width="1.543cm" svg:height="0.858cm" svg:x="11.217cm" svg:y="19.826cm" svg:viewBox="0 0 1544 859" draw:points="0,0 1544,0 1544,859 0,859">
          <text:p/>
        </draw:polygon>
        <draw:polygon draw:style-name="gr2" draw:layer="layout" svg:width="2.662cm" svg:height="1.396cm" svg:x="12.761cm" svg:y="19.288cm" svg:viewBox="0 0 2663 1397" draw:points="0,0 2663,0 2663,1397 0,1397">
          <text:p/>
        </draw:polygon>
        <draw:polygon draw:style-name="gr1" draw:layer="layout" svg:width="1.464cm" svg:height="0.583cm" svg:x="13.911cm" svg:y="19.974cm" svg:viewBox="0 0 1465 584" draw:points="0,0 1465,0 1465,584 0,584">
          <text:p/>
        </draw:polygon>
        <draw:polygon draw:style-name="gr2" draw:layer="layout" svg:width="1.744cm" svg:height="0.71cm" svg:x="15.376cm" svg:y="19.974cm" svg:viewBox="0 0 1745 711" draw:points="0,0 1745,0 1745,711 0,711">
          <text:p/>
        </draw:polygon>
        <draw:polygon draw:style-name="gr1" draw:layer="layout" svg:width="1.573cm" svg:height="0.774cm" svg:x="3.322cm" svg:y="20.672cm" svg:viewBox="0 0 1574 775" draw:points="0,0 1574,0 1574,775 0,775">
          <text:p/>
        </draw:polygon>
        <draw:polygon draw:style-name="gr2" draw:layer="layout" svg:width="1.495cm" svg:height="0.774cm" svg:x="4.896cm" svg:y="20.672cm" svg:viewBox="0 0 1496 775" draw:points="0,0 1496,0 1496,775 0,775">
          <text:p/>
        </draw:polygon>
        <draw:polygon draw:style-name="gr1" draw:layer="layout" svg:width="1.492cm" svg:height="0.774cm" svg:x="6.392cm" svg:y="20.672cm" svg:viewBox="0 0 1493 775" draw:points="0,0 1493,0 1493,775 0,775">
          <text:p/>
        </draw:polygon>
        <draw:polygon draw:style-name="gr2" draw:layer="layout" svg:width="1.575cm" svg:height="0.774cm" svg:x="7.885cm" svg:y="20.672cm" svg:viewBox="0 0 1576 775" draw:points="0,0 1576,0 1576,775 0,775">
          <text:p/>
        </draw:polygon>
        <draw:polygon draw:style-name="gr1" draw:layer="layout" svg:width="1.755cm" svg:height="0.774cm" svg:x="9.461cm" svg:y="20.672cm" svg:viewBox="0 0 1756 775" draw:points="0,0 1756,0 1756,775 0,775">
          <text:p/>
        </draw:polygon>
        <draw:polygon draw:style-name="gr2" draw:layer="layout" svg:width="1.543cm" svg:height="0.774cm" svg:x="11.217cm" svg:y="20.672cm" svg:viewBox="0 0 1544 775" draw:points="0,0 1544,0 1544,775 0,775">
          <text:p/>
        </draw:polygon>
        <draw:polygon draw:style-name="gr2" draw:layer="layout" svg:width="1.149cm" svg:height="0.774cm" svg:x="12.761cm" svg:y="20.672cm" svg:viewBox="0 0 1150 775" draw:points="0,0 1150,0 1150,775 0,775">
          <text:p/>
        </draw:polygon>
        <draw:polygon draw:style-name="gr2" draw:layer="layout" svg:width="1.464cm" svg:height="0.774cm" svg:x="13.911cm" svg:y="20.672cm" svg:viewBox="0 0 1465 775" draw:points="0,0 1465,0 1465,775 0,775">
          <text:p/>
        </draw:polygon>
        <draw:polygon draw:style-name="gr1" draw:layer="layout" svg:width="1.744cm" svg:height="0.774cm" svg:x="15.376cm" svg:y="20.672cm" svg:viewBox="0 0 1745 775" draw:points="0,0 1745,0 1745,775 0,775">
          <text:p/>
        </draw:polygon>
        <draw:polygon draw:style-name="gr2" draw:layer="layout" svg:width="1.755cm" svg:height="1.481cm" svg:x="9.461cm" svg:y="21.453cm" svg:viewBox="0 0 1756 1482" draw:points="0,0 1756,0 1756,1482 0,1482">
          <text:p/>
        </draw:polygon>
        <draw:polygon draw:style-name="gr1" draw:layer="layout" svg:width="1.543cm" svg:height="1.481cm" svg:x="11.217cm" svg:y="21.453cm" svg:viewBox="0 0 1544 1482" draw:points="0,0 1544,0 1544,1482 0,1482">
          <text:p/>
        </draw:polygon>
        <draw:polygon draw:style-name="gr2" draw:layer="layout" svg:width="1.149cm" svg:height="1.481cm" svg:x="12.761cm" svg:y="21.453cm" svg:viewBox="0 0 1150 1482" draw:points="0,0 1150,0 1150,1482 0,1482">
          <text:p/>
        </draw:polygon>
        <draw:polygon draw:style-name="gr2" draw:layer="layout" svg:width="1.464cm" svg:height="1.481cm" svg:x="13.911cm" svg:y="21.453cm" svg:viewBox="0 0 1465 1482" draw:points="0,0 1465,0 1465,1482 0,1482">
          <text:p/>
        </draw:polygon>
        <draw:polygon draw:style-name="gr16" draw:layer="layout" svg:width="1.361cm" svg:height="0.422cm" svg:x="3.428cm" svg:y="15.129cm" svg:viewBox="0 0 1362 423" draw:points="0,423 1362,423 1362,0 0,0">
          <text:p/>
        </draw:polygon>
        <draw:frame draw:style-name="gr60" draw:layer="layout" svg:width="0.844cm" svg:height="0.319cm" svg:x="1.147cm" svg:y="14.917cm">
          <draw:text-box>
            <text:p text:style-name="P1"><text:span text:style-name="T2">CPUnit</text:span></text:p>
          </draw:text-box>
        </draw:frame>
        <draw:polygon draw:style-name="gr16" draw:layer="layout" svg:width="1.283cm" svg:height="0.422cm" svg:x="5.002cm" svg:y="15.129cm" svg:viewBox="0 0 1284 423" draw:points="0,423 1284,423 1284,0 0,0">
          <text:p/>
        </draw:polygon>
        <draw:frame draw:style-name="gr18" draw:layer="layout" svg:width="0.413cm" svg:height="0.319cm" svg:x="3.89cm" svg:y="15.129cm">
          <draw:text-box>
            <text:p text:style-name="P1"><text:span text:style-name="T2">Yes</text:span></text:p>
          </draw:text-box>
        </draw:frame>
        <draw:polygon draw:style-name="gr16" draw:layer="layout" svg:width="1.281cm" svg:height="0.422cm" svg:x="6.498cm" svg:y="15.129cm" svg:viewBox="0 0 1282 423" draw:points="0,423 1282,423 1282,0 0,0">
          <text:p/>
        </draw:polygon>
        <draw:frame draw:style-name="gr18" draw:layer="layout" svg:width="0.413cm" svg:height="0.319cm" svg:x="5.425cm" svg:y="15.129cm">
          <draw:text-box>
            <text:p text:style-name="P1"><text:span text:style-name="T2">Yes</text:span></text:p>
          </draw:text-box>
        </draw:frame>
        <draw:polygon draw:style-name="gr15" draw:layer="layout" svg:width="1.363cm" svg:height="0.422cm" svg:x="7.991cm" svg:y="15.129cm" svg:viewBox="0 0 1364 423" draw:points="0,423 1364,423 1364,0 0,0">
          <text:p/>
        </draw:polygon>
        <draw:frame draw:style-name="gr18" draw:layer="layout" svg:width="0.413cm" svg:height="0.319cm" svg:x="6.919cm" svg:y="15.129cm">
          <draw:text-box>
            <text:p text:style-name="P1"><text:span text:style-name="T2">Yes</text:span></text:p>
          </draw:text-box>
        </draw:frame>
        <draw:polygon draw:style-name="gr15" draw:layer="layout" svg:width="1.543cm" svg:height="0.422cm" svg:x="9.567cm" svg:y="15.129cm" svg:viewBox="0 0 1544 423" draw:points="0,423 1544,423 1544,0 0,0">
          <text:p/>
        </draw:polygon>
        <draw:frame draw:style-name="gr19" draw:layer="layout" svg:width="0.349cm" svg:height="0.319cm" svg:x="8.501cm" svg:y="15.129cm">
          <draw:text-box>
            <text:p text:style-name="P1"><text:span text:style-name="T2">No</text:span></text:p>
          </draw:text-box>
        </draw:frame>
        <draw:polygon draw:style-name="gr16" draw:layer="layout" svg:width="1.331cm" svg:height="0.422cm" svg:x="11.323cm" svg:y="15.129cm" svg:viewBox="0 0 1332 423" draw:points="0,423 1332,423 1332,0 0,0">
          <text:p/>
        </draw:polygon>
        <draw:frame draw:style-name="gr19" draw:layer="layout" svg:width="0.349cm" svg:height="0.319cm" svg:x="10.166cm" svg:y="15.129cm">
          <draw:text-box>
            <text:p text:style-name="P1"><text:span text:style-name="T2">No</text:span></text:p>
          </draw:text-box>
        </draw:frame>
        <draw:polygon draw:style-name="gr16" draw:layer="layout" svg:width="0.937cm" svg:height="0.422cm" svg:x="12.867cm" svg:y="15.129cm" svg:viewBox="0 0 938 423" draw:points="0,423 938,423 938,0 0,0">
          <text:p/>
        </draw:polygon>
        <draw:frame draw:style-name="gr18" draw:layer="layout" svg:width="0.413cm" svg:height="0.319cm" svg:x="11.769cm" svg:y="15.129cm">
          <draw:text-box>
            <text:p text:style-name="P1"><text:span text:style-name="T2">Yes</text:span></text:p>
          </draw:text-box>
        </draw:frame>
        <draw:polygon draw:style-name="gr16" draw:layer="layout" svg:width="1.254cm" svg:height="0.422cm" svg:x="14.016cm" svg:y="15.129cm" svg:viewBox="0 0 1255 423" draw:points="0,423 1255,423 1255,0 0,0">
          <text:p/>
        </draw:polygon>
        <draw:frame draw:style-name="gr18" draw:layer="layout" svg:width="0.413cm" svg:height="0.319cm" svg:x="13.116cm" svg:y="15.129cm">
          <draw:text-box>
            <text:p text:style-name="P1"><text:span text:style-name="T2">Yes</text:span></text:p>
          </draw:text-box>
        </draw:frame>
        <draw:polygon draw:style-name="gr16" draw:layer="layout" svg:width="1.532cm" svg:height="0.422cm" svg:x="15.482cm" svg:y="15.129cm" svg:viewBox="0 0 1533 423" draw:points="0,423 1533,423 1533,0 0,0">
          <text:p/>
        </draw:polygon>
        <draw:frame draw:style-name="gr18" draw:layer="layout" svg:width="0.413cm" svg:height="0.319cm" svg:x="14.424cm" svg:y="15.129cm">
          <draw:text-box>
            <text:p text:style-name="P1"><text:span text:style-name="T2">Yes</text:span></text:p>
          </draw:text-box>
        </draw:frame>
        <draw:frame draw:style-name="gr18" draw:layer="layout" svg:width="0.413cm" svg:height="0.319cm" svg:x="16.029cm" svg:y="15.129cm">
          <draw:text-box>
            <text:p text:style-name="P1"><text:span text:style-name="T2">Yes</text:span></text:p>
          </draw:text-box>
        </draw:frame>
        <draw:frame draw:style-name="gr20" draw:layer="layout" svg:width="0.476cm" svg:height="0.319cm" svg:x="17.227cm" svg:y="15.058cm">
          <draw:text-box>
            <text:p text:style-name="P1"><text:span text:style-name="T2">[47]</text:span></text:p>
          </draw:text-box>
        </draw:frame>
        <draw:polygon draw:style-name="gr15" draw:layer="layout" svg:width="1.361cm" svg:height="0.422cm" svg:x="3.428cm" svg:y="15.957cm" svg:viewBox="0 0 1362 423" draw:points="0,423 1362,423 1362,0 0,0">
          <text:p/>
        </draw:polygon>
        <draw:polygon draw:style-name="gr16" draw:layer="layout" svg:width="1.283cm" svg:height="0.422cm" svg:x="5.002cm" svg:y="15.957cm" svg:viewBox="0 0 1284 423" draw:points="0,423 1284,423 1284,0 0,0">
          <text:p/>
        </draw:polygon>
        <draw:frame draw:style-name="gr61" draw:layer="layout" svg:width="2.993cm" svg:height="1.763cm" svg:x="1.147cm" svg:y="15.975cm">
          <draw:text-box>
            <text:p text:style-name="P1"><text:span text:style-name="T2">crpcutNo</text:span></text:p>
          </draw:text-box>
        </draw:frame>
        <draw:polygon draw:style-name="gr15" draw:layer="layout" svg:width="1.363cm" svg:height="0.422cm" svg:x="7.991cm" svg:y="15.957cm" svg:viewBox="0 0 1364 423" draw:points="0,423 1364,423 1364,0 0,0">
          <text:p/>
        </draw:polygon>
        <draw:frame draw:style-name="gr18" draw:layer="layout" svg:width="0.413cm" svg:height="0.319cm" svg:x="5.425cm" svg:y="15.957cm">
          <draw:text-box>
            <text:p text:style-name="P1"><text:span text:style-name="T2">Yes</text:span></text:p>
          </draw:text-box>
        </draw:frame>
        <draw:polygon draw:style-name="gr15" draw:layer="layout" svg:width="1.543cm" svg:height="0.422cm" svg:x="9.567cm" svg:y="15.957cm" svg:viewBox="0 0 1544 423" draw:points="0,423 1544,423 1544,0 0,0">
          <text:p/>
        </draw:polygon>
        <draw:frame draw:style-name="gr19" draw:layer="layout" svg:width="0.349cm" svg:height="0.319cm" svg:x="8.501cm" svg:y="15.957cm">
          <draw:text-box>
            <text:p text:style-name="P1"><text:span text:style-name="T2">No</text:span></text:p>
          </draw:text-box>
        </draw:frame>
        <draw:polygon draw:style-name="gr16" draw:layer="layout" svg:width="0.937cm" svg:height="0.422cm" svg:x="12.867cm" svg:y="15.957cm" svg:viewBox="0 0 938 423" draw:points="0,423 938,423 938,0 0,0">
          <text:p/>
        </draw:polygon>
        <draw:frame draw:style-name="gr19" draw:layer="layout" svg:width="0.349cm" svg:height="0.319cm" svg:x="10.166cm" svg:y="15.957cm">
          <draw:text-box>
            <text:p text:style-name="P1"><text:span text:style-name="T2">No</text:span></text:p>
          </draw:text-box>
        </draw:frame>
        <draw:polygon draw:style-name="gr16" draw:layer="layout" svg:width="1.254cm" svg:height="0.422cm" svg:x="14.016cm" svg:y="15.957cm" svg:viewBox="0 0 1255 423" draw:points="0,423 1255,423 1255,0 0,0">
          <text:p/>
        </draw:polygon>
        <draw:frame draw:style-name="gr18" draw:layer="layout" svg:width="0.413cm" svg:height="0.319cm" svg:x="13.116cm" svg:y="15.957cm">
          <draw:text-box>
            <text:p text:style-name="P1"><text:span text:style-name="T2">Yes</text:span></text:p>
          </draw:text-box>
        </draw:frame>
        <draw:frame draw:style-name="gr18" draw:layer="layout" svg:width="0.413cm" svg:height="0.319cm" svg:x="14.424cm" svg:y="15.957cm">
          <draw:text-box>
            <text:p text:style-name="P1"><text:span text:style-name="T2">Yes</text:span></text:p>
          </draw:text-box>
        </draw:frame>
        <draw:frame draw:style-name="gr62" draw:layer="layout" svg:width="1.441cm" svg:height="0.319cm" svg:x="15.482cm" svg:y="15.975cm">
          <draw:text-box>
            <text:p text:style-name="P1"><text:span text:style-name="T2">Suites within</text:span></text:p>
          </draw:text-box>
        </draw:frame>
        <draw:frame draw:style-name="gr4" draw:layer="layout" svg:width="0.667cm" svg:height="0.319cm" svg:x="15.482cm" svg:y="16.399cm">
          <draw:text-box>
            <text:p text:style-name="P1"><text:span text:style-name="T2">Suites</text:span></text:p>
          </draw:text-box>
        </draw:frame>
        <draw:frame draw:style-name="gr20" draw:layer="layout" svg:width="0.476cm" svg:height="0.319cm" svg:x="17.227cm" svg:y="16.116cm">
          <draw:text-box>
            <text:p text:style-name="P1"><text:span text:style-name="T2">[48]</text:span></text:p>
          </draw:text-box>
        </draw:frame>
        <draw:polygon draw:style-name="gr16" draw:layer="layout" svg:width="1.361cm" svg:height="0.422cm" svg:x="3.428cm" svg:y="16.826cm" svg:viewBox="0 0 1362 423" draw:points="0,423 1362,423 1362,0 0,0">
          <text:p/>
        </draw:polygon>
        <draw:frame draw:style-name="gr63" draw:layer="layout" svg:width="0.743cm" svg:height="0.319cm" svg:x="1.147cm" svg:y="16.774cm">
          <draw:text-box>
            <text:p text:style-name="P1"><text:span text:style-name="T2">CUTE</text:span></text:p>
          </draw:text-box>
        </draw:frame>
        <draw:polygon draw:style-name="gr16" draw:layer="layout" svg:width="1.283cm" svg:height="0.422cm" svg:x="5.002cm" svg:y="16.826cm" svg:viewBox="0 0 1284 423" draw:points="0,423 1284,423 1284,0 0,0">
          <text:p/>
        </draw:polygon>
        <draw:frame draw:style-name="gr18" draw:layer="layout" svg:width="0.413cm" svg:height="0.319cm" svg:x="3.89cm" svg:y="16.826cm">
          <draw:text-box>
            <text:p text:style-name="P1"><text:span text:style-name="T2">Yes</text:span></text:p>
          </draw:text-box>
        </draw:frame>
        <draw:polygon draw:style-name="gr15" draw:layer="layout" svg:width="1.281cm" svg:height="0.422cm" svg:x="6.498cm" svg:y="16.826cm" svg:viewBox="0 0 1282 423" draw:points="0,423 1282,423 1282,0 0,0">
          <text:p/>
        </draw:polygon>
        <draw:frame draw:style-name="gr18" draw:layer="layout" svg:width="0.413cm" svg:height="0.319cm" svg:x="5.425cm" svg:y="16.826cm">
          <draw:text-box>
            <text:p text:style-name="P1"><text:span text:style-name="T2">Yes</text:span></text:p>
          </draw:text-box>
        </draw:frame>
        <draw:polygon draw:style-name="gr15" draw:layer="layout" svg:width="1.363cm" svg:height="0.422cm" svg:x="7.991cm" svg:y="16.826cm" svg:viewBox="0 0 1364 423" draw:points="0,423 1364,423 1364,0 0,0">
          <text:p/>
        </draw:polygon>
        <draw:frame draw:style-name="gr19" draw:layer="layout" svg:width="0.349cm" svg:height="0.319cm" svg:x="6.966cm" svg:y="16.826cm">
          <draw:text-box>
            <text:p text:style-name="P1"><text:span text:style-name="T2">No</text:span></text:p>
          </draw:text-box>
        </draw:frame>
        <draw:polygon draw:style-name="gr16" draw:layer="layout" svg:width="1.543cm" svg:height="0.422cm" svg:x="9.567cm" svg:y="16.826cm" svg:viewBox="0 0 1544 423" draw:points="0,423 1544,423 1544,0 0,0">
          <text:p/>
        </draw:polygon>
        <draw:frame draw:style-name="gr19" draw:layer="layout" svg:width="0.349cm" svg:height="0.319cm" svg:x="8.501cm" svg:y="16.826cm">
          <draw:text-box>
            <text:p text:style-name="P1"><text:span text:style-name="T2">No</text:span></text:p>
          </draw:text-box>
        </draw:frame>
        <draw:polygon draw:style-name="gr16" draw:layer="layout" svg:width="1.331cm" svg:height="0.422cm" svg:x="11.323cm" svg:y="16.826cm" svg:viewBox="0 0 1332 423" draw:points="0,423 1332,423 1332,0 0,0">
          <text:p/>
        </draw:polygon>
        <draw:frame draw:style-name="gr18" draw:layer="layout" svg:width="0.413cm" svg:height="0.319cm" svg:x="10.119cm" svg:y="16.826cm">
          <draw:text-box>
            <text:p text:style-name="P1"><text:span text:style-name="T2">Yes</text:span></text:p>
          </draw:text-box>
        </draw:frame>
        <draw:frame draw:style-name="gr18" draw:layer="layout" svg:width="0.413cm" svg:height="0.319cm" svg:x="11.769cm" svg:y="16.826cm">
          <draw:text-box>
            <text:p text:style-name="P1"><text:span text:style-name="T2">Yes</text:span></text:p>
          </draw:text-box>
        </draw:frame>
        <draw:frame draw:style-name="gr4" draw:layer="layout" svg:width="0.667cm" svg:height="0.319cm" svg:x="15.482cm" svg:y="16.774cm">
          <draw:text-box>
            <text:p text:style-name="P1"><text:span text:style-name="T2">Suites</text:span></text:p>
          </draw:text-box>
        </draw:frame>
        <draw:frame draw:style-name="gr20" draw:layer="layout" svg:width="0.476cm" svg:height="0.319cm" svg:x="17.227cm" svg:y="16.915cm">
          <draw:text-box>
            <text:p text:style-name="P1"><text:span text:style-name="T2">[49]</text:span></text:p>
          </draw:text-box>
        </draw:frame>
        <draw:polygon draw:style-name="gr15" draw:layer="layout" svg:width="1.361cm" svg:height="0.422cm" svg:x="3.428cm" svg:y="17.413cm" svg:viewBox="0 0 1362 423" draw:points="0,423 1362,423 1362,0 0,0">
          <text:p/>
        </draw:polygon>
        <draw:polygon draw:style-name="gr15" draw:layer="layout" svg:width="1.283cm" svg:height="0.422cm" svg:x="5.002cm" svg:y="17.413cm" svg:viewBox="0 0 1284 423" draw:points="0,423 1284,423 1284,0 0,0">
          <text:p/>
        </draw:polygon>
        <draw:frame draw:style-name="gr64" draw:layer="layout" svg:width="2.993cm" svg:height="0.319cm" svg:x="1.147cm" svg:y="17.413cm">
          <draw:text-box>
            <text:p text:style-name="P1"><text:span text:style-name="T2">cuteeNo</text:span></text:p>
          </draw:text-box>
        </draw:frame>
        <draw:polygon draw:style-name="gr15" draw:layer="layout" svg:width="1.281cm" svg:height="0.422cm" svg:x="6.498cm" svg:y="17.413cm" svg:viewBox="0 0 1282 423" draw:points="0,423 1282,423 1282,0 0,0">
          <text:p/>
        </draw:polygon>
        <draw:frame draw:style-name="gr19" draw:layer="layout" svg:width="0.349cm" svg:height="0.319cm" svg:x="5.472cm" svg:y="17.413cm">
          <draw:text-box>
            <text:p text:style-name="P1"><text:span text:style-name="T2">No</text:span></text:p>
          </draw:text-box>
        </draw:frame>
        <draw:polygon draw:style-name="gr16" draw:layer="layout" svg:width="1.363cm" svg:height="0.422cm" svg:x="7.991cm" svg:y="17.413cm" svg:viewBox="0 0 1364 423" draw:points="0,423 1364,423 1364,0 0,0">
          <text:p/>
        </draw:polygon>
        <draw:frame draw:style-name="gr19" draw:layer="layout" svg:width="0.349cm" svg:height="0.319cm" svg:x="6.966cm" svg:y="17.413cm">
          <draw:text-box>
            <text:p text:style-name="P1"><text:span text:style-name="T2">No</text:span></text:p>
          </draw:text-box>
        </draw:frame>
        <draw:frame draw:style-name="gr18" draw:layer="layout" svg:width="0.413cm" svg:height="0.319cm" svg:x="8.454cm" svg:y="17.413cm">
          <draw:text-box>
            <text:p text:style-name="P1"><text:span text:style-name="T2">Yes</text:span></text:p>
          </draw:text-box>
        </draw:frame>
        <draw:polygon draw:style-name="gr16" draw:layer="layout" svg:width="1.361cm" svg:height="0.422cm" svg:x="3.428cm" svg:y="18.053cm" svg:viewBox="0 0 1362 423" draw:points="0,423 1362,423 1362,0 0,0">
          <text:p/>
        </draw:polygon>
        <draw:frame draw:style-name="gr65" draw:layer="layout" svg:width="0.933cm" svg:height="0.319cm" svg:x="1.147cm" svg:y="18.048cm">
          <draw:text-box>
            <text:p text:style-name="P1"><text:span text:style-name="T2">CxxTest</text:span></text:p>
          </draw:text-box>
        </draw:frame>
        <draw:polygon draw:style-name="gr16" draw:layer="layout" svg:width="1.283cm" svg:height="0.422cm" svg:x="5.002cm" svg:y="18.053cm" svg:viewBox="0 0 1284 423" draw:points="0,423 1284,423 1284,0 0,0">
          <text:p/>
        </draw:polygon>
        <draw:frame draw:style-name="gr18" draw:layer="layout" svg:width="0.413cm" svg:height="0.319cm" svg:x="3.89cm" svg:y="18.053cm">
          <draw:text-box>
            <text:p text:style-name="P1"><text:span text:style-name="T2">Yes</text:span></text:p>
          </draw:text-box>
        </draw:frame>
        <draw:polygon draw:style-name="gr16" draw:layer="layout" svg:width="1.281cm" svg:height="0.422cm" svg:x="6.498cm" svg:y="18.053cm" svg:viewBox="0 0 1282 423" draw:points="0,423 1282,423 1282,0 0,0">
          <text:p/>
        </draw:polygon>
        <draw:frame draw:style-name="gr18" draw:layer="layout" svg:width="0.413cm" svg:height="0.319cm" svg:x="5.425cm" svg:y="18.053cm">
          <draw:text-box>
            <text:p text:style-name="P1"><text:span text:style-name="T2">Yes</text:span></text:p>
          </draw:text-box>
        </draw:frame>
        <draw:polygon draw:style-name="gr15" draw:layer="layout" svg:width="1.363cm" svg:height="0.452cm" svg:x="7.991cm" svg:y="18.01cm" svg:viewBox="0 0 1364 453" draw:points="0,453 1364,453 1364,0 0,0">
          <text:p/>
        </draw:polygon>
        <draw:frame draw:style-name="gr18" draw:layer="layout" svg:width="0.413cm" svg:height="0.319cm" svg:x="6.919cm" svg:y="18.053cm">
          <draw:text-box>
            <text:p text:style-name="P1"><text:span text:style-name="T2">Yes</text:span></text:p>
          </draw:text-box>
        </draw:frame>
        <draw:polygon draw:style-name="gr16" draw:layer="layout" svg:width="1.543cm" svg:height="0.422cm" svg:x="9.567cm" svg:y="18.053cm" svg:viewBox="0 0 1544 423" draw:points="0,423 1544,423 1544,0 0,0">
          <text:p/>
        </draw:polygon>
        <draw:frame draw:style-name="gr19" draw:layer="layout" svg:width="0.349cm" svg:height="0.319cm" svg:x="8.501cm" svg:y="18.053cm">
          <draw:text-box>
            <text:p text:style-name="P1"><text:span text:style-name="T2">No</text:span></text:p>
          </draw:text-box>
        </draw:frame>
        <draw:frame draw:style-name="gr66" draw:layer="layout" svg:width="0.557cm" svg:height="0.319cm" svg:x="10.049cm" svg:y="18.053cm">
          <draw:text-box>
            <text:p text:style-name="P1"><text:span text:style-name="T2">Yes*</text:span></text:p>
          </draw:text-box>
        </draw:frame>
        <draw:polygon draw:style-name="gr16" draw:layer="layout" svg:width="0.937cm" svg:height="0.452cm" svg:x="12.867cm" svg:y="18.01cm" svg:viewBox="0 0 938 453" draw:points="0,453 938,453 938,0 0,0">
          <text:p/>
        </draw:polygon>
        <draw:frame draw:style-name="gr67" draw:layer="layout" svg:width="0.967cm" svg:height="0.319cm" svg:x="11.323cm" svg:y="18.048cm">
          <draw:text-box>
            <text:p text:style-name="P1"><text:span text:style-name="T2">Optional</text:span></text:p>
          </draw:text-box>
        </draw:frame>
        <draw:polygon draw:style-name="gr15" draw:layer="layout" svg:width="1.254cm" svg:height="0.422cm" svg:x="14.016cm" svg:y="18.053cm" svg:viewBox="0 0 1255 423" draw:points="0,423 1255,423 1255,0 0,0">
          <text:p/>
        </draw:polygon>
        <draw:frame draw:style-name="gr18" draw:layer="layout" svg:width="0.413cm" svg:height="0.319cm" svg:x="13.116cm" svg:y="18.053cm">
          <draw:text-box>
            <text:p text:style-name="P1"><text:span text:style-name="T2">Yes</text:span></text:p>
          </draw:text-box>
        </draw:frame>
        <draw:frame draw:style-name="gr19" draw:layer="layout" svg:width="0.349cm" svg:height="0.319cm" svg:x="14.471cm" svg:y="18.053cm">
          <draw:text-box>
            <text:p text:style-name="P1"><text:span text:style-name="T2">No</text:span></text:p>
          </draw:text-box>
        </draw:frame>
        <draw:frame draw:style-name="gr4" draw:layer="layout" svg:width="0.667cm" svg:height="0.319cm" svg:x="15.482cm" svg:y="18.048cm">
          <draw:text-box>
            <text:p text:style-name="P1"><text:span text:style-name="T2">Suites</text:span></text:p>
          </draw:text-box>
        </draw:frame>
        <draw:frame draw:style-name="gr20" draw:layer="layout" svg:width="0.476cm" svg:height="0.319cm" svg:x="17.227cm" svg:y="18.189cm">
          <draw:text-box>
            <text:p text:style-name="P1"><text:span text:style-name="T2">[51]</text:span></text:p>
          </draw:text-box>
        </draw:frame>
        <draw:polygon draw:style-name="gr15" draw:layer="layout" svg:width="1.361cm" svg:height="0.423cm" svg:x="3.428cm" svg:y="18.716cm" svg:viewBox="0 0 1362 424" draw:points="0,424 1362,424 1362,0 0,0">
          <text:p/>
        </draw:polygon>
        <draw:frame draw:style-name="gr5" draw:layer="layout" svg:width="0.959cm" svg:height="0.319cm" svg:x="1.147cm" svg:y="18.693cm">
          <draw:text-box>
            <text:p text:style-name="P1"><text:span text:style-name="T2">Embunit</text:span></text:p>
          </draw:text-box>
        </draw:frame>
        <draw:polygon draw:style-name="gr15" draw:layer="layout" svg:width="1.543cm" svg:height="0.423cm" svg:x="9.567cm" svg:y="18.716cm" svg:viewBox="0 0 1544 424" draw:points="0,424 1544,424 1544,0 0,0">
          <text:p/>
        </draw:polygon>
        <draw:frame draw:style-name="gr19" draw:layer="layout" svg:width="0.349cm" svg:height="0.319cm" svg:x="3.937cm" svg:y="18.716cm">
          <draw:text-box>
            <text:p text:style-name="P1"><text:span text:style-name="T2">No</text:span></text:p>
          </draw:text-box>
        </draw:frame>
        <draw:polygon draw:style-name="gr16" draw:layer="layout" svg:width="1.331cm" svg:height="0.423cm" svg:x="11.323cm" svg:y="18.716cm" svg:viewBox="0 0 1332 424" draw:points="0,424 1332,424 1332,0 0,0">
          <text:p/>
        </draw:polygon>
        <draw:frame draw:style-name="gr19" draw:layer="layout" svg:width="0.349cm" svg:height="0.319cm" svg:x="10.166cm" svg:y="18.716cm">
          <draw:text-box>
            <text:p text:style-name="P1"><text:span text:style-name="T2">No</text:span></text:p>
          </draw:text-box>
        </draw:frame>
        <draw:frame draw:style-name="gr18" draw:layer="layout" svg:width="0.413cm" svg:height="0.319cm" svg:x="11.769cm" svg:y="18.716cm">
          <draw:text-box>
            <text:p text:style-name="P1"><text:span text:style-name="T2">Yes</text:span></text:p>
          </draw:text-box>
        </draw:frame>
        <draw:frame draw:style-name="gr20" draw:layer="layout" svg:width="0.476cm" svg:height="0.319cm" svg:x="17.227cm" svg:y="18.834cm">
          <draw:text-box>
            <text:p text:style-name="P1"><text:span text:style-name="T2">[20]</text:span></text:p>
          </draw:text-box>
        </draw:frame>
        <draw:polygon draw:style-name="gr15" draw:layer="layout" svg:width="1.361cm" svg:height="0.422cm" svg:x="3.428cm" svg:y="19.41cm" svg:viewBox="0 0 1362 423" draw:points="0,423 1362,423 1362,0 0,0">
          <text:p/>
        </draw:polygon>
        <draw:frame draw:style-name="gr68" draw:layer="layout" svg:width="1.026cm" svg:height="0.319cm" svg:x="1.147cm" svg:y="19.375cm">
          <draw:text-box>
            <text:p text:style-name="P1"><text:span text:style-name="T2">Exercisix</text:span></text:p>
          </draw:text-box>
        </draw:frame>
        <draw:polygon draw:style-name="gr15" draw:layer="layout" svg:width="1.283cm" svg:height="0.422cm" svg:x="5.002cm" svg:y="19.41cm" svg:viewBox="0 0 1284 423" draw:points="0,423 1284,423 1284,0 0,0">
          <text:p/>
        </draw:polygon>
        <draw:frame draw:style-name="gr19" draw:layer="layout" svg:width="0.349cm" svg:height="0.319cm" svg:x="3.937cm" svg:y="19.41cm">
          <draw:text-box>
            <text:p text:style-name="P1"><text:span text:style-name="T2">No</text:span></text:p>
          </draw:text-box>
        </draw:frame>
        <draw:polygon draw:style-name="gr15" draw:layer="layout" svg:width="1.281cm" svg:height="0.422cm" svg:x="6.498cm" svg:y="19.41cm" svg:viewBox="0 0 1282 423" draw:points="0,423 1282,423 1282,0 0,0">
          <text:p/>
        </draw:polygon>
        <draw:frame draw:style-name="gr69" draw:text-style-name="P1" draw:layer="layout" svg:width="0.349cm" svg:height="0.319cm" svg:x="5.472cm" svg:y="19.41cm">
          <draw:text-box>
            <text:p text:style-name="P1"><text:span text:style-name="T2">No</text:span></text:p>
          </draw:text-box>
        </draw:frame>
        <draw:polygon draw:style-name="gr15" draw:layer="layout" svg:width="1.363cm" svg:height="0.422cm" svg:x="7.991cm" svg:y="19.41cm" svg:viewBox="0 0 1364 423" draw:points="0,423 1364,423 1364,0 0,0">
          <text:p/>
        </draw:polygon>
        <draw:frame draw:style-name="gr19" draw:layer="layout" svg:width="0.349cm" svg:height="0.319cm" svg:x="6.966cm" svg:y="19.41cm">
          <draw:text-box>
            <text:p text:style-name="P1"><text:span text:style-name="T2">No</text:span></text:p>
          </draw:text-box>
        </draw:frame>
        <draw:polygon draw:style-name="gr15" draw:layer="layout" svg:width="1.543cm" svg:height="0.422cm" svg:x="9.567cm" svg:y="19.41cm" svg:viewBox="0 0 1544 423" draw:points="0,423 1544,423 1544,0 0,0">
          <text:p/>
        </draw:polygon>
        <draw:frame draw:style-name="gr19" draw:layer="layout" svg:width="0.349cm" svg:height="0.319cm" svg:x="8.501cm" svg:y="19.41cm">
          <draw:text-box>
            <text:p text:style-name="P1"><text:span text:style-name="T2">No</text:span></text:p>
          </draw:text-box>
        </draw:frame>
        <draw:polygon draw:style-name="gr16" draw:layer="layout" svg:width="1.331cm" svg:height="0.422cm" svg:x="11.323cm" svg:y="19.41cm" svg:viewBox="0 0 1332 423" draw:points="0,423 1332,423 1332,0 0,0">
          <text:p/>
        </draw:polygon>
        <draw:frame draw:style-name="gr19" draw:layer="layout" svg:width="0.349cm" svg:height="0.319cm" svg:x="10.166cm" svg:y="19.41cm">
          <draw:text-box>
            <text:p text:style-name="P1"><text:span text:style-name="T2">No</text:span></text:p>
          </draw:text-box>
        </draw:frame>
        <draw:polygon draw:style-name="gr16" draw:layer="layout" svg:width="0.937cm" svg:height="0.422cm" svg:x="12.867cm" svg:y="19.41cm" svg:viewBox="0 0 938 423" draw:points="0,423 938,423 938,0 0,0">
          <text:p/>
        </draw:polygon>
        <draw:frame draw:style-name="gr18" draw:layer="layout" svg:width="0.413cm" svg:height="0.319cm" svg:x="11.769cm" svg:y="19.41cm">
          <draw:text-box>
            <text:p text:style-name="P1"><text:span text:style-name="T2">Yes</text:span></text:p>
          </draw:text-box>
        </draw:frame>
        <draw:polygon draw:style-name="gr16" draw:layer="layout" svg:width="1.254cm" svg:height="0.422cm" svg:x="14.016cm" svg:y="19.41cm" svg:viewBox="0 0 1255 423" draw:points="0,423 1255,423 1255,0 0,0">
          <text:p/>
        </draw:polygon>
        <draw:frame draw:style-name="gr18" draw:layer="layout" svg:width="0.413cm" svg:height="0.319cm" svg:x="13.116cm" svg:y="19.41cm">
          <draw:text-box>
            <text:p text:style-name="P1"><text:span text:style-name="T2">Yes</text:span></text:p>
          </draw:text-box>
        </draw:frame>
        <draw:frame draw:style-name="gr18" draw:layer="layout" svg:width="0.413cm" svg:height="0.319cm" svg:x="14.424cm" svg:y="19.41cm">
          <draw:text-box>
            <text:p text:style-name="P1"><text:span text:style-name="T2">Yes</text:span></text:p>
          </draw:text-box>
        </draw:frame>
        <draw:frame draw:style-name="gr8" draw:layer="layout" svg:width="1.319cm" svg:height="0.319cm" svg:x="15.482cm" svg:y="19.375cm">
          <draw:text-box>
            <text:p text:style-name="P1"><text:span text:style-name="T2">Executables</text:span></text:p>
          </draw:text-box>
        </draw:frame>
        <draw:polygon draw:style-name="gr16" draw:layer="layout" svg:width="1.361cm" svg:height="0.423cm" svg:x="3.428cm" svg:y="20.061cm" svg:viewBox="0 0 1362 424" draw:points="0,424 1362,424 1362,0 0,0">
          <text:p/>
        </draw:polygon>
        <draw:frame draw:style-name="gr70" draw:layer="layout" svg:width="0.73cm" svg:height="0.319cm" svg:x="1.147cm" svg:y="20.08cm">
          <draw:text-box>
            <text:p text:style-name="P1"><text:span text:style-name="T2">FCTX</text:span></text:p>
          </draw:text-box>
        </draw:frame>
        <draw:polygon draw:style-name="gr16" draw:layer="layout" svg:width="1.283cm" svg:height="0.423cm" svg:x="5.002cm" svg:y="20.061cm" svg:viewBox="0 0 1284 424" draw:points="0,424 1284,424 1284,0 0,0">
          <text:p/>
        </draw:polygon>
        <draw:frame draw:style-name="gr18" draw:layer="layout" svg:width="0.413cm" svg:height="0.319cm" svg:x="3.89cm" svg:y="20.061cm">
          <draw:text-box>
            <text:p text:style-name="P1"><text:span text:style-name="T2">Yes</text:span></text:p>
          </draw:text-box>
        </draw:frame>
        <draw:polygon draw:style-name="gr16" draw:layer="layout" svg:width="1.281cm" svg:height="0.423cm" svg:x="6.498cm" svg:y="20.061cm" svg:viewBox="0 0 1282 424" draw:points="0,424 1282,424 1282,0 0,0">
          <text:p/>
        </draw:polygon>
        <draw:frame draw:style-name="gr18" draw:layer="layout" svg:width="0.413cm" svg:height="0.319cm" svg:x="5.425cm" svg:y="20.061cm">
          <draw:text-box>
            <text:p text:style-name="P1"><text:span text:style-name="T2">Yes</text:span></text:p>
          </draw:text-box>
        </draw:frame>
        <draw:polygon draw:style-name="gr15" draw:layer="layout" svg:width="1.363cm" svg:height="0.423cm" svg:x="7.991cm" svg:y="20.061cm" svg:viewBox="0 0 1364 424" draw:points="0,424 1364,424 1364,0 0,0">
          <text:p/>
        </draw:polygon>
        <draw:frame draw:style-name="gr18" draw:layer="layout" svg:width="0.413cm" svg:height="0.319cm" svg:x="6.919cm" svg:y="20.061cm">
          <draw:text-box>
            <text:p text:style-name="P1"><text:span text:style-name="T2">Yes</text:span></text:p>
          </draw:text-box>
        </draw:frame>
        <draw:polygon draw:style-name="gr15" draw:layer="layout" svg:width="1.543cm" svg:height="0.423cm" svg:x="9.567cm" svg:y="20.061cm" svg:viewBox="0 0 1544 424" draw:points="0,424 1544,424 1544,0 0,0">
          <text:p/>
        </draw:polygon>
        <draw:frame draw:style-name="gr19" draw:layer="layout" svg:width="0.349cm" svg:height="0.319cm" svg:x="8.501cm" svg:y="20.061cm">
          <draw:text-box>
            <text:p text:style-name="P1"><text:span text:style-name="T2">No</text:span></text:p>
          </draw:text-box>
        </draw:frame>
        <draw:polygon draw:style-name="gr15" draw:layer="layout" svg:width="1.331cm" svg:height="0.423cm" svg:x="11.323cm" svg:y="20.061cm" svg:viewBox="0 0 1332 424" draw:points="0,424 1332,424 1332,0 0,0">
          <text:p/>
        </draw:polygon>
        <draw:frame draw:style-name="gr19" draw:layer="layout" svg:width="0.349cm" svg:height="0.319cm" svg:x="10.166cm" svg:y="20.061cm">
          <draw:text-box>
            <text:p text:style-name="P1"><text:span text:style-name="T2">No</text:span></text:p>
          </draw:text-box>
        </draw:frame>
        <draw:polygon draw:style-name="gr16" draw:layer="layout" svg:width="0.937cm" svg:height="0.423cm" svg:x="12.867cm" svg:y="20.061cm" svg:viewBox="0 0 938 424" draw:points="0,424 938,424 938,0 0,0">
          <text:p/>
        </draw:polygon>
        <draw:frame draw:style-name="gr19" draw:layer="layout" svg:width="0.349cm" svg:height="0.319cm" svg:x="11.816cm" svg:y="20.061cm">
          <draw:text-box>
            <text:p text:style-name="P1"><text:span text:style-name="T2">No</text:span></text:p>
          </draw:text-box>
        </draw:frame>
        <draw:polygon draw:style-name="gr15" draw:layer="layout" svg:width="1.254cm" svg:height="0.423cm" svg:x="14.016cm" svg:y="20.061cm" svg:viewBox="0 0 1255 424" draw:points="0,424 1255,424 1255,0 0,0">
          <text:p/>
        </draw:polygon>
        <draw:frame draw:style-name="gr18" draw:layer="layout" svg:width="0.413cm" svg:height="0.319cm" svg:x="13.116cm" svg:y="20.061cm">
          <draw:text-box>
            <text:p text:style-name="P1"><text:span text:style-name="T2">Yes</text:span></text:p>
          </draw:text-box>
        </draw:frame>
        <draw:polygon draw:style-name="gr16" draw:layer="layout" svg:width="1.532cm" svg:height="0.423cm" svg:x="15.482cm" svg:y="20.061cm" svg:viewBox="0 0 1533 424" draw:points="0,424 1533,424 1533,0 0,0">
          <text:p/>
        </draw:polygon>
        <draw:frame draw:style-name="gr19" draw:layer="layout" svg:width="0.349cm" svg:height="0.319cm" svg:x="14.471cm" svg:y="20.061cm">
          <draw:text-box>
            <text:p text:style-name="P1"><text:span text:style-name="T2">No</text:span></text:p>
          </draw:text-box>
        </draw:frame>
        <draw:frame draw:style-name="gr18" draw:layer="layout" svg:width="0.413cm" svg:height="0.319cm" svg:x="16.029cm" svg:y="20.061cm">
          <draw:text-box>
            <text:p text:style-name="P1"><text:span text:style-name="T2">Yes</text:span></text:p>
          </draw:text-box>
        </draw:frame>
        <draw:frame draw:style-name="gr20" draw:layer="layout" svg:width="0.476cm" svg:height="0.319cm" svg:x="17.227cm" svg:y="20.221cm">
          <draw:text-box>
            <text:p text:style-name="P1"><text:span text:style-name="T2">[21]</text:span></text:p>
          </draw:text-box>
        </draw:frame>
        <draw:polygon draw:style-name="gr15" draw:layer="layout" svg:width="1.361cm" svg:height="0.422cm" svg:x="3.428cm" svg:y="20.872cm" svg:viewBox="0 0 1362 423" draw:points="0,423 1362,423 1362,0 0,0">
          <text:p/>
        </draw:polygon>
        <draw:frame draw:style-name="gr22" draw:layer="layout" svg:width="0.971cm" svg:height="0.319cm" svg:x="1.147cm" svg:y="20.778cm">
          <draw:text-box>
            <text:p text:style-name="P1"><text:span text:style-name="T2">Fructose</text:span></text:p>
          </draw:text-box>
        </draw:frame>
        <draw:polygon draw:style-name="gr16" draw:layer="layout" svg:width="1.283cm" svg:height="0.422cm" svg:x="5.002cm" svg:y="20.872cm" svg:viewBox="0 0 1284 423" draw:points="0,423 1284,423 1284,0 0,0">
          <text:p/>
        </draw:polygon>
        <draw:frame draw:style-name="gr19" draw:layer="layout" svg:width="0.349cm" svg:height="0.319cm" svg:x="3.937cm" svg:y="20.872cm">
          <draw:text-box>
            <text:p text:style-name="P1"><text:span text:style-name="T2">No</text:span></text:p>
          </draw:text-box>
        </draw:frame>
        <draw:polygon draw:style-name="gr15" draw:layer="layout" svg:width="1.281cm" svg:height="0.422cm" svg:x="6.498cm" svg:y="20.872cm" svg:viewBox="0 0 1282 423" draw:points="0,423 1282,423 1282,0 0,0">
          <text:p/>
        </draw:polygon>
        <draw:frame draw:style-name="gr18" draw:layer="layout" svg:width="0.413cm" svg:height="0.319cm" svg:x="5.425cm" svg:y="20.872cm">
          <draw:text-box>
            <text:p text:style-name="P1"><text:span text:style-name="T2">Yes</text:span></text:p>
          </draw:text-box>
        </draw:frame>
        <draw:polygon draw:style-name="gr16" draw:layer="layout" svg:width="1.363cm" svg:height="0.422cm" svg:x="7.991cm" svg:y="20.872cm" svg:viewBox="0 0 1364 423" draw:points="0,423 1364,423 1364,0 0,0">
          <text:p/>
        </draw:polygon>
        <draw:frame draw:style-name="gr19" draw:layer="layout" svg:width="0.349cm" svg:height="0.319cm" svg:x="6.966cm" svg:y="20.872cm">
          <draw:text-box>
            <text:p text:style-name="P1"><text:span text:style-name="T2">No</text:span></text:p>
          </draw:text-box>
        </draw:frame>
        <draw:polygon draw:style-name="gr15" draw:layer="layout" svg:width="1.543cm" svg:height="0.422cm" svg:x="9.567cm" svg:y="20.872cm" svg:viewBox="0 0 1544 423" draw:points="0,423 1544,423 1544,0 0,0">
          <text:p/>
        </draw:polygon>
        <draw:frame draw:style-name="gr18" draw:layer="layout" svg:width="0.413cm" svg:height="0.319cm" svg:x="8.454cm" svg:y="20.872cm">
          <draw:text-box>
            <text:p text:style-name="P1"><text:span text:style-name="T2">Yes</text:span></text:p>
          </draw:text-box>
        </draw:frame>
        <draw:polygon draw:style-name="gr16" draw:layer="layout" svg:width="1.331cm" svg:height="0.422cm" svg:x="11.323cm" svg:y="20.872cm" svg:viewBox="0 0 1332 423" draw:points="0,423 1332,423 1332,0 0,0">
          <text:p/>
        </draw:polygon>
        <draw:frame draw:style-name="gr19" draw:layer="layout" svg:width="0.349cm" svg:height="0.319cm" svg:x="10.166cm" svg:y="20.872cm">
          <draw:text-box>
            <text:p text:style-name="P1"><text:span text:style-name="T2">No</text:span></text:p>
          </draw:text-box>
        </draw:frame>
        <draw:polygon draw:style-name="gr16" draw:layer="layout" svg:width="0.937cm" svg:height="0.422cm" svg:x="12.867cm" svg:y="20.872cm" svg:viewBox="0 0 938 423" draw:points="0,423 938,423 938,0 0,0">
          <text:p/>
        </draw:polygon>
        <draw:frame draw:style-name="gr18" draw:layer="layout" svg:width="0.413cm" svg:height="0.319cm" svg:x="11.769cm" svg:y="20.872cm">
          <draw:text-box>
            <text:p text:style-name="P1"><text:span text:style-name="T2">Yes</text:span></text:p>
          </draw:text-box>
        </draw:frame>
        <draw:polygon draw:style-name="gr16" draw:layer="layout" svg:width="1.254cm" svg:height="0.422cm" svg:x="14.016cm" svg:y="20.872cm" svg:viewBox="0 0 1255 423" draw:points="0,423 1255,423 1255,0 0,0">
          <text:p/>
        </draw:polygon>
        <draw:frame draw:style-name="gr18" draw:layer="layout" svg:width="0.413cm" svg:height="0.319cm" svg:x="13.116cm" svg:y="20.872cm">
          <draw:text-box>
            <text:p text:style-name="P1"><text:span text:style-name="T2">Yes</text:span></text:p>
          </draw:text-box>
        </draw:frame>
        <draw:polygon draw:style-name="gr15" draw:layer="layout" svg:width="1.532cm" svg:height="0.422cm" svg:x="15.482cm" svg:y="20.872cm" svg:viewBox="0 0 1533 423" draw:points="0,423 1533,423 1533,0 0,0">
          <text:p/>
        </draw:polygon>
        <draw:frame draw:style-name="gr18" draw:layer="layout" svg:width="0.413cm" svg:height="0.319cm" svg:x="14.424cm" svg:y="20.872cm">
          <draw:text-box>
            <text:p text:style-name="P1"><text:span text:style-name="T2">Yes</text:span></text:p>
          </draw:text-box>
        </draw:frame>
        <draw:frame draw:style-name="gr19" draw:layer="layout" svg:width="0.349cm" svg:height="0.319cm" svg:x="16.076cm" svg:y="20.872cm">
          <draw:text-box>
            <text:p text:style-name="P1"><text:span text:style-name="T2">No</text:span></text:p>
          </draw:text-box>
        </draw:frame>
        <draw:frame draw:style-name="gr71" draw:layer="layout" svg:width="1.386cm" svg:height="0.319cm" svg:x="1.147cm" svg:y="21.559cm">
          <draw:text-box>
            <text:p text:style-name="P1"><text:span text:style-name="T2">Google C++</text:span></text:p>
          </draw:text-box>
        </draw:frame>
        <draw:frame draw:style-name="gr65" draw:layer="layout" svg:width="1.001cm" svg:height="0.319cm" svg:x="1.147cm" svg:y="21.983cm">
          <draw:text-box>
            <text:p text:style-name="P1"><text:span text:style-name="T2">Mocking</text:span></text:p>
          </draw:text-box>
        </draw:frame>
        <draw:polygon draw:style-name="gr16" draw:layer="layout" svg:width="1.543cm" svg:height="0.422cm" svg:x="9.567cm" svg:y="21.983cm" svg:viewBox="0 0 1544 423" draw:points="0,423 1544,423 1544,0 0,0">
          <text:p/>
        </draw:polygon>
        <draw:frame draw:style-name="gr72" draw:layer="layout" svg:width="1.276cm" svg:height="0.319cm" svg:x="1.147cm" svg:y="22.406cm">
          <draw:text-box>
            <text:p text:style-name="P1"><text:span text:style-name="T2">Framework</text:span></text:p>
          </draw:text-box>
        </draw:frame>
        <draw:polygon draw:style-name="gr15" draw:layer="layout" svg:width="1.331cm" svg:height="0.422cm" svg:x="11.323cm" svg:y="21.983cm" svg:viewBox="0 0 1332 423" draw:points="0,423 1332,423 1332,0 0,0">
          <text:p/>
        </draw:polygon>
        <draw:frame draw:style-name="gr18" draw:layer="layout" svg:width="0.413cm" svg:height="0.319cm" svg:x="10.119cm" svg:y="21.983cm">
          <draw:text-box>
            <text:p text:style-name="P1"><text:span text:style-name="T2">Yes</text:span></text:p>
          </draw:text-box>
        </draw:frame>
        <draw:polygon draw:style-name="gr16" draw:layer="layout" svg:width="0.937cm" svg:height="0.422cm" svg:x="12.867cm" svg:y="21.983cm" svg:viewBox="0 0 938 423" draw:points="0,423 938,423 938,0 0,0">
          <text:p/>
        </draw:polygon>
        <draw:frame draw:style-name="gr19" draw:layer="layout" svg:width="0.349cm" svg:height="0.319cm" svg:x="11.816cm" svg:y="21.983cm">
          <draw:text-box>
            <text:p text:style-name="P1"><text:span text:style-name="T2">No</text:span></text:p>
          </draw:text-box>
        </draw:frame>
        <draw:polygon draw:style-name="gr16" draw:layer="layout" svg:width="1.254cm" svg:height="0.422cm" svg:x="14.016cm" svg:y="21.983cm" svg:viewBox="0 0 1255 423" draw:points="0,423 1255,423 1255,0 0,0">
          <text:p/>
        </draw:polygon>
        <draw:frame draw:style-name="gr18" draw:layer="layout" svg:width="0.413cm" svg:height="0.319cm" svg:x="13.116cm" svg:y="21.983cm">
          <draw:text-box>
            <text:p text:style-name="P1"><text:span text:style-name="T2">Yes</text:span></text:p>
          </draw:text-box>
        </draw:frame>
        <draw:frame draw:style-name="gr18" draw:layer="layout" svg:width="0.413cm" svg:height="0.319cm" svg:x="14.424cm" svg:y="21.983cm">
          <draw:text-box>
            <text:p text:style-name="P1"><text:span text:style-name="T2">Yes</text:span></text:p>
          </draw:text-box>
        </draw:frame>
        <draw:line draw:style-name="gr32" draw:layer="layout" svg:x1="1.043cm" svg:y1="21.47cm" svg:x2="18.159cm" svg:y2="21.47cm">
          <text:p/>
        </draw:line>
        <draw:line draw:style-name="gr32" draw:layer="layout" svg:x1="1.044cm" svg:y1="19.97cm" svg:x2="18.16cm" svg:y2="19.97cm">
          <text:p/>
        </draw:line>
        <draw:line draw:style-name="gr32" draw:layer="layout" svg:x1="1.044cm" svg:y1="19.27cm" svg:x2="18.16cm" svg:y2="19.27cm">
          <text:p/>
        </draw:line>
        <draw:line draw:style-name="gr32" draw:layer="layout" svg:x1="1.045cm" svg:y1="18.57cm" svg:x2="18.161cm" svg:y2="18.57cm">
          <text:p/>
        </draw:line>
        <draw:line draw:style-name="gr32" draw:layer="layout" svg:x1="1.045cm" svg:y1="17.87cm" svg:x2="18.161cm" svg:y2="17.87cm">
          <text:p/>
        </draw:line>
        <draw:line draw:style-name="gr32" draw:layer="layout" svg:x1="1.046cm" svg:y1="17.27cm" svg:x2="18.162cm" svg:y2="17.27cm">
          <text:p/>
        </draw:line>
        <draw:line draw:style-name="gr32" draw:layer="layout" svg:x1="1.047cm" svg:y1="16.67cm" svg:x2="18.163cm" svg:y2="16.67cm">
          <text:p/>
        </draw:line>
        <draw:line draw:style-name="gr32" draw:layer="layout" svg:x1="1.048cm" svg:y1="15.87cm" svg:x2="18.164cm" svg:y2="15.87cm">
          <text:p/>
        </draw:line>
        <draw:line draw:style-name="gr32" draw:layer="layout" svg:x1="1.044cm" svg:y1="20.67cm" svg:x2="18.16cm" svg:y2="20.67cm">
          <text:p/>
        </draw:line>
        <draw:polygon draw:style-name="gr2" draw:layer="layout" svg:width="1.573cm" svg:height="0.82cm" svg:x="3.323cm" svg:y="22.811cm" svg:viewBox="0 0 1574 821" draw:points="0,0 1574,0 1574,821 0,821">
          <text:p/>
        </draw:polygon>
        <draw:polygon draw:style-name="gr2" draw:layer="layout" svg:width="1.495cm" svg:height="0.82cm" svg:x="4.897cm" svg:y="22.811cm" svg:viewBox="0 0 1496 821" draw:points="0,0 1496,0 1496,821 0,821">
          <text:p/>
        </draw:polygon>
        <draw:polygon draw:style-name="gr2" draw:layer="layout" svg:width="1.755cm" svg:height="0.82cm" svg:x="9.462cm" svg:y="22.811cm" svg:viewBox="0 0 1756 821" draw:points="0,0 1756,0 1756,821 0,821">
          <text:p/>
        </draw:polygon>
        <draw:polygon draw:style-name="gr2" draw:layer="layout" svg:width="1.543cm" svg:height="0.82cm" svg:x="11.218cm" svg:y="22.811cm" svg:viewBox="0 0 1544 821" draw:points="0,0 1544,0 1544,821 0,821">
          <text:p/>
        </draw:polygon>
        <draw:polygon draw:style-name="gr2" draw:layer="layout" svg:width="1.149cm" svg:height="0.82cm" svg:x="12.762cm" svg:y="22.811cm" svg:viewBox="0 0 1150 821" draw:points="0,0 1150,0 1150,821 0,821">
          <text:p/>
        </draw:polygon>
        <draw:polygon draw:style-name="gr2" draw:layer="layout" svg:width="1.464cm" svg:height="0.82cm" svg:x="13.912cm" svg:y="22.811cm" svg:viewBox="0 0 1465 821" draw:points="0,0 1465,0 1465,821 0,821">
          <text:p/>
        </draw:polygon>
        <draw:polygon draw:style-name="gr2" draw:layer="layout" svg:width="1.573cm" svg:height="0.813cm" svg:x="3.323cm" svg:y="23.58cm" svg:viewBox="0 0 1574 814" draw:points="0,0 1574,0 1574,814 0,814">
          <text:p/>
        </draw:polygon>
        <draw:polygon draw:style-name="gr2" draw:layer="layout" svg:width="1.495cm" svg:height="0.813cm" svg:x="4.897cm" svg:y="23.58cm" svg:viewBox="0 0 1496 814" draw:points="0,0 1496,0 1496,814 0,814">
          <text:p/>
        </draw:polygon>
        <draw:polygon draw:style-name="gr2" draw:layer="layout" svg:width="1.492cm" svg:height="0.813cm" svg:x="6.393cm" svg:y="23.58cm" svg:viewBox="0 0 1493 814" draw:points="0,0 1493,0 1493,814 0,814">
          <text:p/>
        </draw:polygon>
        <draw:polygon draw:style-name="gr1" draw:layer="layout" svg:width="1.575cm" svg:height="0.813cm" svg:x="7.886cm" svg:y="23.58cm" svg:viewBox="0 0 1576 814" draw:points="0,0 1576,0 1576,814 0,814">
          <text:p/>
        </draw:polygon>
        <draw:polygon draw:style-name="gr2" draw:layer="layout" svg:width="1.755cm" svg:height="0.813cm" svg:x="9.462cm" svg:y="23.58cm" svg:viewBox="0 0 1756 814" draw:points="0,0 1756,0 1756,814 0,814">
          <text:p/>
        </draw:polygon>
        <draw:polygon draw:style-name="gr2" draw:layer="layout" svg:width="1.543cm" svg:height="0.813cm" svg:x="11.218cm" svg:y="23.58cm" svg:viewBox="0 0 1544 814" draw:points="0,0 1544,0 1544,814 0,814">
          <text:p/>
        </draw:polygon>
        <draw:polygon draw:style-name="gr2" draw:layer="layout" svg:width="1.149cm" svg:height="0.813cm" svg:x="12.762cm" svg:y="23.58cm" svg:viewBox="0 0 1150 814" draw:points="0,0 1150,0 1150,814 0,814">
          <text:p/>
        </draw:polygon>
        <draw:polygon draw:style-name="gr2" draw:layer="layout" svg:width="1.464cm" svg:height="0.813cm" svg:x="13.912cm" svg:y="23.58cm" svg:viewBox="0 0 1465 814" draw:points="0,0 1465,0 1465,814 0,814">
          <text:p/>
        </draw:polygon>
        <draw:polygon draw:style-name="gr2" draw:layer="layout" svg:width="1.495cm" svg:height="1.058cm" svg:x="4.897cm" svg:y="24.331cm" svg:viewBox="0 0 1496 1059" draw:points="0,0 1496,0 1496,1059 0,1059">
          <text:p/>
        </draw:polygon>
        <draw:polygon draw:style-name="gr1" draw:layer="layout" svg:width="1.492cm" svg:height="1.058cm" svg:x="6.393cm" svg:y="24.331cm" svg:viewBox="0 0 1493 1059" draw:points="0,0 1493,0 1493,1059 0,1059">
          <text:p/>
        </draw:polygon>
        <draw:polygon draw:style-name="gr1" draw:layer="layout" svg:width="1.575cm" svg:height="1.058cm" svg:x="7.886cm" svg:y="24.331cm" svg:viewBox="0 0 1576 1059" draw:points="0,0 1576,0 1576,1059 0,1059">
          <text:p/>
        </draw:polygon>
        <draw:polygon draw:style-name="gr1" draw:layer="layout" svg:width="1.755cm" svg:height="1.058cm" svg:x="9.462cm" svg:y="24.331cm" svg:viewBox="0 0 1756 1059" draw:points="0,0 1756,0 1756,1059 0,1059">
          <text:p/>
        </draw:polygon>
        <draw:polygon draw:style-name="gr2" draw:layer="layout" svg:width="1.543cm" svg:height="1.058cm" svg:x="11.218cm" svg:y="24.331cm" svg:viewBox="0 0 1544 1059" draw:points="0,0 1544,0 1544,1059 0,1059">
          <text:p/>
        </draw:polygon>
        <draw:polygon draw:style-name="gr2" draw:layer="layout" svg:width="1.149cm" svg:height="1.058cm" svg:x="12.762cm" svg:y="24.331cm" svg:viewBox="0 0 1150 1059" draw:points="0,0 1150,0 1150,1059 0,1059">
          <text:p/>
        </draw:polygon>
        <draw:polygon draw:style-name="gr2" draw:layer="layout" svg:width="1.464cm" svg:height="1.058cm" svg:x="13.912cm" svg:y="24.331cm" svg:viewBox="0 0 1465 1059" draw:points="0,0 1465,0 1465,1059 0,1059">
          <text:p/>
        </draw:polygon>
        <draw:polygon draw:style-name="gr2" draw:layer="layout" svg:width="1.744cm" svg:height="1.058cm" svg:x="15.377cm" svg:y="24.331cm" svg:viewBox="0 0 1745 1059" draw:points="0,0 1745,0 1745,1059 0,1059">
          <text:p/>
        </draw:polygon>
        <draw:polygon draw:style-name="gr1" draw:layer="layout" svg:width="1.573cm" svg:height="0.777cm" svg:x="3.323cm" svg:y="25.39cm" svg:viewBox="0 0 1574 778" draw:points="0,0 1574,0 1574,778 0,778">
          <text:p/>
        </draw:polygon>
        <draw:polygon draw:style-name="gr1" draw:layer="layout" svg:width="1.495cm" svg:height="0.777cm" svg:x="4.897cm" svg:y="25.39cm" svg:viewBox="0 0 1496 778" draw:points="0,0 1496,0 1496,778 0,778">
          <text:p/>
        </draw:polygon>
        <draw:polygon draw:style-name="gr1" draw:layer="layout" svg:width="1.492cm" svg:height="0.777cm" svg:x="6.393cm" svg:y="25.39cm" svg:viewBox="0 0 1493 778" draw:points="0,0 1493,0 1493,778 0,778">
          <text:p/>
        </draw:polygon>
        <draw:polygon draw:style-name="gr1" draw:layer="layout" svg:width="1.575cm" svg:height="0.777cm" svg:x="7.886cm" svg:y="25.39cm" svg:viewBox="0 0 1576 778" draw:points="0,0 1576,0 1576,778 0,778">
          <text:p/>
        </draw:polygon>
        <draw:polygon draw:style-name="gr1" draw:layer="layout" svg:width="1.755cm" svg:height="0.777cm" svg:x="9.462cm" svg:y="25.39cm" svg:viewBox="0 0 1756 778" draw:points="0,0 1756,0 1756,778 0,778">
          <text:p/>
        </draw:polygon>
        <draw:polygon draw:style-name="gr2" draw:layer="layout" svg:width="1.543cm" svg:height="0.777cm" svg:x="11.218cm" svg:y="25.39cm" svg:viewBox="0 0 1544 778" draw:points="0,0 1544,0 1544,778 0,778">
          <text:p/>
        </draw:polygon>
        <draw:polygon draw:style-name="gr2" draw:layer="layout" svg:width="1.149cm" svg:height="0.777cm" svg:x="12.762cm" svg:y="25.39cm" svg:viewBox="0 0 1150 778" draw:points="0,0 1150,0 1150,778 0,778">
          <text:p/>
        </draw:polygon>
        <draw:polygon draw:style-name="gr2" draw:layer="layout" svg:width="1.464cm" svg:height="0.777cm" svg:x="13.912cm" svg:y="25.39cm" svg:viewBox="0 0 1465 778" draw:points="0,0 1465,0 1465,778 0,778">
          <text:p/>
        </draw:polygon>
        <draw:polygon draw:style-name="gr1" draw:layer="layout" svg:width="1.744cm" svg:height="0.777cm" svg:x="15.377cm" svg:y="25.39cm" svg:viewBox="0 0 1745 778" draw:points="0,0 1745,0 1745,778 0,778">
          <text:p/>
        </draw:polygon>
        <draw:polygon draw:style-name="gr2" draw:layer="layout" svg:width="1.573cm" svg:height="0.797cm" svg:x="3.323cm" svg:y="26.171cm" svg:viewBox="0 0 1574 798" draw:points="0,0 1574,0 1574,798 0,798">
          <text:p/>
        </draw:polygon>
        <draw:polygon draw:style-name="gr2" draw:layer="layout" svg:width="1.495cm" svg:height="0.797cm" svg:x="4.897cm" svg:y="26.171cm" svg:viewBox="0 0 1496 798" draw:points="0,0 1496,0 1496,798 0,798">
          <text:p/>
        </draw:polygon>
        <draw:polygon draw:style-name="gr2" draw:layer="layout" svg:width="1.492cm" svg:height="0.797cm" svg:x="6.393cm" svg:y="26.171cm" svg:viewBox="0 0 1493 798" draw:points="0,0 1493,0 1493,798 0,798">
          <text:p/>
        </draw:polygon>
        <draw:polygon draw:style-name="gr1" draw:layer="layout" svg:width="1.575cm" svg:height="0.82cm" svg:x="7.886cm" svg:y="26.171cm" svg:viewBox="0 0 1576 821" draw:points="0,0 1576,0 1576,821 0,821">
          <text:p/>
        </draw:polygon>
        <draw:polygon draw:style-name="gr1" draw:layer="layout" svg:width="1.755cm" svg:height="0.82cm" svg:x="9.462cm" svg:y="26.171cm" svg:viewBox="0 0 1756 821" draw:points="0,0 1756,0 1756,821 0,821">
          <text:p/>
        </draw:polygon>
        <draw:polygon draw:style-name="gr2" draw:layer="layout" svg:width="1.543cm" svg:height="0.82cm" svg:x="11.218cm" svg:y="26.171cm" svg:viewBox="0 0 1544 821" draw:points="0,0 1544,0 1544,821 0,821">
          <text:p/>
        </draw:polygon>
        <draw:polygon draw:style-name="gr2" draw:layer="layout" svg:width="1.149cm" svg:height="0.797cm" svg:x="12.762cm" svg:y="26.171cm" svg:viewBox="0 0 1150 798" draw:points="0,0 1150,0 1150,798 0,798">
          <text:p/>
        </draw:polygon>
        <draw:polygon draw:style-name="gr2" draw:layer="layout" svg:width="1.464cm" svg:height="0.797cm" svg:x="13.912cm" svg:y="26.171cm" svg:viewBox="0 0 1465 798" draw:points="0,0 1465,0 1465,798 0,798">
          <text:p/>
        </draw:polygon>
        <draw:polygon draw:style-name="gr2" draw:layer="layout" svg:width="1.744cm" svg:height="0.797cm" svg:x="15.377cm" svg:y="26.171cm" svg:viewBox="0 0 1745 798" draw:points="0,0 1745,0 1745,798 0,798">
          <text:p/>
        </draw:polygon>
        <draw:polygon draw:style-name="gr2" draw:layer="layout" svg:width="1.573cm" svg:height="0.82cm" svg:x="3.323cm" svg:y="27.016cm" svg:viewBox="0 0 1574 821" draw:points="0,0 1574,0 1574,821 0,821">
          <text:p/>
        </draw:polygon>
        <draw:polygon draw:style-name="gr2" draw:layer="layout" svg:width="1.495cm" svg:height="0.82cm" svg:x="4.897cm" svg:y="27.016cm" svg:viewBox="0 0 1496 821" draw:points="0,0 1496,0 1496,821 0,821">
          <text:p/>
        </draw:polygon>
        <draw:polygon draw:style-name="gr2" draw:layer="layout" svg:width="1.492cm" svg:height="0.82cm" svg:x="6.393cm" svg:y="27.016cm" svg:viewBox="0 0 1493 821" draw:points="0,0 1493,0 1493,821 0,821">
          <text:p/>
        </draw:polygon>
        <draw:polygon draw:style-name="gr1" draw:layer="layout" svg:width="1.575cm" svg:height="0.82cm" svg:x="7.886cm" svg:y="27.016cm" svg:viewBox="0 0 1576 821" draw:points="0,0 1576,0 1576,821 0,821">
          <text:p/>
        </draw:polygon>
        <draw:polygon draw:style-name="gr1" draw:layer="layout" svg:width="1.755cm" svg:height="0.82cm" svg:x="9.462cm" svg:y="27.016cm" svg:viewBox="0 0 1756 821" draw:points="0,0 1756,0 1756,821 0,821">
          <text:p/>
        </draw:polygon>
        <draw:polygon draw:style-name="gr2" draw:layer="layout" svg:width="1.543cm" svg:height="0.82cm" svg:x="11.218cm" svg:y="27.016cm" svg:viewBox="0 0 1544 821" draw:points="0,0 1544,0 1544,821 0,821">
          <text:p/>
        </draw:polygon>
        <draw:polygon draw:style-name="gr2" draw:layer="layout" svg:width="1.149cm" svg:height="0.82cm" svg:x="12.762cm" svg:y="27.016cm" svg:viewBox="0 0 1150 821" draw:points="0,0 1150,0 1150,821 0,821">
          <text:p/>
        </draw:polygon>
        <draw:polygon draw:style-name="gr2" draw:layer="layout" svg:width="1.464cm" svg:height="0.82cm" svg:x="13.912cm" svg:y="27.016cm" svg:viewBox="0 0 1465 821" draw:points="0,0 1465,0 1465,821 0,821">
          <text:p/>
        </draw:polygon>
        <draw:polygon draw:style-name="gr2" draw:layer="layout" svg:width="1.744cm" svg:height="0.82cm" svg:x="15.377cm" svg:y="27.016cm" svg:viewBox="0 0 1745 821" draw:points="0,0 1745,0 1745,821 0,821">
          <text:p/>
        </draw:polygon>
        <draw:polygon draw:style-name="gr2" draw:layer="layout" svg:width="1.573cm" svg:height="0.777cm" svg:x="3.323cm" svg:y="27.845cm" svg:viewBox="0 0 1574 778" draw:points="0,0 1574,0 1574,778 0,778">
          <text:p/>
        </draw:polygon>
        <draw:polygon draw:style-name="gr2" draw:layer="layout" svg:width="1.755cm" svg:height="0.777cm" svg:x="9.462cm" svg:y="27.845cm" svg:viewBox="0 0 1756 778" draw:points="0,0 1756,0 1756,778 0,778">
          <text:p/>
        </draw:polygon>
        <draw:polygon draw:style-name="gr2" draw:layer="layout" svg:width="1.149cm" svg:height="0.777cm" svg:x="12.762cm" svg:y="27.845cm" svg:viewBox="0 0 1150 778" draw:points="0,0 1150,0 1150,778 0,778">
          <text:p/>
        </draw:polygon>
        <draw:polygon draw:style-name="gr2" draw:layer="layout" svg:width="1.464cm" svg:height="0.777cm" svg:x="13.912cm" svg:y="27.845cm" svg:viewBox="0 0 1465 778" draw:points="0,0 1465,0 1465,778 0,778">
          <text:p/>
        </draw:polygon>
        <draw:polygon draw:style-name="gr2" draw:layer="layout" svg:width="1.755cm" svg:height="0.904cm" svg:x="9.462cm" svg:y="28.65cm" svg:viewBox="0 0 1756 905" draw:points="0,0 1756,0 1756,905 0,905">
          <text:p/>
        </draw:polygon>
        <draw:polygon draw:style-name="gr1" draw:layer="layout" svg:width="1.543cm" svg:height="0.904cm" svg:x="11.218cm" svg:y="28.65cm" svg:viewBox="0 0 1544 905" draw:points="0,0 1544,0 1544,905 0,905">
          <text:p/>
        </draw:polygon>
        <draw:polygon draw:style-name="gr2" draw:layer="layout" svg:width="1.149cm" svg:height="0.904cm" svg:x="12.762cm" svg:y="28.65cm" svg:viewBox="0 0 1150 905" draw:points="0,0 1150,0 1150,905 0,905">
          <text:p/>
        </draw:polygon>
        <draw:polygon draw:style-name="gr2" draw:layer="layout" svg:width="1.464cm" svg:height="0.904cm" svg:x="13.912cm" svg:y="28.65cm" svg:viewBox="0 0 1465 905" draw:points="0,0 1465,0 1465,905 0,905">
          <text:p/>
        </draw:polygon>
        <draw:polygon draw:style-name="gr16" draw:layer="layout" svg:width="1.361cm" svg:height="0.422cm" svg:x="3.429cm" svg:y="23.034cm" svg:viewBox="0 0 1362 423" draw:points="0,423 1362,423 1362,0 0,0">
          <text:p/>
        </draw:polygon>
        <draw:frame draw:style-name="gr73" draw:layer="layout" svg:width="1.344cm" svg:height="0.319cm" svg:x="1.148cm" svg:y="22.917cm">
          <draw:text-box>
            <text:p text:style-name="P1"><text:span text:style-name="T2">Google Test</text:span></text:p>
          </draw:text-box>
        </draw:frame>
        <draw:polygon draw:style-name="gr16" draw:layer="layout" svg:width="1.283cm" svg:height="0.422cm" svg:x="5.003cm" svg:y="23.034cm" svg:viewBox="0 0 1284 423" draw:points="0,423 1284,423 1284,0 0,0">
          <text:p/>
        </draw:polygon>
        <draw:frame draw:style-name="gr18" draw:layer="layout" svg:width="0.413cm" svg:height="0.319cm" svg:x="3.891cm" svg:y="23.034cm">
          <draw:text-box>
            <text:p text:style-name="P1"><text:span text:style-name="T2">Yes</text:span></text:p>
          </draw:text-box>
        </draw:frame>
        <draw:polygon draw:style-name="gr16" draw:layer="layout" svg:width="1.543cm" svg:height="0.422cm" svg:x="9.568cm" svg:y="23.034cm" svg:viewBox="0 0 1544 423" draw:points="0,423 1544,423 1544,0 0,0">
          <text:p/>
        </draw:polygon>
        <draw:frame draw:style-name="gr18" draw:layer="layout" svg:width="0.413cm" svg:height="0.319cm" svg:x="5.426cm" svg:y="23.034cm">
          <draw:text-box>
            <text:p text:style-name="P1"><text:span text:style-name="T2">Yes</text:span></text:p>
          </draw:text-box>
        </draw:frame>
        <draw:polygon draw:style-name="gr16" draw:layer="layout" svg:width="1.331cm" svg:height="0.422cm" svg:x="11.324cm" svg:y="23.034cm" svg:viewBox="0 0 1332 423" draw:points="0,423 1332,423 1332,0 0,0">
          <text:p/>
        </draw:polygon>
        <draw:frame draw:style-name="gr18" draw:layer="layout" svg:width="0.413cm" svg:height="0.319cm" svg:x="10.12cm" svg:y="23.034cm">
          <draw:text-box>
            <text:p text:style-name="P1"><text:span text:style-name="T2">Yes</text:span></text:p>
          </draw:text-box>
        </draw:frame>
        <draw:polygon draw:style-name="gr16" draw:layer="layout" svg:width="0.937cm" svg:height="0.422cm" svg:x="12.868cm" svg:y="23.034cm" svg:viewBox="0 0 938 423" draw:points="0,423 938,423 938,0 0,0">
          <text:p/>
        </draw:polygon>
        <draw:frame draw:style-name="gr18" draw:layer="layout" svg:width="0.413cm" svg:height="0.319cm" svg:x="11.77cm" svg:y="23.034cm">
          <draw:text-box>
            <text:p text:style-name="P1"><text:span text:style-name="T2">Yes</text:span></text:p>
          </draw:text-box>
        </draw:frame>
        <draw:polygon draw:style-name="gr16" draw:layer="layout" svg:width="1.254cm" svg:height="0.422cm" svg:x="14.017cm" svg:y="23.034cm" svg:viewBox="0 0 1255 423" draw:points="0,423 1255,423 1255,0 0,0">
          <text:p/>
        </draw:polygon>
        <draw:frame draw:style-name="gr18" draw:layer="layout" svg:width="0.413cm" svg:height="0.319cm" svg:x="13.117cm" svg:y="23.034cm">
          <draw:text-box>
            <text:p text:style-name="P1"><text:span text:style-name="T2">Yes</text:span></text:p>
          </draw:text-box>
        </draw:frame>
        <draw:frame draw:style-name="gr18" draw:layer="layout" svg:width="0.413cm" svg:height="0.319cm" svg:x="14.425cm" svg:y="23.034cm">
          <draw:text-box>
            <text:p text:style-name="P1"><text:span text:style-name="T2">Yes</text:span></text:p>
          </draw:text-box>
        </draw:frame>
        <draw:polygon draw:style-name="gr16" draw:layer="layout" svg:width="1.361cm" svg:height="0.422cm" svg:x="3.429cm" svg:y="23.744cm" svg:viewBox="0 0 1362 423" draw:points="0,423 1362,423 1362,0 0,0">
          <text:p/>
        </draw:polygon>
        <draw:frame draw:style-name="gr74" draw:layer="layout" svg:width="0.705cm" svg:height="0.319cm" svg:x="1.148cm" svg:y="23.685cm">
          <draw:text-box>
            <text:p text:style-name="P1"><text:span text:style-name="T2">Hestia</text:span></text:p>
          </draw:text-box>
        </draw:frame>
        <draw:polygon draw:style-name="gr16" draw:layer="layout" svg:width="1.283cm" svg:height="0.422cm" svg:x="5.003cm" svg:y="23.744cm" svg:viewBox="0 0 1284 423" draw:points="0,423 1284,423 1284,0 0,0">
          <text:p/>
        </draw:polygon>
        <draw:frame draw:style-name="gr18" draw:layer="layout" svg:width="0.413cm" svg:height="0.319cm" svg:x="3.891cm" svg:y="23.744cm">
          <draw:text-box>
            <text:p text:style-name="P1"><text:span text:style-name="T2">Yes</text:span></text:p>
          </draw:text-box>
        </draw:frame>
        <draw:polygon draw:style-name="gr16" draw:layer="layout" svg:width="1.281cm" svg:height="0.422cm" svg:x="6.499cm" svg:y="23.744cm" svg:viewBox="0 0 1282 423" draw:points="0,423 1282,423 1282,0 0,0">
          <text:p/>
        </draw:polygon>
        <draw:frame draw:style-name="gr18" draw:layer="layout" svg:width="0.413cm" svg:height="0.319cm" svg:x="5.426cm" svg:y="23.744cm">
          <draw:text-box>
            <text:p text:style-name="P1"><text:span text:style-name="T2">Yes</text:span></text:p>
          </draw:text-box>
        </draw:frame>
        <draw:polygon draw:style-name="gr15" draw:layer="layout" svg:width="1.363cm" svg:height="0.422cm" svg:x="7.992cm" svg:y="23.744cm" svg:viewBox="0 0 1364 423" draw:points="0,423 1364,423 1364,0 0,0">
          <text:p/>
        </draw:polygon>
        <draw:frame draw:style-name="gr18" draw:layer="layout" svg:width="0.413cm" svg:height="0.319cm" svg:x="6.92cm" svg:y="23.744cm">
          <draw:text-box>
            <text:p text:style-name="P1"><text:span text:style-name="T2">Yes</text:span></text:p>
          </draw:text-box>
        </draw:frame>
        <draw:polygon draw:style-name="gr16" draw:layer="layout" svg:width="1.543cm" svg:height="0.422cm" svg:x="9.568cm" svg:y="23.744cm" svg:viewBox="0 0 1544 423" draw:points="0,423 1544,423 1544,0 0,0">
          <text:p/>
        </draw:polygon>
        <draw:frame draw:style-name="gr19" draw:layer="layout" svg:width="0.349cm" svg:height="0.319cm" svg:x="8.502cm" svg:y="23.744cm">
          <draw:text-box>
            <text:p text:style-name="P1"><text:span text:style-name="T2">No</text:span></text:p>
          </draw:text-box>
        </draw:frame>
        <draw:polygon draw:style-name="gr16" draw:layer="layout" svg:width="1.331cm" svg:height="0.422cm" svg:x="11.324cm" svg:y="23.744cm" svg:viewBox="0 0 1332 423" draw:points="0,423 1332,423 1332,0 0,0">
          <text:p/>
        </draw:polygon>
        <draw:frame draw:style-name="gr18" draw:layer="layout" svg:width="0.413cm" svg:height="0.319cm" svg:x="10.12cm" svg:y="23.744cm">
          <draw:text-box>
            <text:p text:style-name="P1"><text:span text:style-name="T2">Yes</text:span></text:p>
          </draw:text-box>
        </draw:frame>
        <draw:polygon draw:style-name="gr16" draw:layer="layout" svg:width="0.937cm" svg:height="0.422cm" svg:x="12.868cm" svg:y="23.744cm" svg:viewBox="0 0 938 423" draw:points="0,423 938,423 938,0 0,0">
          <text:p/>
        </draw:polygon>
        <draw:frame draw:style-name="gr18" draw:layer="layout" svg:width="0.413cm" svg:height="0.319cm" svg:x="11.77cm" svg:y="23.744cm">
          <draw:text-box>
            <text:p text:style-name="P1"><text:span text:style-name="T2">Yes</text:span></text:p>
          </draw:text-box>
        </draw:frame>
        <draw:polygon draw:style-name="gr16" draw:layer="layout" svg:width="1.254cm" svg:height="0.422cm" svg:x="14.017cm" svg:y="23.744cm" svg:viewBox="0 0 1255 423" draw:points="0,423 1255,423 1255,0 0,0">
          <text:p/>
        </draw:polygon>
        <draw:frame draw:style-name="gr18" draw:layer="layout" svg:width="0.413cm" svg:height="0.319cm" svg:x="13.117cm" svg:y="23.744cm">
          <draw:text-box>
            <text:p text:style-name="P1"><text:span text:style-name="T2">Yes</text:span></text:p>
          </draw:text-box>
        </draw:frame>
        <draw:frame draw:style-name="gr18" draw:layer="layout" svg:width="0.413cm" svg:height="0.319cm" svg:x="14.425cm" svg:y="23.744cm">
          <draw:text-box>
            <text:p text:style-name="P1"><text:span text:style-name="T2">Yes</text:span></text:p>
          </draw:text-box>
        </draw:frame>
        <draw:frame draw:style-name="gr4" draw:layer="layout" svg:width="0.667cm" svg:height="0.319cm" svg:x="15.483cm" svg:y="23.685cm">
          <draw:text-box>
            <text:p text:style-name="P1"><text:span text:style-name="T2">Suites</text:span></text:p>
          </draw:text-box>
        </draw:frame>
        <draw:polygon draw:style-name="gr2" draw:layer="layout" svg:width="1.283cm" svg:height="0.846cm" svg:x="5.003cm" svg:y="24.437cm" svg:viewBox="0 0 1284 847" draw:points="0,847 1284,847 1284,0 0,0">
          <text:p/>
        </draw:polygon>
        <draw:frame draw:style-name="gr75" draw:layer="layout" svg:width="0.569cm" svg:height="0.319cm" svg:x="1.148cm" svg:y="24.437cm">
          <draw:text-box>
            <text:p text:style-name="P1"><text:span text:style-name="T2">Igloo</text:span></text:p>
          </draw:text-box>
        </draw:frame>
        <draw:frame draw:style-name="gr18" draw:layer="layout" svg:width="0.413cm" svg:height="0.319cm" svg:x="5.426cm" svg:y="24.437cm">
          <draw:text-box>
            <text:p text:style-name="P1"><text:span text:style-name="T2">Yes</text:span></text:p>
          </draw:text-box>
        </draw:frame>
        <draw:polygon draw:style-name="gr15" draw:layer="layout" svg:width="1.281cm" svg:height="0.422cm" svg:x="6.499cm" svg:y="24.649cm" svg:viewBox="0 0 1282 423" draw:points="0,423 1282,423 1282,0 0,0">
          <text:p/>
        </draw:polygon>
        <draw:frame draw:style-name="gr76" draw:layer="layout" svg:width="1.166cm" svg:height="0.319cm" svg:x="5.049cm" svg:y="24.86cm">
          <draw:text-box>
            <text:p text:style-name="P1"><text:span text:style-name="T2">(Contexts)</text:span></text:p>
          </draw:text-box>
        </draw:frame>
        <draw:polygon draw:style-name="gr15" draw:layer="layout" svg:width="1.363cm" svg:height="0.422cm" svg:x="7.992cm" svg:y="24.649cm" svg:viewBox="0 0 1364 423" draw:points="0,423 1364,423 1364,0 0,0">
          <text:p/>
        </draw:polygon>
        <draw:frame draw:style-name="gr19" draw:layer="layout" svg:width="0.349cm" svg:height="0.319cm" svg:x="6.967cm" svg:y="24.649cm">
          <draw:text-box>
            <text:p text:style-name="P1"><text:span text:style-name="T2">No</text:span></text:p>
          </draw:text-box>
        </draw:frame>
        <draw:polygon draw:style-name="gr15" draw:layer="layout" svg:width="1.543cm" svg:height="0.422cm" svg:x="9.568cm" svg:y="24.649cm" svg:viewBox="0 0 1544 423" draw:points="0,423 1544,423 1544,0 0,0">
          <text:p/>
        </draw:polygon>
        <draw:frame draw:style-name="gr19" draw:layer="layout" svg:width="0.349cm" svg:height="0.319cm" svg:x="8.502cm" svg:y="24.649cm">
          <draw:text-box>
            <text:p text:style-name="P1"><text:span text:style-name="T2">No</text:span></text:p>
          </draw:text-box>
        </draw:frame>
        <draw:polygon draw:style-name="gr16" draw:layer="layout" svg:width="1.331cm" svg:height="0.422cm" svg:x="11.324cm" svg:y="24.649cm" svg:viewBox="0 0 1332 423" draw:points="0,423 1332,423 1332,0 0,0">
          <text:p/>
        </draw:polygon>
        <draw:frame draw:style-name="gr19" draw:layer="layout" svg:width="0.349cm" svg:height="0.319cm" svg:x="10.167cm" svg:y="24.649cm">
          <draw:text-box>
            <text:p text:style-name="P1"><text:span text:style-name="T2">No</text:span></text:p>
          </draw:text-box>
        </draw:frame>
        <draw:polygon draw:style-name="gr16" draw:layer="layout" svg:width="0.937cm" svg:height="0.422cm" svg:x="12.868cm" svg:y="24.649cm" svg:viewBox="0 0 938 423" draw:points="0,423 938,423 938,0 0,0">
          <text:p/>
        </draw:polygon>
        <draw:frame draw:style-name="gr18" draw:layer="layout" svg:width="0.413cm" svg:height="0.319cm" svg:x="11.77cm" svg:y="24.649cm">
          <draw:text-box>
            <text:p text:style-name="P1"><text:span text:style-name="T2">Yes</text:span></text:p>
          </draw:text-box>
        </draw:frame>
        <draw:polygon draw:style-name="gr16" draw:layer="layout" svg:width="1.254cm" svg:height="0.422cm" svg:x="14.017cm" svg:y="24.649cm" svg:viewBox="0 0 1255 423" draw:points="0,423 1255,423 1255,0 0,0">
          <text:p/>
        </draw:polygon>
        <draw:frame draw:style-name="gr18" draw:layer="layout" svg:width="0.413cm" svg:height="0.319cm" svg:x="13.117cm" svg:y="24.649cm">
          <draw:text-box>
            <text:p text:style-name="P1"><text:span text:style-name="T2">Yes</text:span></text:p>
          </draw:text-box>
        </draw:frame>
        <draw:polygon draw:style-name="gr2" draw:layer="layout" svg:width="1.532cm" svg:height="0.846cm" svg:x="15.483cm" svg:y="24.437cm" svg:viewBox="0 0 1533 847" draw:points="0,847 1533,847 1533,0 0,0">
          <text:p/>
        </draw:polygon>
        <draw:frame draw:style-name="gr18" draw:layer="layout" svg:width="0.413cm" svg:height="0.319cm" svg:x="14.425cm" svg:y="24.649cm">
          <draw:text-box>
            <text:p text:style-name="P1"><text:span text:style-name="T2">Yes</text:span></text:p>
          </draw:text-box>
        </draw:frame>
        <draw:frame draw:style-name="gr77" draw:layer="layout" svg:width="1.285cm" svg:height="0.319cm" svg:x="15.587cm" svg:y="24.437cm">
          <draw:text-box>
            <text:p text:style-name="P1"><text:span text:style-name="T2">Yes (nested</text:span></text:p>
          </draw:text-box>
        </draw:frame>
        <draw:frame draw:style-name="gr30" draw:layer="layout" svg:width="1.005cm" svg:height="0.319cm" svg:x="15.732cm" svg:y="24.86cm">
          <draw:text-box>
            <text:p text:style-name="P1"><text:span text:style-name="T2">contexts)</text:span></text:p>
          </draw:text-box>
        </draw:frame>
        <draw:frame draw:style-name="gr20" draw:layer="layout" svg:width="0.476cm" svg:height="0.319cm" svg:x="17.228cm" svg:y="24.578cm">
          <draw:text-box>
            <text:p text:style-name="P1"><text:span text:style-name="T2">[53]</text:span></text:p>
          </draw:text-box>
        </draw:frame>
        <draw:polygon draw:style-name="gr15" draw:layer="layout" svg:width="1.361cm" svg:height="0.422cm" svg:x="3.429cm" svg:y="25.519cm" svg:viewBox="0 0 1362 423" draw:points="0,423 1362,423 1362,0 0,0">
          <text:p/>
        </draw:polygon>
        <draw:frame draw:style-name="gr78" draw:layer="layout" svg:width="0.375cm" svg:height="0.319cm" svg:x="1.148cm" svg:y="25.495cm">
          <draw:text-box>
            <text:p text:style-name="P1"><text:span text:style-name="T2">lest</text:span></text:p>
          </draw:text-box>
        </draw:frame>
        <draw:polygon draw:style-name="gr15" draw:layer="layout" svg:width="1.283cm" svg:height="0.422cm" svg:x="5.003cm" svg:y="25.519cm" svg:viewBox="0 0 1284 423" draw:points="0,423 1284,423 1284,0 0,0">
          <text:p/>
        </draw:polygon>
        <draw:frame draw:style-name="gr19" draw:layer="layout" svg:width="0.349cm" svg:height="0.319cm" svg:x="3.938cm" svg:y="25.519cm">
          <draw:text-box>
            <text:p text:style-name="P1"><text:span text:style-name="T2">No</text:span></text:p>
          </draw:text-box>
        </draw:frame>
        <draw:polygon draw:style-name="gr15" draw:layer="layout" svg:width="1.281cm" svg:height="0.422cm" svg:x="6.499cm" svg:y="25.519cm" svg:viewBox="0 0 1282 423" draw:points="0,423 1282,423 1282,0 0,0">
          <text:p/>
        </draw:polygon>
        <draw:frame draw:style-name="gr19" draw:layer="layout" svg:width="0.349cm" svg:height="0.319cm" svg:x="5.473cm" svg:y="25.519cm">
          <draw:text-box>
            <text:p text:style-name="P1"><text:span text:style-name="T2">No</text:span></text:p>
          </draw:text-box>
        </draw:frame>
        <draw:polygon draw:style-name="gr15" draw:layer="layout" svg:width="1.363cm" svg:height="0.422cm" svg:x="7.992cm" svg:y="25.519cm" svg:viewBox="0 0 1364 423" draw:points="0,423 1364,423 1364,0 0,0">
          <text:p/>
        </draw:polygon>
        <draw:frame draw:style-name="gr19" draw:layer="layout" svg:width="0.349cm" svg:height="0.319cm" svg:x="6.967cm" svg:y="25.519cm">
          <draw:text-box>
            <text:p text:style-name="P1"><text:span text:style-name="T2">No</text:span></text:p>
          </draw:text-box>
        </draw:frame>
        <draw:polygon draw:style-name="gr15" draw:layer="layout" svg:width="1.543cm" svg:height="0.422cm" svg:x="9.568cm" svg:y="25.519cm" svg:viewBox="0 0 1544 423" draw:points="0,423 1544,423 1544,0 0,0">
          <text:p/>
        </draw:polygon>
        <draw:frame draw:style-name="gr19" draw:layer="layout" svg:width="0.349cm" svg:height="0.319cm" svg:x="8.502cm" svg:y="25.519cm">
          <draw:text-box>
            <text:p text:style-name="P1"><text:span text:style-name="T2">No</text:span></text:p>
          </draw:text-box>
        </draw:frame>
        <draw:polygon draw:style-name="gr16" draw:layer="layout" svg:width="1.331cm" svg:height="0.422cm" svg:x="11.324cm" svg:y="25.519cm" svg:viewBox="0 0 1332 423" draw:points="0,423 1332,423 1332,0 0,0">
          <text:p/>
        </draw:polygon>
        <draw:frame draw:style-name="gr19" draw:layer="layout" svg:width="0.349cm" svg:height="0.319cm" svg:x="10.167cm" svg:y="25.519cm">
          <draw:text-box>
            <text:p text:style-name="P1"><text:span text:style-name="T2">No</text:span></text:p>
          </draw:text-box>
        </draw:frame>
        <draw:polygon draw:style-name="gr16" draw:layer="layout" svg:width="0.937cm" svg:height="0.422cm" svg:x="12.868cm" svg:y="25.519cm" svg:viewBox="0 0 938 423" draw:points="0,423 938,423 938,0 0,0">
          <text:p/>
        </draw:polygon>
        <draw:frame draw:style-name="gr18" draw:layer="layout" svg:width="0.413cm" svg:height="0.319cm" svg:x="11.77cm" svg:y="25.519cm">
          <draw:text-box>
            <text:p text:style-name="P1"><text:span text:style-name="T2">Yes</text:span></text:p>
          </draw:text-box>
        </draw:frame>
        <draw:polygon draw:style-name="gr16" draw:layer="layout" svg:width="1.254cm" svg:height="0.422cm" svg:x="14.017cm" svg:y="25.519cm" svg:viewBox="0 0 1255 423" draw:points="0,423 1255,423 1255,0 0,0">
          <text:p/>
        </draw:polygon>
        <draw:frame draw:style-name="gr18" draw:layer="layout" svg:width="0.413cm" svg:height="0.319cm" svg:x="13.117cm" svg:y="25.519cm">
          <draw:text-box>
            <text:p text:style-name="P1"><text:span text:style-name="T2">Yes</text:span></text:p>
          </draw:text-box>
        </draw:frame>
        <draw:polygon draw:style-name="gr15" draw:layer="layout" svg:width="1.532cm" svg:height="0.422cm" svg:x="15.483cm" svg:y="25.519cm" svg:viewBox="0 0 1533 423" draw:points="0,423 1533,423 1533,0 0,0">
          <text:p/>
        </draw:polygon>
        <draw:frame draw:style-name="gr18" draw:layer="layout" svg:width="0.413cm" svg:height="0.319cm" svg:x="14.425cm" svg:y="25.519cm">
          <draw:text-box>
            <text:p text:style-name="P1"><text:span text:style-name="T2">Yes</text:span></text:p>
          </draw:text-box>
        </draw:frame>
        <draw:frame draw:style-name="gr19" draw:layer="layout" svg:width="0.349cm" svg:height="0.319cm" svg:x="16.077cm" svg:y="25.519cm">
          <draw:text-box>
            <text:p text:style-name="P1"><text:span text:style-name="T2">No</text:span></text:p>
          </draw:text-box>
        </draw:frame>
        <draw:polygon draw:style-name="gr16" draw:layer="layout" svg:width="1.361cm" svg:height="0.422cm" svg:x="3.429cm" svg:y="26.382cm" svg:viewBox="0 0 1362 423" draw:points="0,423 1362,423 1362,0 0,0">
          <text:p/>
        </draw:polygon>
        <draw:frame draw:style-name="gr79" draw:layer="layout" svg:width="1.166cm" svg:height="0.319cm" svg:x="1.148cm" svg:y="26.277cm">
          <draw:text-box>
            <text:p text:style-name="P1"><text:span text:style-name="T2">liblittletest</text:span></text:p>
          </draw:text-box>
        </draw:frame>
        <draw:polygon draw:style-name="gr16" draw:layer="layout" svg:width="1.283cm" svg:height="0.422cm" svg:x="5.003cm" svg:y="26.382cm" svg:viewBox="0 0 1284 423" draw:points="0,423 1284,423 1284,0 0,0">
          <text:p/>
        </draw:polygon>
        <draw:frame draw:style-name="gr18" draw:layer="layout" svg:width="0.413cm" svg:height="0.319cm" svg:x="3.891cm" svg:y="26.382cm">
          <draw:text-box>
            <text:p text:style-name="P1"><text:span text:style-name="T2">Yes</text:span></text:p>
          </draw:text-box>
        </draw:frame>
        <draw:polygon draw:style-name="gr16" draw:layer="layout" svg:width="1.281cm" svg:height="0.422cm" svg:x="6.499cm" svg:y="26.382cm" svg:viewBox="0 0 1282 423" draw:points="0,423 1282,423 1282,0 0,0">
          <text:p/>
        </draw:polygon>
        <draw:frame draw:style-name="gr18" draw:layer="layout" svg:width="0.413cm" svg:height="0.319cm" svg:x="5.426cm" svg:y="26.382cm">
          <draw:text-box>
            <text:p text:style-name="P1"><text:span text:style-name="T2">Yes</text:span></text:p>
          </draw:text-box>
        </draw:frame>
        <draw:polygon draw:style-name="gr15" draw:layer="layout" svg:width="1.363cm" svg:height="0.422cm" svg:x="7.992cm" svg:y="26.382cm" svg:viewBox="0 0 1364 423" draw:points="0,423 1364,423 1364,0 0,0">
          <text:p/>
        </draw:polygon>
        <draw:frame draw:style-name="gr18" draw:layer="layout" svg:width="0.413cm" svg:height="0.319cm" svg:x="6.92cm" svg:y="26.382cm">
          <draw:text-box>
            <text:p text:style-name="P1"><text:span text:style-name="T2">Yes</text:span></text:p>
          </draw:text-box>
        </draw:frame>
        <draw:polygon draw:style-name="gr15" draw:layer="layout" svg:width="1.543cm" svg:height="0.422cm" svg:x="9.568cm" svg:y="26.382cm" svg:viewBox="0 0 1544 423" draw:points="0,423 1544,423 1544,0 0,0">
          <text:p/>
        </draw:polygon>
        <draw:frame draw:style-name="gr19" draw:layer="layout" svg:width="0.349cm" svg:height="0.319cm" svg:x="8.502cm" svg:y="26.382cm">
          <draw:text-box>
            <text:p text:style-name="P1"><text:span text:style-name="T2">No</text:span></text:p>
          </draw:text-box>
        </draw:frame>
        <draw:polygon draw:style-name="gr16" draw:layer="layout" svg:width="1.331cm" svg:height="0.422cm" svg:x="11.324cm" svg:y="26.382cm" svg:viewBox="0 0 1332 423" draw:points="0,423 1332,423 1332,0 0,0">
          <text:p/>
        </draw:polygon>
        <draw:frame draw:style-name="gr19" draw:layer="layout" svg:width="0.349cm" svg:height="0.319cm" svg:x="10.167cm" svg:y="26.382cm">
          <draw:text-box>
            <text:p text:style-name="P1"><text:span text:style-name="T2">No</text:span></text:p>
          </draw:text-box>
        </draw:frame>
        <draw:polygon draw:style-name="gr16" draw:layer="layout" svg:width="0.937cm" svg:height="0.422cm" svg:x="12.868cm" svg:y="26.382cm" svg:viewBox="0 0 938 423" draw:points="0,423 938,423 938,0 0,0">
          <text:p/>
        </draw:polygon>
        <draw:frame draw:style-name="gr18" draw:layer="layout" svg:width="0.413cm" svg:height="0.319cm" svg:x="11.77cm" svg:y="26.382cm">
          <draw:text-box>
            <text:p text:style-name="P1"><text:span text:style-name="T2">Yes</text:span></text:p>
          </draw:text-box>
        </draw:frame>
        <draw:polygon draw:style-name="gr16" draw:layer="layout" svg:width="1.254cm" svg:height="0.422cm" svg:x="14.017cm" svg:y="26.382cm" svg:viewBox="0 0 1255 423" draw:points="0,423 1255,423 1255,0 0,0">
          <text:p/>
        </draw:polygon>
        <draw:frame draw:style-name="gr18" draw:layer="layout" svg:width="0.413cm" svg:height="0.319cm" svg:x="13.117cm" svg:y="26.382cm">
          <draw:text-box>
            <text:p text:style-name="P1"><text:span text:style-name="T2">Yes</text:span></text:p>
          </draw:text-box>
        </draw:frame>
        <draw:polygon draw:style-name="gr16" draw:layer="layout" svg:width="1.532cm" svg:height="0.422cm" svg:x="15.483cm" svg:y="26.382cm" svg:viewBox="0 0 1533 423" draw:points="0,423 1533,423 1533,0 0,0">
          <text:p/>
        </draw:polygon>
        <draw:frame draw:style-name="gr18" draw:layer="layout" svg:width="0.413cm" svg:height="0.319cm" svg:x="14.425cm" svg:y="26.382cm">
          <draw:text-box>
            <text:p text:style-name="P1"><text:span text:style-name="T2">Yes</text:span></text:p>
          </draw:text-box>
        </draw:frame>
        <draw:frame draw:style-name="gr18" draw:layer="layout" svg:width="0.413cm" svg:height="0.319cm" svg:x="16.03cm" svg:y="26.382cm">
          <draw:text-box>
            <text:p text:style-name="P1"><text:span text:style-name="T2">Yes</text:span></text:p>
          </draw:text-box>
        </draw:frame>
        <draw:frame draw:style-name="gr20" draw:layer="layout" svg:width="0.476cm" svg:height="0.319cm" svg:x="17.228cm" svg:y="26.418cm">
          <draw:text-box>
            <text:p text:style-name="P1"><text:span text:style-name="T2">[54]</text:span></text:p>
          </draw:text-box>
        </draw:frame>
        <draw:polygon draw:style-name="gr16" draw:layer="layout" svg:width="1.361cm" svg:height="0.422cm" svg:x="3.429cm" svg:y="27.169cm" svg:viewBox="0 0 1362 423" draw:points="0,423 1362,423 1362,0 0,0">
          <text:p/>
        </draw:polygon>
        <draw:frame draw:style-name="gr80" draw:layer="layout" svg:width="1.103cm" svg:height="0.319cm" svg:x="1.148cm" svg:y="27.122cm">
          <draw:text-box>
            <text:p text:style-name="P1"><text:span text:style-name="T2">libunittest</text:span></text:p>
          </draw:text-box>
        </draw:frame>
        <draw:polygon draw:style-name="gr16" draw:layer="layout" svg:width="1.283cm" svg:height="0.422cm" svg:x="5.003cm" svg:y="27.169cm" svg:viewBox="0 0 1284 423" draw:points="0,423 1284,423 1284,0 0,0">
          <text:p/>
        </draw:polygon>
        <draw:frame draw:style-name="gr18" draw:layer="layout" svg:width="0.413cm" svg:height="0.319cm" svg:x="3.891cm" svg:y="27.169cm">
          <draw:text-box>
            <text:p text:style-name="P1"><text:span text:style-name="T2">Yes</text:span></text:p>
          </draw:text-box>
        </draw:frame>
        <draw:polygon draw:style-name="gr16" draw:layer="layout" svg:width="1.281cm" svg:height="0.422cm" svg:x="6.499cm" svg:y="27.169cm" svg:viewBox="0 0 1282 423" draw:points="0,423 1282,423 1282,0 0,0">
          <text:p/>
        </draw:polygon>
        <draw:frame draw:style-name="gr18" draw:layer="layout" svg:width="0.413cm" svg:height="0.319cm" svg:x="5.426cm" svg:y="27.169cm">
          <draw:text-box>
            <text:p text:style-name="P1"><text:span text:style-name="T2">Yes</text:span></text:p>
          </draw:text-box>
        </draw:frame>
        <draw:polygon draw:style-name="gr15" draw:layer="layout" svg:width="1.363cm" svg:height="0.422cm" svg:x="7.992cm" svg:y="27.169cm" svg:viewBox="0 0 1364 423" draw:points="0,423 1364,423 1364,0 0,0">
          <text:p/>
        </draw:polygon>
        <draw:frame draw:style-name="gr18" draw:layer="layout" svg:width="0.413cm" svg:height="0.319cm" svg:x="6.92cm" svg:y="27.169cm">
          <draw:text-box>
            <text:p text:style-name="P1"><text:span text:style-name="T2">Yes</text:span></text:p>
          </draw:text-box>
        </draw:frame>
        <draw:polygon draw:style-name="gr15" draw:layer="layout" svg:width="1.543cm" svg:height="0.422cm" svg:x="9.568cm" svg:y="27.169cm" svg:viewBox="0 0 1544 423" draw:points="0,423 1544,423 1544,0 0,0">
          <text:p/>
        </draw:polygon>
        <draw:frame draw:style-name="gr19" draw:layer="layout" svg:width="0.349cm" svg:height="0.319cm" svg:x="8.502cm" svg:y="27.169cm">
          <draw:text-box>
            <text:p text:style-name="P1"><text:span text:style-name="T2">No</text:span></text:p>
          </draw:text-box>
        </draw:frame>
        <draw:polygon draw:style-name="gr16" draw:layer="layout" svg:width="1.331cm" svg:height="0.422cm" svg:x="11.324cm" svg:y="27.169cm" svg:viewBox="0 0 1332 423" draw:points="0,423 1332,423 1332,0 0,0">
          <text:p/>
        </draw:polygon>
        <draw:frame draw:style-name="gr19" draw:layer="layout" svg:width="0.349cm" svg:height="0.319cm" svg:x="10.167cm" svg:y="27.169cm">
          <draw:text-box>
            <text:p text:style-name="P1"><text:span text:style-name="T2">No</text:span></text:p>
          </draw:text-box>
        </draw:frame>
        <draw:polygon draw:style-name="gr16" draw:layer="layout" svg:width="0.937cm" svg:height="0.422cm" svg:x="12.868cm" svg:y="27.169cm" svg:viewBox="0 0 938 423" draw:points="0,423 938,423 938,0 0,0">
          <text:p/>
        </draw:polygon>
        <draw:frame draw:style-name="gr18" draw:layer="layout" svg:width="0.413cm" svg:height="0.319cm" svg:x="11.77cm" svg:y="27.169cm">
          <draw:text-box>
            <text:p text:style-name="P1"><text:span text:style-name="T2">Yes</text:span></text:p>
          </draw:text-box>
        </draw:frame>
        <draw:polygon draw:style-name="gr16" draw:layer="layout" svg:width="1.254cm" svg:height="0.422cm" svg:x="14.017cm" svg:y="27.169cm" svg:viewBox="0 0 1255 423" draw:points="0,423 1255,423 1255,0 0,0">
          <text:p/>
        </draw:polygon>
        <draw:frame draw:style-name="gr18" draw:layer="layout" svg:width="0.413cm" svg:height="0.319cm" svg:x="13.117cm" svg:y="27.169cm">
          <draw:text-box>
            <text:p text:style-name="P1"><text:span text:style-name="T2">Yes</text:span></text:p>
          </draw:text-box>
        </draw:frame>
        <draw:polygon draw:style-name="gr16" draw:layer="layout" svg:width="1.532cm" svg:height="0.422cm" svg:x="15.483cm" svg:y="27.169cm" svg:viewBox="0 0 1533 423" draw:points="0,423 1533,423 1533,0 0,0">
          <text:p/>
        </draw:polygon>
        <draw:frame draw:style-name="gr18" draw:layer="layout" svg:width="0.413cm" svg:height="0.319cm" svg:x="14.425cm" svg:y="27.169cm">
          <draw:text-box>
            <text:p text:style-name="P1"><text:span text:style-name="T2">Yes</text:span></text:p>
          </draw:text-box>
        </draw:frame>
        <draw:frame draw:style-name="gr18" draw:layer="layout" svg:width="0.413cm" svg:height="0.319cm" svg:x="16.03cm" svg:y="27.169cm">
          <draw:text-box>
            <text:p text:style-name="P1"><text:span text:style-name="T2">Yes</text:span></text:p>
          </draw:text-box>
        </draw:frame>
        <draw:frame draw:style-name="gr20" draw:layer="layout" svg:width="0.476cm" svg:height="0.319cm" svg:x="17.228cm" svg:y="27.263cm">
          <draw:text-box>
            <text:p text:style-name="P1"><text:span text:style-name="T2">[55]</text:span></text:p>
          </draw:text-box>
        </draw:frame>
        <draw:frame draw:style-name="gr81" draw:layer="layout" svg:width="1.196cm" svg:height="0.319cm" svg:x="1.148cm" svg:y="27.95cm">
          <draw:text-box>
            <text:p text:style-name="P1"><text:span text:style-name="T2">Typemock</text:span></text:p>
          </draw:text-box>
        </draw:frame>
        <draw:polygon draw:style-name="gr16" draw:layer="layout" svg:width="1.361cm" svg:height="0.423cm" svg:x="3.429cm" svg:y="27.985cm" svg:viewBox="0 0 1362 424" draw:points="0,424 1362,424 1362,0 0,0">
          <text:p/>
        </draw:polygon>
        <draw:frame draw:style-name="gr82" draw:layer="layout" svg:width="1.162cm" svg:height="0.319cm" svg:x="1.148cm" svg:y="28.374cm">
          <draw:text-box>
            <text:p text:style-name="P1"><text:span text:style-name="T2">Isolator++</text:span></text:p>
          </draw:text-box>
        </draw:frame>
        <draw:polygon draw:style-name="gr16" draw:layer="layout" svg:width="1.543cm" svg:height="0.423cm" svg:x="9.568cm" svg:y="27.985cm" svg:viewBox="0 0 1544 424" draw:points="0,424 1544,424 1544,0 0,0">
          <text:p/>
        </draw:polygon>
        <draw:frame draw:style-name="gr18" draw:layer="layout" svg:width="0.413cm" svg:height="0.319cm" svg:x="3.891cm" svg:y="27.985cm">
          <draw:text-box>
            <text:p text:style-name="P1"><text:span text:style-name="T2">Yes</text:span></text:p>
          </draw:text-box>
        </draw:frame>
        <draw:polygon draw:style-name="gr16" draw:layer="layout" svg:width="0.937cm" svg:height="0.423cm" svg:x="12.868cm" svg:y="27.985cm" svg:viewBox="0 0 938 424" draw:points="0,424 938,424 938,0 0,0">
          <text:p/>
        </draw:polygon>
        <draw:frame draw:style-name="gr18" draw:layer="layout" svg:width="0.413cm" svg:height="0.319cm" svg:x="10.12cm" svg:y="27.985cm">
          <draw:text-box>
            <text:p text:style-name="P1"><text:span text:style-name="T2">Yes</text:span></text:p>
          </draw:text-box>
        </draw:frame>
        <draw:polygon draw:style-name="gr16" draw:layer="layout" svg:width="1.254cm" svg:height="0.423cm" svg:x="14.017cm" svg:y="27.985cm" svg:viewBox="0 0 1255 424" draw:points="0,424 1255,424 1255,0 0,0">
          <text:p/>
        </draw:polygon>
        <draw:frame draw:style-name="gr18" draw:layer="layout" svg:width="0.413cm" svg:height="0.319cm" svg:x="13.117cm" svg:y="27.985cm">
          <draw:text-box>
            <text:p text:style-name="P1"><text:span text:style-name="T2">Yes</text:span></text:p>
          </draw:text-box>
        </draw:frame>
        <draw:frame draw:style-name="gr18" draw:layer="layout" svg:width="0.413cm" svg:height="0.319cm" svg:x="14.425cm" svg:y="27.985cm">
          <draw:text-box>
            <text:p text:style-name="P1"><text:span text:style-name="T2">Yes</text:span></text:p>
          </draw:text-box>
        </draw:frame>
        <draw:polygon draw:style-name="gr16" draw:layer="layout" svg:width="1.543cm" svg:height="0.423cm" svg:x="9.568cm" svg:y="28.895cm" svg:viewBox="0 0 1544 424" draw:points="0,424 1544,424 1544,0 0,0">
          <text:p/>
        </draw:polygon>
        <draw:frame draw:style-name="gr83" draw:layer="layout" svg:width="1.077cm" svg:height="0.319cm" svg:x="1.148cm" svg:y="28.755cm">
          <draw:text-box>
            <text:p text:style-name="P1"><text:span text:style-name="T2">Mockator</text:span></text:p>
          </draw:text-box>
        </draw:frame>
        <draw:polygon draw:style-name="gr15" draw:layer="layout" svg:width="1.331cm" svg:height="0.423cm" svg:x="11.324cm" svg:y="28.895cm" svg:viewBox="0 0 1332 424" draw:points="0,424 1332,424 1332,0 0,0">
          <text:p/>
        </draw:polygon>
        <draw:frame draw:style-name="gr18" draw:layer="layout" svg:width="0.413cm" svg:height="0.319cm" svg:x="10.12cm" svg:y="28.895cm">
          <draw:text-box>
            <text:p text:style-name="P1"><text:span text:style-name="T2">Yes</text:span></text:p>
          </draw:text-box>
        </draw:frame>
        <draw:polygon draw:style-name="gr16" draw:layer="layout" svg:width="0.937cm" svg:height="0.423cm" svg:x="12.868cm" svg:y="28.895cm" svg:viewBox="0 0 938 424" draw:points="0,424 938,424 938,0 0,0">
          <text:p/>
        </draw:polygon>
        <draw:frame draw:style-name="gr19" draw:layer="layout" svg:width="0.349cm" svg:height="0.319cm" svg:x="11.817cm" svg:y="28.895cm">
          <draw:text-box>
            <text:p text:style-name="P1"><text:span text:style-name="T2">No</text:span></text:p>
          </draw:text-box>
        </draw:frame>
        <draw:polygon draw:style-name="gr16" draw:layer="layout" svg:width="1.254cm" svg:height="0.423cm" svg:x="14.017cm" svg:y="28.895cm" svg:viewBox="0 0 1255 424" draw:points="0,424 1255,424 1255,0 0,0">
          <text:p/>
        </draw:polygon>
        <draw:frame draw:style-name="gr18" draw:layer="layout" svg:width="0.413cm" svg:height="0.319cm" svg:x="13.117cm" svg:y="28.895cm">
          <draw:text-box>
            <text:p text:style-name="P1"><text:span text:style-name="T2">Yes</text:span></text:p>
          </draw:text-box>
        </draw:frame>
        <draw:frame draw:style-name="gr18" draw:layer="layout" svg:width="0.413cm" svg:height="0.319cm" svg:x="14.425cm" svg:y="28.895cm">
          <draw:text-box>
            <text:p text:style-name="P1"><text:span text:style-name="T2">Yes</text:span></text:p>
          </draw:text-box>
        </draw:frame>
        <draw:line draw:style-name="gr32" draw:layer="layout" svg:x1="1.042cm" svg:y1="22.811cm" svg:x2="18.158cm" svg:y2="22.811cm">
          <text:p/>
        </draw:line>
        <draw:line draw:style-name="gr32" draw:layer="layout" svg:x1="1.042cm" svg:y1="23.58cm" svg:x2="18.158cm" svg:y2="23.58cm">
          <text:p/>
        </draw:line>
        <draw:line draw:style-name="gr32" draw:layer="layout" svg:x1="1.042cm" svg:y1="24.331cm" svg:x2="18.158cm" svg:y2="24.331cm">
          <text:p/>
        </draw:line>
        <draw:line draw:style-name="gr32" draw:layer="layout" svg:x1="1.042cm" svg:y1="25.39cm" svg:x2="18.158cm" svg:y2="25.39cm">
          <text:p/>
        </draw:line>
        <draw:line draw:style-name="gr32" draw:layer="layout" svg:x1="1.042cm" svg:y1="26.171cm" svg:x2="18.158cm" svg:y2="26.171cm">
          <text:p/>
        </draw:line>
        <draw:line draw:style-name="gr32" draw:layer="layout" svg:x1="1.042cm" svg:y1="26.992cm" svg:x2="18.158cm" svg:y2="26.992cm">
          <text:p/>
        </draw:line>
        <draw:line draw:style-name="gr32" draw:layer="layout" svg:x1="1.042cm" svg:y1="27.845cm" svg:x2="18.158cm" svg:y2="27.845cm">
          <text:p/>
        </draw:line>
        <draw:line draw:style-name="gr32" draw:layer="layout" svg:x1="1.042cm" svg:y1="28.65cm" svg:x2="18.158cm" svg:y2="28.65cm">
          <text:p/>
        </draw:line>
        <draw:line draw:style-name="gr32" draw:layer="layout" svg:x1="1.042cm" svg:y1="29.565cm" svg:x2="18.158cm" svg:y2="29.565cm">
          <text:p/>
        </draw:line>
        <draw:line draw:style-name="gr32" draw:layer="layout" svg:x1="1.019cm" svg:y1="29.54cm" svg:x2="1.041cm" svg:y2="1.013cm">
          <text:p/>
        </draw:line>
        <draw:line draw:style-name="gr32" draw:layer="layout" svg:x1="3.305cm" svg:y1="29.54cm" svg:x2="3.322cm" svg:y2="1.013cm">
          <text:p/>
        </draw:line>
        <draw:line draw:style-name="gr32" draw:layer="layout" svg:x1="4.83cm" svg:y1="29.54cm" svg:x2="4.897cm" svg:y2="1.013cm">
          <text:p/>
        </draw:line>
        <draw:line draw:style-name="gr32" draw:layer="layout" svg:x1="6.354cm" svg:y1="29.54cm" svg:x2="6.393cm" svg:y2="1.013cm">
          <text:p/>
        </draw:line>
        <draw:line draw:style-name="gr32" draw:layer="layout" svg:x1="7.877cm" svg:y1="29.54cm" svg:x2="7.885cm" svg:y2="1.013cm">
          <text:p/>
        </draw:line>
        <draw:line draw:style-name="gr32" draw:layer="layout" svg:x1="9.401cm" svg:y1="29.54cm" svg:x2="9.461cm" svg:y2="1.013cm">
          <text:p/>
        </draw:line>
        <draw:line draw:style-name="gr32" draw:layer="layout" svg:x1="11.179cm" svg:y1="29.54cm" svg:x2="11.218cm" svg:y2="1.014cm">
          <text:p/>
        </draw:line>
        <draw:line draw:style-name="gr32" draw:layer="layout" svg:x1="12.762cm" svg:y1="29.534cm" svg:x2="12.762cm" svg:y2="1.014cm">
          <text:p/>
        </draw:line>
        <draw:line draw:style-name="gr32" draw:layer="layout" svg:x1="13.912cm" svg:y1="29.534cm" svg:x2="13.912cm" svg:y2="1.014cm">
          <text:p/>
        </draw:line>
        <draw:line draw:style-name="gr32" draw:layer="layout" svg:x1="15.377cm" svg:y1="29.534cm" svg:x2="15.377cm" svg:y2="1.014cm">
          <text:p/>
        </draw:line>
        <draw:line draw:style-name="gr32" draw:layer="layout" svg:x1="17.122cm" svg:y1="29.534cm" svg:x2="17.122cm" svg:y2="1.014cm">
          <text:p/>
        </draw:line>
        <draw:line draw:style-name="gr32" draw:layer="layout" svg:x1="18.165cm" svg:y1="29.534cm" svg:x2="18.165cm" svg:y2="1.014cm">
          <text:p/>
        </draw:line>
      </draw:page>
      <draw:page draw:name="page2" draw:style-name="dp1" draw:master-page-name="Default">
        <draw:polygon draw:style-name="gr2" draw:layer="layout" svg:width="1.573cm" svg:height="0.693cm" svg:x="3.322cm" svg:y="2.011cm" svg:viewBox="0 0 1574 694" draw:points="0,0 1574,0 1574,694 0,694">
          <text:p/>
        </draw:polygon>
        <draw:polygon draw:style-name="gr2" draw:layer="layout" svg:width="1.495cm" svg:height="0.693cm" svg:x="4.896cm" svg:y="2.011cm" svg:viewBox="0 0 1496 694" draw:points="0,0 1496,0 1496,694 0,694">
          <text:p/>
        </draw:polygon>
        <draw:polygon draw:style-name="gr1" draw:layer="layout" svg:width="1.575cm" svg:height="0.693cm" svg:x="7.885cm" svg:y="2.011cm" svg:viewBox="0 0 1576 694" draw:points="0,0 1576,0 1576,694 0,694">
          <text:p/>
        </draw:polygon>
        <draw:polygon draw:style-name="gr2" draw:layer="layout" svg:width="1.755cm" svg:height="0.693cm" svg:x="9.461cm" svg:y="2.011cm" svg:viewBox="0 0 1756 694" draw:points="0,0 1756,0 1756,694 0,694">
          <text:p/>
        </draw:polygon>
        <draw:polygon draw:style-name="gr2" draw:layer="layout" svg:width="1.543cm" svg:height="0.693cm" svg:x="11.217cm" svg:y="2.011cm" svg:viewBox="0 0 1544 694" draw:points="0,0 1544,0 1544,694 0,694">
          <text:p/>
        </draw:polygon>
        <draw:polygon draw:style-name="gr2" draw:layer="layout" svg:width="1.149cm" svg:height="0.693cm" svg:x="12.761cm" svg:y="2.011cm" svg:viewBox="0 0 1150 694" draw:points="0,0 1150,0 1150,694 0,694">
          <text:p/>
        </draw:polygon>
        <draw:polygon draw:style-name="gr2" draw:layer="layout" svg:width="1.464cm" svg:height="0.693cm" svg:x="13.911cm" svg:y="2.011cm" svg:viewBox="0 0 1465 694" draw:points="0,0 1465,0 1465,694 0,694">
          <text:p/>
        </draw:polygon>
        <draw:polygon draw:style-name="gr2" draw:layer="layout" svg:width="1.755cm" svg:height="0.773cm" svg:x="9.461cm" svg:y="2.693cm" svg:viewBox="0 0 1756 774" draw:points="0,0 1756,0 1756,774 0,774">
          <text:p/>
        </draw:polygon>
        <draw:polygon draw:style-name="gr2" draw:layer="layout" svg:width="1.573cm" svg:height="1.481cm" svg:x="3.322cm" svg:y="3.451cm" svg:viewBox="0 0 1574 1482" draw:points="0,0 1574,0 1574,1482 0,1482">
          <text:p/>
        </draw:polygon>
        <draw:polygon draw:style-name="gr2" draw:layer="layout" svg:width="1.495cm" svg:height="1.481cm" svg:x="4.896cm" svg:y="3.451cm" svg:viewBox="0 0 1496 1482" draw:points="0,0 1496,0 1496,1482 0,1482">
          <text:p/>
        </draw:polygon>
        <draw:polygon draw:style-name="gr2" draw:layer="layout" svg:width="1.575cm" svg:height="1.481cm" svg:x="7.885cm" svg:y="3.451cm" svg:viewBox="0 0 1576 1482" draw:points="0,0 1576,0 1576,1482 0,1482">
          <text:p/>
        </draw:polygon>
        <draw:polygon draw:style-name="gr2" draw:layer="layout" svg:width="1.755cm" svg:height="1.481cm" svg:x="9.461cm" svg:y="3.451cm" svg:viewBox="0 0 1756 1482" draw:points="0,0 1756,0 1756,1482 0,1482">
          <text:p/>
        </draw:polygon>
        <draw:polygon draw:style-name="gr2" draw:layer="layout" svg:width="1.543cm" svg:height="1.481cm" svg:x="11.217cm" svg:y="3.451cm" svg:viewBox="0 0 1544 1482" draw:points="0,0 1544,0 1544,1482 0,1482">
          <text:p/>
        </draw:polygon>
        <draw:polygon draw:style-name="gr2" draw:layer="layout" svg:width="1.149cm" svg:height="1.481cm" svg:x="12.761cm" svg:y="3.451cm" svg:viewBox="0 0 1150 1482" draw:points="0,0 1150,0 1150,1482 0,1482">
          <text:p/>
        </draw:polygon>
        <draw:polygon draw:style-name="gr2" draw:layer="layout" svg:width="1.464cm" svg:height="1.481cm" svg:x="13.911cm" svg:y="3.451cm" svg:viewBox="0 0 1465 1482" draw:points="0,0 1465,0 1465,1482 0,1482">
          <text:p/>
        </draw:polygon>
        <draw:polygon draw:style-name="gr1" draw:layer="layout" svg:width="1.573cm" svg:height="0.634cm" svg:x="3.322cm" svg:y="4.233cm" svg:viewBox="0 0 1574 635" draw:points="0,0 1574,0 1574,635 0,635">
          <text:p/>
        </draw:polygon>
        <draw:polygon draw:style-name="gr2" draw:layer="layout" svg:width="1.495cm" svg:height="0.634cm" svg:x="4.896cm" svg:y="4.233cm" svg:viewBox="0 0 1496 635" draw:points="0,0 1496,0 1496,635 0,635">
          <text:p/>
        </draw:polygon>
        <draw:polygon draw:style-name="gr2" draw:layer="layout" svg:width="1.492cm" svg:height="0.634cm" svg:x="6.392cm" svg:y="4.233cm" svg:viewBox="0 0 1493 635" draw:points="0,0 1493,0 1493,635 0,635">
          <text:p/>
        </draw:polygon>
        <draw:polygon draw:style-name="gr1" draw:layer="layout" svg:width="1.575cm" svg:height="0.634cm" svg:x="7.885cm" svg:y="4.233cm" svg:viewBox="0 0 1576 635" draw:points="0,0 1576,0 1576,635 0,635">
          <text:p/>
        </draw:polygon>
        <draw:polygon draw:style-name="gr1" draw:layer="layout" svg:width="1.755cm" svg:height="0.634cm" svg:x="9.461cm" svg:y="4.233cm" svg:viewBox="0 0 1756 635" draw:points="0,0 1756,0 1756,635 0,635">
          <text:p/>
        </draw:polygon>
        <draw:polygon draw:style-name="gr1" draw:layer="layout" svg:width="1.543cm" svg:height="0.634cm" svg:x="11.217cm" svg:y="4.233cm" svg:viewBox="0 0 1544 635" draw:points="0,0 1544,0 1544,635 0,635">
          <text:p/>
        </draw:polygon>
        <draw:polygon draw:style-name="gr2" draw:layer="layout" svg:width="1.149cm" svg:height="0.634cm" svg:x="12.761cm" svg:y="4.233cm" svg:viewBox="0 0 1150 635" draw:points="0,0 1150,0 1150,635 0,635">
          <text:p/>
        </draw:polygon>
        <draw:polygon draw:style-name="gr2" draw:layer="layout" svg:width="1.464cm" svg:height="0.634cm" svg:x="13.911cm" svg:y="4.233cm" svg:viewBox="0 0 1465 635" draw:points="0,0 1465,0 1465,635 0,635">
          <text:p/>
        </draw:polygon>
        <draw:polygon draw:style-name="gr2" draw:layer="layout" svg:width="1.573cm" svg:height="0.862cm" svg:x="3.322cm" svg:y="4.868cm" svg:viewBox="0 0 1574 863" draw:points="0,0 1574,0 1574,863 0,863">
          <text:p/>
        </draw:polygon>
        <draw:polygon draw:style-name="gr2" draw:layer="layout" svg:width="1.495cm" svg:height="0.862cm" svg:x="4.896cm" svg:y="4.868cm" svg:viewBox="0 0 1496 863" draw:points="0,0 1496,0 1496,863 0,863">
          <text:p/>
        </draw:polygon>
        <draw:polygon draw:style-name="gr2" draw:layer="layout" svg:width="1.492cm" svg:height="0.862cm" svg:x="6.392cm" svg:y="4.868cm" svg:viewBox="0 0 1493 863" draw:points="0,0 1493,0 1493,863 0,863">
          <text:p/>
        </draw:polygon>
        <draw:polygon draw:style-name="gr1" draw:layer="layout" svg:width="1.575cm" svg:height="0.862cm" svg:x="7.885cm" svg:y="4.868cm" svg:viewBox="0 0 1576 863" draw:points="0,0 1576,0 1576,863 0,863">
          <text:p/>
        </draw:polygon>
        <draw:polygon draw:style-name="gr1" draw:layer="layout" svg:width="1.755cm" svg:height="0.862cm" svg:x="9.461cm" svg:y="4.868cm" svg:viewBox="0 0 1756 863" draw:points="0,0 1756,0 1756,863 0,863">
          <text:p/>
        </draw:polygon>
        <draw:polygon draw:style-name="gr2" draw:layer="layout" svg:width="1.543cm" svg:height="0.862cm" svg:x="11.217cm" svg:y="4.868cm" svg:viewBox="0 0 1544 863" draw:points="0,0 1544,0 1544,863 0,863">
          <text:p/>
        </draw:polygon>
        <draw:polygon draw:style-name="gr2" draw:layer="layout" svg:width="1.149cm" svg:height="0.862cm" svg:x="12.761cm" svg:y="4.868cm" svg:viewBox="0 0 1150 863" draw:points="0,0 1150,0 1150,863 0,863">
          <text:p/>
        </draw:polygon>
        <draw:polygon draw:style-name="gr2" draw:layer="layout" svg:width="1.464cm" svg:height="0.862cm" svg:x="13.911cm" svg:y="4.868cm" svg:viewBox="0 0 1465 863" draw:points="0,0 1465,0 1465,863 0,863">
          <text:p/>
        </draw:polygon>
        <draw:polygon draw:style-name="gr1" draw:layer="layout" svg:width="1.573cm" svg:height="0.778cm" svg:x="3.322cm" svg:y="5.736cm" svg:viewBox="0 0 1574 779" draw:points="0,0 1574,0 1574,779 0,779">
          <text:p/>
        </draw:polygon>
        <draw:polygon draw:style-name="gr1" draw:layer="layout" svg:width="1.495cm" svg:height="0.778cm" svg:x="4.896cm" svg:y="5.736cm" svg:viewBox="0 0 1496 779" draw:points="0,0 1496,0 1496,779 0,779">
          <text:p/>
        </draw:polygon>
        <draw:polygon draw:style-name="gr2" draw:layer="layout" svg:width="1.492cm" svg:height="0.778cm" svg:x="6.392cm" svg:y="5.736cm" svg:viewBox="0 0 1493 779" draw:points="0,0 1493,0 1493,779 0,779">
          <text:p/>
        </draw:polygon>
        <draw:polygon draw:style-name="gr2" draw:layer="layout" svg:width="1.575cm" svg:height="0.778cm" svg:x="7.885cm" svg:y="5.736cm" svg:viewBox="0 0 1576 779" draw:points="0,0 1576,0 1576,779 0,779">
          <text:p/>
        </draw:polygon>
        <draw:polygon draw:style-name="gr1" draw:layer="layout" svg:width="1.755cm" svg:height="0.778cm" svg:x="9.461cm" svg:y="5.736cm" svg:viewBox="0 0 1756 779" draw:points="0,0 1756,0 1756,779 0,779">
          <text:p/>
        </draw:polygon>
        <draw:polygon draw:style-name="gr2" draw:layer="layout" svg:width="1.543cm" svg:height="0.778cm" svg:x="11.217cm" svg:y="5.736cm" svg:viewBox="0 0 1544 779" draw:points="0,0 1544,0 1544,779 0,779">
          <text:p/>
        </draw:polygon>
        <draw:polygon draw:style-name="gr2" draw:layer="layout" svg:width="1.149cm" svg:height="0.778cm" svg:x="12.761cm" svg:y="5.736cm" svg:viewBox="0 0 1150 779" draw:points="0,0 1150,0 1150,779 0,779">
          <text:p/>
        </draw:polygon>
        <draw:polygon draw:style-name="gr2" draw:layer="layout" svg:width="1.464cm" svg:height="0.778cm" svg:x="13.911cm" svg:y="5.736cm" svg:viewBox="0 0 1465 779" draw:points="0,0 1465,0 1465,779 0,779">
          <text:p/>
        </draw:polygon>
        <draw:polygon draw:style-name="gr2" draw:layer="layout" svg:width="1.573cm" svg:height="0.905cm" svg:x="3.322cm" svg:y="6.494cm" svg:viewBox="0 0 1574 906" draw:points="0,0 1574,0 1574,906 0,906">
          <text:p/>
        </draw:polygon>
        <draw:polygon draw:style-name="gr2" draw:layer="layout" svg:width="1.495cm" svg:height="0.905cm" svg:x="4.896cm" svg:y="6.494cm" svg:viewBox="0 0 1496 906" draw:points="0,0 1496,0 1496,906 0,906">
          <text:p/>
        </draw:polygon>
        <draw:polygon draw:style-name="gr2" draw:layer="layout" svg:width="1.492cm" svg:height="0.905cm" svg:x="6.392cm" svg:y="6.494cm" svg:viewBox="0 0 1493 906" draw:points="0,0 1493,0 1493,906 0,906">
          <text:p/>
        </draw:polygon>
        <draw:polygon draw:style-name="gr2" draw:layer="layout" svg:width="1.575cm" svg:height="0.905cm" svg:x="7.885cm" svg:y="6.494cm" svg:viewBox="0 0 1576 906" draw:points="0,0 1576,0 1576,906 0,906">
          <text:p/>
        </draw:polygon>
        <draw:polygon draw:style-name="gr2" draw:layer="layout" svg:width="1.755cm" svg:height="0.905cm" svg:x="9.461cm" svg:y="6.494cm" svg:viewBox="0 0 1756 906" draw:points="0,0 1756,0 1756,906 0,906">
          <text:p/>
        </draw:polygon>
        <draw:polygon draw:style-name="gr1" draw:layer="layout" svg:width="1.543cm" svg:height="0.905cm" svg:x="11.217cm" svg:y="6.494cm" svg:viewBox="0 0 1544 906" draw:points="0,0 1544,0 1544,906 0,906">
          <text:p/>
        </draw:polygon>
        <draw:polygon draw:style-name="gr2" draw:layer="layout" svg:width="1.149cm" svg:height="0.905cm" svg:x="12.761cm" svg:y="6.494cm" svg:viewBox="0 0 1150 906" draw:points="0,0 1150,0 1150,906 0,906">
          <text:p/>
        </draw:polygon>
        <draw:polygon draw:style-name="gr1" draw:layer="layout" svg:width="1.464cm" svg:height="0.905cm" svg:x="13.911cm" svg:y="6.494cm" svg:viewBox="0 0 1465 906" draw:points="0,0 1465,0 1465,906 0,906">
          <text:p/>
        </draw:polygon>
        <draw:polygon draw:style-name="gr2" draw:layer="layout" svg:width="1.744cm" svg:height="0.905cm" svg:x="15.376cm" svg:y="6.494cm" svg:viewBox="0 0 1745 906" draw:points="0,0 1745,0 1745,906 0,906">
          <text:p/>
        </draw:polygon>
        <draw:polygon draw:style-name="gr16" draw:layer="layout" svg:width="1.361cm" svg:height="0.423cm" svg:x="3.428cm" svg:y="2.14cm" svg:viewBox="0 0 1362 424" draw:points="0,424 1362,424 1362,0 0,0">
          <text:p/>
        </draw:polygon>
        <draw:frame draw:style-name="gr84" draw:text-style-name="P1" draw:layer="layout" svg:width="2.038cm" svg:height="0.319cm" svg:x="1.147cm" svg:y="2.117cm">
          <draw:text-box>
            <text:p text:style-name="P1"><text:span text:style-name="T2">mock++/mockcpp</text:span></text:p>
          </draw:text-box>
        </draw:frame>
        <draw:polygon draw:style-name="gr16" draw:layer="layout" svg:width="1.283cm" svg:height="0.423cm" svg:x="5.002cm" svg:y="2.14cm" svg:viewBox="0 0 1284 424" draw:points="0,424 1284,424 1284,0 0,0">
          <text:p/>
        </draw:polygon>
        <draw:frame draw:style-name="gr18" draw:layer="layout" svg:width="0.413cm" svg:height="0.319cm" svg:x="3.89cm" svg:y="2.14cm">
          <draw:text-box>
            <text:p text:style-name="P1"><text:span text:style-name="T2">Yes</text:span></text:p>
          </draw:text-box>
        </draw:frame>
        <draw:polygon draw:style-name="gr15" draw:layer="layout" svg:width="1.363cm" svg:height="0.423cm" svg:x="7.991cm" svg:y="2.14cm" svg:viewBox="0 0 1364 424" draw:points="0,424 1364,424 1364,0 0,0">
          <text:p/>
        </draw:polygon>
        <draw:frame draw:style-name="gr18" draw:layer="layout" svg:width="0.413cm" svg:height="0.319cm" svg:x="5.425cm" svg:y="2.14cm">
          <draw:text-box>
            <text:p text:style-name="P1"><text:span text:style-name="T2">Yes</text:span></text:p>
          </draw:text-box>
        </draw:frame>
        <draw:polygon draw:style-name="gr16" draw:layer="layout" svg:width="1.543cm" svg:height="0.423cm" svg:x="9.567cm" svg:y="2.14cm" svg:viewBox="0 0 1544 424" draw:points="0,424 1544,424 1544,0 0,0">
          <text:p/>
        </draw:polygon>
        <draw:frame draw:style-name="gr19" draw:layer="layout" svg:width="0.349cm" svg:height="0.319cm" svg:x="8.501cm" svg:y="2.14cm">
          <draw:text-box>
            <text:p text:style-name="P1"><text:span text:style-name="T2">No</text:span></text:p>
          </draw:text-box>
        </draw:frame>
        <draw:polygon draw:style-name="gr16" draw:layer="layout" svg:width="1.331cm" svg:height="0.423cm" svg:x="11.323cm" svg:y="2.14cm" svg:viewBox="0 0 1332 424" draw:points="0,424 1332,424 1332,0 0,0">
          <text:p/>
        </draw:polygon>
        <draw:frame draw:style-name="gr18" draw:layer="layout" svg:width="0.413cm" svg:height="0.319cm" svg:x="10.119cm" svg:y="2.14cm">
          <draw:text-box>
            <text:p text:style-name="P1"><text:span text:style-name="T2">Yes</text:span></text:p>
          </draw:text-box>
        </draw:frame>
        <draw:polygon draw:style-name="gr16" draw:layer="layout" svg:width="0.937cm" svg:height="0.423cm" svg:x="12.867cm" svg:y="2.14cm" svg:viewBox="0 0 938 424" draw:points="0,424 938,424 938,0 0,0">
          <text:p/>
        </draw:polygon>
        <draw:frame draw:style-name="gr18" draw:layer="layout" svg:width="0.413cm" svg:height="0.319cm" svg:x="11.769cm" svg:y="2.14cm">
          <draw:text-box>
            <text:p text:style-name="P1"><text:span text:style-name="T2">Yes</text:span></text:p>
          </draw:text-box>
        </draw:frame>
        <draw:polygon draw:style-name="gr16" draw:layer="layout" svg:width="1.254cm" svg:height="0.423cm" svg:x="14.016cm" svg:y="2.14cm" svg:viewBox="0 0 1255 424" draw:points="0,424 1255,424 1255,0 0,0">
          <text:p/>
        </draw:polygon>
        <draw:frame draw:style-name="gr18" draw:layer="layout" svg:width="0.413cm" svg:height="0.319cm" svg:x="13.116cm" svg:y="2.14cm">
          <draw:text-box>
            <text:p text:style-name="P1"><text:span text:style-name="T2">Yes</text:span></text:p>
          </draw:text-box>
        </draw:frame>
        <draw:frame draw:style-name="gr18" draw:layer="layout" svg:width="0.413cm" svg:height="0.319cm" svg:x="14.424cm" svg:y="2.14cm">
          <draw:text-box>
            <text:p text:style-name="P1"><text:span text:style-name="T2">Yes</text:span></text:p>
          </draw:text-box>
        </draw:frame>
        <draw:frame draw:style-name="gr4" draw:layer="layout" svg:width="0.667cm" svg:height="0.319cm" svg:x="15.482cm" svg:y="2.117cm">
          <draw:text-box>
            <text:p text:style-name="P1"><text:span text:style-name="T2">Suites</text:span></text:p>
          </draw:text-box>
        </draw:frame>
        <draw:polygon draw:style-name="gr16" draw:layer="layout" svg:width="1.543cm" svg:height="0.423cm" svg:x="9.567cm" svg:y="2.81cm" svg:viewBox="0 0 1544 424" draw:points="0,424 1544,424 1544,0 0,0">
          <text:p/>
        </draw:polygon>
        <draw:frame draw:style-name="gr85" draw:layer="layout" svg:width="1.192cm" svg:height="0.319cm" svg:x="1.147cm" svg:y="2.799cm">
          <draw:text-box>
            <text:p text:style-name="P1"><text:span text:style-name="T2">mockitopp</text:span></text:p>
          </draw:text-box>
        </draw:frame>
        <draw:frame draw:style-name="gr18" draw:layer="layout" svg:width="0.413cm" svg:height="0.319cm" svg:x="10.119cm" svg:y="2.81cm">
          <draw:text-box>
            <text:p text:style-name="P1"><text:span text:style-name="T2">Yes</text:span></text:p>
          </draw:text-box>
        </draw:frame>
        <draw:polygon draw:style-name="gr16" draw:layer="layout" svg:width="1.361cm" svg:height="0.423cm" svg:x="3.428cm" svg:y="3.68cm" svg:viewBox="0 0 1362 424" draw:points="0,424 1362,424 1362,0 0,0">
          <text:p/>
        </draw:polygon>
        <draw:frame draw:style-name="gr60" draw:layer="layout" svg:width="0.899cm" svg:height="0.319cm" svg:x="1.147cm" svg:y="3.557cm">
          <draw:text-box>
            <text:p text:style-name="P1"><text:span text:style-name="T2">mockpp</text:span></text:p>
          </draw:text-box>
        </draw:frame>
        <draw:polygon draw:style-name="gr16" draw:layer="layout" svg:width="1.283cm" svg:height="0.423cm" svg:x="5.002cm" svg:y="3.68cm" svg:viewBox="0 0 1284 424" draw:points="0,424 1284,424 1284,0 0,0">
          <text:p/>
        </draw:polygon>
        <draw:frame draw:style-name="gr18" draw:layer="layout" svg:width="0.413cm" svg:height="0.319cm" svg:x="3.89cm" svg:y="3.68cm">
          <draw:text-box>
            <text:p text:style-name="P1"><text:span text:style-name="T2">Yes</text:span></text:p>
          </draw:text-box>
        </draw:frame>
        <draw:polygon draw:style-name="gr16" draw:layer="layout" svg:width="1.363cm" svg:height="0.423cm" svg:x="7.991cm" svg:y="3.68cm" svg:viewBox="0 0 1364 424" draw:points="0,424 1364,424 1364,0 0,0">
          <text:p/>
        </draw:polygon>
        <draw:frame draw:style-name="gr18" draw:layer="layout" svg:width="0.413cm" svg:height="0.319cm" svg:x="5.425cm" svg:y="3.68cm">
          <draw:text-box>
            <text:p text:style-name="P1"><text:span text:style-name="T2">Yes</text:span></text:p>
          </draw:text-box>
        </draw:frame>
        <draw:polygon draw:style-name="gr16" draw:layer="layout" svg:width="1.543cm" svg:height="0.423cm" svg:x="9.567cm" svg:y="3.68cm" svg:viewBox="0 0 1544 424" draw:points="0,424 1544,424 1544,0 0,0">
          <text:p/>
        </draw:polygon>
        <draw:frame draw:style-name="gr18" draw:layer="layout" svg:width="0.413cm" svg:height="0.319cm" svg:x="8.454cm" svg:y="3.68cm">
          <draw:text-box>
            <text:p text:style-name="P1"><text:span text:style-name="T2">Yes</text:span></text:p>
          </draw:text-box>
        </draw:frame>
        <draw:polygon draw:style-name="gr16" draw:layer="layout" svg:width="1.331cm" svg:height="0.423cm" svg:x="11.323cm" svg:y="3.68cm" svg:viewBox="0 0 1332 424" draw:points="0,424 1332,424 1332,0 0,0">
          <text:p/>
        </draw:polygon>
        <draw:frame draw:style-name="gr18" draw:layer="layout" svg:width="0.413cm" svg:height="0.319cm" svg:x="10.119cm" svg:y="3.68cm">
          <draw:text-box>
            <text:p text:style-name="P1"><text:span text:style-name="T2">Yes</text:span></text:p>
          </draw:text-box>
        </draw:frame>
        <draw:polygon draw:style-name="gr16" draw:layer="layout" svg:width="0.937cm" svg:height="0.423cm" svg:x="12.867cm" svg:y="3.68cm" svg:viewBox="0 0 938 424" draw:points="0,424 938,424 938,0 0,0">
          <text:p/>
        </draw:polygon>
        <draw:frame draw:style-name="gr18" draw:layer="layout" svg:width="0.413cm" svg:height="0.319cm" svg:x="11.769cm" svg:y="3.68cm">
          <draw:text-box>
            <text:p text:style-name="P1"><text:span text:style-name="T2">Yes</text:span></text:p>
          </draw:text-box>
        </draw:frame>
        <draw:polygon draw:style-name="gr16" draw:layer="layout" svg:width="1.254cm" svg:height="0.423cm" svg:x="14.016cm" svg:y="3.68cm" svg:viewBox="0 0 1255 424" draw:points="0,424 1255,424 1255,0 0,0">
          <text:p/>
        </draw:polygon>
        <draw:frame draw:style-name="gr18" draw:layer="layout" svg:width="0.413cm" svg:height="0.319cm" svg:x="13.116cm" svg:y="3.68cm">
          <draw:text-box>
            <text:p text:style-name="P1"><text:span text:style-name="T2">Yes</text:span></text:p>
          </draw:text-box>
        </draw:frame>
        <draw:frame draw:style-name="gr18" draw:layer="layout" svg:width="0.413cm" svg:height="0.319cm" svg:x="14.424cm" svg:y="3.68cm">
          <draw:text-box>
            <text:p text:style-name="P1"><text:span text:style-name="T2">Yes</text:span></text:p>
          </draw:text-box>
        </draw:frame>
        <draw:frame draw:style-name="gr4" draw:layer="layout" svg:width="0.667cm" svg:height="0.319cm" svg:x="15.482cm" svg:y="3.557cm">
          <draw:text-box>
            <text:p text:style-name="P1"><text:span text:style-name="T2">Suites</text:span></text:p>
          </draw:text-box>
        </draw:frame>
        <draw:frame draw:style-name="gr20" draw:layer="layout" svg:width="0.476cm" svg:height="0.319cm" svg:x="17.227cm" svg:y="3.698cm">
          <draw:text-box>
            <text:p text:style-name="P1"><text:span text:style-name="T2">[56]</text:span></text:p>
          </draw:text-box>
        </draw:frame>
        <draw:polygon draw:style-name="gr15" draw:layer="layout" svg:width="1.361cm" svg:height="0.422cm" svg:x="3.428cm" svg:y="4.339cm" svg:viewBox="0 0 1362 423" draw:points="0,423 1362,423 1362,0 0,0">
          <text:p/>
        </draw:polygon>
        <draw:frame draw:style-name="gr86" draw:layer="layout" svg:width="1.568cm" svg:height="0.319cm" svg:x="1.147cm" svg:y="4.339cm">
          <draw:text-box>
            <text:p text:style-name="P1"><text:span text:style-name="T2">NanoCppUnit</text:span></text:p>
          </draw:text-box>
        </draw:frame>
        <draw:polygon draw:style-name="gr16" draw:layer="layout" svg:width="1.283cm" svg:height="0.422cm" svg:x="5.002cm" svg:y="4.339cm" svg:viewBox="0 0 1284 423" draw:points="0,423 1284,423 1284,0 0,0">
          <text:p/>
        </draw:polygon>
        <draw:frame draw:style-name="gr19" draw:layer="layout" svg:width="0.349cm" svg:height="0.319cm" svg:x="3.937cm" svg:y="4.339cm">
          <draw:text-box>
            <text:p text:style-name="P1"><text:span text:style-name="T2">No</text:span></text:p>
          </draw:text-box>
        </draw:frame>
        <draw:polygon draw:style-name="gr16" draw:layer="layout" svg:width="1.281cm" svg:height="0.422cm" svg:x="6.498cm" svg:y="4.339cm" svg:viewBox="0 0 1282 423" draw:points="0,423 1282,423 1282,0 0,0">
          <text:p/>
        </draw:polygon>
        <draw:frame draw:style-name="gr18" draw:layer="layout" svg:width="0.413cm" svg:height="0.319cm" svg:x="5.425cm" svg:y="4.339cm">
          <draw:text-box>
            <text:p text:style-name="P1"><text:span text:style-name="T2">Yes</text:span></text:p>
          </draw:text-box>
        </draw:frame>
        <draw:polygon draw:style-name="gr15" draw:layer="layout" svg:width="1.363cm" svg:height="0.422cm" svg:x="7.991cm" svg:y="4.339cm" svg:viewBox="0 0 1364 423" draw:points="0,423 1364,423 1364,0 0,0">
          <text:p/>
        </draw:polygon>
        <draw:frame draw:style-name="gr18" draw:layer="layout" svg:width="0.413cm" svg:height="0.319cm" svg:x="6.919cm" svg:y="4.339cm">
          <draw:text-box>
            <text:p text:style-name="P1"><text:span text:style-name="T2">Yes</text:span></text:p>
          </draw:text-box>
        </draw:frame>
        <draw:polygon draw:style-name="gr15" draw:layer="layout" svg:width="1.543cm" svg:height="0.422cm" svg:x="9.567cm" svg:y="4.339cm" svg:viewBox="0 0 1544 423" draw:points="0,423 1544,423 1544,0 0,0">
          <text:p/>
        </draw:polygon>
        <draw:frame draw:style-name="gr19" draw:layer="layout" svg:width="0.349cm" svg:height="0.319cm" svg:x="8.501cm" svg:y="4.339cm">
          <draw:text-box>
            <text:p text:style-name="P1"><text:span text:style-name="T2">No</text:span></text:p>
          </draw:text-box>
        </draw:frame>
        <draw:polygon draw:style-name="gr15" draw:layer="layout" svg:width="1.331cm" svg:height="0.422cm" svg:x="11.323cm" svg:y="4.339cm" svg:viewBox="0 0 1332 423" draw:points="0,423 1332,423 1332,0 0,0">
          <text:p/>
        </draw:polygon>
        <draw:frame draw:style-name="gr19" draw:layer="layout" svg:width="0.349cm" svg:height="0.319cm" svg:x="10.166cm" svg:y="4.339cm">
          <draw:text-box>
            <text:p text:style-name="P1"><text:span text:style-name="T2">No</text:span></text:p>
          </draw:text-box>
        </draw:frame>
        <draw:polygon draw:style-name="gr16" draw:layer="layout" svg:width="0.937cm" svg:height="0.422cm" svg:x="12.867cm" svg:y="4.339cm" svg:viewBox="0 0 938 423" draw:points="0,423 938,423 938,0 0,0">
          <text:p/>
        </draw:polygon>
        <draw:frame draw:style-name="gr19" draw:layer="layout" svg:width="0.349cm" svg:height="0.319cm" svg:x="11.816cm" svg:y="4.339cm">
          <draw:text-box>
            <text:p text:style-name="P1"><text:span text:style-name="T2">No</text:span></text:p>
          </draw:text-box>
        </draw:frame>
        <draw:polygon draw:style-name="gr16" draw:layer="layout" svg:width="1.254cm" svg:height="0.422cm" svg:x="14.016cm" svg:y="4.339cm" svg:viewBox="0 0 1255 423" draw:points="0,423 1255,423 1255,0 0,0">
          <text:p/>
        </draw:polygon>
        <draw:frame draw:style-name="gr18" draw:layer="layout" svg:width="0.413cm" svg:height="0.319cm" svg:x="13.116cm" svg:y="4.339cm">
          <draw:text-box>
            <text:p text:style-name="P1"><text:span text:style-name="T2">Yes</text:span></text:p>
          </draw:text-box>
        </draw:frame>
        <draw:frame draw:style-name="gr18" draw:layer="layout" svg:width="0.413cm" svg:height="0.319cm" svg:x="14.424cm" svg:y="4.339cm">
          <draw:text-box>
            <text:p text:style-name="P1"><text:span text:style-name="T2">Yes</text:span></text:p>
          </draw:text-box>
        </draw:frame>
        <draw:frame draw:style-name="gr4" draw:layer="layout" svg:width="0.667cm" svg:height="0.319cm" svg:x="15.482cm" svg:y="4.339cm">
          <draw:text-box>
            <text:p text:style-name="P1"><text:span text:style-name="T2">Suites</text:span></text:p>
          </draw:text-box>
        </draw:frame>
        <draw:polygon draw:style-name="gr16" draw:layer="layout" svg:width="1.361cm" svg:height="0.423cm" svg:x="3.428cm" svg:y="5.09cm" svg:viewBox="0 0 1362 424" draw:points="0,424 1362,424 1362,0 0,0">
          <text:p/>
        </draw:polygon>
        <draw:frame draw:style-name="gr87" draw:layer="layout" svg:width="0.976cm" svg:height="0.319cm" svg:x="1.147cm" svg:y="4.974cm">
          <draw:text-box>
            <text:p text:style-name="P1"><text:span text:style-name="T2">NullUnit</text:span></text:p>
          </draw:text-box>
        </draw:frame>
        <draw:polygon draw:style-name="gr16" draw:layer="layout" svg:width="1.283cm" svg:height="0.423cm" svg:x="5.002cm" svg:y="5.09cm" svg:viewBox="0 0 1284 424" draw:points="0,424 1284,424 1284,0 0,0">
          <text:p/>
        </draw:polygon>
        <draw:frame draw:style-name="gr18" draw:layer="layout" svg:width="0.413cm" svg:height="0.319cm" svg:x="3.89cm" svg:y="5.09cm">
          <draw:text-box>
            <text:p text:style-name="P1"><text:span text:style-name="T2">Yes</text:span></text:p>
          </draw:text-box>
        </draw:frame>
        <draw:polygon draw:style-name="gr16" draw:layer="layout" svg:width="1.281cm" svg:height="0.423cm" svg:x="6.498cm" svg:y="5.09cm" svg:viewBox="0 0 1282 424" draw:points="0,424 1282,424 1282,0 0,0">
          <text:p/>
        </draw:polygon>
        <draw:frame draw:style-name="gr18" draw:layer="layout" svg:width="0.413cm" svg:height="0.319cm" svg:x="5.425cm" svg:y="5.09cm">
          <draw:text-box>
            <text:p text:style-name="P1"><text:span text:style-name="T2">Yes</text:span></text:p>
          </draw:text-box>
        </draw:frame>
        <draw:polygon draw:style-name="gr15" draw:layer="layout" svg:width="1.363cm" svg:height="0.423cm" svg:x="7.991cm" svg:y="5.09cm" svg:viewBox="0 0 1364 424" draw:points="0,424 1364,424 1364,0 0,0">
          <text:p/>
        </draw:polygon>
        <draw:frame draw:style-name="gr18" draw:layer="layout" svg:width="0.413cm" svg:height="0.319cm" svg:x="6.919cm" svg:y="5.09cm">
          <draw:text-box>
            <text:p text:style-name="P1"><text:span text:style-name="T2">Yes</text:span></text:p>
          </draw:text-box>
        </draw:frame>
        <draw:polygon draw:style-name="gr15" draw:layer="layout" svg:width="1.543cm" svg:height="0.423cm" svg:x="9.567cm" svg:y="5.09cm" svg:viewBox="0 0 1544 424" draw:points="0,424 1544,424 1544,0 0,0">
          <text:p/>
        </draw:polygon>
        <draw:frame draw:style-name="gr19" draw:layer="layout" svg:width="0.349cm" svg:height="0.319cm" svg:x="8.501cm" svg:y="5.09cm">
          <draw:text-box>
            <text:p text:style-name="P1"><text:span text:style-name="T2">No</text:span></text:p>
          </draw:text-box>
        </draw:frame>
        <draw:polygon draw:style-name="gr16" draw:layer="layout" svg:width="1.331cm" svg:height="0.423cm" svg:x="11.323cm" svg:y="5.09cm" svg:viewBox="0 0 1332 424" draw:points="0,424 1332,424 1332,0 0,0">
          <text:p/>
        </draw:polygon>
        <draw:frame draw:style-name="gr19" draw:layer="layout" svg:width="0.349cm" svg:height="0.319cm" svg:x="10.166cm" svg:y="5.09cm">
          <draw:text-box>
            <text:p text:style-name="P1"><text:span text:style-name="T2">No</text:span></text:p>
          </draw:text-box>
        </draw:frame>
        <draw:polygon draw:style-name="gr16" draw:layer="layout" svg:width="0.937cm" svg:height="0.423cm" svg:x="12.867cm" svg:y="5.09cm" svg:viewBox="0 0 938 424" draw:points="0,424 938,424 938,0 0,0">
          <text:p/>
        </draw:polygon>
        <draw:frame draw:style-name="gr18" draw:layer="layout" svg:width="0.413cm" svg:height="0.319cm" svg:x="11.769cm" svg:y="5.09cm">
          <draw:text-box>
            <text:p text:style-name="P1"><text:span text:style-name="T2">Yes</text:span></text:p>
          </draw:text-box>
        </draw:frame>
        <draw:polygon draw:style-name="gr16" draw:layer="layout" svg:width="1.254cm" svg:height="0.423cm" svg:x="14.016cm" svg:y="5.09cm" svg:viewBox="0 0 1255 424" draw:points="0,424 1255,424 1255,0 0,0">
          <text:p/>
        </draw:polygon>
        <draw:frame draw:style-name="gr18" draw:layer="layout" svg:width="0.413cm" svg:height="0.319cm" svg:x="13.116cm" svg:y="5.09cm">
          <draw:text-box>
            <text:p text:style-name="P1"><text:span text:style-name="T2">Yes</text:span></text:p>
          </draw:text-box>
        </draw:frame>
        <draw:frame draw:style-name="gr18" draw:layer="layout" svg:width="0.413cm" svg:height="0.319cm" svg:x="14.424cm" svg:y="5.09cm">
          <draw:text-box>
            <text:p text:style-name="P1"><text:span text:style-name="T2">Yes</text:span></text:p>
          </draw:text-box>
        </draw:frame>
        <draw:frame draw:style-name="gr4" draw:layer="layout" svg:width="0.667cm" svg:height="0.319cm" svg:x="15.482cm" svg:y="4.974cm">
          <draw:text-box>
            <text:p text:style-name="P1"><text:span text:style-name="T2">Suites</text:span></text:p>
          </draw:text-box>
        </draw:frame>
        <draw:polygon draw:style-name="gr15" draw:layer="layout" svg:width="1.361cm" svg:height="0.422cm" svg:x="3.428cm" svg:y="5.854cm" svg:viewBox="0 0 1362 423" draw:points="0,423 1362,423 1362,0 0,0">
          <text:p/>
        </draw:polygon>
        <draw:frame draw:style-name="gr7" draw:layer="layout" svg:width="0.993cm" svg:height="0.319cm" svg:x="1.147cm" svg:y="5.842cm">
          <draw:text-box>
            <text:p text:style-name="P1"><text:span text:style-name="T2">OAKUT</text:span></text:p>
          </draw:text-box>
        </draw:frame>
        <draw:polygon draw:style-name="gr15" draw:layer="layout" svg:width="1.283cm" svg:height="0.422cm" svg:x="5.002cm" svg:y="5.854cm" svg:viewBox="0 0 1284 423" draw:points="0,423 1284,423 1284,0 0,0">
          <text:p/>
        </draw:polygon>
        <draw:frame draw:style-name="gr19" draw:layer="layout" svg:width="0.349cm" svg:height="0.319cm" svg:x="3.937cm" svg:y="5.854cm">
          <draw:text-box>
            <text:p text:style-name="P1"><text:span text:style-name="T2">No</text:span></text:p>
          </draw:text-box>
        </draw:frame>
        <draw:polygon draw:style-name="gr16" draw:layer="layout" svg:width="1.281cm" svg:height="0.422cm" svg:x="6.498cm" svg:y="5.854cm" svg:viewBox="0 0 1282 423" draw:points="0,423 1282,423 1282,0 0,0">
          <text:p/>
        </draw:polygon>
        <draw:frame draw:style-name="gr19" draw:layer="layout" svg:width="0.349cm" svg:height="0.319cm" svg:x="5.472cm" svg:y="5.854cm">
          <draw:text-box>
            <text:p text:style-name="P1"><text:span text:style-name="T2">No</text:span></text:p>
          </draw:text-box>
        </draw:frame>
        <draw:polygon draw:style-name="gr16" draw:layer="layout" svg:width="1.363cm" svg:height="0.422cm" svg:x="7.991cm" svg:y="5.854cm" svg:viewBox="0 0 1364 423" draw:points="0,423 1364,423 1364,0 0,0">
          <text:p/>
        </draw:polygon>
        <draw:frame draw:style-name="gr18" draw:layer="layout" svg:width="0.413cm" svg:height="0.319cm" svg:x="6.919cm" svg:y="5.854cm">
          <draw:text-box>
            <text:p text:style-name="P1"><text:span text:style-name="T2">Yes</text:span></text:p>
          </draw:text-box>
        </draw:frame>
        <draw:polygon draw:style-name="gr15" draw:layer="layout" svg:width="1.543cm" svg:height="0.422cm" svg:x="9.567cm" svg:y="5.854cm" svg:viewBox="0 0 1544 423" draw:points="0,423 1544,423 1544,0 0,0">
          <text:p/>
        </draw:polygon>
        <draw:frame draw:style-name="gr88" draw:layer="layout" svg:width="1.297cm" svg:height="0.319cm" svg:x="8.011cm" svg:y="5.854cm">
          <draw:text-box>
            <text:p text:style-name="P1"><text:span text:style-name="T2">Yes (XML)</text:span></text:p>
          </draw:text-box>
        </draw:frame>
        <draw:polygon draw:style-name="gr16" draw:layer="layout" svg:width="1.331cm" svg:height="0.422cm" svg:x="11.323cm" svg:y="5.854cm" svg:viewBox="0 0 1332 423" draw:points="0,423 1332,423 1332,0 0,0">
          <text:p/>
        </draw:polygon>
        <draw:frame draw:style-name="gr19" draw:layer="layout" svg:width="0.349cm" svg:height="0.319cm" svg:x="10.166cm" svg:y="5.854cm">
          <draw:text-box>
            <text:p text:style-name="P1"><text:span text:style-name="T2">No</text:span></text:p>
          </draw:text-box>
        </draw:frame>
        <draw:polygon draw:style-name="gr16" draw:layer="layout" svg:width="0.937cm" svg:height="0.422cm" svg:x="12.867cm" svg:y="5.854cm" svg:viewBox="0 0 938 423" draw:points="0,423 938,423 938,0 0,0">
          <text:p/>
        </draw:polygon>
        <draw:frame draw:style-name="gr18" draw:layer="layout" svg:width="0.413cm" svg:height="0.319cm" svg:x="11.769cm" svg:y="5.854cm">
          <draw:text-box>
            <text:p text:style-name="P1"><text:span text:style-name="T2">Yes</text:span></text:p>
          </draw:text-box>
        </draw:frame>
        <draw:polygon draw:style-name="gr16" draw:layer="layout" svg:width="1.254cm" svg:height="0.422cm" svg:x="14.016cm" svg:y="5.854cm" svg:viewBox="0 0 1255 423" draw:points="0,423 1255,423 1255,0 0,0">
          <text:p/>
        </draw:polygon>
        <draw:frame draw:style-name="gr18" draw:layer="layout" svg:width="0.413cm" svg:height="0.319cm" svg:x="13.116cm" svg:y="5.854cm">
          <draw:text-box>
            <text:p text:style-name="P1"><text:span text:style-name="T2">Yes</text:span></text:p>
          </draw:text-box>
        </draw:frame>
        <draw:frame draw:style-name="gr18" draw:layer="layout" svg:width="0.413cm" svg:height="0.319cm" svg:x="14.424cm" svg:y="5.854cm">
          <draw:text-box>
            <text:p text:style-name="P1"><text:span text:style-name="T2">Yes</text:span></text:p>
          </draw:text-box>
        </draw:frame>
        <draw:frame draw:style-name="gr75" draw:layer="layout" svg:width="0.629cm" svg:height="0.319cm" svg:x="15.482cm" svg:y="5.842cm">
          <draw:text-box>
            <text:p text:style-name="P1"><text:span text:style-name="T2">XML</text:span></text:p>
          </draw:text-box>
        </draw:frame>
        <draw:frame draw:style-name="gr20" draw:layer="layout" svg:width="0.476cm" svg:height="0.319cm" svg:x="17.227cm" svg:y="5.983cm">
          <draw:text-box>
            <text:p text:style-name="P1"><text:span text:style-name="T2">[57]</text:span></text:p>
          </draw:text-box>
        </draw:frame>
        <draw:polygon draw:style-name="gr16" draw:layer="layout" svg:width="1.361cm" svg:height="0.422cm" svg:x="3.428cm" svg:y="6.727cm" svg:viewBox="0 0 1362 423" draw:points="0,423 1362,423 1362,0 0,0">
          <text:p/>
        </draw:polygon>
        <draw:frame draw:style-name="gr89" draw:layer="layout" svg:width="0.967cm" svg:height="0.319cm" svg:x="1.147cm" svg:y="6.6cm">
          <draw:text-box>
            <text:p text:style-name="P1"><text:span text:style-name="T2">Opmock</text:span></text:p>
          </draw:text-box>
        </draw:frame>
        <draw:polygon draw:style-name="gr16" draw:layer="layout" svg:width="1.283cm" svg:height="0.422cm" svg:x="5.002cm" svg:y="6.727cm" svg:viewBox="0 0 1284 423" draw:points="0,423 1284,423 1284,0 0,0">
          <text:p/>
        </draw:polygon>
        <draw:frame draw:style-name="gr18" draw:layer="layout" svg:width="0.413cm" svg:height="0.319cm" svg:x="3.89cm" svg:y="6.727cm">
          <draw:text-box>
            <text:p text:style-name="P1"><text:span text:style-name="T2">Yes</text:span></text:p>
          </draw:text-box>
        </draw:frame>
        <draw:polygon draw:style-name="gr16" draw:layer="layout" svg:width="1.281cm" svg:height="0.422cm" svg:x="6.498cm" svg:y="6.727cm" svg:viewBox="0 0 1282 423" draw:points="0,423 1282,423 1282,0 0,0">
          <text:p/>
        </draw:polygon>
        <draw:frame draw:style-name="gr18" draw:layer="layout" svg:width="0.413cm" svg:height="0.319cm" svg:x="5.425cm" svg:y="6.727cm">
          <draw:text-box>
            <text:p text:style-name="P1"><text:span text:style-name="T2">Yes</text:span></text:p>
          </draw:text-box>
        </draw:frame>
        <draw:polygon draw:style-name="gr16" draw:layer="layout" svg:width="1.363cm" svg:height="0.422cm" svg:x="7.991cm" svg:y="6.727cm" svg:viewBox="0 0 1364 423" draw:points="0,423 1364,423 1364,0 0,0">
          <text:p/>
        </draw:polygon>
        <draw:frame draw:style-name="gr18" draw:layer="layout" svg:width="0.413cm" svg:height="0.319cm" svg:x="6.919cm" svg:y="6.727cm">
          <draw:text-box>
            <text:p text:style-name="P1"><text:span text:style-name="T2">Yes</text:span></text:p>
          </draw:text-box>
        </draw:frame>
        <draw:polygon draw:style-name="gr16" draw:layer="layout" svg:width="1.543cm" svg:height="0.422cm" svg:x="9.567cm" svg:y="6.727cm" svg:viewBox="0 0 1544 423" draw:points="0,423 1544,423 1544,0 0,0">
          <text:p/>
        </draw:polygon>
        <draw:frame draw:style-name="gr18" draw:layer="layout" svg:width="0.413cm" svg:height="0.319cm" svg:x="8.454cm" svg:y="6.727cm">
          <draw:text-box>
            <text:p text:style-name="P1"><text:span text:style-name="T2">Yes</text:span></text:p>
          </draw:text-box>
        </draw:frame>
        <draw:polygon draw:style-name="gr15" draw:layer="layout" svg:width="1.331cm" svg:height="0.422cm" svg:x="11.323cm" svg:y="6.727cm" svg:viewBox="0 0 1332 423" draw:points="0,423 1332,423 1332,0 0,0">
          <text:p/>
        </draw:polygon>
        <draw:frame draw:style-name="gr18" draw:layer="layout" svg:width="0.413cm" svg:height="0.319cm" svg:x="10.119cm" svg:y="6.727cm">
          <draw:text-box>
            <text:p text:style-name="P1"><text:span text:style-name="T2">Yes</text:span></text:p>
          </draw:text-box>
        </draw:frame>
        <draw:polygon draw:style-name="gr16" draw:layer="layout" svg:width="0.937cm" svg:height="0.422cm" svg:x="12.867cm" svg:y="6.727cm" svg:viewBox="0 0 938 423" draw:points="0,423 938,423 938,0 0,0">
          <text:p/>
        </draw:polygon>
        <draw:frame draw:style-name="gr19" draw:layer="layout" svg:width="0.349cm" svg:height="0.319cm" svg:x="11.816cm" svg:y="6.727cm">
          <draw:text-box>
            <text:p text:style-name="P1"><text:span text:style-name="T2">No</text:span></text:p>
          </draw:text-box>
        </draw:frame>
        <draw:polygon draw:style-name="gr15" draw:layer="layout" svg:width="1.254cm" svg:height="0.422cm" svg:x="14.016cm" svg:y="6.727cm" svg:viewBox="0 0 1255 423" draw:points="0,423 1255,423 1255,0 0,0">
          <text:p/>
        </draw:polygon>
        <draw:frame draw:style-name="gr18" draw:layer="layout" svg:width="0.413cm" svg:height="0.319cm" svg:x="13.116cm" svg:y="6.727cm">
          <draw:text-box>
            <text:p text:style-name="P1"><text:span text:style-name="T2">Yes</text:span></text:p>
          </draw:text-box>
        </draw:frame>
        <draw:polygon draw:style-name="gr16" draw:layer="layout" svg:width="1.532cm" svg:height="0.422cm" svg:x="15.482cm" svg:y="6.727cm" svg:viewBox="0 0 1533 423" draw:points="0,423 1533,423 1533,0 0,0">
          <text:p/>
        </draw:polygon>
        <draw:frame draw:style-name="gr19" draw:layer="layout" svg:width="0.349cm" svg:height="0.319cm" svg:x="14.471cm" svg:y="6.727cm">
          <draw:text-box>
            <text:p text:style-name="P1"><text:span text:style-name="T2">No</text:span></text:p>
          </draw:text-box>
        </draw:frame>
        <draw:frame draw:style-name="gr18" draw:layer="layout" svg:width="0.413cm" svg:height="0.319cm" svg:x="16.029cm" svg:y="6.727cm">
          <draw:text-box>
            <text:p text:style-name="P1"><text:span text:style-name="T2">Yes</text:span></text:p>
          </draw:text-box>
        </draw:frame>
        <draw:line draw:style-name="gr32" draw:layer="layout" svg:x1="1.041cm" svg:y1="2.011cm" svg:x2="18.162cm" svg:y2="2.011cm">
          <text:p/>
        </draw:line>
        <draw:line draw:style-name="gr32" draw:layer="layout" svg:x1="1.041cm" svg:y1="2.693cm" svg:x2="18.162cm" svg:y2="2.693cm">
          <text:p/>
        </draw:line>
        <draw:line draw:style-name="gr32" draw:layer="layout" svg:x1="1.041cm" svg:y1="3.451cm" svg:x2="18.162cm" svg:y2="3.451cm">
          <text:p/>
        </draw:line>
        <draw:line draw:style-name="gr32" draw:layer="layout" svg:x1="1.041cm" svg:y1="4.233cm" svg:x2="18.162cm" svg:y2="4.233cm">
          <text:p/>
        </draw:line>
        <draw:line draw:style-name="gr32" draw:layer="layout" svg:x1="1.041cm" svg:y1="4.868cm" svg:x2="18.162cm" svg:y2="4.868cm">
          <text:p/>
        </draw:line>
        <draw:line draw:style-name="gr32" draw:layer="layout" svg:x1="1.041cm" svg:y1="5.736cm" svg:x2="18.162cm" svg:y2="5.736cm">
          <text:p/>
        </draw:line>
        <draw:line draw:style-name="gr32" draw:layer="layout" svg:x1="1.041cm" svg:y1="6.494cm" svg:x2="18.162cm" svg:y2="6.494cm">
          <text:p/>
        </draw:line>
        <draw:line draw:style-name="gr32" draw:layer="layout" svg:x1="1.041cm" svg:y1="7.383cm" svg:x2="18.162cm" svg:y2="7.383cm">
          <text:p/>
        </draw:line>
        <draw:polygon draw:style-name="gr2" draw:layer="layout" svg:width="1.573cm" svg:height="0.82cm" svg:x="3.323cm" svg:y="7.411cm" svg:viewBox="0 0 1574 821" draw:points="0,0 1574,0 1574,821 0,821">
          <text:p/>
        </draw:polygon>
        <draw:polygon draw:style-name="gr2" draw:layer="layout" svg:width="1.495cm" svg:height="0.82cm" svg:x="4.897cm" svg:y="7.411cm" svg:viewBox="0 0 1496 821" draw:points="0,0 1496,0 1496,821 0,821">
          <text:p/>
        </draw:polygon>
        <draw:polygon draw:style-name="gr2" draw:layer="layout" svg:width="1.492cm" svg:height="0.82cm" svg:x="6.393cm" svg:y="7.411cm" svg:viewBox="0 0 1493 821" draw:points="0,0 1493,0 1493,821 0,821">
          <text:p/>
        </draw:polygon>
        <draw:polygon draw:style-name="gr2" draw:layer="layout" svg:width="1.575cm" svg:height="0.82cm" svg:x="7.886cm" svg:y="7.411cm" svg:viewBox="0 0 1576 821" draw:points="0,0 1576,0 1576,821 0,821">
          <text:p/>
        </draw:polygon>
        <draw:polygon draw:style-name="gr2" draw:layer="layout" svg:width="1.755cm" svg:height="0.82cm" svg:x="9.462cm" svg:y="7.411cm" svg:viewBox="0 0 1756 821" draw:points="0,0 1756,0 1756,821 0,821">
          <text:p/>
        </draw:polygon>
        <draw:polygon draw:style-name="gr2" draw:layer="layout" svg:width="1.543cm" svg:height="0.82cm" svg:x="11.218cm" svg:y="7.411cm" svg:viewBox="0 0 1544 821" draw:points="0,0 1544,0 1544,821 0,821">
          <text:p/>
        </draw:polygon>
        <draw:polygon draw:style-name="gr2" draw:layer="layout" svg:width="1.149cm" svg:height="0.82cm" svg:x="12.762cm" svg:y="7.411cm" svg:viewBox="0 0 1150 821" draw:points="0,0 1150,0 1150,821 0,821">
          <text:p/>
        </draw:polygon>
        <draw:polygon draw:style-name="gr2" draw:layer="layout" svg:width="1.464cm" svg:height="0.82cm" svg:x="13.912cm" svg:y="7.411cm" svg:viewBox="0 0 1465 821" draw:points="0,0 1465,0 1465,821 0,821">
          <text:p/>
        </draw:polygon>
        <draw:polygon draw:style-name="gr2" draw:layer="layout" svg:width="1.744cm" svg:height="0.82cm" svg:x="15.377cm" svg:y="7.411cm" svg:viewBox="0 0 1745 821" draw:points="0,0 1745,0 1745,821 0,821">
          <text:p/>
        </draw:polygon>
        <draw:polygon draw:style-name="gr2" draw:layer="layout" svg:width="1.573cm" svg:height="0.735cm" svg:x="3.323cm" svg:y="8.203cm" svg:viewBox="0 0 1574 736" draw:points="0,0 1574,0 1574,736 0,736">
          <text:p/>
        </draw:polygon>
        <draw:polygon draw:style-name="gr2" draw:layer="layout" svg:width="1.495cm" svg:height="0.735cm" svg:x="4.897cm" svg:y="8.203cm" svg:viewBox="0 0 1496 736" draw:points="0,0 1496,0 1496,736 0,736">
          <text:p/>
        </draw:polygon>
        <draw:polygon draw:style-name="gr1" draw:layer="layout" svg:width="1.492cm" svg:height="0.735cm" svg:x="6.393cm" svg:y="8.203cm" svg:viewBox="0 0 1493 736" draw:points="0,0 1493,0 1493,736 0,736">
          <text:p/>
        </draw:polygon>
        <draw:polygon draw:style-name="gr1" draw:layer="layout" svg:width="1.575cm" svg:height="0.735cm" svg:x="7.886cm" svg:y="8.203cm" svg:viewBox="0 0 1576 736" draw:points="0,0 1576,0 1576,736 0,736">
          <text:p/>
        </draw:polygon>
        <draw:polygon draw:style-name="gr1" draw:layer="layout" svg:width="1.755cm" svg:height="0.735cm" svg:x="9.462cm" svg:y="8.203cm" svg:viewBox="0 0 1756 736" draw:points="0,0 1756,0 1756,736 0,736">
          <text:p/>
        </draw:polygon>
        <draw:polygon draw:style-name="gr1" draw:layer="layout" svg:width="1.543cm" svg:height="0.735cm" svg:x="11.218cm" svg:y="8.203cm" svg:viewBox="0 0 1544 736" draw:points="0,0 1544,0 1544,736 0,736">
          <text:p/>
        </draw:polygon>
        <draw:polygon draw:style-name="gr1" draw:layer="layout" svg:width="1.149cm" svg:height="0.735cm" svg:x="12.762cm" svg:y="8.203cm" svg:viewBox="0 0 1150 736" draw:points="0,0 1150,0 1150,736 0,736">
          <text:p/>
        </draw:polygon>
        <draw:polygon draw:style-name="gr1" draw:layer="layout" svg:width="1.464cm" svg:height="0.735cm" svg:x="13.912cm" svg:y="8.203cm" svg:viewBox="0 0 1465 736" draw:points="0,0 1465,0 1465,736 0,736">
          <text:p/>
        </draw:polygon>
        <draw:polygon draw:style-name="gr1" draw:layer="layout" svg:width="1.573cm" svg:height="0.775cm" svg:x="3.323cm" svg:y="8.901cm" svg:viewBox="0 0 1574 776" draw:points="0,0 1574,0 1574,776 0,776">
          <text:p/>
        </draw:polygon>
        <draw:polygon draw:style-name="gr1" draw:layer="layout" svg:width="1.495cm" svg:height="0.775cm" svg:x="4.897cm" svg:y="8.901cm" svg:viewBox="0 0 1496 776" draw:points="0,0 1496,0 1496,776 0,776">
          <text:p/>
        </draw:polygon>
        <draw:polygon draw:style-name="gr1" draw:layer="layout" svg:width="1.492cm" svg:height="0.775cm" svg:x="6.393cm" svg:y="8.901cm" svg:viewBox="0 0 1493 776" draw:points="0,0 1493,0 1493,776 0,776">
          <text:p/>
        </draw:polygon>
        <draw:polygon draw:style-name="gr1" draw:layer="layout" svg:width="1.575cm" svg:height="0.775cm" svg:x="7.886cm" svg:y="8.901cm" svg:viewBox="0 0 1576 776" draw:points="0,0 1576,0 1576,776 0,776">
          <text:p/>
        </draw:polygon>
        <draw:polygon draw:style-name="gr1" draw:layer="layout" svg:width="1.755cm" svg:height="0.775cm" svg:x="9.462cm" svg:y="8.901cm" svg:viewBox="0 0 1756 776" draw:points="0,0 1756,0 1756,776 0,776">
          <text:p/>
        </draw:polygon>
        <draw:polygon draw:style-name="gr2" draw:layer="layout" svg:width="1.543cm" svg:height="0.775cm" svg:x="11.218cm" svg:y="8.901cm" svg:viewBox="0 0 1544 776" draw:points="0,0 1544,0 1544,776 0,776">
          <text:p/>
        </draw:polygon>
        <draw:polygon draw:style-name="gr2" draw:layer="layout" svg:width="1.149cm" svg:height="0.775cm" svg:x="12.762cm" svg:y="8.901cm" svg:viewBox="0 0 1150 776" draw:points="0,0 1150,0 1150,776 0,776">
          <text:p/>
        </draw:polygon>
        <draw:polygon draw:style-name="gr2" draw:layer="layout" svg:width="1.464cm" svg:height="0.775cm" svg:x="13.912cm" svg:y="8.901cm" svg:viewBox="0 0 1465 776" draw:points="0,0 1465,0 1465,776 0,776">
          <text:p/>
        </draw:polygon>
        <draw:polygon draw:style-name="gr1" draw:layer="layout" svg:width="1.744cm" svg:height="0.775cm" svg:x="15.377cm" svg:y="8.901cm" svg:viewBox="0 0 1745 776" draw:points="0,0 1745,0 1745,776 0,776">
          <text:p/>
        </draw:polygon>
        <draw:polygon draw:style-name="gr2" draw:layer="layout" svg:width="1.573cm" svg:height="0.806cm" svg:x="3.411cm" svg:y="9.677cm" svg:viewBox="0 0 1574 807" draw:points="0,0 1574,0 1574,807 0,807">
          <text:p/>
        </draw:polygon>
        <draw:polygon draw:style-name="gr2" draw:layer="layout" svg:width="1.495cm" svg:height="0.806cm" svg:x="4.985cm" svg:y="9.677cm" svg:viewBox="0 0 1496 807" draw:points="0,0 1496,0 1496,807 0,807">
          <text:p/>
        </draw:polygon>
        <draw:polygon draw:style-name="gr1" draw:layer="layout" svg:width="1.492cm" svg:height="0.806cm" svg:x="6.393cm" svg:y="9.677cm" svg:viewBox="0 0 1493 807" draw:points="0,0 1493,0 1493,807 0,807">
          <text:p/>
        </draw:polygon>
        <draw:polygon draw:style-name="gr2" draw:layer="layout" svg:width="1.575cm" svg:height="0.806cm" svg:x="7.886cm" svg:y="9.677cm" svg:viewBox="0 0 1576 807" draw:points="0,0 1576,0 1576,807 0,807">
          <text:p/>
        </draw:polygon>
        <draw:polygon draw:style-name="gr2" draw:layer="layout" svg:width="1.755cm" svg:height="0.806cm" svg:x="9.462cm" svg:y="9.677cm" svg:viewBox="0 0 1756 807" draw:points="0,0 1756,0 1756,807 0,807">
          <text:p/>
        </draw:polygon>
        <draw:polygon draw:style-name="gr2" draw:layer="layout" svg:width="1.543cm" svg:height="0.806cm" svg:x="11.218cm" svg:y="9.677cm" svg:viewBox="0 0 1544 807" draw:points="0,0 1544,0 1544,807 0,807">
          <text:p/>
        </draw:polygon>
        <draw:polygon draw:style-name="gr2" draw:layer="layout" svg:width="1.149cm" svg:height="0.806cm" svg:x="12.762cm" svg:y="9.677cm" svg:viewBox="0 0 1150 807" draw:points="0,0 1150,0 1150,807 0,807">
          <text:p/>
        </draw:polygon>
        <draw:polygon draw:style-name="gr1" draw:layer="layout" svg:width="1.464cm" svg:height="0.806cm" svg:x="13.912cm" svg:y="9.677cm" svg:viewBox="0 0 1465 807" draw:points="0,0 1465,0 1465,807 0,807">
          <text:p/>
        </draw:polygon>
        <draw:polygon draw:style-name="gr1" draw:layer="layout" svg:width="1.744cm" svg:height="0.806cm" svg:x="15.377cm" svg:y="9.677cm" svg:viewBox="0 0 1745 807" draw:points="0,0 1745,0 1745,807 0,807">
          <text:p/>
        </draw:polygon>
        <draw:polygon draw:style-name="gr1" draw:layer="layout" svg:width="1.573cm" svg:height="0.634cm" svg:x="3.323cm" svg:y="10.469cm" svg:viewBox="0 0 1574 635" draw:points="0,0 1574,0 1574,635 0,635">
          <text:p/>
        </draw:polygon>
        <draw:polygon draw:style-name="gr2" draw:layer="layout" svg:width="1.744cm" svg:height="0.634cm" svg:x="15.377cm" svg:y="10.469cm" svg:viewBox="0 0 1745 635" draw:points="0,0 1745,0 1745,635 0,635">
          <text:p/>
        </draw:polygon>
        <draw:polygon draw:style-name="gr2" draw:layer="layout" svg:width="1.573cm" svg:height="0.848cm" svg:x="3.323cm" svg:y="11.104cm" svg:viewBox="0 0 1574 849" draw:points="0,0 1574,0 1574,849 0,849">
          <text:p/>
        </draw:polygon>
        <draw:polygon draw:style-name="gr2" draw:layer="layout" svg:width="1.495cm" svg:height="0.848cm" svg:x="4.897cm" svg:y="11.104cm" svg:viewBox="0 0 1496 849" draw:points="0,0 1496,0 1496,849 0,849">
          <text:p/>
        </draw:polygon>
        <draw:polygon draw:style-name="gr2" draw:layer="layout" svg:width="1.492cm" svg:height="0.848cm" svg:x="6.393cm" svg:y="11.104cm" svg:viewBox="0 0 1493 849" draw:points="0,0 1493,0 1493,849 0,849">
          <text:p/>
        </draw:polygon>
        <draw:polygon draw:style-name="gr1" draw:layer="layout" svg:width="1.575cm" svg:height="0.848cm" svg:x="7.886cm" svg:y="11.104cm" svg:viewBox="0 0 1576 849" draw:points="0,0 1576,0 1576,849 0,849">
          <text:p/>
        </draw:polygon>
        <draw:polygon draw:style-name="gr2" draw:layer="layout" svg:width="1.755cm" svg:height="0.848cm" svg:x="9.462cm" svg:y="11.104cm" svg:viewBox="0 0 1756 849" draw:points="0,0 1756,0 1756,849 0,849">
          <text:p/>
        </draw:polygon>
        <draw:polygon draw:style-name="gr2" draw:layer="layout" svg:width="1.543cm" svg:height="0.848cm" svg:x="11.218cm" svg:y="11.104cm" svg:viewBox="0 0 1544 849" draw:points="0,0 1544,0 1544,849 0,849">
          <text:p/>
        </draw:polygon>
        <draw:polygon draw:style-name="gr2" draw:layer="layout" svg:width="1.149cm" svg:height="0.848cm" svg:x="12.762cm" svg:y="11.104cm" svg:viewBox="0 0 1150 849" draw:points="0,0 1150,0 1150,849 0,849">
          <text:p/>
        </draw:polygon>
        <draw:polygon draw:style-name="gr2" draw:layer="layout" svg:width="1.464cm" svg:height="0.848cm" svg:x="13.912cm" svg:y="11.104cm" svg:viewBox="0 0 1465 849" draw:points="0,0 1465,0 1465,849 0,849">
          <text:p/>
        </draw:polygon>
        <draw:polygon draw:style-name="gr2" draw:layer="layout" svg:width="1.744cm" svg:height="0.848cm" svg:x="15.377cm" svg:y="11.104cm" svg:viewBox="0 0 1745 849" draw:points="0,0 1745,0 1745,849 0,849">
          <text:p/>
        </draw:polygon>
        <draw:polygon draw:style-name="gr2" draw:layer="layout" svg:width="1.573cm" svg:height="0.775cm" svg:x="3.323cm" svg:y="11.926cm" svg:viewBox="0 0 1574 776" draw:points="0,0 1574,0 1574,776 0,776">
          <text:p/>
        </draw:polygon>
        <draw:polygon draw:style-name="gr2" draw:layer="layout" svg:width="1.573cm" svg:height="0.634cm" svg:x="3.323cm" svg:y="14.113cm" svg:viewBox="0 0 1574 635" draw:points="0,0 1574,0 1574,635 0,635">
          <text:p/>
        </draw:polygon>
        <draw:polygon draw:style-name="gr2" draw:layer="layout" svg:width="1.495cm" svg:height="0.634cm" svg:x="4.897cm" svg:y="14.113cm" svg:viewBox="0 0 1496 635" draw:points="0,0 1496,0 1496,635 0,635">
          <text:p/>
        </draw:polygon>
        <draw:polygon draw:style-name="gr2" draw:layer="layout" svg:width="1.492cm" svg:height="0.634cm" svg:x="6.393cm" svg:y="14.113cm" svg:viewBox="0 0 1493 635" draw:points="0,0 1493,0 1493,635 0,635">
          <text:p/>
        </draw:polygon>
        <draw:polygon draw:style-name="gr2" draw:layer="layout" svg:width="1.575cm" svg:height="0.634cm" svg:x="7.886cm" svg:y="14.113cm" svg:viewBox="0 0 1576 635" draw:points="0,0 1576,0 1576,635 0,635">
          <text:p/>
        </draw:polygon>
        <draw:polygon draw:style-name="gr1" draw:layer="layout" svg:width="1.755cm" svg:height="0.634cm" svg:x="9.462cm" svg:y="14.113cm" svg:viewBox="0 0 1756 635" draw:points="0,0 1756,0 1756,635 0,635">
          <text:p/>
        </draw:polygon>
        <draw:polygon draw:style-name="gr2" draw:layer="layout" svg:width="1.543cm" svg:height="0.634cm" svg:x="11.218cm" svg:y="14.113cm" svg:viewBox="0 0 1544 635" draw:points="0,0 1544,0 1544,635 0,635">
          <text:p/>
        </draw:polygon>
        <draw:polygon draw:style-name="gr2" draw:layer="layout" svg:width="1.149cm" svg:height="0.634cm" svg:x="12.762cm" svg:y="14.113cm" svg:viewBox="0 0 1150 635" draw:points="0,0 1150,0 1150,635 0,635">
          <text:p/>
        </draw:polygon>
        <draw:polygon draw:style-name="gr1" draw:layer="layout" svg:width="1.464cm" svg:height="0.634cm" svg:x="13.912cm" svg:y="14.113cm" svg:viewBox="0 0 1465 635" draw:points="0,0 1465,0 1465,635 0,635">
          <text:p/>
        </draw:polygon>
        <draw:polygon draw:style-name="gr1" draw:layer="layout" svg:width="1.573cm" svg:height="1.057cm" svg:x="3.323cm" svg:y="14.748cm" svg:viewBox="0 0 1574 1058" draw:points="0,0 1574,0 1574,1058 0,1058">
          <text:p/>
        </draw:polygon>
        <draw:polygon draw:style-name="gr2" draw:layer="layout" svg:width="1.495cm" svg:height="1.057cm" svg:x="4.897cm" svg:y="14.748cm" svg:viewBox="0 0 1496 1058" draw:points="0,0 1496,0 1496,1058 0,1058">
          <text:p/>
        </draw:polygon>
        <draw:polygon draw:style-name="gr2" draw:layer="layout" svg:width="1.492cm" svg:height="1.057cm" svg:x="6.393cm" svg:y="14.748cm" svg:viewBox="0 0 1493 1058" draw:points="0,0 1493,0 1493,1058 0,1058">
          <text:p/>
        </draw:polygon>
        <draw:polygon draw:style-name="gr2" draw:layer="layout" svg:width="1.575cm" svg:height="1.057cm" svg:x="7.886cm" svg:y="14.748cm" svg:viewBox="0 0 1576 1058" draw:points="0,0 1576,0 1576,1058 0,1058">
          <text:p/>
        </draw:polygon>
        <draw:polygon draw:style-name="gr1" draw:layer="layout" svg:width="1.755cm" svg:height="1.057cm" svg:x="9.462cm" svg:y="14.748cm" svg:viewBox="0 0 1756 1058" draw:points="0,0 1756,0 1756,1058 0,1058">
          <text:p/>
        </draw:polygon>
        <draw:polygon draw:style-name="gr2" draw:layer="layout" svg:width="1.149cm" svg:height="1.057cm" svg:x="12.762cm" svg:y="14.748cm" svg:viewBox="0 0 1150 1058" draw:points="0,0 1150,0 1150,1058 0,1058">
          <text:p/>
        </draw:polygon>
        <draw:polygon draw:style-name="gr2" draw:layer="layout" svg:width="1.464cm" svg:height="1.057cm" svg:x="13.912cm" svg:y="14.748cm" svg:viewBox="0 0 1465 1058" draw:points="0,0 1465,0 1465,1058 0,1058">
          <text:p/>
        </draw:polygon>
        <draw:polygon draw:style-name="gr2" draw:layer="layout" svg:width="1.573cm" svg:height="0.634cm" svg:x="3.323cm" svg:y="15.806cm" svg:viewBox="0 0 1574 635" draw:points="0,0 1574,0 1574,635 0,635">
          <text:p/>
        </draw:polygon>
        <draw:polygon draw:style-name="gr1" draw:layer="layout" svg:width="1.495cm" svg:height="0.634cm" svg:x="4.897cm" svg:y="15.806cm" svg:viewBox="0 0 1496 635" draw:points="0,0 1496,0 1496,635 0,635">
          <text:p/>
        </draw:polygon>
        <draw:polygon draw:style-name="gr1" draw:layer="layout" svg:width="1.492cm" svg:height="0.634cm" svg:x="6.393cm" svg:y="15.806cm" svg:viewBox="0 0 1493 635" draw:points="0,0 1493,0 1493,635 0,635">
          <text:p/>
        </draw:polygon>
        <draw:polygon draw:style-name="gr2" draw:layer="layout" svg:width="1.575cm" svg:height="0.634cm" svg:x="7.886cm" svg:y="15.806cm" svg:viewBox="0 0 1576 635" draw:points="0,0 1576,0 1576,635 0,635">
          <text:p/>
        </draw:polygon>
        <draw:polygon draw:style-name="gr1" draw:layer="layout" svg:width="1.755cm" svg:height="0.634cm" svg:x="9.462cm" svg:y="15.806cm" svg:viewBox="0 0 1756 635" draw:points="0,0 1756,0 1756,635 0,635">
          <text:p/>
        </draw:polygon>
        <draw:polygon draw:style-name="gr2" draw:layer="layout" svg:width="1.543cm" svg:height="0.634cm" svg:x="11.218cm" svg:y="15.806cm" svg:viewBox="0 0 1544 635" draw:points="0,0 1544,0 1544,635 0,635">
          <text:p/>
        </draw:polygon>
        <draw:polygon draw:style-name="gr2" draw:layer="layout" svg:width="1.149cm" svg:height="0.634cm" svg:x="12.762cm" svg:y="15.806cm" svg:viewBox="0 0 1150 635" draw:points="0,0 1150,0 1150,635 0,635">
          <text:p/>
        </draw:polygon>
        <draw:polygon draw:style-name="gr2" draw:layer="layout" svg:width="1.464cm" svg:height="0.634cm" svg:x="13.912cm" svg:y="15.806cm" svg:viewBox="0 0 1465 635" draw:points="0,0 1465,0 1465,635 0,635">
          <text:p/>
        </draw:polygon>
        <draw:frame draw:style-name="gr22" draw:layer="layout" svg:width="0.916cm" svg:height="0.319cm" svg:x="1.148cm" svg:y="7.517cm">
          <draw:text-box>
            <text:p text:style-name="P1"><text:span text:style-name="T2">Parasoft</text:span></text:p>
          </draw:text-box>
        </draw:frame>
        <draw:polygon draw:style-name="gr16" draw:layer="layout" svg:width="1.361cm" svg:height="0.423cm" svg:x="3.429cm" svg:y="7.645cm" svg:viewBox="0 0 1362 424" draw:points="0,424 1362,424 1362,0 0,0">
          <text:p/>
        </draw:polygon>
        <draw:frame draw:style-name="gr90" draw:layer="layout" svg:width="1.175cm" svg:height="0.319cm" svg:x="1.148cm" svg:y="7.94cm">
          <draw:text-box>
            <text:p text:style-name="P1"><text:span text:style-name="T2">C/C++test</text:span></text:p>
          </draw:text-box>
        </draw:frame>
        <draw:polygon draw:style-name="gr16" draw:layer="layout" svg:width="1.283cm" svg:height="0.423cm" svg:x="5.003cm" svg:y="7.645cm" svg:viewBox="0 0 1284 424" draw:points="0,424 1284,424 1284,0 0,0">
          <text:p/>
        </draw:polygon>
        <draw:frame draw:style-name="gr18" draw:layer="layout" svg:width="0.413cm" svg:height="0.319cm" svg:x="3.891cm" svg:y="7.645cm">
          <draw:text-box>
            <text:p text:style-name="P1"><text:span text:style-name="T2">Yes</text:span></text:p>
          </draw:text-box>
        </draw:frame>
        <draw:polygon draw:style-name="gr16" draw:layer="layout" svg:width="1.281cm" svg:height="0.423cm" svg:x="6.499cm" svg:y="7.645cm" svg:viewBox="0 0 1282 424" draw:points="0,424 1282,424 1282,0 0,0">
          <text:p/>
        </draw:polygon>
        <draw:frame draw:style-name="gr18" draw:layer="layout" svg:width="0.413cm" svg:height="0.319cm" svg:x="5.426cm" svg:y="7.645cm">
          <draw:text-box>
            <text:p text:style-name="P1"><text:span text:style-name="T2">Yes</text:span></text:p>
          </draw:text-box>
        </draw:frame>
        <draw:polygon draw:style-name="gr16" draw:layer="layout" svg:width="1.363cm" svg:height="0.423cm" svg:x="7.992cm" svg:y="7.645cm" svg:viewBox="0 0 1364 424" draw:points="0,424 1364,424 1364,0 0,0">
          <text:p/>
        </draw:polygon>
        <draw:frame draw:style-name="gr18" draw:layer="layout" svg:width="0.413cm" svg:height="0.319cm" svg:x="6.92cm" svg:y="7.645cm">
          <draw:text-box>
            <text:p text:style-name="P1"><text:span text:style-name="T2">Yes</text:span></text:p>
          </draw:text-box>
        </draw:frame>
        <draw:polygon draw:style-name="gr16" draw:layer="layout" svg:width="1.543cm" svg:height="0.423cm" svg:x="9.568cm" svg:y="7.645cm" svg:viewBox="0 0 1544 424" draw:points="0,424 1544,424 1544,0 0,0">
          <text:p/>
        </draw:polygon>
        <draw:frame draw:style-name="gr18" draw:layer="layout" svg:width="0.413cm" svg:height="0.319cm" svg:x="8.455cm" svg:y="7.645cm">
          <draw:text-box>
            <text:p text:style-name="P1"><text:span text:style-name="T2">Yes</text:span></text:p>
          </draw:text-box>
        </draw:frame>
        <draw:polygon draw:style-name="gr16" draw:layer="layout" svg:width="1.331cm" svg:height="0.423cm" svg:x="11.324cm" svg:y="7.645cm" svg:viewBox="0 0 1332 424" draw:points="0,424 1332,424 1332,0 0,0">
          <text:p/>
        </draw:polygon>
        <draw:frame draw:style-name="gr18" draw:layer="layout" svg:width="0.413cm" svg:height="0.319cm" svg:x="10.12cm" svg:y="7.645cm">
          <draw:text-box>
            <text:p text:style-name="P1"><text:span text:style-name="T2">Yes</text:span></text:p>
          </draw:text-box>
        </draw:frame>
        <draw:polygon draw:style-name="gr16" draw:layer="layout" svg:width="0.937cm" svg:height="0.423cm" svg:x="12.868cm" svg:y="7.645cm" svg:viewBox="0 0 938 424" draw:points="0,424 938,424 938,0 0,0">
          <text:p/>
        </draw:polygon>
        <draw:frame draw:style-name="gr18" draw:layer="layout" svg:width="0.413cm" svg:height="0.319cm" svg:x="11.77cm" svg:y="7.645cm">
          <draw:text-box>
            <text:p text:style-name="P1"><text:span text:style-name="T2">Yes</text:span></text:p>
          </draw:text-box>
        </draw:frame>
        <draw:polygon draw:style-name="gr16" draw:layer="layout" svg:width="1.254cm" svg:height="0.423cm" svg:x="14.017cm" svg:y="7.645cm" svg:viewBox="0 0 1255 424" draw:points="0,424 1255,424 1255,0 0,0">
          <text:p/>
        </draw:polygon>
        <draw:frame draw:style-name="gr18" draw:layer="layout" svg:width="0.413cm" svg:height="0.319cm" svg:x="13.117cm" svg:y="7.645cm">
          <draw:text-box>
            <text:p text:style-name="P1"><text:span text:style-name="T2">Yes</text:span></text:p>
          </draw:text-box>
        </draw:frame>
        <draw:polygon draw:style-name="gr16" draw:layer="layout" svg:width="1.532cm" svg:height="0.423cm" svg:x="15.483cm" svg:y="7.645cm" svg:viewBox="0 0 1533 424" draw:points="0,424 1533,424 1533,0 0,0">
          <text:p/>
        </draw:polygon>
        <draw:frame draw:style-name="gr18" draw:layer="layout" svg:width="0.413cm" svg:height="0.319cm" svg:x="14.425cm" svg:y="7.645cm">
          <draw:text-box>
            <text:p text:style-name="P1"><text:span text:style-name="T2">Yes</text:span></text:p>
          </draw:text-box>
        </draw:frame>
        <draw:frame draw:style-name="gr18" draw:layer="layout" svg:width="0.413cm" svg:height="0.319cm" svg:x="16.03cm" svg:y="7.645cm">
          <draw:text-box>
            <text:p text:style-name="P1"><text:span text:style-name="T2">Yes</text:span></text:p>
          </draw:text-box>
        </draw:frame>
        <draw:polygon draw:style-name="gr16" draw:layer="layout" svg:width="1.361cm" svg:height="0.423cm" svg:x="3.429cm" svg:y="8.39cm" svg:viewBox="0 0 1362 424" draw:points="0,424 1362,424 1362,0 0,0">
          <text:p/>
        </draw:polygon>
        <draw:frame draw:style-name="gr9" draw:layer="layout" svg:width="0.751cm" svg:height="0.319cm" svg:x="1.148cm" svg:y="8.309cm">
          <draw:text-box>
            <text:p text:style-name="P1"><text:span text:style-name="T2">QtTest</text:span></text:p>
          </draw:text-box>
        </draw:frame>
        <draw:polygon draw:style-name="gr16" draw:layer="layout" svg:width="1.283cm" svg:height="0.423cm" svg:x="5.003cm" svg:y="8.39cm" svg:viewBox="0 0 1284 424" draw:points="0,424 1284,424 1284,0 0,0">
          <text:p/>
        </draw:polygon>
        <draw:frame draw:style-name="gr18" draw:layer="layout" svg:width="0.413cm" svg:height="0.319cm" svg:x="3.891cm" svg:y="8.39cm">
          <draw:text-box>
            <text:p text:style-name="P1"><text:span text:style-name="T2">Yes</text:span></text:p>
          </draw:text-box>
        </draw:frame>
        <draw:polygon draw:style-name="gr15" draw:layer="layout" svg:width="1.281cm" svg:height="0.423cm" svg:x="6.499cm" svg:y="8.39cm" svg:viewBox="0 0 1282 424" draw:points="0,424 1282,424 1282,0 0,0">
          <text:p/>
        </draw:polygon>
        <draw:frame draw:style-name="gr18" draw:layer="layout" svg:width="0.413cm" svg:height="0.319cm" svg:x="5.426cm" svg:y="8.39cm">
          <draw:text-box>
            <text:p text:style-name="P1"><text:span text:style-name="T2">Yes</text:span></text:p>
          </draw:text-box>
        </draw:frame>
        <draw:polygon draw:style-name="gr15" draw:layer="layout" svg:width="1.363cm" svg:height="0.423cm" svg:x="7.992cm" svg:y="8.39cm" svg:viewBox="0 0 1364 424" draw:points="0,424 1364,424 1364,0 0,0">
          <text:p/>
        </draw:polygon>
        <draw:frame draw:style-name="gr19" draw:layer="layout" svg:width="0.349cm" svg:height="0.319cm" svg:x="6.967cm" svg:y="8.39cm">
          <draw:text-box>
            <text:p text:style-name="P1"><text:span text:style-name="T2">No</text:span></text:p>
          </draw:text-box>
        </draw:frame>
        <draw:polygon draw:style-name="gr15" draw:layer="layout" svg:width="1.543cm" svg:height="0.423cm" svg:x="9.568cm" svg:y="8.39cm" svg:viewBox="0 0 1544 424" draw:points="0,424 1544,424 1544,0 0,0">
          <text:p/>
        </draw:polygon>
        <draw:frame draw:style-name="gr19" draw:layer="layout" svg:width="0.349cm" svg:height="0.319cm" svg:x="8.502cm" svg:y="8.39cm">
          <draw:text-box>
            <text:p text:style-name="P1"><text:span text:style-name="T2">No</text:span></text:p>
          </draw:text-box>
        </draw:frame>
        <draw:polygon draw:style-name="gr15" draw:layer="layout" svg:width="1.331cm" svg:height="0.423cm" svg:x="11.324cm" svg:y="8.39cm" svg:viewBox="0 0 1332 424" draw:points="0,424 1332,424 1332,0 0,0">
          <text:p/>
        </draw:polygon>
        <draw:frame draw:style-name="gr19" draw:layer="layout" svg:width="0.349cm" svg:height="0.319cm" svg:x="10.167cm" svg:y="8.39cm">
          <draw:text-box>
            <text:p text:style-name="P1"><text:span text:style-name="T2">No</text:span></text:p>
          </draw:text-box>
        </draw:frame>
        <draw:polygon draw:style-name="gr15" draw:layer="layout" svg:width="0.937cm" svg:height="0.423cm" svg:x="12.868cm" svg:y="8.39cm" svg:viewBox="0 0 938 424" draw:points="0,424 938,424 938,0 0,0">
          <text:p/>
        </draw:polygon>
        <draw:frame draw:style-name="gr19" draw:layer="layout" svg:width="0.349cm" svg:height="0.319cm" svg:x="11.817cm" svg:y="8.39cm">
          <draw:text-box>
            <text:p text:style-name="P1"><text:span text:style-name="T2">No</text:span></text:p>
          </draw:text-box>
        </draw:frame>
        <draw:polygon draw:style-name="gr15" draw:layer="layout" svg:width="1.254cm" svg:height="0.423cm" svg:x="14.017cm" svg:y="8.39cm" svg:viewBox="0 0 1255 424" draw:points="0,424 1255,424 1255,0 0,0">
          <text:p/>
        </draw:polygon>
        <draw:frame draw:style-name="gr91" draw:layer="layout" svg:width="1.511cm" svg:height="0.319cm" svg:x="13.164cm" svg:y="8.39cm">
          <draw:text-box>
            <text:p text:style-name="P1"><text:span text:style-name="T2">No</text:span></text:p>
          </draw:text-box>
        </draw:frame>
        <draw:polygon draw:style-name="gr15" draw:layer="layout" svg:width="1.361cm" svg:height="0.422cm" svg:x="3.429cm" svg:y="9.078cm" svg:viewBox="0 0 1362 423" draw:points="0,423 1362,423 1362,0 0,0">
          <text:p/>
        </draw:polygon>
        <draw:frame draw:style-name="gr76" draw:layer="layout" svg:width="1.145cm" svg:height="0.319cm" svg:x="1.148cm" svg:y="9.007cm">
          <draw:text-box>
            <text:p text:style-name="P1"><text:span text:style-name="T2">QuickTest</text:span></text:p>
          </draw:text-box>
        </draw:frame>
        <draw:polygon draw:style-name="gr15" draw:layer="layout" svg:width="1.283cm" svg:height="0.422cm" svg:x="5.003cm" svg:y="9.078cm" svg:viewBox="0 0 1284 423" draw:points="0,423 1284,423 1284,0 0,0">
          <text:p/>
        </draw:polygon>
        <draw:frame draw:style-name="gr19" draw:layer="layout" svg:width="0.349cm" svg:height="0.319cm" svg:x="3.938cm" svg:y="9.078cm">
          <draw:text-box>
            <text:p text:style-name="P1"><text:span text:style-name="T2">No</text:span></text:p>
          </draw:text-box>
        </draw:frame>
        <draw:polygon draw:style-name="gr15" draw:layer="layout" svg:width="1.281cm" svg:height="0.422cm" svg:x="6.499cm" svg:y="9.078cm" svg:viewBox="0 0 1282 423" draw:points="0,423 1282,423 1282,0 0,0">
          <text:p/>
        </draw:polygon>
        <draw:frame draw:style-name="gr19" draw:layer="layout" svg:width="0.349cm" svg:height="0.319cm" svg:x="5.473cm" svg:y="9.078cm">
          <draw:text-box>
            <text:p text:style-name="P1"><text:span text:style-name="T2">No</text:span></text:p>
          </draw:text-box>
        </draw:frame>
        <draw:polygon draw:style-name="gr15" draw:layer="layout" svg:width="1.363cm" svg:height="0.422cm" svg:x="7.992cm" svg:y="9.078cm" svg:viewBox="0 0 1364 423" draw:points="0,423 1364,423 1364,0 0,0">
          <text:p/>
        </draw:polygon>
        <draw:frame draw:style-name="gr19" draw:layer="layout" svg:width="0.349cm" svg:height="0.319cm" svg:x="6.967cm" svg:y="9.078cm">
          <draw:text-box>
            <text:p text:style-name="P1"><text:span text:style-name="T2">No</text:span></text:p>
          </draw:text-box>
        </draw:frame>
        <draw:polygon draw:style-name="gr15" draw:layer="layout" svg:width="1.543cm" svg:height="0.422cm" svg:x="9.568cm" svg:y="9.078cm" svg:viewBox="0 0 1544 423" draw:points="0,423 1544,423 1544,0 0,0">
          <text:p/>
        </draw:polygon>
        <draw:frame draw:style-name="gr19" draw:layer="layout" svg:width="0.349cm" svg:height="0.319cm" svg:x="8.502cm" svg:y="9.078cm">
          <draw:text-box>
            <text:p text:style-name="P1"><text:span text:style-name="T2">No</text:span></text:p>
          </draw:text-box>
        </draw:frame>
        <draw:polygon draw:style-name="gr16" draw:layer="layout" svg:width="1.331cm" svg:height="0.422cm" svg:x="11.324cm" svg:y="9.078cm" svg:viewBox="0 0 1332 423" draw:points="0,423 1332,423 1332,0 0,0">
          <text:p/>
        </draw:polygon>
        <draw:frame draw:style-name="gr19" draw:layer="layout" svg:width="0.349cm" svg:height="0.319cm" svg:x="10.167cm" svg:y="9.078cm">
          <draw:text-box>
            <text:p text:style-name="P1"><text:span text:style-name="T2">No</text:span></text:p>
          </draw:text-box>
        </draw:frame>
        <draw:polygon draw:style-name="gr16" draw:layer="layout" svg:width="0.937cm" svg:height="0.422cm" svg:x="12.868cm" svg:y="9.078cm" svg:viewBox="0 0 938 423" draw:points="0,423 938,423 938,0 0,0">
          <text:p/>
        </draw:polygon>
        <draw:frame draw:style-name="gr18" draw:layer="layout" svg:width="0.413cm" svg:height="0.319cm" svg:x="11.77cm" svg:y="9.078cm">
          <draw:text-box>
            <text:p text:style-name="P1"><text:span text:style-name="T2">Yes</text:span></text:p>
          </draw:text-box>
        </draw:frame>
        <draw:polygon draw:style-name="gr16" draw:layer="layout" svg:width="1.254cm" svg:height="0.422cm" svg:x="14.017cm" svg:y="9.078cm" svg:viewBox="0 0 1255 423" draw:points="0,423 1255,423 1255,0 0,0">
          <text:p/>
        </draw:polygon>
        <draw:frame draw:style-name="gr18" draw:layer="layout" svg:width="0.413cm" svg:height="0.319cm" svg:x="13.117cm" svg:y="9.078cm">
          <draw:text-box>
            <text:p text:style-name="P1"><text:span text:style-name="T2">Yes</text:span></text:p>
          </draw:text-box>
        </draw:frame>
        <draw:polygon draw:style-name="gr15" draw:layer="layout" svg:width="1.532cm" svg:height="0.422cm" svg:x="15.483cm" svg:y="9.078cm" svg:viewBox="0 0 1533 423" draw:points="0,423 1533,423 1533,0 0,0">
          <text:p/>
        </draw:polygon>
        <draw:frame draw:style-name="gr18" draw:layer="layout" svg:width="0.413cm" svg:height="0.319cm" svg:x="14.425cm" svg:y="9.078cm">
          <draw:text-box>
            <text:p text:style-name="P1"><text:span text:style-name="T2">Yes</text:span></text:p>
          </draw:text-box>
        </draw:frame>
        <draw:frame draw:style-name="gr19" draw:layer="layout" svg:width="0.349cm" svg:height="0.319cm" svg:x="16.077cm" svg:y="9.078cm">
          <draw:text-box>
            <text:p text:style-name="P1"><text:span text:style-name="T2">No</text:span></text:p>
          </draw:text-box>
        </draw:frame>
        <draw:frame draw:style-name="gr20" draw:layer="layout" svg:width="0.476cm" svg:height="0.319cm" svg:x="17.228cm" svg:y="9.148cm">
          <draw:text-box>
            <text:p text:style-name="P1"><text:span text:style-name="T2">[58]</text:span></text:p>
          </draw:text-box>
        </draw:frame>
        <draw:polygon draw:style-name="gr16" draw:layer="layout" svg:width="1.361cm" svg:height="0.423cm" svg:x="3.429cm" svg:y="9.911cm" svg:viewBox="0 0 1362 424" draw:points="0,424 1362,424 1362,0 0,0">
          <text:p/>
        </draw:polygon>
        <draw:frame draw:style-name="gr80" draw:layer="layout" svg:width="1.107cm" svg:height="0.319cm" svg:x="1.148cm" svg:y="9.783cm">
          <draw:text-box>
            <text:p text:style-name="P1"><text:span text:style-name="T2">SafetyNet</text:span></text:p>
          </draw:text-box>
        </draw:frame>
        <draw:polygon draw:style-name="gr16" draw:layer="layout" svg:width="1.283cm" svg:height="0.423cm" svg:x="5.003cm" svg:y="9.911cm" svg:viewBox="0 0 1284 424" draw:points="0,424 1284,424 1284,0 0,0">
          <text:p/>
        </draw:polygon>
        <draw:frame draw:style-name="gr18" draw:layer="layout" svg:width="0.413cm" svg:height="0.319cm" svg:x="3.891cm" svg:y="9.911cm">
          <draw:text-box>
            <text:p text:style-name="P1"><text:span text:style-name="T2">Yes</text:span></text:p>
          </draw:text-box>
        </draw:frame>
        <draw:polygon draw:style-name="gr15" draw:layer="layout" svg:width="1.281cm" svg:height="0.423cm" svg:x="6.499cm" svg:y="9.911cm" svg:viewBox="0 0 1282 424" draw:points="0,424 1282,424 1282,0 0,0">
          <text:p/>
        </draw:polygon>
        <draw:frame draw:style-name="gr18" draw:layer="layout" svg:width="0.413cm" svg:height="0.319cm" svg:x="5.426cm" svg:y="9.911cm">
          <draw:text-box>
            <text:p text:style-name="P1"><text:span text:style-name="T2">Yes</text:span></text:p>
          </draw:text-box>
        </draw:frame>
        <draw:polygon draw:style-name="gr16" draw:layer="layout" svg:width="1.363cm" svg:height="0.423cm" svg:x="7.992cm" svg:y="9.911cm" svg:viewBox="0 0 1364 424" draw:points="0,424 1364,424 1364,0 0,0">
          <text:p/>
        </draw:polygon>
        <draw:frame draw:style-name="gr19" draw:layer="layout" svg:width="0.349cm" svg:height="0.319cm" svg:x="6.967cm" svg:y="9.911cm">
          <draw:text-box>
            <text:p text:style-name="P1"><text:span text:style-name="T2">No</text:span></text:p>
          </draw:text-box>
        </draw:frame>
        <draw:polygon draw:style-name="gr16" draw:layer="layout" svg:width="1.543cm" svg:height="0.423cm" svg:x="9.568cm" svg:y="9.911cm" svg:viewBox="0 0 1544 424" draw:points="0,424 1544,424 1544,0 0,0">
          <text:p/>
        </draw:polygon>
        <draw:frame draw:style-name="gr18" draw:layer="layout" svg:width="0.413cm" svg:height="0.319cm" svg:x="8.455cm" svg:y="9.911cm">
          <draw:text-box>
            <text:p text:style-name="P1"><text:span text:style-name="T2">Yes</text:span></text:p>
          </draw:text-box>
        </draw:frame>
        <draw:polygon draw:style-name="gr16" draw:layer="layout" svg:width="1.331cm" svg:height="0.423cm" svg:x="11.324cm" svg:y="9.911cm" svg:viewBox="0 0 1332 424" draw:points="0,424 1332,424 1332,0 0,0">
          <text:p/>
        </draw:polygon>
        <draw:frame draw:style-name="gr18" draw:layer="layout" svg:width="0.413cm" svg:height="0.319cm" svg:x="10.12cm" svg:y="9.911cm">
          <draw:text-box>
            <text:p text:style-name="P1"><text:span text:style-name="T2">Yes</text:span></text:p>
          </draw:text-box>
        </draw:frame>
        <draw:polygon draw:style-name="gr16" draw:layer="layout" svg:width="0.937cm" svg:height="0.423cm" svg:x="12.868cm" svg:y="9.911cm" svg:viewBox="0 0 938 424" draw:points="0,424 938,424 938,0 0,0">
          <text:p/>
        </draw:polygon>
        <draw:frame draw:style-name="gr18" draw:layer="layout" svg:width="0.413cm" svg:height="0.319cm" svg:x="11.77cm" svg:y="9.911cm">
          <draw:text-box>
            <text:p text:style-name="P1"><text:span text:style-name="T2">Yes</text:span></text:p>
          </draw:text-box>
        </draw:frame>
        <draw:polygon draw:style-name="gr15" draw:layer="layout" svg:width="1.254cm" svg:height="0.423cm" svg:x="14.017cm" svg:y="9.911cm" svg:viewBox="0 0 1255 424" draw:points="0,424 1255,424 1255,0 0,0">
          <text:p/>
        </draw:polygon>
        <draw:frame draw:style-name="gr18" draw:layer="layout" svg:width="0.413cm" svg:height="0.319cm" svg:x="13.117cm" svg:y="9.911cm">
          <draw:text-box>
            <text:p text:style-name="P1"><text:span text:style-name="T2">Yes</text:span></text:p>
          </draw:text-box>
        </draw:frame>
        <draw:polygon draw:style-name="gr15" draw:layer="layout" svg:width="1.532cm" svg:height="0.423cm" svg:x="15.483cm" svg:y="9.911cm" svg:viewBox="0 0 1533 424" draw:points="0,424 1533,424 1533,0 0,0">
          <text:p/>
        </draw:polygon>
        <draw:frame draw:style-name="gr19" draw:layer="layout" svg:width="0.349cm" svg:height="0.319cm" svg:x="14.472cm" svg:y="9.911cm">
          <draw:text-box>
            <text:p text:style-name="P1"><text:span text:style-name="T2">No</text:span></text:p>
          </draw:text-box>
        </draw:frame>
        <draw:frame draw:style-name="gr19" draw:layer="layout" svg:width="0.349cm" svg:height="0.319cm" svg:x="16.077cm" svg:y="9.911cm">
          <draw:text-box>
            <text:p text:style-name="P1"><text:span text:style-name="T2">No</text:span></text:p>
          </draw:text-box>
        </draw:frame>
        <draw:frame draw:style-name="gr20" draw:layer="layout" svg:width="0.476cm" svg:height="0.319cm" svg:x="17.228cm" svg:y="9.924cm">
          <draw:text-box>
            <text:p text:style-name="P1"><text:span text:style-name="T2">[59]</text:span></text:p>
          </draw:text-box>
        </draw:frame>
        <draw:polygon draw:style-name="gr15" draw:layer="layout" svg:width="1.361cm" svg:height="0.422cm" svg:x="3.429cm" svg:y="10.575cm" svg:viewBox="0 0 1362 423" draw:points="0,423 1362,423 1362,0 0,0">
          <text:p/>
        </draw:polygon>
        <draw:frame draw:style-name="gr83" draw:layer="layout" svg:width="1.166cm" svg:height="0.319cm" svg:x="1.148cm" svg:y="10.575cm">
          <draw:text-box>
            <text:p text:style-name="P1"><text:span text:style-name="T2">ShortCUT</text:span></text:p>
          </draw:text-box>
        </draw:frame>
        <draw:polygon draw:style-name="gr16" draw:layer="layout" svg:width="1.532cm" svg:height="0.422cm" svg:x="15.483cm" svg:y="10.575cm" svg:viewBox="0 0 1533 423" draw:points="0,423 1533,423 1533,0 0,0">
          <text:p/>
        </draw:polygon>
        <draw:frame draw:style-name="gr19" draw:layer="layout" svg:width="0.349cm" svg:height="0.319cm" svg:x="3.938cm" svg:y="10.575cm">
          <draw:text-box>
            <text:p text:style-name="P1"><text:span text:style-name="T2">No</text:span></text:p>
          </draw:text-box>
        </draw:frame>
        <draw:frame draw:style-name="gr18" draw:layer="layout" svg:width="0.413cm" svg:height="0.319cm" svg:x="16.03cm" svg:y="10.575cm">
          <draw:text-box>
            <text:p text:style-name="P1"><text:span text:style-name="T2">Yes</text:span></text:p>
          </draw:text-box>
        </draw:frame>
        <draw:polygon draw:style-name="gr16" draw:layer="layout" svg:width="1.361cm" svg:height="0.422cm" svg:x="3.429cm" svg:y="11.303cm" svg:viewBox="0 0 1362 423" draw:points="0,423 1362,423 1362,0 0,0">
          <text:p/>
        </draw:polygon>
        <draw:frame draw:style-name="gr7" draw:layer="layout" svg:width="0.984cm" svg:height="0.319cm" svg:x="1.148cm" svg:y="11.21cm">
          <draw:text-box>
            <text:p text:style-name="P1"><text:span text:style-name="T2">STRIDE</text:span></text:p>
          </draw:text-box>
        </draw:frame>
        <draw:polygon draw:style-name="gr16" draw:layer="layout" svg:width="1.283cm" svg:height="0.422cm" svg:x="5.003cm" svg:y="11.303cm" svg:viewBox="0 0 1284 423" draw:points="0,423 1284,423 1284,0 0,0">
          <text:p/>
        </draw:polygon>
        <draw:frame draw:style-name="gr18" draw:layer="layout" svg:width="0.413cm" svg:height="0.319cm" svg:x="3.891cm" svg:y="11.303cm">
          <draw:text-box>
            <text:p text:style-name="P1"><text:span text:style-name="T2">Yes</text:span></text:p>
          </draw:text-box>
        </draw:frame>
        <draw:polygon draw:style-name="gr16" draw:layer="layout" svg:width="1.281cm" svg:height="0.422cm" svg:x="6.499cm" svg:y="11.303cm" svg:viewBox="0 0 1282 423" draw:points="0,423 1282,423 1282,0 0,0">
          <text:p/>
        </draw:polygon>
        <draw:frame draw:style-name="gr18" draw:layer="layout" svg:width="0.413cm" svg:height="0.319cm" svg:x="5.426cm" svg:y="11.303cm">
          <draw:text-box>
            <text:p text:style-name="P1"><text:span text:style-name="T2">Yes</text:span></text:p>
          </draw:text-box>
        </draw:frame>
        <draw:polygon draw:style-name="gr15" draw:layer="layout" svg:width="1.363cm" svg:height="0.422cm" svg:x="7.992cm" svg:y="11.303cm" svg:viewBox="0 0 1364 423" draw:points="0,423 1364,423 1364,0 0,0">
          <text:p/>
        </draw:polygon>
        <draw:frame draw:style-name="gr18" draw:layer="layout" svg:width="0.413cm" svg:height="0.319cm" svg:x="6.92cm" svg:y="11.303cm">
          <draw:text-box>
            <text:p text:style-name="P1"><text:span text:style-name="T2">Yes</text:span></text:p>
          </draw:text-box>
        </draw:frame>
        <draw:polygon draw:style-name="gr16" draw:layer="layout" svg:width="1.543cm" svg:height="0.422cm" svg:x="9.568cm" svg:y="11.303cm" svg:viewBox="0 0 1544 423" draw:points="0,423 1544,423 1544,0 0,0">
          <text:p/>
        </draw:polygon>
        <draw:frame draw:style-name="gr19" draw:layer="layout" svg:width="0.349cm" svg:height="0.319cm" svg:x="8.502cm" svg:y="11.303cm">
          <draw:text-box>
            <text:p text:style-name="P1"><text:span text:style-name="T2">No</text:span></text:p>
          </draw:text-box>
        </draw:frame>
        <draw:polygon draw:style-name="gr16" draw:layer="layout" svg:width="1.331cm" svg:height="0.422cm" svg:x="11.324cm" svg:y="11.303cm" svg:viewBox="0 0 1332 423" draw:points="0,423 1332,423 1332,0 0,0">
          <text:p/>
        </draw:polygon>
        <draw:frame draw:style-name="gr18" draw:layer="layout" svg:width="0.413cm" svg:height="0.319cm" svg:x="10.12cm" svg:y="11.303cm">
          <draw:text-box>
            <text:p text:style-name="P1"><text:span text:style-name="T2">Yes</text:span></text:p>
          </draw:text-box>
        </draw:frame>
        <draw:polygon draw:style-name="gr16" draw:layer="layout" svg:width="0.937cm" svg:height="0.422cm" svg:x="12.868cm" svg:y="11.303cm" svg:viewBox="0 0 938 423" draw:points="0,423 938,423 938,0 0,0">
          <text:p/>
        </draw:polygon>
        <draw:frame draw:style-name="gr18" draw:layer="layout" svg:width="0.413cm" svg:height="0.319cm" svg:x="11.77cm" svg:y="11.303cm">
          <draw:text-box>
            <text:p text:style-name="P1"><text:span text:style-name="T2">Yes</text:span></text:p>
          </draw:text-box>
        </draw:frame>
        <draw:polygon draw:style-name="gr16" draw:layer="layout" svg:width="1.254cm" svg:height="0.422cm" svg:x="14.017cm" svg:y="11.303cm" svg:viewBox="0 0 1255 423" draw:points="0,423 1255,423 1255,0 0,0">
          <text:p/>
        </draw:polygon>
        <draw:frame draw:style-name="gr18" draw:layer="layout" svg:width="0.413cm" svg:height="0.319cm" svg:x="13.117cm" svg:y="11.303cm">
          <draw:text-box>
            <text:p text:style-name="P1"><text:span text:style-name="T2">Yes</text:span></text:p>
          </draw:text-box>
        </draw:frame>
        <draw:polygon draw:style-name="gr16" draw:layer="layout" svg:width="1.532cm" svg:height="0.422cm" svg:x="15.483cm" svg:y="11.303cm" svg:viewBox="0 0 1533 423" draw:points="0,423 1533,423 1533,0 0,0">
          <text:p/>
        </draw:polygon>
        <draw:frame draw:style-name="gr18" draw:layer="layout" svg:width="0.413cm" svg:height="0.319cm" svg:x="14.425cm" svg:y="11.303cm">
          <draw:text-box>
            <text:p text:style-name="P1"><text:span text:style-name="T2">Yes</text:span></text:p>
          </draw:text-box>
        </draw:frame>
        <draw:frame draw:style-name="gr18" draw:layer="layout" svg:width="0.413cm" svg:height="0.319cm" svg:x="16.03cm" svg:y="11.303cm">
          <draw:text-box>
            <text:p text:style-name="P1"><text:span text:style-name="T2">Yes</text:span></text:p>
          </draw:text-box>
        </draw:frame>
        <draw:frame draw:style-name="gr20" draw:layer="layout" svg:width="0.476cm" svg:height="0.319cm" svg:x="17.228cm" svg:y="11.351cm">
          <draw:text-box>
            <text:p text:style-name="P1"><text:span text:style-name="T2">[60]</text:span></text:p>
          </draw:text-box>
        </draw:frame>
        <draw:polygon draw:style-name="gr16" draw:layer="layout" svg:width="1.361cm" svg:height="0.422cm" svg:x="3.429cm" svg:y="12.102cm" svg:viewBox="0 0 1362 423" draw:points="0,423 1362,423 1362,0 0,0">
          <text:p/>
        </draw:polygon>
        <draw:frame draw:style-name="gr92" draw:layer="layout" svg:width="1.958cm" svg:height="0.319cm" svg:x="1.148cm" svg:y="12.031cm">
          <draw:text-box>
            <text:p text:style-name="P1"><text:span text:style-name="T2">Symbian OS Unit</text:span></text:p>
          </draw:text-box>
        </draw:frame>
        <draw:frame draw:style-name="gr18" draw:layer="layout" svg:width="0.413cm" svg:height="0.319cm" svg:x="3.891cm" svg:y="12.102cm">
          <draw:text-box>
            <text:p text:style-name="P1"><text:span text:style-name="T2">Yes</text:span></text:p>
          </draw:text-box>
        </draw:frame>
        <draw:frame draw:style-name="gr20" draw:layer="layout" svg:width="0.476cm" svg:height="0.319cm" svg:x="17.228cm" svg:y="12.173cm">
          <draw:text-box>
            <text:p text:style-name="P1"><text:span text:style-name="T2">[61]</text:span></text:p>
          </draw:text-box>
        </draw:frame>
        <draw:frame draw:style-name="gr74" draw:layer="layout" svg:width="0.73cm" svg:height="0.319cm" svg:x="1.148cm" svg:y="12.808cm">
          <draw:text-box>
            <text:p text:style-name="P1"><text:span text:style-name="T2">TBrun</text:span></text:p>
          </draw:text-box>
        </draw:frame>
        <draw:frame draw:style-name="gr20" draw:layer="layout" svg:width="0.476cm" svg:height="0.319cm" svg:x="17.228cm" svg:y="12.949cm">
          <draw:text-box>
            <text:p text:style-name="P1"><text:span text:style-name="T2">[62]</text:span></text:p>
          </draw:text-box>
        </draw:frame>
        <draw:frame draw:style-name="gr70" draw:layer="layout" svg:width="0.629cm" svg:height="0.319cm" svg:x="1.148cm" svg:y="13.584cm">
          <draw:text-box>
            <text:p text:style-name="P1"><text:span text:style-name="T2">Tessy</text:span></text:p>
          </draw:text-box>
        </draw:frame>
        <draw:polygon draw:style-name="gr16" draw:layer="layout" svg:width="1.361cm" svg:height="0.422cm" svg:x="3.429cm" svg:y="14.219cm" svg:viewBox="0 0 1362 423" draw:points="0,423 1362,423 1362,0 0,0">
          <text:p/>
        </draw:polygon>
        <draw:frame draw:style-name="gr93" draw:layer="layout" svg:width="1.378cm" svg:height="0.319cm" svg:x="1.148cm" svg:y="14.219cm">
          <draw:text-box>
            <text:p text:style-name="P1"><text:span text:style-name="T2">TEST-DOG</text:span></text:p>
          </draw:text-box>
        </draw:frame>
        <draw:polygon draw:style-name="gr16" draw:layer="layout" svg:width="1.283cm" svg:height="0.422cm" svg:x="5.003cm" svg:y="14.219cm" svg:viewBox="0 0 1284 423" draw:points="0,423 1284,423 1284,0 0,0">
          <text:p/>
        </draw:polygon>
        <draw:frame draw:style-name="gr18" draw:layer="layout" svg:width="0.413cm" svg:height="0.319cm" svg:x="3.891cm" svg:y="14.219cm">
          <draw:text-box>
            <text:p text:style-name="P1"><text:span text:style-name="T2">Yes</text:span></text:p>
          </draw:text-box>
        </draw:frame>
        <draw:polygon draw:style-name="gr16" draw:layer="layout" svg:width="1.281cm" svg:height="0.422cm" svg:x="6.499cm" svg:y="14.219cm" svg:viewBox="0 0 1282 423" draw:points="0,423 1282,423 1282,0 0,0">
          <text:p/>
        </draw:polygon>
        <draw:frame draw:style-name="gr18" draw:layer="layout" svg:width="0.413cm" svg:height="0.319cm" svg:x="5.426cm" svg:y="14.219cm">
          <draw:text-box>
            <text:p text:style-name="P1"><text:span text:style-name="T2">Yes</text:span></text:p>
          </draw:text-box>
        </draw:frame>
        <draw:polygon draw:style-name="gr16" draw:layer="layout" svg:width="1.363cm" svg:height="0.422cm" svg:x="7.992cm" svg:y="14.219cm" svg:viewBox="0 0 1364 423" draw:points="0,423 1364,423 1364,0 0,0">
          <text:p/>
        </draw:polygon>
        <draw:frame draw:style-name="gr18" draw:layer="layout" svg:width="0.413cm" svg:height="0.319cm" svg:x="6.92cm" svg:y="14.219cm">
          <draw:text-box>
            <text:p text:style-name="P1"><text:span text:style-name="T2">Yes</text:span></text:p>
          </draw:text-box>
        </draw:frame>
        <draw:polygon draw:style-name="gr15" draw:layer="layout" svg:width="1.543cm" svg:height="0.422cm" svg:x="9.568cm" svg:y="14.219cm" svg:viewBox="0 0 1544 423" draw:points="0,423 1544,423 1544,0 0,0">
          <text:p/>
        </draw:polygon>
        <draw:frame draw:style-name="gr18" draw:layer="layout" svg:width="0.413cm" svg:height="0.319cm" svg:x="8.455cm" svg:y="14.219cm">
          <draw:text-box>
            <text:p text:style-name="P1"><text:span text:style-name="T2">Yes</text:span></text:p>
          </draw:text-box>
        </draw:frame>
        <draw:polygon draw:style-name="gr16" draw:layer="layout" svg:width="1.331cm" svg:height="0.422cm" svg:x="11.324cm" svg:y="14.219cm" svg:viewBox="0 0 1332 423" draw:points="0,423 1332,423 1332,0 0,0">
          <text:p/>
        </draw:polygon>
        <draw:frame draw:style-name="gr19" draw:layer="layout" svg:width="0.349cm" svg:height="0.319cm" svg:x="10.167cm" svg:y="14.219cm">
          <draw:text-box>
            <text:p text:style-name="P1"><text:span text:style-name="T2">No</text:span></text:p>
          </draw:text-box>
        </draw:frame>
        <draw:polygon draw:style-name="gr16" draw:layer="layout" svg:width="0.937cm" svg:height="0.422cm" svg:x="12.868cm" svg:y="14.219cm" svg:viewBox="0 0 938 423" draw:points="0,423 938,423 938,0 0,0">
          <text:p/>
        </draw:polygon>
        <draw:frame draw:style-name="gr18" draw:layer="layout" svg:width="0.413cm" svg:height="0.319cm" svg:x="11.77cm" svg:y="14.219cm">
          <draw:text-box>
            <text:p text:style-name="P1"><text:span text:style-name="T2">Yes</text:span></text:p>
          </draw:text-box>
        </draw:frame>
        <draw:polygon draw:style-name="gr15" draw:layer="layout" svg:width="1.254cm" svg:height="0.422cm" svg:x="14.017cm" svg:y="14.219cm" svg:viewBox="0 0 1255 423" draw:points="0,423 1255,423 1255,0 0,0">
          <text:p/>
        </draw:polygon>
        <draw:frame draw:style-name="gr18" draw:layer="layout" svg:width="0.413cm" svg:height="0.319cm" svg:x="13.117cm" svg:y="14.219cm">
          <draw:text-box>
            <text:p text:style-name="P1"><text:span text:style-name="T2">Yes</text:span></text:p>
          </draw:text-box>
        </draw:frame>
        <draw:frame draw:style-name="gr19" draw:layer="layout" svg:width="0.349cm" svg:height="0.319cm" svg:x="14.472cm" svg:y="14.219cm">
          <draw:text-box>
            <text:p text:style-name="P1"><text:span text:style-name="T2">No</text:span></text:p>
          </draw:text-box>
        </draw:frame>
        <draw:frame draw:style-name="gr4" draw:layer="layout" svg:width="0.667cm" svg:height="0.319cm" svg:x="15.483cm" svg:y="14.219cm">
          <draw:text-box>
            <text:p text:style-name="P1"><text:span text:style-name="T2">Suites</text:span></text:p>
          </draw:text-box>
        </draw:frame>
        <draw:polygon draw:style-name="gr15" draw:layer="layout" svg:width="1.361cm" svg:height="0.423cm" svg:x="3.429cm" svg:y="15.065cm" svg:viewBox="0 0 1362 424" draw:points="0,424 1362,424 1362,0 0,0">
          <text:p/>
        </draw:polygon>
        <draw:frame draw:style-name="gr94" draw:layer="layout" svg:width="1.065cm" svg:height="0.319cm" svg:x="1.148cm" svg:y="14.854cm">
          <draw:text-box>
            <text:p text:style-name="P1"><text:span text:style-name="T2">Test soon</text:span></text:p>
          </draw:text-box>
        </draw:frame>
        <draw:polygon draw:style-name="gr16" draw:layer="layout" svg:width="1.283cm" svg:height="0.423cm" svg:x="5.003cm" svg:y="15.065cm" svg:viewBox="0 0 1284 424" draw:points="0,424 1284,424 1284,0 0,0">
          <text:p/>
        </draw:polygon>
        <draw:frame draw:style-name="gr19" draw:layer="layout" svg:width="0.349cm" svg:height="0.319cm" svg:x="3.938cm" svg:y="15.065cm">
          <draw:text-box>
            <text:p text:style-name="P1"><text:span text:style-name="T2">No</text:span></text:p>
          </draw:text-box>
        </draw:frame>
        <draw:polygon draw:style-name="gr16" draw:layer="layout" svg:width="1.281cm" svg:height="0.423cm" svg:x="6.499cm" svg:y="15.065cm" svg:viewBox="0 0 1282 424" draw:points="0,424 1282,424 1282,0 0,0">
          <text:p/>
        </draw:polygon>
        <draw:frame draw:style-name="gr18" draw:layer="layout" svg:width="0.413cm" svg:height="0.319cm" svg:x="5.426cm" svg:y="15.065cm">
          <draw:text-box>
            <text:p text:style-name="P1"><text:span text:style-name="T2">Yes</text:span></text:p>
          </draw:text-box>
        </draw:frame>
        <draw:polygon draw:style-name="gr16" draw:layer="layout" svg:width="1.363cm" svg:height="0.423cm" svg:x="7.992cm" svg:y="15.065cm" svg:viewBox="0 0 1364 424" draw:points="0,424 1364,424 1364,0 0,0">
          <text:p/>
        </draw:polygon>
        <draw:frame draw:style-name="gr18" draw:layer="layout" svg:width="0.413cm" svg:height="0.319cm" svg:x="6.92cm" svg:y="15.065cm">
          <draw:text-box>
            <text:p text:style-name="P1"><text:span text:style-name="T2">Yes</text:span></text:p>
          </draw:text-box>
        </draw:frame>
        <draw:polygon draw:style-name="gr15" draw:layer="layout" svg:width="1.543cm" svg:height="0.423cm" svg:x="9.568cm" svg:y="15.065cm" svg:viewBox="0 0 1544 424" draw:points="0,424 1544,424 1544,0 0,0">
          <text:p/>
        </draw:polygon>
        <draw:frame draw:style-name="gr18" draw:layer="layout" svg:width="0.413cm" svg:height="0.319cm" svg:x="8.455cm" svg:y="15.065cm">
          <draw:text-box>
            <text:p text:style-name="P1"><text:span text:style-name="T2">Yes</text:span></text:p>
          </draw:text-box>
        </draw:frame>
        <draw:frame draw:style-name="gr19" draw:layer="layout" svg:width="0.349cm" svg:height="0.319cm" svg:x="10.167cm" svg:y="15.065cm">
          <draw:text-box>
            <text:p text:style-name="P1"><text:span text:style-name="T2">No</text:span></text:p>
          </draw:text-box>
        </draw:frame>
        <draw:polygon draw:style-name="gr16" draw:layer="layout" svg:width="0.937cm" svg:height="0.423cm" svg:x="12.868cm" svg:y="15.065cm" svg:viewBox="0 0 938 424" draw:points="0,424 938,424 938,0 0,0">
          <text:p/>
        </draw:polygon>
        <draw:frame draw:style-name="gr8" draw:layer="layout" svg:width="1.314cm" svg:height="0.319cm" svg:x="11.324cm" svg:y="14.854cm">
          <draw:text-box>
            <text:p text:style-name="P1"><text:span text:style-name="T2">Auto-detect</text:span></text:p>
          </draw:text-box>
        </draw:frame>
        <draw:polygon draw:style-name="gr16" draw:layer="layout" svg:width="1.254cm" svg:height="0.423cm" svg:x="14.017cm" svg:y="15.065cm" svg:viewBox="0 0 1255 424" draw:points="0,424 1255,424 1255,0 0,0">
          <text:p/>
        </draw:polygon>
        <draw:frame draw:style-name="gr18" draw:layer="layout" svg:width="0.413cm" svg:height="0.319cm" svg:x="13.117cm" svg:y="15.065cm">
          <draw:text-box>
            <text:p text:style-name="P1"><text:span text:style-name="T2">Yes</text:span></text:p>
          </draw:text-box>
        </draw:frame>
        <draw:frame draw:style-name="gr18" draw:layer="layout" svg:width="0.413cm" svg:height="0.319cm" svg:x="14.425cm" svg:y="15.065cm">
          <draw:text-box>
            <text:p text:style-name="P1"><text:span text:style-name="T2">Yes</text:span></text:p>
          </draw:text-box>
        </draw:frame>
        <draw:frame draw:style-name="gr74" draw:layer="layout" svg:width="0.726cm" svg:height="0.319cm" svg:x="15.483cm" svg:y="14.854cm">
          <draw:text-box>
            <text:p text:style-name="P1"><text:span text:style-name="T2">Macro</text:span></text:p>
          </draw:text-box>
        </draw:frame>
        <draw:frame draw:style-name="gr95" draw:layer="layout" svg:width="1.496cm" svg:height="0.319cm" svg:x="15.483cm" svg:y="15.277cm">
          <draw:text-box>
            <text:p text:style-name="P1"><text:span text:style-name="T2">(namespaces)</text:span></text:p>
          </draw:text-box>
        </draw:frame>
        <draw:frame draw:style-name="gr20" draw:layer="layout" svg:width="0.476cm" svg:height="0.319cm" svg:x="17.228cm" svg:y="14.995cm">
          <draw:text-box>
            <text:p text:style-name="P1"><text:span text:style-name="T2">[63]</text:span></text:p>
          </draw:text-box>
        </draw:frame>
        <draw:polygon draw:style-name="gr16" draw:layer="layout" svg:width="1.361cm" svg:height="0.422cm" svg:x="3.429cm" svg:y="15.912cm" svg:viewBox="0 0 1362 423" draw:points="0,423 1362,423 1362,0 0,0">
          <text:p/>
        </draw:polygon>
        <draw:frame draw:style-name="gr96" draw:layer="layout" svg:width="1.869cm" svg:height="0.319cm" svg:x="1.148cm" svg:y="15.912cm">
          <draw:text-box>
            <text:p text:style-name="P1"><text:span text:style-name="T2">Testwell CTA++</text:span></text:p>
          </draw:text-box>
        </draw:frame>
        <draw:polygon draw:style-name="gr15" draw:layer="layout" svg:width="1.283cm" svg:height="0.422cm" svg:x="5.003cm" svg:y="15.912cm" svg:viewBox="0 0 1284 423" draw:points="0,423 1284,423 1284,0 0,0">
          <text:p/>
        </draw:polygon>
        <draw:frame draw:style-name="gr18" draw:layer="layout" svg:width="0.413cm" svg:height="0.319cm" svg:x="3.891cm" svg:y="15.912cm">
          <draw:text-box>
            <text:p text:style-name="P1"><text:span text:style-name="T2">Yes</text:span></text:p>
          </draw:text-box>
        </draw:frame>
        <draw:polygon draw:style-name="gr15" draw:layer="layout" svg:width="1.281cm" svg:height="0.422cm" svg:x="6.499cm" svg:y="15.912cm" svg:viewBox="0 0 1282 423" draw:points="0,423 1282,423 1282,0 0,0">
          <text:p/>
        </draw:polygon>
        <draw:frame draw:style-name="gr19" draw:layer="layout" svg:width="0.349cm" svg:height="0.319cm" svg:x="5.473cm" svg:y="15.912cm">
          <draw:text-box>
            <text:p text:style-name="P1"><text:span text:style-name="T2">No</text:span></text:p>
          </draw:text-box>
        </draw:frame>
        <draw:polygon draw:style-name="gr16" draw:layer="layout" svg:width="1.363cm" svg:height="0.422cm" svg:x="7.992cm" svg:y="15.912cm" svg:viewBox="0 0 1364 423" draw:points="0,423 1364,423 1364,0 0,0">
          <text:p/>
        </draw:polygon>
        <draw:frame draw:style-name="gr19" draw:layer="layout" svg:width="0.349cm" svg:height="0.319cm" svg:x="6.967cm" svg:y="15.912cm">
          <draw:text-box>
            <text:p text:style-name="P1"><text:span text:style-name="T2">No</text:span></text:p>
          </draw:text-box>
        </draw:frame>
        <draw:polygon draw:style-name="gr15" draw:layer="layout" svg:width="1.543cm" svg:height="0.422cm" svg:x="9.568cm" svg:y="15.912cm" svg:viewBox="0 0 1544 423" draw:points="0,423 1544,423 1544,0 0,0">
          <text:p/>
        </draw:polygon>
        <draw:frame draw:style-name="gr18" draw:layer="layout" svg:width="0.413cm" svg:height="0.319cm" svg:x="8.455cm" svg:y="15.912cm">
          <draw:text-box>
            <text:p text:style-name="P1"><text:span text:style-name="T2">Yes</text:span></text:p>
          </draw:text-box>
        </draw:frame>
        <draw:polygon draw:style-name="gr16" draw:layer="layout" svg:width="1.331cm" svg:height="0.422cm" svg:x="11.324cm" svg:y="15.912cm" svg:viewBox="0 0 1332 423" draw:points="0,423 1332,423 1332,0 0,0">
          <text:p/>
        </draw:polygon>
        <draw:frame draw:style-name="gr19" draw:layer="layout" svg:width="0.349cm" svg:height="0.319cm" svg:x="10.167cm" svg:y="15.912cm">
          <draw:text-box>
            <text:p text:style-name="P1"><text:span text:style-name="T2">No</text:span></text:p>
          </draw:text-box>
        </draw:frame>
        <draw:polygon draw:style-name="gr16" draw:layer="layout" svg:width="0.937cm" svg:height="0.422cm" svg:x="12.868cm" svg:y="15.912cm" svg:viewBox="0 0 938 423" draw:points="0,423 938,423 938,0 0,0">
          <text:p/>
        </draw:polygon>
        <draw:frame draw:style-name="gr18" draw:layer="layout" svg:width="0.413cm" svg:height="0.319cm" svg:x="11.77cm" svg:y="15.912cm">
          <draw:text-box>
            <text:p text:style-name="P1"><text:span text:style-name="T2">Yes</text:span></text:p>
          </draw:text-box>
        </draw:frame>
        <draw:polygon draw:style-name="gr16" draw:layer="layout" svg:width="1.254cm" svg:height="0.422cm" svg:x="14.017cm" svg:y="15.912cm" svg:viewBox="0 0 1255 423" draw:points="0,423 1255,423 1255,0 0,0">
          <text:p/>
        </draw:polygon>
        <draw:frame draw:style-name="gr18" draw:layer="layout" svg:width="0.413cm" svg:height="0.319cm" svg:x="13.117cm" svg:y="15.912cm">
          <draw:text-box>
            <text:p text:style-name="P1"><text:span text:style-name="T2">Yes</text:span></text:p>
          </draw:text-box>
        </draw:frame>
        <draw:frame draw:style-name="gr18" draw:layer="layout" svg:width="0.413cm" svg:height="0.319cm" svg:x="14.425cm" svg:y="15.912cm">
          <draw:text-box>
            <text:p text:style-name="P1"><text:span text:style-name="T2">Yes</text:span></text:p>
          </draw:text-box>
        </draw:frame>
        <draw:line draw:style-name="gr32" draw:layer="layout" svg:x1="1.042cm" svg:y1="8.203cm" svg:x2="18.163cm" svg:y2="8.203cm">
          <text:p/>
        </draw:line>
        <draw:line draw:style-name="gr32" draw:layer="layout" svg:x1="1.042cm" svg:y1="8.901cm" svg:x2="18.163cm" svg:y2="8.901cm">
          <text:p/>
        </draw:line>
        <draw:line draw:style-name="gr32" draw:layer="layout" svg:x1="1.042cm" svg:y1="9.677cm" svg:x2="18.163cm" svg:y2="9.677cm">
          <text:p/>
        </draw:line>
        <draw:line draw:style-name="gr32" draw:layer="layout" svg:x1="1.042cm" svg:y1="10.469cm" svg:x2="18.163cm" svg:y2="10.469cm">
          <text:p/>
        </draw:line>
        <draw:line draw:style-name="gr32" draw:layer="layout" svg:x1="1.042cm" svg:y1="11.104cm" svg:x2="18.163cm" svg:y2="11.104cm">
          <text:p/>
        </draw:line>
        <draw:line draw:style-name="gr32" draw:layer="layout" svg:x1="1.042cm" svg:y1="11.926cm" svg:x2="18.163cm" svg:y2="11.926cm">
          <text:p/>
        </draw:line>
        <draw:line draw:style-name="gr32" draw:layer="layout" svg:x1="1.042cm" svg:y1="12.702cm" svg:x2="18.163cm" svg:y2="12.702cm">
          <text:p/>
        </draw:line>
        <draw:line draw:style-name="gr32" draw:layer="layout" svg:x1="1.042cm" svg:y1="13.478cm" svg:x2="18.163cm" svg:y2="13.478cm">
          <text:p/>
        </draw:line>
        <draw:line draw:style-name="gr32" draw:layer="layout" svg:x1="1.042cm" svg:y1="14.113cm" svg:x2="18.163cm" svg:y2="14.113cm">
          <text:p/>
        </draw:line>
        <draw:line draw:style-name="gr32" draw:layer="layout" svg:x1="1.042cm" svg:y1="14.748cm" svg:x2="18.163cm" svg:y2="14.748cm">
          <text:p/>
        </draw:line>
        <draw:line draw:style-name="gr32" draw:layer="layout" svg:x1="1.042cm" svg:y1="15.806cm" svg:x2="18.163cm" svg:y2="15.806cm">
          <text:p/>
        </draw:line>
        <draw:frame draw:style-name="gr19" draw:layer="layout" svg:width="0.349cm" svg:height="0.319cm" svg:x="14.418cm" svg:y="8.391cm">
          <draw:text-box>
            <text:p text:style-name="P1"><text:span text:style-name="T2">No</text:span></text:p>
          </draw:text-box>
        </draw:frame>
        <draw:polygon draw:style-name="gr2" draw:layer="layout" svg:width="1.573cm" svg:height="0.692cm" svg:x="3.322cm" svg:y="16.413cm" svg:viewBox="0 0 1574 693" draw:points="0,0 1574,0 1574,693 0,693">
          <text:p/>
        </draw:polygon>
        <draw:polygon draw:style-name="gr2" draw:layer="layout" svg:width="1.495cm" svg:height="0.692cm" svg:x="4.896cm" svg:y="16.413cm" svg:viewBox="0 0 1496 693" draw:points="0,0 1496,0 1496,693 0,693">
          <text:p/>
        </draw:polygon>
        <draw:polygon draw:style-name="gr1" draw:layer="layout" svg:width="1.575cm" svg:height="0.692cm" svg:x="7.885cm" svg:y="16.413cm" svg:viewBox="0 0 1576 693" draw:points="0,0 1576,0 1576,693 0,693">
          <text:p/>
        </draw:polygon>
        <draw:polygon draw:style-name="gr1" draw:layer="layout" svg:width="1.755cm" svg:height="0.692cm" svg:x="9.461cm" svg:y="16.413cm" svg:viewBox="0 0 1756 693" draw:points="0,0 1756,0 1756,693 0,693">
          <text:p/>
        </draw:polygon>
        <draw:polygon draw:style-name="gr97" draw:layer="layout" svg:width="1.543cm" svg:height="0.692cm" svg:x="11.217cm" svg:y="16.413cm" svg:viewBox="0 0 1544 693" draw:points="0,0 1544,0 1544,693 0,693">
          <text:p/>
        </draw:polygon>
        <draw:polygon draw:style-name="gr2" draw:layer="layout" svg:width="1.149cm" svg:height="0.692cm" svg:x="12.761cm" svg:y="16.413cm" svg:viewBox="0 0 1150 693" draw:points="0,0 1150,0 1150,693 0,693">
          <text:p/>
        </draw:polygon>
        <draw:polygon draw:style-name="gr2" draw:layer="layout" svg:width="1.464cm" svg:height="0.692cm" svg:x="13.911cm" svg:y="16.413cm" svg:viewBox="0 0 1465 693" draw:points="0,0 1465,0 1465,693 0,693">
          <text:p/>
        </draw:polygon>
        <draw:polygon draw:style-name="gr1" draw:layer="layout" svg:width="1.573cm" svg:height="0.876cm" svg:x="3.322cm" svg:y="17.118cm" svg:viewBox="0 0 1574 877" draw:points="0,0 1574,0 1574,877 0,877">
          <text:p/>
        </draw:polygon>
        <draw:polygon draw:style-name="gr1" draw:layer="layout" svg:width="1.495cm" svg:height="0.876cm" svg:x="4.896cm" svg:y="17.118cm" svg:viewBox="0 0 1496 877" draw:points="0,0 1496,0 1496,877 0,877">
          <text:p/>
        </draw:polygon>
        <draw:polygon draw:style-name="gr2" draw:layer="layout" svg:width="1.492cm" svg:height="0.876cm" svg:x="6.392cm" svg:y="17.118cm" svg:viewBox="0 0 1493 877" draw:points="0,0 1493,0 1493,877 0,877">
          <text:p/>
        </draw:polygon>
        <draw:polygon draw:style-name="gr1" draw:layer="layout" svg:width="1.575cm" svg:height="0.876cm" svg:x="7.885cm" svg:y="17.118cm" svg:viewBox="0 0 1576 877" draw:points="0,0 1576,0 1576,877 0,877">
          <text:p/>
        </draw:polygon>
        <draw:polygon draw:style-name="gr1" draw:layer="layout" svg:width="1.755cm" svg:height="0.876cm" svg:x="9.461cm" svg:y="17.118cm" svg:viewBox="0 0 1756 877" draw:points="0,0 1756,0 1756,877 0,877">
          <text:p/>
        </draw:polygon>
        <draw:polygon draw:style-name="gr2" draw:layer="layout" svg:width="1.543cm" svg:height="0.876cm" svg:x="11.217cm" svg:y="17.118cm" svg:viewBox="0 0 1544 877" draw:points="0,0 1544,0 1544,877 0,877">
          <text:p/>
        </draw:polygon>
        <draw:polygon draw:style-name="gr2" draw:layer="layout" svg:width="1.149cm" svg:height="0.876cm" svg:x="12.761cm" svg:y="17.118cm" svg:viewBox="0 0 1150 877" draw:points="0,0 1150,0 1150,877 0,877">
          <text:p/>
        </draw:polygon>
        <draw:polygon draw:style-name="gr2" draw:layer="layout" svg:width="1.464cm" svg:height="0.876cm" svg:x="13.911cm" svg:y="17.118cm" svg:viewBox="0 0 1465 877" draw:points="0,0 1465,0 1465,877 0,877">
          <text:p/>
        </draw:polygon>
        <draw:polygon draw:style-name="gr1" draw:layer="layout" svg:width="1.573cm" svg:height="0.993cm" svg:x="3.322cm" svg:y="19.414cm" svg:viewBox="0 0 1574 994" draw:points="0,0 1574,0 1574,994 0,994">
          <text:p/>
        </draw:polygon>
        <draw:polygon draw:style-name="gr2" draw:layer="layout" svg:width="1.495cm" svg:height="0.993cm" svg:x="4.896cm" svg:y="19.414cm" svg:viewBox="0 0 1496 994" draw:points="0,0 1496,0 1496,994 0,994">
          <text:p/>
        </draw:polygon>
        <draw:polygon draw:style-name="gr2" draw:layer="layout" svg:width="1.492cm" svg:height="0.993cm" svg:x="6.392cm" svg:y="19.414cm" svg:viewBox="0 0 1493 994" draw:points="0,0 1493,0 1493,994 0,994">
          <text:p/>
        </draw:polygon>
        <draw:polygon draw:style-name="gr1" draw:layer="layout" svg:width="1.755cm" svg:height="0.993cm" svg:x="9.461cm" svg:y="19.414cm" svg:viewBox="0 0 1756 994" draw:points="0,0 1756,0 1756,994 0,994">
          <text:p/>
        </draw:polygon>
        <draw:polygon draw:style-name="gr2" draw:layer="layout" svg:width="1.543cm" svg:height="0.993cm" svg:x="11.217cm" svg:y="19.414cm" svg:viewBox="0 0 1544 994" draw:points="0,0 1544,0 1544,994 0,994">
          <text:p/>
        </draw:polygon>
        <draw:polygon draw:style-name="gr2" draw:layer="layout" svg:width="1.149cm" svg:height="0.993cm" svg:x="12.761cm" svg:y="19.414cm" svg:viewBox="0 0 1150 994" draw:points="0,0 1150,0 1150,994 0,994">
          <text:p/>
        </draw:polygon>
        <draw:polygon draw:style-name="gr2" draw:layer="layout" svg:width="1.464cm" svg:height="0.993cm" svg:x="13.911cm" svg:y="19.414cm" svg:viewBox="0 0 1465 994" draw:points="0,0 1465,0 1465,994 0,994">
          <text:p/>
        </draw:polygon>
        <draw:polygon draw:style-name="gr2" draw:layer="layout" svg:width="1.573cm" svg:height="0.907cm" svg:x="3.322cm" svg:y="20.389cm" svg:viewBox="0 0 1574 908" draw:points="0,0 1574,0 1574,908 0,908">
          <text:p/>
        </draw:polygon>
        <draw:polygon draw:style-name="gr2" draw:layer="layout" svg:width="1.495cm" svg:height="0.907cm" svg:x="4.896cm" svg:y="20.389cm" svg:viewBox="0 0 1496 908" draw:points="0,0 1496,0 1496,908 0,908">
          <text:p/>
        </draw:polygon>
        <draw:polygon draw:style-name="gr1" draw:layer="layout" svg:width="1.492cm" svg:height="0.907cm" svg:x="6.392cm" svg:y="20.389cm" svg:viewBox="0 0 1493 908" draw:points="0,0 1493,0 1493,908 0,908">
          <text:p/>
        </draw:polygon>
        <draw:polygon draw:style-name="gr1" draw:layer="layout" svg:width="1.575cm" svg:height="0.907cm" svg:x="7.885cm" svg:y="20.389cm" svg:viewBox="0 0 1576 908" draw:points="0,0 1576,0 1576,908 0,908">
          <text:p/>
        </draw:polygon>
        <draw:polygon draw:style-name="gr1" draw:layer="layout" svg:width="1.755cm" svg:height="0.907cm" svg:x="9.461cm" svg:y="20.389cm" svg:viewBox="0 0 1756 908" draw:points="0,0 1756,0 1756,908 0,908">
          <text:p/>
        </draw:polygon>
        <draw:polygon draw:style-name="gr2" draw:layer="layout" svg:width="1.543cm" svg:height="0.907cm" svg:x="11.217cm" svg:y="20.389cm" svg:viewBox="0 0 1544 908" draw:points="0,0 1544,0 1544,908 0,908">
          <text:p/>
        </draw:polygon>
        <draw:polygon draw:style-name="gr2" draw:layer="layout" svg:width="1.149cm" svg:height="0.907cm" svg:x="12.761cm" svg:y="20.389cm" svg:viewBox="0 0 1150 908" draw:points="0,0 1150,0 1150,908 0,908">
          <text:p/>
        </draw:polygon>
        <draw:polygon draw:style-name="gr2" draw:layer="layout" svg:width="1.464cm" svg:height="0.907cm" svg:x="13.911cm" svg:y="20.389cm" svg:viewBox="0 0 1465 908" draw:points="0,0 1465,0 1465,908 0,908">
          <text:p/>
        </draw:polygon>
        <draw:polygon draw:style-name="gr2" draw:layer="layout" svg:width="1.744cm" svg:height="0.907cm" svg:x="15.376cm" svg:y="20.389cm" svg:viewBox="0 0 1745 908" draw:points="0,0 1745,0 1745,908 0,908">
          <text:p/>
        </draw:polygon>
        <draw:polygon draw:style-name="gr2" draw:layer="layout" svg:width="1.573cm" svg:height="0.817cm" svg:x="3.322cm" svg:y="21.241cm" svg:viewBox="0 0 1574 818" draw:points="0,0 1574,0 1574,818 0,818">
          <text:p/>
        </draw:polygon>
        <draw:polygon draw:style-name="gr2" draw:layer="layout" svg:width="1.495cm" svg:height="0.817cm" svg:x="4.896cm" svg:y="21.241cm" svg:viewBox="0 0 1496 818" draw:points="0,0 1496,0 1496,818 0,818">
          <text:p/>
        </draw:polygon>
        <draw:polygon draw:style-name="gr2" draw:layer="layout" svg:width="1.492cm" svg:height="0.817cm" svg:x="6.392cm" svg:y="21.241cm" svg:viewBox="0 0 1493 818" draw:points="0,0 1493,0 1493,818 0,818">
          <text:p/>
        </draw:polygon>
        <draw:polygon draw:style-name="gr1" draw:layer="layout" svg:width="1.575cm" svg:height="0.817cm" svg:x="7.885cm" svg:y="21.241cm" svg:viewBox="0 0 1576 818" draw:points="0,0 1576,0 1576,818 0,818">
          <text:p/>
        </draw:polygon>
        <draw:polygon draw:style-name="gr2" draw:layer="layout" svg:width="1.755cm" svg:height="0.817cm" svg:x="9.461cm" svg:y="21.241cm" svg:viewBox="0 0 1756 818" draw:points="0,0 1756,0 1756,818 0,818">
          <text:p/>
        </draw:polygon>
        <draw:polygon draw:style-name="gr2" draw:layer="layout" svg:width="1.543cm" svg:height="0.817cm" svg:x="11.217cm" svg:y="21.241cm" svg:viewBox="0 0 1544 818" draw:points="0,0 1544,0 1544,818 0,818">
          <text:p/>
        </draw:polygon>
        <draw:polygon draw:style-name="gr2" draw:layer="layout" svg:width="1.149cm" svg:height="0.817cm" svg:x="12.761cm" svg:y="21.241cm" svg:viewBox="0 0 1150 818" draw:points="0,0 1150,0 1150,818 0,818">
          <text:p/>
        </draw:polygon>
        <draw:polygon draw:style-name="gr2" draw:layer="layout" svg:width="1.464cm" svg:height="0.817cm" svg:x="13.911cm" svg:y="21.241cm" svg:viewBox="0 0 1465 818" draw:points="0,0 1465,0 1465,818 0,818">
          <text:p/>
        </draw:polygon>
        <draw:polygon draw:style-name="gr2" draw:layer="layout" svg:width="1.744cm" svg:height="0.817cm" svg:x="15.376cm" svg:y="21.241cm" svg:viewBox="0 0 1745 818" draw:points="0,0 1745,0 1745,818 0,818">
          <text:p/>
        </draw:polygon>
        <draw:polygon draw:style-name="gr1" draw:layer="layout" svg:width="1.573cm" svg:height="0.804cm" svg:x="3.322cm" svg:y="22.016cm" svg:viewBox="0 0 1574 805" draw:points="0,0 1574,0 1574,805 0,805">
          <text:p/>
        </draw:polygon>
        <draw:polygon draw:style-name="gr2" draw:layer="layout" svg:width="1.495cm" svg:height="0.804cm" svg:x="4.896cm" svg:y="22.016cm" svg:viewBox="0 0 1496 805" draw:points="0,0 1496,0 1496,805 0,805">
          <text:p/>
        </draw:polygon>
        <draw:polygon draw:style-name="gr2" draw:layer="layout" svg:width="1.492cm" svg:height="0.804cm" svg:x="6.392cm" svg:y="22.016cm" svg:viewBox="0 0 1493 805" draw:points="0,0 1493,0 1493,805 0,805">
          <text:p/>
        </draw:polygon>
        <draw:polygon draw:style-name="gr2" draw:layer="layout" svg:width="1.575cm" svg:height="0.804cm" svg:x="7.885cm" svg:y="22.016cm" svg:viewBox="0 0 1576 805" draw:points="0,0 1576,0 1576,805 0,805">
          <text:p/>
        </draw:polygon>
        <draw:polygon draw:style-name="gr2" draw:layer="layout" svg:width="1.755cm" svg:height="0.804cm" svg:x="9.461cm" svg:y="22.016cm" svg:viewBox="0 0 1756 805" draw:points="0,0 1756,0 1756,805 0,805">
          <text:p/>
        </draw:polygon>
        <draw:polygon draw:style-name="gr2" draw:layer="layout" svg:width="1.543cm" svg:height="0.804cm" svg:x="11.217cm" svg:y="22.016cm" svg:viewBox="0 0 1544 805" draw:points="0,0 1544,0 1544,805 0,805">
          <text:p/>
        </draw:polygon>
        <draw:polygon draw:style-name="gr2" draw:layer="layout" svg:width="1.149cm" svg:height="0.804cm" svg:x="12.761cm" svg:y="22.016cm" svg:viewBox="0 0 1150 805" draw:points="0,0 1150,0 1150,805 0,805">
          <text:p/>
        </draw:polygon>
        <draw:polygon draw:style-name="gr2" draw:layer="layout" svg:width="1.464cm" svg:height="0.804cm" svg:x="13.911cm" svg:y="22.016cm" svg:viewBox="0 0 1465 805" draw:points="0,0 1465,0 1465,805 0,805">
          <text:p/>
        </draw:polygon>
        <draw:polygon draw:style-name="gr2" draw:layer="layout" svg:width="1.744cm" svg:height="0.804cm" svg:x="15.376cm" svg:y="22.016cm" svg:viewBox="0 0 1745 805" draw:points="0,0 1745,0 1745,805 0,805">
          <text:p/>
        </draw:polygon>
        <draw:polygon draw:style-name="gr2" draw:layer="layout" svg:width="1.573cm" svg:height="0.761cm" svg:x="3.322cm" svg:y="22.821cm" svg:viewBox="0 0 1574 762" draw:points="0,0 1574,0 1574,762 0,762">
          <text:p/>
        </draw:polygon>
        <draw:polygon draw:style-name="gr2" draw:layer="layout" svg:width="1.495cm" svg:height="0.761cm" svg:x="4.896cm" svg:y="22.821cm" svg:viewBox="0 0 1496 762" draw:points="0,0 1496,0 1496,762 0,762">
          <text:p/>
        </draw:polygon>
        <draw:polygon draw:style-name="gr1" draw:layer="layout" svg:width="1.492cm" svg:height="0.761cm" svg:x="6.392cm" svg:y="22.821cm" svg:viewBox="0 0 1493 762" draw:points="0,0 1493,0 1493,762 0,762">
          <text:p/>
        </draw:polygon>
        <draw:polygon draw:style-name="gr1" draw:layer="layout" svg:width="1.575cm" svg:height="0.761cm" svg:x="7.885cm" svg:y="22.821cm" svg:viewBox="0 0 1576 762" draw:points="0,0 1576,0 1576,762 0,762">
          <text:p/>
        </draw:polygon>
        <draw:polygon draw:style-name="gr1" draw:layer="layout" svg:width="1.755cm" svg:height="0.761cm" svg:x="9.461cm" svg:y="22.821cm" svg:viewBox="0 0 1756 762" draw:points="0,0 1756,0 1756,762 0,762">
          <text:p/>
        </draw:polygon>
        <draw:polygon draw:style-name="gr2" draw:layer="layout" svg:width="1.543cm" svg:height="0.761cm" svg:x="11.217cm" svg:y="22.821cm" svg:viewBox="0 0 1544 762" draw:points="0,0 1544,0 1544,762 0,762">
          <text:p/>
        </draw:polygon>
        <draw:polygon draw:style-name="gr2" draw:layer="layout" svg:width="1.149cm" svg:height="0.761cm" svg:x="12.761cm" svg:y="22.821cm" svg:viewBox="0 0 1150 762" draw:points="0,0 1150,0 1150,762 0,762">
          <text:p/>
        </draw:polygon>
        <draw:polygon draw:style-name="gr1" draw:layer="layout" svg:width="1.464cm" svg:height="0.761cm" svg:x="13.911cm" svg:y="22.821cm" svg:viewBox="0 0 1465 762" draw:points="0,0 1465,0 1465,762 0,762">
          <text:p/>
        </draw:polygon>
        <draw:polygon draw:style-name="gr16" draw:layer="layout" svg:width="1.361cm" svg:height="0.422cm" svg:x="3.428cm" svg:y="16.554cm" svg:viewBox="0 0 1362 423" draw:points="0,423 1362,423 1362,0 0,0">
          <text:p/>
        </draw:polygon>
        <draw:frame draw:style-name="gr98" draw:layer="layout" svg:width="0.976cm" svg:height="0.319cm" svg:x="1.147cm" svg:y="16.519cm">
          <draw:text-box>
            <text:p text:style-name="P1"><text:span text:style-name="T2">tpunit++</text:span></text:p>
          </draw:text-box>
        </draw:frame>
        <draw:polygon draw:style-name="gr16" draw:layer="layout" svg:width="1.283cm" svg:height="0.422cm" svg:x="5.002cm" svg:y="16.554cm" svg:viewBox="0 0 1284 423" draw:points="0,423 1284,423 1284,0 0,0">
          <text:p/>
        </draw:polygon>
        <draw:frame draw:style-name="gr18" draw:layer="layout" svg:width="0.413cm" svg:height="0.319cm" svg:x="3.89cm" svg:y="16.554cm">
          <draw:text-box>
            <text:p text:style-name="P1"><text:span text:style-name="T2">Yes</text:span></text:p>
          </draw:text-box>
        </draw:frame>
        <draw:polygon draw:style-name="gr15" draw:layer="layout" svg:width="1.363cm" svg:height="0.422cm" svg:x="7.991cm" svg:y="16.554cm" svg:viewBox="0 0 1364 423" draw:points="0,423 1364,423 1364,0 0,0">
          <text:p/>
        </draw:polygon>
        <draw:frame draw:style-name="gr18" draw:layer="layout" svg:width="0.413cm" svg:height="0.319cm" svg:x="5.425cm" svg:y="16.554cm">
          <draw:text-box>
            <text:p text:style-name="P1"><text:span text:style-name="T2">Yes</text:span></text:p>
          </draw:text-box>
        </draw:frame>
        <draw:polygon draw:style-name="gr15" draw:layer="layout" svg:width="1.543cm" svg:height="0.422cm" svg:x="9.567cm" svg:y="16.554cm" svg:viewBox="0 0 1544 423" draw:points="0,423 1544,423 1544,0 0,0">
          <text:p/>
        </draw:polygon>
        <draw:frame draw:style-name="gr19" draw:layer="layout" svg:width="0.349cm" svg:height="0.319cm" svg:x="8.501cm" svg:y="16.554cm">
          <draw:text-box>
            <text:p text:style-name="P1"><text:span text:style-name="T2">No</text:span></text:p>
          </draw:text-box>
        </draw:frame>
        <draw:polygon draw:style-name="gr99" draw:layer="layout" svg:width="1.331cm" svg:height="0.422cm" svg:x="11.323cm" svg:y="16.554cm" svg:viewBox="0 0 1332 423" draw:points="0,423 1332,423 1332,0 0,0">
          <text:p/>
        </draw:polygon>
        <draw:frame draw:style-name="gr19" draw:layer="layout" svg:width="0.349cm" svg:height="0.319cm" svg:x="10.166cm" svg:y="16.554cm">
          <draw:text-box>
            <text:p text:style-name="P1"><text:span text:style-name="T2">No</text:span></text:p>
          </draw:text-box>
        </draw:frame>
        <draw:polygon draw:style-name="gr16" draw:layer="layout" svg:width="0.937cm" svg:height="0.422cm" svg:x="12.867cm" svg:y="16.554cm" svg:viewBox="0 0 938 423" draw:points="0,423 938,423 938,0 0,0">
          <text:p/>
        </draw:polygon>
        <draw:frame draw:style-name="gr67" draw:layer="layout" svg:width="0.967cm" svg:height="0.319cm" svg:x="11.495cm" svg:y="16.554cm">
          <draw:text-box>
            <text:p text:style-name="P1"><text:span text:style-name="T2">Optional</text:span></text:p>
          </draw:text-box>
        </draw:frame>
        <draw:polygon draw:style-name="gr16" draw:layer="layout" svg:width="1.254cm" svg:height="0.422cm" svg:x="14.016cm" svg:y="16.554cm" svg:viewBox="0 0 1255 423" draw:points="0,423 1255,423 1255,0 0,0">
          <text:p/>
        </draw:polygon>
        <draw:frame draw:style-name="gr18" draw:layer="layout" svg:width="0.413cm" svg:height="0.319cm" svg:x="13.116cm" svg:y="16.554cm">
          <draw:text-box>
            <text:p text:style-name="P1"><text:span text:style-name="T2">Yes</text:span></text:p>
          </draw:text-box>
        </draw:frame>
        <draw:frame draw:style-name="gr18" draw:layer="layout" svg:width="0.413cm" svg:height="0.319cm" svg:x="14.424cm" svg:y="16.554cm">
          <draw:text-box>
            <text:p text:style-name="P1"><text:span text:style-name="T2">Yes</text:span></text:p>
          </draw:text-box>
        </draw:frame>
        <draw:polygon draw:style-name="gr15" draw:layer="layout" svg:width="1.361cm" svg:height="0.423cm" svg:x="3.428cm" svg:y="17.317cm" svg:viewBox="0 0 1362 424" draw:points="0,424 1362,424 1362,0 0,0">
          <text:p/>
        </draw:polygon>
        <draw:polygon draw:style-name="gr15" draw:layer="layout" svg:width="1.283cm" svg:height="0.423cm" svg:x="5.002cm" svg:y="17.317cm" svg:viewBox="0 0 1284 424" draw:points="0,424 1284,424 1284,0 0,0">
          <text:p/>
        </draw:polygon>
        <draw:frame draw:style-name="gr100" draw:layer="layout" svg:width="2.993cm" svg:height="1.975cm" svg:x="1.147cm" svg:y="17.224cm">
          <draw:text-box>
            <text:p text:style-name="P1"><text:span text:style-name="T2">TUTNo</text:span></text:p>
          </draw:text-box>
        </draw:frame>
        <draw:polygon draw:style-name="gr16" draw:layer="layout" svg:width="1.281cm" svg:height="0.423cm" svg:x="6.498cm" svg:y="17.317cm" svg:viewBox="0 0 1282 424" draw:points="0,424 1282,424 1282,0 0,0">
          <text:p/>
        </draw:polygon>
        <draw:frame draw:style-name="gr19" draw:layer="layout" svg:width="0.349cm" svg:height="0.319cm" svg:x="5.472cm" svg:y="17.317cm">
          <draw:text-box>
            <text:p text:style-name="P1"><text:span text:style-name="T2">No</text:span></text:p>
          </draw:text-box>
        </draw:frame>
        <draw:polygon draw:style-name="gr15" draw:layer="layout" svg:width="1.363cm" svg:height="0.423cm" svg:x="7.991cm" svg:y="17.317cm" svg:viewBox="0 0 1364 424" draw:points="0,424 1364,424 1364,0 0,0">
          <text:p/>
        </draw:polygon>
        <draw:frame draw:style-name="gr18" draw:layer="layout" svg:width="0.413cm" svg:height="0.319cm" svg:x="6.919cm" svg:y="17.317cm">
          <draw:text-box>
            <text:p text:style-name="P1"><text:span text:style-name="T2">Yes</text:span></text:p>
          </draw:text-box>
        </draw:frame>
        <draw:polygon draw:style-name="gr15" draw:layer="layout" svg:width="1.543cm" svg:height="0.423cm" svg:x="9.567cm" svg:y="17.317cm" svg:viewBox="0 0 1544 424" draw:points="0,424 1544,424 1544,0 0,0">
          <text:p/>
        </draw:polygon>
        <draw:frame draw:style-name="gr19" draw:layer="layout" svg:width="0.349cm" svg:height="0.319cm" svg:x="8.501cm" svg:y="17.317cm">
          <draw:text-box>
            <text:p text:style-name="P1"><text:span text:style-name="T2">No</text:span></text:p>
          </draw:text-box>
        </draw:frame>
        <draw:polygon draw:style-name="gr16" draw:layer="layout" svg:width="1.331cm" svg:height="0.423cm" svg:x="11.323cm" svg:y="17.317cm" svg:viewBox="0 0 1332 424" draw:points="0,424 1332,424 1332,0 0,0">
          <text:p/>
        </draw:polygon>
        <draw:frame draw:style-name="gr19" draw:layer="layout" svg:width="0.349cm" svg:height="0.319cm" svg:x="10.166cm" svg:y="17.317cm">
          <draw:text-box>
            <text:p text:style-name="P1"><text:span text:style-name="T2">No</text:span></text:p>
          </draw:text-box>
        </draw:frame>
        <draw:polygon draw:style-name="gr16" draw:layer="layout" svg:width="0.937cm" svg:height="0.423cm" svg:x="12.867cm" svg:y="17.317cm" svg:viewBox="0 0 938 424" draw:points="0,424 938,424 938,0 0,0">
          <text:p/>
        </draw:polygon>
        <draw:frame draw:style-name="gr18" draw:layer="layout" svg:width="0.413cm" svg:height="0.319cm" svg:x="11.769cm" svg:y="17.317cm">
          <draw:text-box>
            <text:p text:style-name="P1"><text:span text:style-name="T2">Yes</text:span></text:p>
          </draw:text-box>
        </draw:frame>
        <draw:polygon draw:style-name="gr16" draw:layer="layout" svg:width="1.254cm" svg:height="0.423cm" svg:x="14.016cm" svg:y="17.317cm" svg:viewBox="0 0 1255 424" draw:points="0,424 1255,424 1255,0 0,0">
          <text:p/>
        </draw:polygon>
        <draw:frame draw:style-name="gr18" draw:layer="layout" svg:width="0.413cm" svg:height="0.319cm" svg:x="13.116cm" svg:y="17.317cm">
          <draw:text-box>
            <text:p text:style-name="P1"><text:span text:style-name="T2">Yes</text:span></text:p>
          </draw:text-box>
        </draw:frame>
        <draw:frame draw:style-name="gr18" draw:layer="layout" svg:width="0.413cm" svg:height="0.319cm" svg:x="14.424cm" svg:y="17.317cm">
          <draw:text-box>
            <text:p text:style-name="P1"><text:span text:style-name="T2">Yes</text:span></text:p>
          </draw:text-box>
        </draw:frame>
        <draw:frame draw:style-name="gr81" draw:layer="layout" svg:width="1.149cm" svg:height="0.319cm" svg:x="15.482cm" svg:y="17.224cm">
          <draw:text-box>
            <text:p text:style-name="P1"><text:span text:style-name="T2">Templates</text:span></text:p>
          </draw:text-box>
        </draw:frame>
        <draw:frame draw:style-name="gr20" draw:layer="layout" svg:width="0.476cm" svg:height="0.319cm" svg:x="17.227cm" svg:y="17.365cm">
          <draw:text-box>
            <text:p text:style-name="P1"><text:span text:style-name="T2">[64]</text:span></text:p>
          </draw:text-box>
        </draw:frame>
        <draw:frame draw:style-name="gr101" draw:layer="layout" svg:width="0.811cm" svg:height="0.319cm" svg:x="1.147cm" svg:y="18.046cm">
          <draw:text-box>
            <text:p text:style-name="P1"><text:span text:style-name="T2">Unit++</text:span></text:p>
          </draw:text-box>
        </draw:frame>
        <draw:frame draw:style-name="gr20" draw:layer="layout" svg:width="0.476cm" svg:height="0.319cm" svg:x="17.227cm" svg:y="18.187cm">
          <draw:text-box>
            <text:p text:style-name="P1"><text:span text:style-name="T2">[65]</text:span></text:p>
          </draw:text-box>
        </draw:frame>
        <draw:frame draw:style-name="gr102" draw:layer="layout" svg:width="0.929cm" svg:height="0.319cm" svg:x="1.147cm" svg:y="18.822cm">
          <draw:text-box>
            <text:p text:style-name="P1"><text:span text:style-name="T2">unit.hpp</text:span></text:p>
          </draw:text-box>
        </draw:frame>
        <draw:frame draw:style-name="gr20" draw:layer="layout" svg:width="0.476cm" svg:height="0.319cm" svg:x="17.227cm" svg:y="18.963cm">
          <draw:text-box>
            <text:p text:style-name="P1"><text:span text:style-name="T2">[66]</text:span></text:p>
          </draw:text-box>
        </draw:frame>
        <draw:polygon draw:style-name="gr15" draw:layer="layout" svg:width="1.361cm" svg:height="0.422cm" svg:x="3.428cm" svg:y="19.69cm" svg:viewBox="0 0 1362 423" draw:points="0,423 1362,423 1362,0 0,0">
          <text:p/>
        </draw:polygon>
        <draw:frame draw:style-name="gr103" draw:layer="layout" svg:width="1.28cm" svg:height="0.319cm" svg:x="1.147cm" svg:y="19.52cm">
          <draw:text-box>
            <text:p text:style-name="P1"><text:span text:style-name="T2">UnitTest++</text:span></text:p>
          </draw:text-box>
        </draw:frame>
        <draw:polygon draw:style-name="gr16" draw:layer="layout" svg:width="1.283cm" svg:height="0.422cm" svg:x="5.002cm" svg:y="19.69cm" svg:viewBox="0 0 1284 423" draw:points="0,423 1284,423 1284,0 0,0">
          <text:p/>
        </draw:polygon>
        <draw:frame draw:style-name="gr19" draw:layer="layout" svg:width="0.349cm" svg:height="0.319cm" svg:x="3.937cm" svg:y="19.69cm">
          <draw:text-box>
            <text:p text:style-name="P1"><text:span text:style-name="T2">No</text:span></text:p>
          </draw:text-box>
        </draw:frame>
        <draw:polygon draw:style-name="gr16" draw:layer="layout" svg:width="1.281cm" svg:height="0.422cm" svg:x="6.498cm" svg:y="19.69cm" svg:viewBox="0 0 1282 423" draw:points="0,423 1282,423 1282,0 0,0">
          <text:p/>
        </draw:polygon>
        <draw:frame draw:style-name="gr18" draw:layer="layout" svg:width="0.413cm" svg:height="0.319cm" svg:x="5.425cm" svg:y="19.69cm">
          <draw:text-box>
            <text:p text:style-name="P1"><text:span text:style-name="T2">Yes</text:span></text:p>
          </draw:text-box>
        </draw:frame>
        <draw:polygon draw:style-name="gr15" draw:layer="layout" svg:width="1.543cm" svg:height="0.422cm" svg:x="9.567cm" svg:y="19.69cm" svg:viewBox="0 0 1544 423" draw:points="0,423 1544,423 1544,0 0,0">
          <text:p/>
        </draw:polygon>
        <draw:frame draw:style-name="gr18" draw:layer="layout" svg:width="0.413cm" svg:height="0.319cm" svg:x="6.919cm" svg:y="19.69cm">
          <draw:text-box>
            <text:p text:style-name="P1"><text:span text:style-name="T2">Yes</text:span></text:p>
          </draw:text-box>
        </draw:frame>
        <draw:polygon draw:style-name="gr16" draw:layer="layout" svg:width="1.331cm" svg:height="0.422cm" svg:x="11.323cm" svg:y="19.69cm" svg:viewBox="0 0 1332 423" draw:points="0,423 1332,423 1332,0 0,0">
          <text:p/>
        </draw:polygon>
        <draw:frame draw:style-name="gr19" draw:layer="layout" svg:width="0.349cm" svg:height="0.319cm" svg:x="10.166cm" svg:y="19.69cm">
          <draw:text-box>
            <text:p text:style-name="P1"><text:span text:style-name="T2">No</text:span></text:p>
          </draw:text-box>
        </draw:frame>
        <draw:polygon draw:style-name="gr16" draw:layer="layout" svg:width="0.937cm" svg:height="0.422cm" svg:x="12.867cm" svg:y="19.69cm" svg:viewBox="0 0 938 423" draw:points="0,423 938,423 938,0 0,0">
          <text:p/>
        </draw:polygon>
        <draw:frame draw:style-name="gr18" draw:layer="layout" svg:width="0.413cm" svg:height="0.319cm" svg:x="11.769cm" svg:y="19.69cm">
          <draw:text-box>
            <text:p text:style-name="P1"><text:span text:style-name="T2">Yes</text:span></text:p>
          </draw:text-box>
        </draw:frame>
        <draw:polygon draw:style-name="gr16" draw:layer="layout" svg:width="1.254cm" svg:height="0.422cm" svg:x="14.016cm" svg:y="19.69cm" svg:viewBox="0 0 1255 423" draw:points="0,423 1255,423 1255,0 0,0">
          <text:p/>
        </draw:polygon>
        <draw:frame draw:style-name="gr18" draw:layer="layout" svg:width="0.413cm" svg:height="0.319cm" svg:x="13.116cm" svg:y="19.69cm">
          <draw:text-box>
            <text:p text:style-name="P1"><text:span text:style-name="T2">Yes</text:span></text:p>
          </draw:text-box>
        </draw:frame>
        <draw:frame draw:style-name="gr18" draw:layer="layout" svg:width="0.413cm" svg:height="0.319cm" svg:x="14.424cm" svg:y="19.69cm">
          <draw:text-box>
            <text:p text:style-name="P1"><text:span text:style-name="T2">Yes</text:span></text:p>
          </draw:text-box>
        </draw:frame>
        <draw:frame draw:style-name="gr4" draw:layer="layout" svg:width="0.667cm" svg:height="0.319cm" svg:x="15.482cm" svg:y="19.52cm">
          <draw:text-box>
            <text:p text:style-name="P1"><text:span text:style-name="T2">Suites</text:span></text:p>
          </draw:text-box>
        </draw:frame>
        <draw:frame draw:style-name="gr20" draw:layer="layout" svg:width="0.476cm" svg:height="0.319cm" svg:x="17.227cm" svg:y="19.661cm">
          <draw:text-box>
            <text:p text:style-name="P1"><text:span text:style-name="T2">[67]</text:span></text:p>
          </draw:text-box>
        </draw:frame>
        <draw:polygon draw:style-name="gr16" draw:layer="layout" svg:width="1.361cm" svg:height="0.423cm" svg:x="3.428cm" svg:y="20.653cm" svg:viewBox="0 0 1362 424" draw:points="0,424 1362,424 1362,0 0,0">
          <text:p/>
        </draw:polygon>
        <draw:frame draw:style-name="gr63" draw:layer="layout" svg:width="0.709cm" svg:height="0.319cm" svg:x="1.147cm" svg:y="20.495cm">
          <draw:text-box>
            <text:p text:style-name="P1"><text:span text:style-name="T2">upp11</text:span></text:p>
          </draw:text-box>
        </draw:frame>
        <draw:polygon draw:style-name="gr16" draw:layer="layout" svg:width="1.283cm" svg:height="0.423cm" svg:x="5.002cm" svg:y="20.653cm" svg:viewBox="0 0 1284 424" draw:points="0,424 1284,424 1284,0 0,0">
          <text:p/>
        </draw:polygon>
        <draw:frame draw:style-name="gr18" draw:layer="layout" svg:width="0.413cm" svg:height="0.319cm" svg:x="3.89cm" svg:y="20.653cm">
          <draw:text-box>
            <text:p text:style-name="P1"><text:span text:style-name="T2">Yes</text:span></text:p>
          </draw:text-box>
        </draw:frame>
        <draw:polygon draw:style-name="gr15" draw:layer="layout" svg:width="1.281cm" svg:height="0.423cm" svg:x="6.498cm" svg:y="20.653cm" svg:viewBox="0 0 1282 424" draw:points="0,424 1282,424 1282,0 0,0">
          <text:p/>
        </draw:polygon>
        <draw:frame draw:style-name="gr18" draw:layer="layout" svg:width="0.413cm" svg:height="0.319cm" svg:x="5.425cm" svg:y="20.653cm">
          <draw:text-box>
            <text:p text:style-name="P1"><text:span text:style-name="T2">Yes</text:span></text:p>
          </draw:text-box>
        </draw:frame>
        <draw:polygon draw:style-name="gr15" draw:layer="layout" svg:width="1.363cm" svg:height="0.423cm" svg:x="7.991cm" svg:y="20.653cm" svg:viewBox="0 0 1364 424" draw:points="0,424 1364,424 1364,0 0,0">
          <text:p/>
        </draw:polygon>
        <draw:frame draw:style-name="gr19" draw:layer="layout" svg:width="0.349cm" svg:height="0.319cm" svg:x="6.966cm" svg:y="20.653cm">
          <draw:text-box>
            <text:p text:style-name="P1"><text:span text:style-name="T2">No</text:span></text:p>
          </draw:text-box>
        </draw:frame>
        <draw:polygon draw:style-name="gr15" draw:layer="layout" svg:width="1.543cm" svg:height="0.423cm" svg:x="9.567cm" svg:y="20.653cm" svg:viewBox="0 0 1544 424" draw:points="0,424 1544,424 1544,0 0,0">
          <text:p/>
        </draw:polygon>
        <draw:frame draw:style-name="gr19" draw:layer="layout" svg:width="0.349cm" svg:height="0.319cm" svg:x="8.501cm" svg:y="20.653cm">
          <draw:text-box>
            <text:p text:style-name="P1"><text:span text:style-name="T2">No</text:span></text:p>
          </draw:text-box>
        </draw:frame>
        <draw:polygon draw:style-name="gr16" draw:layer="layout" svg:width="1.331cm" svg:height="0.423cm" svg:x="11.323cm" svg:y="20.653cm" svg:viewBox="0 0 1332 424" draw:points="0,424 1332,424 1332,0 0,0">
          <text:p/>
        </draw:polygon>
        <draw:frame draw:style-name="gr19" draw:layer="layout" svg:width="0.349cm" svg:height="0.319cm" svg:x="10.166cm" svg:y="20.653cm">
          <draw:text-box>
            <text:p text:style-name="P1"><text:span text:style-name="T2">No</text:span></text:p>
          </draw:text-box>
        </draw:frame>
        <draw:polygon draw:style-name="gr16" draw:layer="layout" svg:width="0.937cm" svg:height="0.423cm" svg:x="12.867cm" svg:y="20.653cm" svg:viewBox="0 0 938 424" draw:points="0,424 938,424 938,0 0,0">
          <text:p/>
        </draw:polygon>
        <draw:frame draw:style-name="gr18" draw:layer="layout" svg:width="0.413cm" svg:height="0.319cm" svg:x="11.769cm" svg:y="20.653cm">
          <draw:text-box>
            <text:p text:style-name="P1"><text:span text:style-name="T2">Yes</text:span></text:p>
          </draw:text-box>
        </draw:frame>
        <draw:polygon draw:style-name="gr16" draw:layer="layout" svg:width="1.254cm" svg:height="0.423cm" svg:x="14.016cm" svg:y="20.653cm" svg:viewBox="0 0 1255 424" draw:points="0,424 1255,424 1255,0 0,0">
          <text:p/>
        </draw:polygon>
        <draw:frame draw:style-name="gr18" draw:layer="layout" svg:width="0.413cm" svg:height="0.319cm" svg:x="13.116cm" svg:y="20.653cm">
          <draw:text-box>
            <text:p text:style-name="P1"><text:span text:style-name="T2">Yes</text:span></text:p>
          </draw:text-box>
        </draw:frame>
        <draw:polygon draw:style-name="gr16" draw:layer="layout" svg:width="1.532cm" svg:height="0.423cm" svg:x="15.482cm" svg:y="20.653cm" svg:viewBox="0 0 1533 424" draw:points="0,424 1533,424 1533,0 0,0">
          <text:p/>
        </draw:polygon>
        <draw:frame draw:style-name="gr18" draw:layer="layout" svg:width="0.413cm" svg:height="0.319cm" svg:x="14.424cm" svg:y="20.653cm">
          <draw:text-box>
            <text:p text:style-name="P1"><text:span text:style-name="T2">Yes</text:span></text:p>
          </draw:text-box>
        </draw:frame>
        <draw:frame draw:style-name="gr18" draw:layer="layout" svg:width="0.413cm" svg:height="0.319cm" svg:x="16.029cm" svg:y="20.653cm">
          <draw:text-box>
            <text:p text:style-name="P1"><text:span text:style-name="T2">Yes</text:span></text:p>
          </draw:text-box>
        </draw:frame>
        <draw:frame draw:style-name="gr20" draw:layer="layout" svg:width="0.476cm" svg:height="0.319cm" svg:x="17.227cm" svg:y="20.636cm">
          <draw:text-box>
            <text:p text:style-name="P1"><text:span text:style-name="T2">[68]</text:span></text:p>
          </draw:text-box>
        </draw:frame>
        <draw:polygon draw:style-name="gr16" draw:layer="layout" svg:width="1.361cm" svg:height="0.422cm" svg:x="3.428cm" svg:y="21.417cm" svg:viewBox="0 0 1362 423" draw:points="0,423 1362,423 1362,0 0,0">
          <text:p/>
        </draw:polygon>
        <draw:frame draw:style-name="gr104" draw:layer="layout" svg:width="1.293cm" svg:height="0.319cm" svg:x="1.147cm" svg:y="21.447cm">
          <draw:text-box>
            <text:p text:style-name="P1"><text:span text:style-name="T2">UquoniTest</text:span></text:p>
          </draw:text-box>
        </draw:frame>
        <draw:polygon draw:style-name="gr16" draw:layer="layout" svg:width="1.283cm" svg:height="0.422cm" svg:x="5.002cm" svg:y="21.417cm" svg:viewBox="0 0 1284 423" draw:points="0,423 1284,423 1284,0 0,0">
          <text:p/>
        </draw:polygon>
        <draw:frame draw:style-name="gr18" draw:layer="layout" svg:width="0.413cm" svg:height="0.319cm" svg:x="3.89cm" svg:y="21.517cm">
          <draw:text-box>
            <text:p text:style-name="P1"><text:span text:style-name="T2">Yes</text:span></text:p>
          </draw:text-box>
        </draw:frame>
        <draw:polygon draw:style-name="gr16" draw:layer="layout" svg:width="1.281cm" svg:height="0.422cm" svg:x="6.498cm" svg:y="21.417cm" svg:viewBox="0 0 1282 423" draw:points="0,423 1282,423 1282,0 0,0">
          <text:p/>
        </draw:polygon>
        <draw:frame draw:style-name="gr18" draw:layer="layout" svg:width="0.413cm" svg:height="0.319cm" svg:x="5.425cm" svg:y="21.517cm">
          <draw:text-box>
            <text:p text:style-name="P1"><text:span text:style-name="T2">Yes</text:span></text:p>
          </draw:text-box>
        </draw:frame>
        <draw:polygon draw:style-name="gr15" draw:layer="layout" svg:width="1.363cm" svg:height="0.422cm" svg:x="7.991cm" svg:y="21.417cm" svg:viewBox="0 0 1364 423" draw:points="0,423 1364,423 1364,0 0,0">
          <text:p/>
        </draw:polygon>
        <draw:frame draw:style-name="gr18" draw:layer="layout" svg:width="0.413cm" svg:height="0.319cm" svg:x="6.919cm" svg:y="21.517cm">
          <draw:text-box>
            <text:p text:style-name="P1"><text:span text:style-name="T2">Yes</text:span></text:p>
          </draw:text-box>
        </draw:frame>
        <draw:polygon draw:style-name="gr16" draw:layer="layout" svg:width="1.543cm" svg:height="0.422cm" svg:x="9.567cm" svg:y="21.417cm" svg:viewBox="0 0 1544 423" draw:points="0,423 1544,423 1544,0 0,0">
          <text:p/>
        </draw:polygon>
        <draw:frame draw:style-name="gr19" draw:layer="layout" svg:width="0.349cm" svg:height="0.319cm" svg:x="8.501cm" svg:y="21.517cm">
          <draw:text-box>
            <text:p text:style-name="P1"><text:span text:style-name="T2">No</text:span></text:p>
          </draw:text-box>
        </draw:frame>
        <draw:polygon draw:style-name="gr16" draw:layer="layout" svg:width="1.331cm" svg:height="0.422cm" svg:x="11.323cm" svg:y="21.417cm" svg:viewBox="0 0 1332 423" draw:points="0,423 1332,423 1332,0 0,0">
          <text:p/>
        </draw:polygon>
        <draw:frame draw:style-name="gr18" draw:layer="layout" svg:width="0.413cm" svg:height="0.319cm" svg:x="10.119cm" svg:y="21.517cm">
          <draw:text-box>
            <text:p text:style-name="P1"><text:span text:style-name="T2">Yes</text:span></text:p>
          </draw:text-box>
        </draw:frame>
        <draw:polygon draw:style-name="gr16" draw:layer="layout" svg:width="0.937cm" svg:height="0.422cm" svg:x="12.867cm" svg:y="21.417cm" svg:viewBox="0 0 938 423" draw:points="0,423 938,423 938,0 0,0">
          <text:p/>
        </draw:polygon>
        <draw:frame draw:style-name="gr18" draw:layer="layout" svg:width="0.413cm" svg:height="0.319cm" svg:x="11.769cm" svg:y="21.517cm">
          <draw:text-box>
            <text:p text:style-name="P1"><text:span text:style-name="T2">Yes</text:span></text:p>
          </draw:text-box>
        </draw:frame>
        <draw:polygon draw:style-name="gr16" draw:layer="layout" svg:width="1.254cm" svg:height="0.422cm" svg:x="14.016cm" svg:y="21.417cm" svg:viewBox="0 0 1255 423" draw:points="0,423 1255,423 1255,0 0,0">
          <text:p/>
        </draw:polygon>
        <draw:frame draw:style-name="gr18" draw:layer="layout" svg:width="0.413cm" svg:height="0.319cm" svg:x="13.116cm" svg:y="21.517cm">
          <draw:text-box>
            <text:p text:style-name="P1"><text:span text:style-name="T2">Yes</text:span></text:p>
          </draw:text-box>
        </draw:frame>
        <draw:polygon draw:style-name="gr16" draw:layer="layout" svg:width="1.532cm" svg:height="0.422cm" svg:x="15.482cm" svg:y="21.417cm" svg:viewBox="0 0 1533 423" draw:points="0,423 1533,423 1533,0 0,0">
          <text:p/>
        </draw:polygon>
        <draw:frame draw:style-name="gr18" draw:layer="layout" svg:width="0.413cm" svg:height="0.319cm" svg:x="14.424cm" svg:y="21.517cm">
          <draw:text-box>
            <text:p text:style-name="P1"><text:span text:style-name="T2">Yes</text:span></text:p>
          </draw:text-box>
        </draw:frame>
        <draw:frame draw:style-name="gr18" draw:layer="layout" svg:width="0.413cm" svg:height="0.319cm" svg:x="16.029cm" svg:y="21.517cm">
          <draw:text-box>
            <text:p text:style-name="P1"><text:span text:style-name="T2">Yes</text:span></text:p>
          </draw:text-box>
        </draw:frame>
        <draw:polygon draw:style-name="gr15" draw:layer="layout" svg:width="1.361cm" svg:height="0.422cm" svg:x="3.428cm" svg:y="22.257cm" svg:viewBox="0 0 1362 423" draw:points="0,423 1362,423 1362,0 0,0">
          <text:p/>
        </draw:polygon>
        <draw:frame draw:style-name="gr105" draw:layer="layout" svg:width="2.047cm" svg:height="0.319cm" svg:x="1.147cm" svg:y="22.122cm">
          <draw:text-box>
            <text:p text:style-name="P1"><text:span text:style-name="T2">VectorCAST/C++</text:span></text:p>
          </draw:text-box>
        </draw:frame>
        <draw:polygon draw:style-name="gr16" draw:layer="layout" svg:width="1.283cm" svg:height="0.422cm" svg:x="5.002cm" svg:y="22.257cm" svg:viewBox="0 0 1284 423" draw:points="0,423 1284,423 1284,0 0,0">
          <text:p/>
        </draw:polygon>
        <draw:frame draw:style-name="gr19" draw:layer="layout" svg:width="0.349cm" svg:height="0.319cm" svg:x="3.937cm" svg:y="22.257cm">
          <draw:text-box>
            <text:p text:style-name="P1"><text:span text:style-name="T2">No</text:span></text:p>
          </draw:text-box>
        </draw:frame>
        <draw:polygon draw:style-name="gr16" draw:layer="layout" svg:width="1.281cm" svg:height="0.422cm" svg:x="6.498cm" svg:y="22.257cm" svg:viewBox="0 0 1282 423" draw:points="0,423 1282,423 1282,0 0,0">
          <text:p/>
        </draw:polygon>
        <draw:frame draw:style-name="gr18" draw:layer="layout" svg:width="0.413cm" svg:height="0.319cm" svg:x="5.425cm" svg:y="22.257cm">
          <draw:text-box>
            <text:p text:style-name="P1"><text:span text:style-name="T2">Yes</text:span></text:p>
          </draw:text-box>
        </draw:frame>
        <draw:polygon draw:style-name="gr16" draw:layer="layout" svg:width="1.363cm" svg:height="0.422cm" svg:x="7.991cm" svg:y="22.257cm" svg:viewBox="0 0 1364 423" draw:points="0,423 1364,423 1364,0 0,0">
          <text:p/>
        </draw:polygon>
        <draw:frame draw:style-name="gr18" draw:layer="layout" svg:width="0.413cm" svg:height="0.319cm" svg:x="6.919cm" svg:y="22.257cm">
          <draw:text-box>
            <text:p text:style-name="P1"><text:span text:style-name="T2">Yes</text:span></text:p>
          </draw:text-box>
        </draw:frame>
        <draw:polygon draw:style-name="gr16" draw:layer="layout" svg:width="1.543cm" svg:height="0.422cm" svg:x="9.567cm" svg:y="22.257cm" svg:viewBox="0 0 1544 423" draw:points="0,423 1544,423 1544,0 0,0">
          <text:p/>
        </draw:polygon>
        <draw:frame draw:style-name="gr18" draw:layer="layout" svg:width="0.413cm" svg:height="0.319cm" svg:x="8.454cm" svg:y="22.257cm">
          <draw:text-box>
            <text:p text:style-name="P1"><text:span text:style-name="T2">Yes</text:span></text:p>
          </draw:text-box>
        </draw:frame>
        <draw:polygon draw:style-name="gr16" draw:layer="layout" svg:width="1.331cm" svg:height="0.422cm" svg:x="11.323cm" svg:y="22.257cm" svg:viewBox="0 0 1332 423" draw:points="0,423 1332,423 1332,0 0,0">
          <text:p/>
        </draw:polygon>
        <draw:frame draw:style-name="gr18" draw:layer="layout" svg:width="0.413cm" svg:height="0.319cm" svg:x="10.119cm" svg:y="22.257cm">
          <draw:text-box>
            <text:p text:style-name="P1"><text:span text:style-name="T2">Yes</text:span></text:p>
          </draw:text-box>
        </draw:frame>
        <draw:polygon draw:style-name="gr16" draw:layer="layout" svg:width="0.937cm" svg:height="0.422cm" svg:x="12.867cm" svg:y="22.257cm" svg:viewBox="0 0 938 423" draw:points="0,423 938,423 938,0 0,0">
          <text:p/>
        </draw:polygon>
        <draw:frame draw:style-name="gr18" draw:layer="layout" svg:width="0.413cm" svg:height="0.319cm" svg:x="11.769cm" svg:y="22.257cm">
          <draw:text-box>
            <text:p text:style-name="P1"><text:span text:style-name="T2">Yes</text:span></text:p>
          </draw:text-box>
        </draw:frame>
        <draw:polygon draw:style-name="gr16" draw:layer="layout" svg:width="1.254cm" svg:height="0.422cm" svg:x="14.016cm" svg:y="22.257cm" svg:viewBox="0 0 1255 423" draw:points="0,423 1255,423 1255,0 0,0">
          <text:p/>
        </draw:polygon>
        <draw:frame draw:style-name="gr18" draw:layer="layout" svg:width="0.413cm" svg:height="0.319cm" svg:x="13.116cm" svg:y="22.257cm">
          <draw:text-box>
            <text:p text:style-name="P1"><text:span text:style-name="T2">Yes</text:span></text:p>
          </draw:text-box>
        </draw:frame>
        <draw:polygon draw:style-name="gr16" draw:layer="layout" svg:width="1.532cm" svg:height="0.422cm" svg:x="15.482cm" svg:y="22.257cm" svg:viewBox="0 0 1533 423" draw:points="0,423 1533,423 1533,0 0,0">
          <text:p/>
        </draw:polygon>
        <draw:frame draw:style-name="gr18" draw:layer="layout" svg:width="0.413cm" svg:height="0.319cm" svg:x="14.424cm" svg:y="22.257cm">
          <draw:text-box>
            <text:p text:style-name="P1"><text:span text:style-name="T2">Yes</text:span></text:p>
          </draw:text-box>
        </draw:frame>
        <draw:frame draw:style-name="gr18" draw:layer="layout" svg:width="0.413cm" svg:height="0.319cm" svg:x="16.029cm" svg:y="22.257cm">
          <draw:text-box>
            <text:p text:style-name="P1"><text:span text:style-name="T2">Yes</text:span></text:p>
          </draw:text-box>
        </draw:frame>
        <draw:frame draw:style-name="gr20" draw:layer="layout" svg:width="0.476cm" svg:height="0.319cm" svg:x="17.227cm" svg:y="22.263cm">
          <draw:text-box>
            <text:p text:style-name="P1"><text:span text:style-name="T2">[36]</text:span></text:p>
          </draw:text-box>
        </draw:frame>
        <draw:polygon draw:style-name="gr16" draw:layer="layout" svg:width="1.361cm" svg:height="0.422cm" svg:x="3.428cm" svg:y="22.962cm" svg:viewBox="0 0 1362 423" draw:points="0,423 1362,423 1362,0 0,0">
          <text:p/>
        </draw:polygon>
        <draw:frame draw:style-name="gr106" draw:layer="layout" svg:width="1.492cm" svg:height="0.319cm" svg:x="1.147cm" svg:y="22.927cm">
          <draw:text-box>
            <text:p text:style-name="P1"><text:span text:style-name="T2">Visual Assert</text:span></text:p>
          </draw:text-box>
        </draw:frame>
        <draw:polygon draw:style-name="gr16" draw:layer="layout" svg:width="1.283cm" svg:height="0.422cm" svg:x="5.002cm" svg:y="22.962cm" svg:viewBox="0 0 1284 423" draw:points="0,423 1284,423 1284,0 0,0">
          <text:p/>
        </draw:polygon>
        <draw:frame draw:style-name="gr18" draw:layer="layout" svg:width="0.413cm" svg:height="0.319cm" svg:x="3.89cm" svg:y="22.962cm">
          <draw:text-box>
            <text:p text:style-name="P1"><text:span text:style-name="T2">Yes</text:span></text:p>
          </draw:text-box>
        </draw:frame>
        <draw:polygon draw:style-name="gr15" draw:layer="layout" svg:width="1.281cm" svg:height="0.422cm" svg:x="6.498cm" svg:y="22.962cm" svg:viewBox="0 0 1282 423" draw:points="0,423 1282,423 1282,0 0,0">
          <text:p/>
        </draw:polygon>
        <draw:frame draw:style-name="gr18" draw:layer="layout" svg:width="0.413cm" svg:height="0.319cm" svg:x="5.425cm" svg:y="22.962cm">
          <draw:text-box>
            <text:p text:style-name="P1"><text:span text:style-name="T2">Yes</text:span></text:p>
          </draw:text-box>
        </draw:frame>
        <draw:polygon draw:style-name="gr15" draw:layer="layout" svg:width="1.363cm" svg:height="0.422cm" svg:x="7.991cm" svg:y="22.962cm" svg:viewBox="0 0 1364 423" draw:points="0,423 1364,423 1364,0 0,0">
          <text:p/>
        </draw:polygon>
        <draw:frame draw:style-name="gr19" draw:layer="layout" svg:width="0.349cm" svg:height="0.319cm" svg:x="6.966cm" svg:y="22.962cm">
          <draw:text-box>
            <text:p text:style-name="P1"><text:span text:style-name="T2">No</text:span></text:p>
          </draw:text-box>
        </draw:frame>
        <draw:polygon draw:style-name="gr15" draw:layer="layout" svg:width="1.543cm" svg:height="0.422cm" svg:x="9.567cm" svg:y="22.962cm" svg:viewBox="0 0 1544 423" draw:points="0,423 1544,423 1544,0 0,0">
          <text:p/>
        </draw:polygon>
        <draw:frame draw:style-name="gr19" draw:layer="layout" svg:width="0.349cm" svg:height="0.319cm" svg:x="8.501cm" svg:y="22.962cm">
          <draw:text-box>
            <text:p text:style-name="P1"><text:span text:style-name="T2">No</text:span></text:p>
          </draw:text-box>
        </draw:frame>
        <draw:polygon draw:style-name="gr16" draw:layer="layout" svg:width="1.331cm" svg:height="0.422cm" svg:x="11.323cm" svg:y="22.962cm" svg:viewBox="0 0 1332 423" draw:points="0,423 1332,423 1332,0 0,0">
          <text:p/>
        </draw:polygon>
        <draw:frame draw:style-name="gr19" draw:layer="layout" svg:width="0.349cm" svg:height="0.319cm" svg:x="10.166cm" svg:y="22.962cm">
          <draw:text-box>
            <text:p text:style-name="P1"><text:span text:style-name="T2">No</text:span></text:p>
          </draw:text-box>
        </draw:frame>
        <draw:polygon draw:style-name="gr16" draw:layer="layout" svg:width="0.937cm" svg:height="0.422cm" svg:x="12.867cm" svg:y="22.962cm" svg:viewBox="0 0 938 423" draw:points="0,423 938,423 938,0 0,0">
          <text:p/>
        </draw:polygon>
        <draw:frame draw:style-name="gr18" draw:layer="layout" svg:width="0.413cm" svg:height="0.319cm" svg:x="11.769cm" svg:y="22.962cm">
          <draw:text-box>
            <text:p text:style-name="P1"><text:span text:style-name="T2">Yes</text:span></text:p>
          </draw:text-box>
        </draw:frame>
        <draw:polygon draw:style-name="gr15" draw:layer="layout" svg:width="1.254cm" svg:height="0.422cm" svg:x="14.016cm" svg:y="22.962cm" svg:viewBox="0 0 1255 423" draw:points="0,423 1255,423 1255,0 0,0">
          <text:p/>
        </draw:polygon>
        <draw:frame draw:style-name="gr18" draw:layer="layout" svg:width="0.413cm" svg:height="0.319cm" svg:x="13.116cm" svg:y="22.962cm">
          <draw:text-box>
            <text:p text:style-name="P1"><text:span text:style-name="T2">Yes</text:span></text:p>
          </draw:text-box>
        </draw:frame>
        <draw:frame draw:style-name="gr19" draw:layer="layout" svg:width="0.349cm" svg:height="0.319cm" svg:x="14.471cm" svg:y="22.962cm">
          <draw:text-box>
            <text:p text:style-name="P1"><text:span text:style-name="T2">No</text:span></text:p>
          </draw:text-box>
        </draw:frame>
        <draw:frame draw:style-name="gr20" draw:layer="layout" svg:width="0.476cm" svg:height="0.319cm" svg:x="17.227cm" svg:y="23.068cm">
          <draw:text-box>
            <text:p text:style-name="P1"><text:span text:style-name="T2">[37]</text:span></text:p>
          </draw:text-box>
        </draw:frame>
        <draw:frame draw:style-name="gr67" draw:layer="layout" svg:width="0.971cm" svg:height="0.319cm" svg:x="1.147cm" svg:y="23.632cm">
          <draw:text-box>
            <text:p text:style-name="P1"><text:span text:style-name="T2">WinUnit</text:span></text:p>
          </draw:text-box>
        </draw:frame>
        <draw:frame draw:style-name="gr20" draw:layer="layout" svg:width="0.476cm" svg:height="0.319cm" svg:x="17.227cm" svg:y="23.773cm">
          <draw:text-box>
            <text:p text:style-name="P1"><text:span text:style-name="T2">[69]</text:span></text:p>
          </draw:text-box>
        </draw:frame>
        <draw:line draw:style-name="gr32" draw:layer="layout" svg:x1="1.019cm" svg:y1="28.105cm" svg:x2="1.041cm" svg:y2="1cm">
          <text:p/>
        </draw:line>
        <draw:line draw:style-name="gr32" draw:layer="layout" svg:x1="1.041cm" svg:y1="17.118cm" svg:x2="18.162cm" svg:y2="17.118cm">
          <text:p/>
        </draw:line>
        <draw:line draw:style-name="gr32" draw:layer="layout" svg:x1="1.041cm" svg:y1="17.94cm" svg:x2="18.162cm" svg:y2="17.94cm">
          <text:p/>
        </draw:line>
        <draw:line draw:style-name="gr32" draw:layer="layout" svg:x1="1.041cm" svg:y1="18.716cm" svg:x2="18.162cm" svg:y2="18.716cm">
          <text:p/>
        </draw:line>
        <draw:line draw:style-name="gr32" draw:layer="layout" svg:x1="1.041cm" svg:y1="19.414cm" svg:x2="18.162cm" svg:y2="19.414cm">
          <text:p/>
        </draw:line>
        <draw:line draw:style-name="gr32" draw:layer="layout" svg:x1="1.041cm" svg:y1="20.389cm" svg:x2="18.162cm" svg:y2="20.389cm">
          <text:p/>
        </draw:line>
        <draw:line draw:style-name="gr32" draw:layer="layout" svg:x1="1.041cm" svg:y1="21.241cm" svg:x2="18.162cm" svg:y2="21.241cm">
          <text:p/>
        </draw:line>
        <draw:line draw:style-name="gr32" draw:layer="layout" svg:x1="1.041cm" svg:y1="22.016cm" svg:x2="18.162cm" svg:y2="22.016cm">
          <text:p/>
        </draw:line>
        <draw:line draw:style-name="gr32" draw:layer="layout" svg:x1="1.041cm" svg:y1="22.821cm" svg:x2="18.162cm" svg:y2="22.821cm">
          <text:p/>
        </draw:line>
        <draw:line draw:style-name="gr32" draw:layer="layout" svg:x1="1.041cm" svg:y1="23.526cm" svg:x2="18.162cm" svg:y2="23.526cm">
          <text:p/>
        </draw:line>
        <draw:line draw:style-name="gr32" draw:layer="layout" svg:x1="1.041cm" svg:y1="24.308cm" svg:x2="18.162cm" svg:y2="24.308cm">
          <text:p/>
        </draw:line>
        <draw:line draw:style-name="gr32" draw:layer="layout" svg:x1="3.305cm" svg:y1="28.105cm" svg:x2="3.322cm" svg:y2="1cm">
          <text:p/>
        </draw:line>
        <draw:polygon draw:style-name="gr2" draw:layer="layout" svg:width="1.543cm" svg:height="1.057cm" svg:x="11.218cm" svg:y="24.312cm" svg:viewBox="0 0 1544 1058" draw:points="0,0 1544,0 1544,1058 0,1058">
          <text:p/>
        </draw:polygon>
        <draw:polygon draw:style-name="gr2" draw:layer="layout" svg:width="1.149cm" svg:height="1.057cm" svg:x="12.762cm" svg:y="24.312cm" svg:viewBox="0 0 1150 1058" draw:points="0,0 1150,0 1150,1058 0,1058">
          <text:p/>
        </draw:polygon>
        <draw:polygon draw:style-name="gr2" draw:layer="layout" svg:width="1.573cm" svg:height="1.794cm" svg:x="3.323cm" svg:y="25.37cm" svg:viewBox="0 0 1574 1795" draw:points="0,0 1574,0 1574,1795 0,1795">
          <text:p/>
        </draw:polygon>
        <draw:polygon draw:style-name="gr2" draw:layer="layout" svg:width="1.495cm" svg:height="1.794cm" svg:x="4.897cm" svg:y="25.37cm" svg:viewBox="0 0 1496 1795" draw:points="0,0 1496,0 1496,1795 0,1795">
          <text:p/>
        </draw:polygon>
        <draw:polygon draw:style-name="gr2" draw:layer="layout" svg:width="1.492cm" svg:height="1.794cm" svg:x="6.393cm" svg:y="25.37cm" svg:viewBox="0 0 1493 1795" draw:points="0,0 1493,0 1493,1795 0,1795">
          <text:p/>
        </draw:polygon>
        <draw:polygon draw:style-name="gr2" draw:layer="layout" svg:width="1.575cm" svg:height="1.794cm" svg:x="7.886cm" svg:y="25.37cm" svg:viewBox="0 0 1576 1795" draw:points="0,0 1576,0 1576,1795 0,1795">
          <text:p/>
        </draw:polygon>
        <draw:polygon draw:style-name="gr2" draw:layer="layout" svg:width="1.543cm" svg:height="1.794cm" svg:x="11.218cm" svg:y="25.37cm" svg:viewBox="0 0 1544 1795" draw:points="0,0 1544,0 1544,1795 0,1795">
          <text:p/>
        </draw:polygon>
        <draw:polygon draw:style-name="gr2" draw:layer="layout" svg:width="1.149cm" svg:height="1.794cm" svg:x="12.762cm" svg:y="25.37cm" svg:viewBox="0 0 1150 1795" draw:points="0,0 1150,0 1150,1795 0,1795">
          <text:p/>
        </draw:polygon>
        <draw:polygon draw:style-name="gr2" draw:layer="layout" svg:width="1.464cm" svg:height="1.794cm" svg:x="13.912cm" svg:y="25.37cm" svg:viewBox="0 0 1465 1795" draw:points="0,0 1465,0 1465,1795 0,1795">
          <text:p/>
        </draw:polygon>
        <draw:polygon draw:style-name="gr2" draw:layer="layout" svg:width="1.744cm" svg:height="1.794cm" svg:x="15.377cm" svg:y="25.37cm" svg:viewBox="0 0 1745 1795" draw:points="0,0 1745,0 1745,1795 0,1795">
          <text:p/>
        </draw:polygon>
        <draw:polygon draw:style-name="gr16" draw:layer="layout" svg:width="1.331cm" svg:height="0.422cm" svg:x="11.324cm" svg:y="24.63cm" svg:viewBox="0 0 1332 423" draw:points="0,423 1332,423 1332,0 0,0">
          <text:p/>
        </draw:polygon>
        <draw:frame draw:style-name="gr107" draw:text-style-name="P1" draw:layer="layout" svg:width="0.713cm" svg:height="0.319cm" svg:x="1.148cm" svg:y="24.418cm">
          <draw:text-box>
            <text:p text:style-name="P1"><text:span text:style-name="T2">xTests</text:span></text:p>
          </draw:text-box>
        </draw:frame>
        <draw:polygon draw:style-name="gr16" draw:layer="layout" svg:width="0.937cm" svg:height="0.422cm" svg:x="12.868cm" svg:y="24.63cm" svg:viewBox="0 0 938 423" draw:points="0,423 938,423 938,0 0,0">
          <text:p/>
        </draw:polygon>
        <draw:frame draw:style-name="gr18" draw:layer="layout" svg:width="0.413cm" svg:height="0.319cm" svg:x="11.77cm" svg:y="24.63cm">
          <draw:text-box>
            <text:p text:style-name="P1"><text:span text:style-name="T2">Yes</text:span></text:p>
          </draw:text-box>
        </draw:frame>
        <draw:frame draw:style-name="gr18" draw:layer="layout" svg:width="0.413cm" svg:height="0.319cm" svg:x="13.117cm" svg:y="24.63cm">
          <draw:text-box>
            <text:p text:style-name="P1"><text:span text:style-name="T2">Yes</text:span></text:p>
          </draw:text-box>
        </draw:frame>
        <draw:frame draw:style-name="gr20" draw:layer="layout" svg:width="0.476cm" svg:height="0.319cm" svg:x="17.228cm" svg:y="24.559cm">
          <draw:text-box>
            <text:p text:style-name="P1"><text:span text:style-name="T2">[38]</text:span></text:p>
          </draw:text-box>
        </draw:frame>
        <draw:polygon draw:style-name="gr16" draw:layer="layout" svg:width="1.361cm" svg:height="0.422cm" svg:x="3.429cm" svg:y="26.129cm" svg:viewBox="0 0 1362 423" draw:points="0,423 1362,423 1362,0 0,0">
          <text:p/>
        </draw:polygon>
        <draw:frame draw:style-name="gr108" draw:layer="layout" svg:width="0.946cm" svg:height="0.319cm" svg:x="1.148cm" svg:y="25.476cm">
          <draw:text-box>
            <text:p text:style-name="P1"><text:span text:style-name="T2">xUnit++</text:span></text:p>
          </draw:text-box>
        </draw:frame>
        <draw:polygon draw:style-name="gr16" draw:layer="layout" svg:width="1.283cm" svg:height="0.422cm" svg:x="5.003cm" svg:y="26.129cm" svg:viewBox="0 0 1284 423" draw:points="0,423 1284,423 1284,0 0,0">
          <text:p/>
        </draw:polygon>
        <draw:frame draw:style-name="gr18" draw:layer="layout" svg:width="0.413cm" svg:height="0.319cm" svg:x="3.891cm" svg:y="26.129cm">
          <draw:text-box>
            <text:p text:style-name="P1"><text:span text:style-name="T2">Yes</text:span></text:p>
          </draw:text-box>
        </draw:frame>
        <draw:polygon draw:style-name="gr16" draw:layer="layout" svg:width="1.281cm" svg:height="0.422cm" svg:x="6.499cm" svg:y="26.129cm" svg:viewBox="0 0 1282 423" draw:points="0,423 1282,423 1282,0 0,0">
          <text:p/>
        </draw:polygon>
        <draw:frame draw:style-name="gr18" draw:layer="layout" svg:width="0.413cm" svg:height="0.319cm" svg:x="5.426cm" svg:y="26.129cm">
          <draw:text-box>
            <text:p text:style-name="P1"><text:span text:style-name="T2">Yes</text:span></text:p>
          </draw:text-box>
        </draw:frame>
        <draw:polygon draw:style-name="gr16" draw:layer="layout" svg:width="1.363cm" svg:height="0.422cm" svg:x="7.992cm" svg:y="26.129cm" svg:viewBox="0 0 1364 423" draw:points="0,423 1364,423 1364,0 0,0">
          <text:p/>
        </draw:polygon>
        <draw:frame draw:style-name="gr18" draw:layer="layout" svg:width="0.413cm" svg:height="0.319cm" svg:x="6.92cm" svg:y="26.129cm">
          <draw:text-box>
            <text:p text:style-name="P1"><text:span text:style-name="T2">Yes</text:span></text:p>
          </draw:text-box>
        </draw:frame>
        <draw:polygon draw:style-name="gr16" draw:layer="layout" svg:width="1.331cm" svg:height="0.422cm" svg:x="11.324cm" svg:y="26.129cm" svg:viewBox="0 0 1332 423" draw:points="0,423 1332,423 1332,0 0,0">
          <text:p/>
        </draw:polygon>
        <draw:frame draw:style-name="gr18" draw:layer="layout" svg:width="0.413cm" svg:height="0.319cm" svg:x="8.455cm" svg:y="26.129cm">
          <draw:text-box>
            <text:p text:style-name="P1"><text:span text:style-name="T2">Yes</text:span></text:p>
          </draw:text-box>
        </draw:frame>
        <draw:polygon draw:style-name="gr2" draw:layer="layout" svg:width="0.937cm" svg:height="1.692cm" svg:x="12.868cm" svg:y="25.494cm" svg:viewBox="0 0 938 1693" draw:points="0,1693 938,1693 938,0 0,0">
          <text:p/>
        </draw:polygon>
        <draw:frame draw:style-name="gr18" draw:layer="layout" svg:width="0.413cm" svg:height="0.319cm" svg:x="11.77cm" svg:y="26.129cm">
          <draw:text-box>
            <text:p text:style-name="P1"><text:span text:style-name="T2">Yes</text:span></text:p>
          </draw:text-box>
        </draw:frame>
        <draw:frame draw:style-name="gr18" draw:layer="layout" svg:width="0.413cm" svg:height="0.319cm" svg:x="13.117cm" svg:y="25.494cm">
          <draw:text-box>
            <text:p text:style-name="P1"><text:span text:style-name="T2">Yes</text:span></text:p>
          </draw:text-box>
        </draw:frame>
        <draw:frame draw:style-name="gr109" draw:layer="layout" svg:width="0.565cm" svg:height="0.319cm" svg:x="13.047cm" svg:y="25.917cm">
          <draw:text-box>
            <text:p text:style-name="P1"><text:span text:style-name="T2">(Test</text:span></text:p>
          </draw:text-box>
        </draw:frame>
        <draw:frame draw:style-name="gr75" draw:layer="layout" svg:width="0.59cm" svg:height="0.319cm" svg:x="13.039cm" svg:y="26.34cm">
          <draw:text-box>
            <text:p text:style-name="P1"><text:span text:style-name="T2">setup</text:span></text:p>
          </draw:text-box>
        </draw:frame>
        <draw:polygon draw:style-name="gr16" draw:layer="layout" svg:width="1.254cm" svg:height="0.422cm" svg:x="14.017cm" svg:y="26.129cm" svg:viewBox="0 0 1255 423" draw:points="0,423 1255,423 1255,0 0,0">
          <text:p/>
        </draw:polygon>
        <draw:frame draw:style-name="gr109" draw:layer="layout" svg:width="0.569cm" svg:height="0.319cm" svg:x="13.039cm" svg:y="26.764cm">
          <draw:text-box>
            <text:p text:style-name="P1"><text:span text:style-name="T2">only)</text:span></text:p>
          </draw:text-box>
        </draw:frame>
        <draw:polygon draw:style-name="gr2" draw:layer="layout" svg:width="1.532cm" svg:height="1.269cm" svg:x="15.483cm" svg:y="25.705cm" svg:viewBox="0 0 1533 1270" draw:points="0,1270 1533,1270 1533,0 0,0">
          <text:p/>
        </draw:polygon>
        <draw:frame draw:style-name="gr18" draw:layer="layout" svg:width="0.413cm" svg:height="0.319cm" svg:x="14.425cm" svg:y="26.129cm">
          <draw:text-box>
            <text:p text:style-name="P1"><text:span text:style-name="T2">Yes</text:span></text:p>
          </draw:text-box>
        </draw:frame>
        <draw:frame draw:style-name="gr18" draw:layer="layout" svg:width="0.413cm" svg:height="0.319cm" svg:x="16.03cm" svg:y="25.705cm">
          <draw:text-box>
            <text:p text:style-name="P1"><text:span text:style-name="T2">Yes</text:span></text:p>
          </draw:text-box>
        </draw:frame>
        <draw:frame draw:style-name="gr110" draw:layer="layout" svg:width="1.23cm" svg:height="0.319cm" svg:x="15.619cm" svg:y="26.129cm">
          <draw:text-box>
            <text:p text:style-name="P1"><text:span text:style-name="T2">(Suites and</text:span></text:p>
          </draw:text-box>
        </draw:frame>
        <draw:frame draw:style-name="gr111" draw:layer="layout" svg:width="1.204cm" svg:height="0.319cm" svg:x="15.638cm" svg:y="26.552cm">
          <draw:text-box>
            <text:p text:style-name="P1"><text:span text:style-name="T2">Attributes)</text:span></text:p>
          </draw:text-box>
        </draw:frame>
        <draw:frame draw:style-name="gr112" draw:layer="layout" svg:width="0.828cm" svg:height="0.319cm" svg:x="1.148cm" svg:y="27.216cm">
          <draw:text-box>
            <text:p text:style-name="P1"><text:span text:style-name="T2">Yaktest</text:span></text:p>
          </draw:text-box>
        </draw:frame>
        <draw:frame draw:style-name="gr20" draw:layer="layout" svg:width="0.476cm" svg:height="0.319cm" svg:x="17.228cm" svg:y="27.357cm">
          <draw:text-box>
            <text:p text:style-name="P1"><text:span text:style-name="T2">[71]</text:span></text:p>
          </draw:text-box>
        </draw:frame>
        <draw:line draw:style-name="gr32" draw:layer="layout" svg:x1="1.042cm" svg:y1="25.37cm" svg:x2="18.163cm" svg:y2="25.37cm">
          <text:p/>
        </draw:line>
        <draw:line draw:style-name="gr32" draw:layer="layout" svg:x1="1.042cm" svg:y1="27.11cm" svg:x2="18.163cm" svg:y2="27.11cm">
          <text:p/>
        </draw:line>
        <draw:line draw:style-name="gr32" draw:layer="layout" svg:x1="1.043cm" svg:y1="16.441cm" svg:x2="18.164cm" svg:y2="16.441cm">
          <text:p/>
        </draw:line>
        <draw:line draw:style-name="gr32" draw:layer="layout" svg:x1="4.83cm" svg:y1="28.105cm" svg:x2="4.897cm" svg:y2="1cm">
          <text:p/>
        </draw:line>
        <draw:line draw:style-name="gr32" draw:layer="layout" svg:x1="6.354cm" svg:y1="28.105cm" svg:x2="6.393cm" svg:y2="1cm">
          <text:p/>
        </draw:line>
        <draw:line draw:style-name="gr32" draw:layer="layout" svg:x1="7.877cm" svg:y1="28.105cm" svg:x2="7.885cm" svg:y2="1cm">
          <text:p/>
        </draw:line>
        <draw:line draw:style-name="gr32" draw:layer="layout" svg:x1="9.401cm" svg:y1="28.105cm" svg:x2="9.461cm" svg:y2="1cm">
          <text:p/>
        </draw:line>
        <draw:line draw:style-name="gr32" draw:layer="layout" svg:x1="11.179cm" svg:y1="28.105cm" svg:x2="11.218cm" svg:y2="1.001cm">
          <text:p/>
        </draw:line>
        <draw:line draw:style-name="gr32" draw:layer="layout" svg:x1="12.762cm" svg:y1="28.1cm" svg:x2="12.762cm" svg:y2="1.001cm">
          <text:p/>
        </draw:line>
        <draw:line draw:style-name="gr32" draw:layer="layout" svg:x1="13.912cm" svg:y1="28.1cm" svg:x2="13.912cm" svg:y2="1.001cm">
          <text:p/>
        </draw:line>
        <draw:line draw:style-name="gr32" draw:layer="layout" svg:x1="15.377cm" svg:y1="28.1cm" svg:x2="15.377cm" svg:y2="1.001cm">
          <text:p/>
        </draw:line>
        <draw:line draw:style-name="gr32" draw:layer="layout" svg:x1="17.122cm" svg:y1="28.1cm" svg:x2="17.122cm" svg:y2="1.001cm">
          <text:p/>
        </draw:line>
        <draw:line draw:style-name="gr32" draw:layer="layout" svg:x1="18.165cm" svg:y1="28.1cm" svg:x2="18.165cm" svg:y2="1.001cm">
          <text:p/>
        </draw:line>
        <draw:line draw:style-name="gr32" draw:layer="layout" svg:x1="1.043cm" svg:y1="28.11cm" svg:x2="18.164cm" svg:y2="28.11cm">
          <text:p/>
        </draw:line>
        <draw:frame draw:style-name="gr3" draw:layer="layout" svg:width="0.713cm" svg:height="0.319cm" svg:x="1.827cm" svg:y="1.106cm">
          <draw:text-box>
            <text:p text:style-name="P1"><text:span text:style-name="T1">Name</text:span></text:p>
          </draw:text-box>
        </draw:frame>
        <draw:frame draw:style-name="gr4" draw:layer="layout" svg:width="0.675cm" svg:height="0.319cm" svg:x="3.77cm" svg:y="1.106cm">
          <draw:text-box>
            <text:p text:style-name="P1"><text:span text:style-name="T1">xUnit</text:span></text:p>
          </draw:text-box>
        </draw:frame>
        <draw:frame draw:style-name="gr5" draw:layer="layout" svg:width="1.005cm" svg:height="0.319cm" svg:x="5.14cm" svg:y="1.106cm">
          <draw:text-box>
            <text:p text:style-name="P1"><text:span text:style-name="T1">Fixtures</text:span></text:p>
          </draw:text-box>
        </draw:frame>
        <draw:frame draw:style-name="gr6" draw:layer="layout" svg:width="0.794cm" svg:height="0.319cm" svg:x="6.737cm" svg:y="1.106cm">
          <draw:text-box>
            <text:p text:style-name="P1"><text:span text:style-name="T1">Group</text:span></text:p>
          </draw:text-box>
        </draw:frame>
        <draw:frame draw:style-name="gr7" draw:layer="layout" svg:width="0.904cm" svg:height="0.319cm" svg:x="6.674cm" svg:y="1.529cm">
          <draw:text-box>
            <text:p text:style-name="P1"><text:span text:style-name="T1">fixtures</text:span></text:p>
          </draw:text-box>
        </draw:frame>
        <draw:frame draw:style-name="gr8" draw:layer="layout" svg:width="1.352cm" svg:height="0.319cm" svg:x="7.989cm" svg:y="1.106cm">
          <draw:text-box>
            <text:p text:style-name="P1"><text:span text:style-name="T1">Generators</text:span></text:p>
          </draw:text-box>
        </draw:frame>
        <draw:frame draw:style-name="gr9" draw:layer="layout" svg:width="0.794cm" svg:height="0.319cm" svg:x="9.937cm" svg:y="1.106cm">
          <draw:text-box>
            <text:p text:style-name="P1"><text:span text:style-name="T1">Mocks</text:span></text:p>
          </draw:text-box>
        </draw:frame>
        <draw:frame draw:style-name="gr10" draw:layer="layout" svg:width="1.302cm" svg:height="0.319cm" svg:x="11.328cm" svg:y="1.106cm">
          <draw:text-box>
            <text:p text:style-name="P1"><text:span text:style-name="T1">Exceptions</text:span></text:p>
          </draw:text-box>
        </draw:frame>
        <draw:frame draw:style-name="gr11" draw:layer="layout" svg:width="0.904cm" svg:height="0.319cm" svg:x="12.879cm" svg:y="1.106cm">
          <draw:text-box>
            <text:p text:style-name="P1"><text:span text:style-name="T1">Macros</text:span></text:p>
          </draw:text-box>
        </draw:frame>
        <draw:frame draw:style-name="gr12" draw:layer="layout" svg:width="1.238cm" svg:height="0.319cm" svg:x="14.014cm" svg:y="1.106cm">
          <draw:text-box>
            <text:p text:style-name="P1"><text:span text:style-name="T1">Templates</text:span></text:p>
          </draw:text-box>
        </draw:frame>
        <draw:frame draw:style-name="gr13" draw:layer="layout" svg:width="1.17cm" svg:height="0.319cm" svg:x="15.659cm" svg:y="1.106cm">
          <draw:text-box>
            <text:p text:style-name="P1"><text:span text:style-name="T1">Grouping</text:span></text:p>
          </draw:text-box>
        </draw:frame>
        <draw:line draw:style-name="gr32" draw:layer="layout" svg:x1="1.039cm" svg:y1="1cm" svg:x2="18.161cm" svg:y2="1cm">
          <text:p/>
        </draw:line>
        <draw:frame draw:style-name="gr14" draw:layer="layout" svg:width="2.672cm" svg:height="0.319cm" svg:x="17.225cm" svg:y="1.107cm">
          <draw:text-box>
            <text:p text:style-name="P1"><text:span text:style-name="T1">Sour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" svg:font-family="FreeSans"/>
    <style:font-face style:name="FreeSerif" svg:font-family="FreeSerif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jamin Haßel</meta:initial-creator>
    <meta:creation-date>2014-01-30T15:53:58.058983035</meta:creation-date>
    <dc:date>2014-01-30T16:56:48.742608808</dc:date>
    <dc:creator>Benjamin Haßel</dc:creator>
    <meta:editing-duration>PT14M25S</meta:editing-duration>
    <meta:editing-cycles>1</meta:editing-cycles>
    <meta:document-statistic meta:object-count="1458"/>
    <meta:generator>LibreOffice/4.1.3.2$Linux_X86_64 LibreOffice_project/410m0$Build-2</meta:generator>
  </office:meta>
</office:document-meta>
</file>